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ubC_321.pubC.c_pub.net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642796.13308" calcext:value-type="float">
            <text:p>1455642796.1330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642796.19734" calcext:value-type="float">
            <text:p>1455642796.19734</text:p>
          </table:table-cell>
          <table:table-cell office:value-type="float" office:value="96" calcext:value-type="float">
            <text:p>96</text:p>
          </table:table-cell>
          <table:table-cell table:formula="of:=[.B3]-[.B$2]" office:value-type="float" office:value="0.0642666816711426" calcext:value-type="float">
            <text:p>0.0642666817</text:p>
          </table:table-cell>
          <table:table-cell table:formula="of:=[.C3]/([.D3]-[.D2])" office:value-type="float" office:value="1493.77558485498" calcext:value-type="float">
            <text:p>1493.775584855</text:p>
          </table:table-cell>
          <table:table-cell table:formula="of:=[.D3]-[.D2]" office:value-type="float" office:value="0.0642666816711426" calcext:value-type="float">
            <text:p>0.0642666817</text:p>
          </table:table-cell>
          <table:table-cell table:formula="of:=MAX([.F1:.F5000])" office:value-type="float" office:value="0.0964705944061279" calcext:value-type="float">
            <text:p>0.0964705944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642796.2339" calcext:value-type="float">
            <text:p>1455642796.2339</text:p>
          </table:table-cell>
          <table:table-cell office:value-type="float" office:value="96" calcext:value-type="float">
            <text:p>96</text:p>
          </table:table-cell>
          <table:table-cell table:formula="of:=[.B4]-[.B$2]" office:value-type="float" office:value="0.100823879241943" calcext:value-type="float">
            <text:p>0.1008238792</text:p>
          </table:table-cell>
          <table:table-cell table:formula="of:=[.C4]/([.D4]-[.D3])" office:value-type="float" office:value="2626.02186105966" calcext:value-type="float">
            <text:p>2626.0218610597</text:p>
          </table:table-cell>
          <table:table-cell table:formula="of:=[.D4]-[.D3]" office:value-type="float" office:value="0.0365571975708008" calcext:value-type="float">
            <text:p>0.0365571976</text:p>
          </table:table-cell>
          <table:table-cell table:formula="of:=MIN([.F1:.F5000])" office:value-type="float" office:value="0.00268816947937012" calcext:value-type="float">
            <text:p>0.0026881695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642796.2837" calcext:value-type="float">
            <text:p>1455642796.2837</text:p>
          </table:table-cell>
          <table:table-cell office:value-type="float" office:value="96" calcext:value-type="float">
            <text:p>96</text:p>
          </table:table-cell>
          <table:table-cell table:formula="of:=[.B5]-[.B$2]" office:value-type="float" office:value="0.150620222091675" calcext:value-type="float">
            <text:p>0.1506202221</text:p>
          </table:table-cell>
          <table:table-cell table:formula="of:=[.C5]/([.D5]-[.D4])" office:value-type="float" office:value="1927.85241859418" calcext:value-type="float">
            <text:p>1927.8524185942</text:p>
          </table:table-cell>
          <table:table-cell table:formula="of:=[.D5]-[.D4]" office:value-type="float" office:value="0.0497963428497314" calcext:value-type="float">
            <text:p>0.0497963428</text:p>
          </table:table-cell>
          <table:table-cell table:formula="of:=STDEV([.F1:.F5000])" office:value-type="float" office:value="0.00264316148084928" calcext:value-type="float">
            <text:p>0.0026431615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642796.33324" calcext:value-type="float">
            <text:p>1455642796.33324</text:p>
          </table:table-cell>
          <table:table-cell office:value-type="float" office:value="96" calcext:value-type="float">
            <text:p>96</text:p>
          </table:table-cell>
          <table:table-cell table:formula="of:=[.B6]-[.B$2]" office:value-type="float" office:value="0.200165510177612" calcext:value-type="float">
            <text:p>0.2001655102</text:p>
          </table:table-cell>
          <table:table-cell table:formula="of:=[.C6]/([.D6]-[.D5])" office:value-type="float" office:value="1937.62118878965" calcext:value-type="float">
            <text:p>1937.6211887897</text:p>
          </table:table-cell>
          <table:table-cell table:formula="of:=[.D6]-[.D5]" office:value-type="float" office:value="0.0495452880859375" calcext:value-type="float">
            <text:p>0.049545288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642796.38386" calcext:value-type="float">
            <text:p>1455642796.38386</text:p>
          </table:table-cell>
          <table:table-cell office:value-type="float" office:value="96" calcext:value-type="float">
            <text:p>96</text:p>
          </table:table-cell>
          <table:table-cell table:formula="of:=[.B7]-[.B$2]" office:value-type="float" office:value="0.250783920288086" calcext:value-type="float">
            <text:p>0.2507839203</text:p>
          </table:table-cell>
          <table:table-cell table:formula="of:=[.C7]/([.D7]-[.D6])" office:value-type="float" office:value="1896.54317056743" calcext:value-type="float">
            <text:p>1896.5431705674</text:p>
          </table:table-cell>
          <table:table-cell table:formula="of:=[.D7]-[.D6]" office:value-type="float" office:value="0.0506184101104736" calcext:value-type="float">
            <text:p>0.05061841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642796.43632" calcext:value-type="float">
            <text:p>1455642796.43632</text:p>
          </table:table-cell>
          <table:table-cell office:value-type="float" office:value="96" calcext:value-type="float">
            <text:p>96</text:p>
          </table:table-cell>
          <table:table-cell table:formula="of:=[.B8]-[.B$2]" office:value-type="float" office:value="0.303242444992065" calcext:value-type="float">
            <text:p>0.303242445</text:p>
          </table:table-cell>
          <table:table-cell table:formula="of:=[.C8]/([.D8]-[.D7])" office:value-type="float" office:value="1830.01715244038" calcext:value-type="float">
            <text:p>1830.0171524404</text:p>
          </table:table-cell>
          <table:table-cell table:formula="of:=[.D8]-[.D7]" office:value-type="float" office:value="0.0524585247039795" calcext:value-type="float">
            <text:p>0.052458524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642796.48384" calcext:value-type="float">
            <text:p>1455642796.48384</text:p>
          </table:table-cell>
          <table:table-cell office:value-type="float" office:value="96" calcext:value-type="float">
            <text:p>96</text:p>
          </table:table-cell>
          <table:table-cell table:formula="of:=[.B9]-[.B$2]" office:value-type="float" office:value="0.350763559341431" calcext:value-type="float">
            <text:p>0.3507635593</text:p>
          </table:table-cell>
          <table:table-cell table:formula="of:=[.C9]/([.D9]-[.D8])" office:value-type="float" office:value="2020.15464734745" calcext:value-type="float">
            <text:p>2020.1546473475</text:p>
          </table:table-cell>
          <table:table-cell table:formula="of:=[.D9]-[.D8]" office:value-type="float" office:value="0.0475211143493652" calcext:value-type="float">
            <text:p>0.047521114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642796.53378" calcext:value-type="float">
            <text:p>1455642796.53378</text:p>
          </table:table-cell>
          <table:table-cell office:value-type="float" office:value="96" calcext:value-type="float">
            <text:p>96</text:p>
          </table:table-cell>
          <table:table-cell table:formula="of:=[.B10]-[.B$2]" office:value-type="float" office:value="0.400705337524414" calcext:value-type="float">
            <text:p>0.4007053375</text:p>
          </table:table-cell>
          <table:table-cell table:formula="of:=[.C10]/([.D10]-[.D9])" office:value-type="float" office:value="1922.23832415943" calcext:value-type="float">
            <text:p>1922.2383241594</text:p>
          </table:table-cell>
          <table:table-cell table:formula="of:=[.D10]-[.D9]" office:value-type="float" office:value="0.0499417781829834" calcext:value-type="float">
            <text:p>0.049941778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642796.58366" calcext:value-type="float">
            <text:p>1455642796.58366</text:p>
          </table:table-cell>
          <table:table-cell office:value-type="float" office:value="96" calcext:value-type="float">
            <text:p>96</text:p>
          </table:table-cell>
          <table:table-cell table:formula="of:=[.B11]-[.B$2]" office:value-type="float" office:value="0.450584888458252" calcext:value-type="float">
            <text:p>0.4505848885</text:p>
          </table:table-cell>
          <table:table-cell table:formula="of:=[.C11]/([.D11]-[.D10])" office:value-type="float" office:value="1924.63641317337" calcext:value-type="float">
            <text:p>1924.6364131734</text:p>
          </table:table-cell>
          <table:table-cell table:formula="of:=[.D11]-[.D10]" office:value-type="float" office:value="0.0498795509338379" calcext:value-type="float">
            <text:p>0.049879550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642796.63344" calcext:value-type="float">
            <text:p>1455642796.63344</text:p>
          </table:table-cell>
          <table:table-cell office:value-type="float" office:value="96" calcext:value-type="float">
            <text:p>96</text:p>
          </table:table-cell>
          <table:table-cell table:formula="of:=[.B12]-[.B$2]" office:value-type="float" office:value="0.500365972518921" calcext:value-type="float">
            <text:p>0.5003659725</text:p>
          </table:table-cell>
          <table:table-cell table:formula="of:=[.C12]/([.D12]-[.D11])" office:value-type="float" office:value="1928.44333970316" calcext:value-type="float">
            <text:p>1928.4433397032</text:p>
          </table:table-cell>
          <table:table-cell table:formula="of:=[.D12]-[.D11]" office:value-type="float" office:value="0.0497810840606689" calcext:value-type="float">
            <text:p>0.049781084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642796.68279" calcext:value-type="float">
            <text:p>1455642796.68279</text:p>
          </table:table-cell>
          <table:table-cell office:value-type="float" office:value="96" calcext:value-type="float">
            <text:p>96</text:p>
          </table:table-cell>
          <table:table-cell table:formula="of:=[.B13]-[.B$2]" office:value-type="float" office:value="0.549713850021362" calcext:value-type="float">
            <text:p>0.54971385</text:p>
          </table:table-cell>
          <table:table-cell table:formula="of:=[.C13]/([.D13]-[.D12])" office:value-type="float" office:value="1945.37242245628" calcext:value-type="float">
            <text:p>1945.3724224563</text:p>
          </table:table-cell>
          <table:table-cell table:formula="of:=[.D13]-[.D12]" office:value-type="float" office:value="0.0493478775024414" calcext:value-type="float">
            <text:p>0.04934787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642796.73379" calcext:value-type="float">
            <text:p>1455642796.73379</text:p>
          </table:table-cell>
          <table:table-cell office:value-type="float" office:value="96" calcext:value-type="float">
            <text:p>96</text:p>
          </table:table-cell>
          <table:table-cell table:formula="of:=[.B14]-[.B$2]" office:value-type="float" office:value="0.600714445114136" calcext:value-type="float">
            <text:p>0.6007144451</text:p>
          </table:table-cell>
          <table:table-cell table:formula="of:=[.C14]/([.D14]-[.D13])" office:value-type="float" office:value="1882.33097722428" calcext:value-type="float">
            <text:p>1882.3309772243</text:p>
          </table:table-cell>
          <table:table-cell table:formula="of:=[.D14]-[.D13]" office:value-type="float" office:value="0.0510005950927734" calcext:value-type="float">
            <text:p>0.051000595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642796.78364" calcext:value-type="float">
            <text:p>1455642796.78364</text:p>
          </table:table-cell>
          <table:table-cell office:value-type="float" office:value="96" calcext:value-type="float">
            <text:p>96</text:p>
          </table:table-cell>
          <table:table-cell table:formula="of:=[.B15]-[.B$2]" office:value-type="float" office:value="0.650565385818481" calcext:value-type="float">
            <text:p>0.6505653858</text:p>
          </table:table-cell>
          <table:table-cell table:formula="of:=[.C15]/([.D15]-[.D14])" office:value-type="float" office:value="1925.74099191736" calcext:value-type="float">
            <text:p>1925.7409919174</text:p>
          </table:table-cell>
          <table:table-cell table:formula="of:=[.D15]-[.D14]" office:value-type="float" office:value="0.0498509407043457" calcext:value-type="float">
            <text:p>0.049850940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642796.83335" calcext:value-type="float">
            <text:p>1455642796.83335</text:p>
          </table:table-cell>
          <table:table-cell office:value-type="float" office:value="96" calcext:value-type="float">
            <text:p>96</text:p>
          </table:table-cell>
          <table:table-cell table:formula="of:=[.B16]-[.B$2]" office:value-type="float" office:value="0.700274467468262" calcext:value-type="float">
            <text:p>0.7002744675</text:p>
          </table:table-cell>
          <table:table-cell table:formula="of:=[.C16]/([.D16]-[.D15])" office:value-type="float" office:value="1931.23664356459" calcext:value-type="float">
            <text:p>1931.2366435646</text:p>
          </table:table-cell>
          <table:table-cell table:formula="of:=[.D16]-[.D15]" office:value-type="float" office:value="0.0497090816497803" calcext:value-type="float">
            <text:p>0.04970908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642796.88285" calcext:value-type="float">
            <text:p>1455642796.88285</text:p>
          </table:table-cell>
          <table:table-cell office:value-type="float" office:value="96" calcext:value-type="float">
            <text:p>96</text:p>
          </table:table-cell>
          <table:table-cell table:formula="of:=[.B17]-[.B$2]" office:value-type="float" office:value="0.749770402908325" calcext:value-type="float">
            <text:p>0.7497704029</text:p>
          </table:table-cell>
          <table:table-cell table:formula="of:=[.C17]/([.D17]-[.D16])" office:value-type="float" office:value="1939.55320061079" calcext:value-type="float">
            <text:p>1939.5532006108</text:p>
          </table:table-cell>
          <table:table-cell table:formula="of:=[.D17]-[.D16]" office:value-type="float" office:value="0.0494959354400635" calcext:value-type="float">
            <text:p>0.049495935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642796.9335" calcext:value-type="float">
            <text:p>1455642796.9335</text:p>
          </table:table-cell>
          <table:table-cell office:value-type="float" office:value="96" calcext:value-type="float">
            <text:p>96</text:p>
          </table:table-cell>
          <table:table-cell table:formula="of:=[.B18]-[.B$2]" office:value-type="float" office:value="0.800425291061401" calcext:value-type="float">
            <text:p>0.8004252911</text:p>
          </table:table-cell>
          <table:table-cell table:formula="of:=[.C18]/([.D18]-[.D17])" office:value-type="float" office:value="1895.17741525543" calcext:value-type="float">
            <text:p>1895.1774152554</text:p>
          </table:table-cell>
          <table:table-cell table:formula="of:=[.D18]-[.D17]" office:value-type="float" office:value="0.0506548881530762" calcext:value-type="float">
            <text:p>0.050654888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642796.98328" calcext:value-type="float">
            <text:p>1455642796.98328</text:p>
          </table:table-cell>
          <table:table-cell office:value-type="float" office:value="96" calcext:value-type="float">
            <text:p>96</text:p>
          </table:table-cell>
          <table:table-cell table:formula="of:=[.B19]-[.B$2]" office:value-type="float" office:value="0.850197315216064" calcext:value-type="float">
            <text:p>0.8501973152</text:p>
          </table:table-cell>
          <table:table-cell table:formula="of:=[.C19]/([.D19]-[.D18])" office:value-type="float" office:value="1928.79437054211" calcext:value-type="float">
            <text:p>1928.7943705421</text:p>
          </table:table-cell>
          <table:table-cell table:formula="of:=[.D19]-[.D18]" office:value-type="float" office:value="0.0497720241546631" calcext:value-type="float">
            <text:p>0.049772024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642797.03744" calcext:value-type="float">
            <text:p>1455642797.03744</text:p>
          </table:table-cell>
          <table:table-cell office:value-type="float" office:value="96" calcext:value-type="float">
            <text:p>96</text:p>
          </table:table-cell>
          <table:table-cell table:formula="of:=[.B20]-[.B$2]" office:value-type="float" office:value="0.904359579086304" calcext:value-type="float">
            <text:p>0.9043595791</text:p>
          </table:table-cell>
          <table:table-cell table:formula="of:=[.C20]/([.D20]-[.D19])" office:value-type="float" office:value="1772.45176143292" calcext:value-type="float">
            <text:p>1772.4517614329</text:p>
          </table:table-cell>
          <table:table-cell table:formula="of:=[.D20]-[.D19]" office:value-type="float" office:value="0.0541622638702393" calcext:value-type="float">
            <text:p>0.054162263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642797.08309" calcext:value-type="float">
            <text:p>1455642797.08309</text:p>
          </table:table-cell>
          <table:table-cell office:value-type="float" office:value="96" calcext:value-type="float">
            <text:p>96</text:p>
          </table:table-cell>
          <table:table-cell table:formula="of:=[.B21]-[.B$2]" office:value-type="float" office:value="0.950016260147095" calcext:value-type="float">
            <text:p>0.9500162601</text:p>
          </table:table-cell>
          <table:table-cell table:formula="of:=[.C21]/([.D21]-[.D20])" office:value-type="float" office:value="2102.64955247574" calcext:value-type="float">
            <text:p>2102.6495524758</text:p>
          </table:table-cell>
          <table:table-cell table:formula="of:=[.D21]-[.D20]" office:value-type="float" office:value="0.045656681060791" calcext:value-type="float">
            <text:p>0.045656681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642797.13372" calcext:value-type="float">
            <text:p>1455642797.13372</text:p>
          </table:table-cell>
          <table:table-cell office:value-type="float" office:value="96" calcext:value-type="float">
            <text:p>96</text:p>
          </table:table-cell>
          <table:table-cell table:formula="of:=[.B22]-[.B$2]" office:value-type="float" office:value="1.00064706802368" calcext:value-type="float">
            <text:p>1.000647068</text:p>
          </table:table-cell>
          <table:table-cell table:formula="of:=[.C22]/([.D22]-[.D21])" office:value-type="float" office:value="1896.07877152585" calcext:value-type="float">
            <text:p>1896.0787715259</text:p>
          </table:table-cell>
          <table:table-cell table:formula="of:=[.D22]-[.D21]" office:value-type="float" office:value="0.0506308078765869" calcext:value-type="float">
            <text:p>0.050630807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642797.18351" calcext:value-type="float">
            <text:p>1455642797.18351</text:p>
          </table:table-cell>
          <table:table-cell office:value-type="float" office:value="96" calcext:value-type="float">
            <text:p>96</text:p>
          </table:table-cell>
          <table:table-cell table:formula="of:=[.B23]-[.B$2]" office:value-type="float" office:value="1.05042743682861" calcext:value-type="float">
            <text:p>1.0504274368</text:p>
          </table:table-cell>
          <table:table-cell table:formula="of:=[.C23]/([.D23]-[.D22])" office:value-type="float" office:value="1928.47104801862" calcext:value-type="float">
            <text:p>1928.4710480186</text:p>
          </table:table-cell>
          <table:table-cell table:formula="of:=[.D23]-[.D22]" office:value-type="float" office:value="0.0497803688049316" calcext:value-type="float">
            <text:p>0.049780368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642797.23314" calcext:value-type="float">
            <text:p>1455642797.23314</text:p>
          </table:table-cell>
          <table:table-cell office:value-type="float" office:value="96" calcext:value-type="float">
            <text:p>96</text:p>
          </table:table-cell>
          <table:table-cell table:formula="of:=[.B24]-[.B$2]" office:value-type="float" office:value="1.10005927085876" calcext:value-type="float">
            <text:p>1.1000592709</text:p>
          </table:table-cell>
          <table:table-cell table:formula="of:=[.C24]/([.D24]-[.D23])" office:value-type="float" office:value="1934.24244491308" calcext:value-type="float">
            <text:p>1934.2424449131</text:p>
          </table:table-cell>
          <table:table-cell table:formula="of:=[.D24]-[.D23]" office:value-type="float" office:value="0.0496318340301514" calcext:value-type="float">
            <text:p>0.04963183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642797.28421" calcext:value-type="float">
            <text:p>1455642797.28421</text:p>
          </table:table-cell>
          <table:table-cell office:value-type="float" office:value="96" calcext:value-type="float">
            <text:p>96</text:p>
          </table:table-cell>
          <table:table-cell table:formula="of:=[.B25]-[.B$2]" office:value-type="float" office:value="1.15113639831543" calcext:value-type="float">
            <text:p>1.1511363983</text:p>
          </table:table-cell>
          <table:table-cell table:formula="of:=[.C25]/([.D25]-[.D24])" office:value-type="float" office:value="1879.51055159569" calcext:value-type="float">
            <text:p>1879.5105515957</text:p>
          </table:table-cell>
          <table:table-cell table:formula="of:=[.D25]-[.D24]" office:value-type="float" office:value="0.051077127456665" calcext:value-type="float">
            <text:p>0.051077127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642797.33384" calcext:value-type="float">
            <text:p>1455642797.33384</text:p>
          </table:table-cell>
          <table:table-cell office:value-type="float" office:value="96" calcext:value-type="float">
            <text:p>96</text:p>
          </table:table-cell>
          <table:table-cell table:formula="of:=[.B26]-[.B$2]" office:value-type="float" office:value="1.20075917243958" calcext:value-type="float">
            <text:p>1.2007591724</text:p>
          </table:table-cell>
          <table:table-cell table:formula="of:=[.C26]/([.D26]-[.D25])" office:value-type="float" office:value="1934.59559031965" calcext:value-type="float">
            <text:p>1934.5955903197</text:p>
          </table:table-cell>
          <table:table-cell table:formula="of:=[.D26]-[.D25]" office:value-type="float" office:value="0.0496227741241455" calcext:value-type="float">
            <text:p>0.049622774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642797.38336" calcext:value-type="float">
            <text:p>1455642797.38336</text:p>
          </table:table-cell>
          <table:table-cell office:value-type="float" office:value="96" calcext:value-type="float">
            <text:p>96</text:p>
          </table:table-cell>
          <table:table-cell table:formula="of:=[.B27]-[.B$2]" office:value-type="float" office:value="1.25028395652771" calcext:value-type="float">
            <text:p>1.2502839565</text:p>
          </table:table-cell>
          <table:table-cell table:formula="of:=[.C27]/([.D27]-[.D26])" office:value-type="float" office:value="1938.42339280384" calcext:value-type="float">
            <text:p>1938.4233928039</text:p>
          </table:table-cell>
          <table:table-cell table:formula="of:=[.D27]-[.D26]" office:value-type="float" office:value="0.0495247840881348" calcext:value-type="float">
            <text:p>0.049524784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642797.43336" calcext:value-type="float">
            <text:p>1455642797.43336</text:p>
          </table:table-cell>
          <table:table-cell office:value-type="float" office:value="96" calcext:value-type="float">
            <text:p>96</text:p>
          </table:table-cell>
          <table:table-cell table:formula="of:=[.B28]-[.B$2]" office:value-type="float" office:value="1.30028319358826" calcext:value-type="float">
            <text:p>1.3002831936</text:p>
          </table:table-cell>
          <table:table-cell table:formula="of:=[.C28]/([.D28]-[.D27])" office:value-type="float" office:value="1920.02929732204" calcext:value-type="float">
            <text:p>1920.0292973221</text:p>
          </table:table-cell>
          <table:table-cell table:formula="of:=[.D28]-[.D27]" office:value-type="float" office:value="0.0499992370605469" calcext:value-type="float">
            <text:p>0.049999237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642797.48291" calcext:value-type="float">
            <text:p>1455642797.48291</text:p>
          </table:table-cell>
          <table:table-cell office:value-type="float" office:value="96" calcext:value-type="float">
            <text:p>96</text:p>
          </table:table-cell>
          <table:table-cell table:formula="of:=[.B29]-[.B$2]" office:value-type="float" office:value="1.34983539581299" calcext:value-type="float">
            <text:p>1.3498353958</text:p>
          </table:table-cell>
          <table:table-cell table:formula="of:=[.C29]/([.D29]-[.D28])" office:value-type="float" office:value="1937.35082781218" calcext:value-type="float">
            <text:p>1937.3508278122</text:p>
          </table:table-cell>
          <table:table-cell table:formula="of:=[.D29]-[.D28]" office:value-type="float" office:value="0.0495522022247314" calcext:value-type="float">
            <text:p>0.049552202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642797.53361" calcext:value-type="float">
            <text:p>1455642797.53361</text:p>
          </table:table-cell>
          <table:table-cell office:value-type="float" office:value="96" calcext:value-type="float">
            <text:p>96</text:p>
          </table:table-cell>
          <table:table-cell table:formula="of:=[.B30]-[.B$2]" office:value-type="float" office:value="1.40052819252014" calcext:value-type="float">
            <text:p>1.4005281925</text:p>
          </table:table-cell>
          <table:table-cell table:formula="of:=[.C30]/([.D30]-[.D29])" office:value-type="float" office:value="1893.7601836131" calcext:value-type="float">
            <text:p>1893.7601836131</text:p>
          </table:table-cell>
          <table:table-cell table:formula="of:=[.D30]-[.D29]" office:value-type="float" office:value="0.0506927967071533" calcext:value-type="float">
            <text:p>0.05069279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642797.59087" calcext:value-type="float">
            <text:p>1455642797.59087</text:p>
          </table:table-cell>
          <table:table-cell office:value-type="float" office:value="96" calcext:value-type="float">
            <text:p>96</text:p>
          </table:table-cell>
          <table:table-cell table:formula="of:=[.B31]-[.B$2]" office:value-type="float" office:value="1.45778822898865" calcext:value-type="float">
            <text:p>1.457788229</text:p>
          </table:table-cell>
          <table:table-cell table:formula="of:=[.C31]/([.D31]-[.D30])" office:value-type="float" office:value="1676.56197796524" calcext:value-type="float">
            <text:p>1676.5619779652</text:p>
          </table:table-cell>
          <table:table-cell table:formula="of:=[.D31]-[.D30]" office:value-type="float" office:value="0.0572600364685059" calcext:value-type="float">
            <text:p>0.057260036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642797.63364" calcext:value-type="float">
            <text:p>1455642797.63364</text:p>
          </table:table-cell>
          <table:table-cell office:value-type="float" office:value="96" calcext:value-type="float">
            <text:p>96</text:p>
          </table:table-cell>
          <table:table-cell table:formula="of:=[.B32]-[.B$2]" office:value-type="float" office:value="1.50056171417236" calcext:value-type="float">
            <text:p>1.5005617142</text:p>
          </table:table-cell>
          <table:table-cell table:formula="of:=[.C32]/([.D32]-[.D31])" office:value-type="float" office:value="2244.38105961372" calcext:value-type="float">
            <text:p>2244.3810596137</text:p>
          </table:table-cell>
          <table:table-cell table:formula="of:=[.D32]-[.D31]" office:value-type="float" office:value="0.0427734851837158" calcext:value-type="float">
            <text:p>0.042773485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642797.68315" calcext:value-type="float">
            <text:p>1455642797.68315</text:p>
          </table:table-cell>
          <table:table-cell office:value-type="float" office:value="96" calcext:value-type="float">
            <text:p>96</text:p>
          </table:table-cell>
          <table:table-cell table:formula="of:=[.B33]-[.B$2]" office:value-type="float" office:value="1.55007457733154" calcext:value-type="float">
            <text:p>1.5500745773</text:p>
          </table:table-cell>
          <table:table-cell table:formula="of:=[.C33]/([.D33]-[.D32])" office:value-type="float" office:value="1938.89009592049" calcext:value-type="float">
            <text:p>1938.8900959205</text:p>
          </table:table-cell>
          <table:table-cell table:formula="of:=[.D33]-[.D32]" office:value-type="float" office:value="0.0495128631591797" calcext:value-type="float">
            <text:p>0.049512863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642797.73541" calcext:value-type="float">
            <text:p>1455642797.73541</text:p>
          </table:table-cell>
          <table:table-cell office:value-type="float" office:value="96" calcext:value-type="float">
            <text:p>96</text:p>
          </table:table-cell>
          <table:table-cell table:formula="of:=[.B34]-[.B$2]" office:value-type="float" office:value="1.60233306884766" calcext:value-type="float">
            <text:p>1.6023330688</text:p>
          </table:table-cell>
          <table:table-cell table:formula="of:=[.C34]/([.D34]-[.D33])" office:value-type="float" office:value="1837.02202675329" calcext:value-type="float">
            <text:p>1837.0220267533</text:p>
          </table:table-cell>
          <table:table-cell table:formula="of:=[.D34]-[.D33]" office:value-type="float" office:value="0.0522584915161133" calcext:value-type="float">
            <text:p>0.052258491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642797.78316" calcext:value-type="float">
            <text:p>1455642797.78316</text:p>
          </table:table-cell>
          <table:table-cell office:value-type="float" office:value="96" calcext:value-type="float">
            <text:p>96</text:p>
          </table:table-cell>
          <table:table-cell table:formula="of:=[.B35]-[.B$2]" office:value-type="float" office:value="1.65008068084717" calcext:value-type="float">
            <text:p>1.6500806808</text:p>
          </table:table-cell>
          <table:table-cell table:formula="of:=[.C35]/([.D35]-[.D34])" office:value-type="float" office:value="2010.57175384984" calcext:value-type="float">
            <text:p>2010.5717538499</text:p>
          </table:table-cell>
          <table:table-cell table:formula="of:=[.D35]-[.D34]" office:value-type="float" office:value="0.0477476119995117" calcext:value-type="float">
            <text:p>0.04774761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642797.83388" calcext:value-type="float">
            <text:p>1455642797.83388</text:p>
          </table:table-cell>
          <table:table-cell office:value-type="float" office:value="96" calcext:value-type="float">
            <text:p>96</text:p>
          </table:table-cell>
          <table:table-cell table:formula="of:=[.B36]-[.B$2]" office:value-type="float" office:value="1.70080184936523" calcext:value-type="float">
            <text:p>1.7008018494</text:p>
          </table:table-cell>
          <table:table-cell table:formula="of:=[.C36]/([.D36]-[.D35])" office:value-type="float" office:value="1892.70087430667" calcext:value-type="float">
            <text:p>1892.7008743067</text:p>
          </table:table-cell>
          <table:table-cell table:formula="of:=[.D36]-[.D35]" office:value-type="float" office:value="0.0507211685180664" calcext:value-type="float">
            <text:p>0.050721168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642797.88341" calcext:value-type="float">
            <text:p>1455642797.88341</text:p>
          </table:table-cell>
          <table:table-cell office:value-type="float" office:value="96" calcext:value-type="float">
            <text:p>96</text:p>
          </table:table-cell>
          <table:table-cell table:formula="of:=[.B37]-[.B$2]" office:value-type="float" office:value="1.75033378601074" calcext:value-type="float">
            <text:p>1.750333786</text:p>
          </table:table-cell>
          <table:table-cell table:formula="of:=[.C37]/([.D37]-[.D36])" office:value-type="float" office:value="1938.14347876314" calcext:value-type="float">
            <text:p>1938.1434787631</text:p>
          </table:table-cell>
          <table:table-cell table:formula="of:=[.D37]-[.D36]" office:value-type="float" office:value="0.0495319366455078" calcext:value-type="float">
            <text:p>0.049531936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642797.93358" calcext:value-type="float">
            <text:p>1455642797.93358</text:p>
          </table:table-cell>
          <table:table-cell office:value-type="float" office:value="96" calcext:value-type="float">
            <text:p>96</text:p>
          </table:table-cell>
          <table:table-cell table:formula="of:=[.B38]-[.B$2]" office:value-type="float" office:value="1.8005006313324" calcext:value-type="float">
            <text:p>1.8005006313</text:p>
          </table:table-cell>
          <table:table-cell table:formula="of:=[.C38]/([.D38]-[.D37])" office:value-type="float" office:value="1913.61444763919" calcext:value-type="float">
            <text:p>1913.6144476392</text:p>
          </table:table-cell>
          <table:table-cell table:formula="of:=[.D38]-[.D37]" office:value-type="float" office:value="0.0501668453216553" calcext:value-type="float">
            <text:p>0.050166845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642797.98334" calcext:value-type="float">
            <text:p>1455642797.98334</text:p>
          </table:table-cell>
          <table:table-cell office:value-type="float" office:value="96" calcext:value-type="float">
            <text:p>96</text:p>
          </table:table-cell>
          <table:table-cell table:formula="of:=[.B39]-[.B$2]" office:value-type="float" office:value="1.85026001930237" calcext:value-type="float">
            <text:p>1.8502600193</text:p>
          </table:table-cell>
          <table:table-cell table:formula="of:=[.C39]/([.D39]-[.D38])" office:value-type="float" office:value="1929.28417965943" calcext:value-type="float">
            <text:p>1929.2841796594</text:p>
          </table:table-cell>
          <table:table-cell table:formula="of:=[.D39]-[.D38]" office:value-type="float" office:value="0.0497593879699707" calcext:value-type="float">
            <text:p>0.04975938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642798.03386" calcext:value-type="float">
            <text:p>1455642798.03386</text:p>
          </table:table-cell>
          <table:table-cell office:value-type="float" office:value="96" calcext:value-type="float">
            <text:p>96</text:p>
          </table:table-cell>
          <table:table-cell table:formula="of:=[.B40]-[.B$2]" office:value-type="float" office:value="1.90078592300415" calcext:value-type="float">
            <text:p>1.900785923</text:p>
          </table:table-cell>
          <table:table-cell table:formula="of:=[.C40]/([.D40]-[.D39])" office:value-type="float" office:value="1900.01549634062" calcext:value-type="float">
            <text:p>1900.0154963406</text:p>
          </table:table-cell>
          <table:table-cell table:formula="of:=[.D40]-[.D39]" office:value-type="float" office:value="0.0505259037017822" calcext:value-type="float">
            <text:p>0.050525903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642798.0837" calcext:value-type="float">
            <text:p>1455642798.0837</text:p>
          </table:table-cell>
          <table:table-cell office:value-type="float" office:value="96" calcext:value-type="float">
            <text:p>96</text:p>
          </table:table-cell>
          <table:table-cell table:formula="of:=[.B41]-[.B$2]" office:value-type="float" office:value="1.95061874389648" calcext:value-type="float">
            <text:p>1.9506187439</text:p>
          </table:table-cell>
          <table:table-cell table:formula="of:=[.C41]/([.D41]-[.D40])" office:value-type="float" office:value="1926.4412144641" calcext:value-type="float">
            <text:p>1926.4412144641</text:p>
          </table:table-cell>
          <table:table-cell table:formula="of:=[.D41]-[.D40]" office:value-type="float" office:value="0.049832820892334" calcext:value-type="float">
            <text:p>0.049832820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642798.1332" calcext:value-type="float">
            <text:p>1455642798.1332</text:p>
          </table:table-cell>
          <table:table-cell office:value-type="float" office:value="96" calcext:value-type="float">
            <text:p>96</text:p>
          </table:table-cell>
          <table:table-cell table:formula="of:=[.B42]-[.B$2]" office:value-type="float" office:value="2.00011777877808" calcext:value-type="float">
            <text:p>2.0001177788</text:p>
          </table:table-cell>
          <table:table-cell table:formula="of:=[.C42]/([.D42]-[.D41])" office:value-type="float" office:value="1939.4317531573" calcext:value-type="float">
            <text:p>1939.4317531573</text:p>
          </table:table-cell>
          <table:table-cell table:formula="of:=[.D42]-[.D41]" office:value-type="float" office:value="0.0494990348815918" calcext:value-type="float">
            <text:p>0.0494990349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642798.18384" calcext:value-type="float">
            <text:p>1455642798.18384</text:p>
          </table:table-cell>
          <table:table-cell office:value-type="float" office:value="96" calcext:value-type="float">
            <text:p>96</text:p>
          </table:table-cell>
          <table:table-cell table:formula="of:=[.B43]-[.B$2]" office:value-type="float" office:value="2.05076384544373" calcext:value-type="float">
            <text:p>2.0507638454</text:p>
          </table:table-cell>
          <table:table-cell table:formula="of:=[.C43]/([.D43]-[.D42])" office:value-type="float" office:value="1895.50751559374" calcext:value-type="float">
            <text:p>1895.5075155937</text:p>
          </table:table-cell>
          <table:table-cell table:formula="of:=[.D43]-[.D42]" office:value-type="float" office:value="0.0506460666656494" calcext:value-type="float">
            <text:p>0.05064606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642798.23361" calcext:value-type="float">
            <text:p>1455642798.23361</text:p>
          </table:table-cell>
          <table:table-cell office:value-type="float" office:value="96" calcext:value-type="float">
            <text:p>96</text:p>
          </table:table-cell>
          <table:table-cell table:formula="of:=[.B44]-[.B$2]" office:value-type="float" office:value="2.10053110122681" calcext:value-type="float">
            <text:p>2.1005311012</text:p>
          </table:table-cell>
          <table:table-cell table:formula="of:=[.C44]/([.D44]-[.D43])" office:value-type="float" office:value="1928.97917495054" calcext:value-type="float">
            <text:p>1928.9791749505</text:p>
          </table:table-cell>
          <table:table-cell table:formula="of:=[.D44]-[.D43]" office:value-type="float" office:value="0.0497672557830811" calcext:value-type="float">
            <text:p>0.0497672558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642798.28321" calcext:value-type="float">
            <text:p>1455642798.28321</text:p>
          </table:table-cell>
          <table:table-cell office:value-type="float" office:value="96" calcext:value-type="float">
            <text:p>96</text:p>
          </table:table-cell>
          <table:table-cell table:formula="of:=[.B45]-[.B$2]" office:value-type="float" office:value="2.15013217926025" calcext:value-type="float">
            <text:p>2.1501321793</text:p>
          </table:table-cell>
          <table:table-cell table:formula="of:=[.C45]/([.D45]-[.D44])" office:value-type="float" office:value="1935.44180502014" calcext:value-type="float">
            <text:p>1935.4418050201</text:p>
          </table:table-cell>
          <table:table-cell table:formula="of:=[.D45]-[.D44]" office:value-type="float" office:value="0.0496010780334473" calcext:value-type="float">
            <text:p>0.04960107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642798.33411" calcext:value-type="float">
            <text:p>1455642798.33411</text:p>
          </table:table-cell>
          <table:table-cell office:value-type="float" office:value="96" calcext:value-type="float">
            <text:p>96</text:p>
          </table:table-cell>
          <table:table-cell table:formula="of:=[.B46]-[.B$2]" office:value-type="float" office:value="2.20103335380554" calcext:value-type="float">
            <text:p>2.2010333538</text:p>
          </table:table-cell>
          <table:table-cell table:formula="of:=[.C46]/([.D46]-[.D45])" office:value-type="float" office:value="1886.00755989602" calcext:value-type="float">
            <text:p>1886.007559896</text:p>
          </table:table-cell>
          <table:table-cell table:formula="of:=[.D46]-[.D45]" office:value-type="float" office:value="0.0509011745452881" calcext:value-type="float">
            <text:p>0.050901174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642798.3836" calcext:value-type="float">
            <text:p>1455642798.3836</text:p>
          </table:table-cell>
          <table:table-cell office:value-type="float" office:value="96" calcext:value-type="float">
            <text:p>96</text:p>
          </table:table-cell>
          <table:table-cell table:formula="of:=[.B47]-[.B$2]" office:value-type="float" office:value="2.25052404403687" calcext:value-type="float">
            <text:p>2.250524044</text:p>
          </table:table-cell>
          <table:table-cell table:formula="of:=[.C47]/([.D47]-[.D46])" office:value-type="float" office:value="1939.75876172445" calcext:value-type="float">
            <text:p>1939.7587617245</text:p>
          </table:table-cell>
          <table:table-cell table:formula="of:=[.D47]-[.D46]" office:value-type="float" office:value="0.0494906902313232" calcext:value-type="float">
            <text:p>0.049490690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642798.43347" calcext:value-type="float">
            <text:p>1455642798.43347</text:p>
          </table:table-cell>
          <table:table-cell office:value-type="float" office:value="96" calcext:value-type="float">
            <text:p>96</text:p>
          </table:table-cell>
          <table:table-cell table:formula="of:=[.B48]-[.B$2]" office:value-type="float" office:value="2.30039668083191" calcext:value-type="float">
            <text:p>2.3003966808</text:p>
          </table:table-cell>
          <table:table-cell table:formula="of:=[.C48]/([.D48]-[.D47])" office:value-type="float" office:value="1924.90323690966" calcext:value-type="float">
            <text:p>1924.9032369097</text:p>
          </table:table-cell>
          <table:table-cell table:formula="of:=[.D48]-[.D47]" office:value-type="float" office:value="0.0498726367950439" calcext:value-type="float">
            <text:p>0.049872636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642798.48288" calcext:value-type="float">
            <text:p>1455642798.48288</text:p>
          </table:table-cell>
          <table:table-cell office:value-type="float" office:value="96" calcext:value-type="float">
            <text:p>96</text:p>
          </table:table-cell>
          <table:table-cell table:formula="of:=[.B49]-[.B$2]" office:value-type="float" office:value="2.34979891777039" calcext:value-type="float">
            <text:p>2.3497989178</text:p>
          </table:table-cell>
          <table:table-cell table:formula="of:=[.C49]/([.D49]-[.D48])" office:value-type="float" office:value="1943.23184433033" calcext:value-type="float">
            <text:p>1943.2318443303</text:p>
          </table:table-cell>
          <table:table-cell table:formula="of:=[.D49]-[.D48]" office:value-type="float" office:value="0.0494022369384766" calcext:value-type="float">
            <text:p>0.049402236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642798.53374" calcext:value-type="float">
            <text:p>1455642798.53374</text:p>
          </table:table-cell>
          <table:table-cell office:value-type="float" office:value="96" calcext:value-type="float">
            <text:p>96</text:p>
          </table:table-cell>
          <table:table-cell table:formula="of:=[.B50]-[.B$2]" office:value-type="float" office:value="2.40065836906433" calcext:value-type="float">
            <text:p>2.4006583691</text:p>
          </table:table-cell>
          <table:table-cell table:formula="of:=[.C50]/([.D50]-[.D49])" office:value-type="float" office:value="1887.55477217326" calcext:value-type="float">
            <text:p>1887.5547721733</text:p>
          </table:table-cell>
          <table:table-cell table:formula="of:=[.D50]-[.D49]" office:value-type="float" office:value="0.0508594512939453" calcext:value-type="float">
            <text:p>0.050859451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642798.58376" calcext:value-type="float">
            <text:p>1455642798.58376</text:p>
          </table:table-cell>
          <table:table-cell office:value-type="float" office:value="96" calcext:value-type="float">
            <text:p>96</text:p>
          </table:table-cell>
          <table:table-cell table:formula="of:=[.B51]-[.B$2]" office:value-type="float" office:value="2.45068550109863" calcext:value-type="float">
            <text:p>2.4506855011</text:p>
          </table:table-cell>
          <table:table-cell table:formula="of:=[.C51]/([.D51]-[.D50])" office:value-type="float" office:value="1918.95869493731" calcext:value-type="float">
            <text:p>1918.9586949373</text:p>
          </table:table-cell>
          <table:table-cell table:formula="of:=[.D51]-[.D50]" office:value-type="float" office:value="0.0500271320343018" calcext:value-type="float">
            <text:p>0.05002713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642798.63353" calcext:value-type="float">
            <text:p>1455642798.63353</text:p>
          </table:table-cell>
          <table:table-cell office:value-type="float" office:value="96" calcext:value-type="float">
            <text:p>96</text:p>
          </table:table-cell>
          <table:table-cell table:formula="of:=[.B52]-[.B$2]" office:value-type="float" office:value="2.50045537948608" calcext:value-type="float">
            <text:p>2.5004553795</text:p>
          </table:table-cell>
          <table:table-cell table:formula="of:=[.C52]/([.D52]-[.D51])" office:value-type="float" office:value="1928.87752814371" calcext:value-type="float">
            <text:p>1928.8775281437</text:p>
          </table:table-cell>
          <table:table-cell table:formula="of:=[.D52]-[.D51]" office:value-type="float" office:value="0.0497698783874512" calcext:value-type="float">
            <text:p>0.049769878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642798.68313" calcext:value-type="float">
            <text:p>1455642798.68313</text:p>
          </table:table-cell>
          <table:table-cell office:value-type="float" office:value="96" calcext:value-type="float">
            <text:p>96</text:p>
          </table:table-cell>
          <table:table-cell table:formula="of:=[.B53]-[.B$2]" office:value-type="float" office:value="2.55005598068237" calcext:value-type="float">
            <text:p>2.5500559807</text:p>
          </table:table-cell>
          <table:table-cell table:formula="of:=[.C53]/([.D53]-[.D52])" office:value-type="float" office:value="1935.46041145933" calcext:value-type="float">
            <text:p>1935.4604114593</text:p>
          </table:table-cell>
          <table:table-cell table:formula="of:=[.D53]-[.D52]" office:value-type="float" office:value="0.0496006011962891" calcext:value-type="float">
            <text:p>0.049600601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642798.73624" calcext:value-type="float">
            <text:p>1455642798.73624</text:p>
          </table:table-cell>
          <table:table-cell office:value-type="float" office:value="96" calcext:value-type="float">
            <text:p>96</text:p>
          </table:table-cell>
          <table:table-cell table:formula="of:=[.B54]-[.B$2]" office:value-type="float" office:value="2.60316491127014" calcext:value-type="float">
            <text:p>2.6031649113</text:p>
          </table:table-cell>
          <table:table-cell table:formula="of:=[.C54]/([.D54]-[.D53])" office:value-type="float" office:value="1807.60559358937" calcext:value-type="float">
            <text:p>1807.6055935894</text:p>
          </table:table-cell>
          <table:table-cell table:formula="of:=[.D54]-[.D53]" office:value-type="float" office:value="0.0531089305877686" calcext:value-type="float">
            <text:p>0.053108930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642798.78307" calcext:value-type="float">
            <text:p>1455642798.78307</text:p>
          </table:table-cell>
          <table:table-cell office:value-type="float" office:value="96" calcext:value-type="float">
            <text:p>96</text:p>
          </table:table-cell>
          <table:table-cell table:formula="of:=[.B55]-[.B$2]" office:value-type="float" office:value="2.64999198913574" calcext:value-type="float">
            <text:p>2.6499919891</text:p>
          </table:table-cell>
          <table:table-cell table:formula="of:=[.C55]/([.D55]-[.D54])" office:value-type="float" office:value="2050.09589271258" calcext:value-type="float">
            <text:p>2050.0958927126</text:p>
          </table:table-cell>
          <table:table-cell table:formula="of:=[.D55]-[.D54]" office:value-type="float" office:value="0.0468270778656006" calcext:value-type="float">
            <text:p>0.046827077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642798.8338" calcext:value-type="float">
            <text:p>1455642798.8338</text:p>
          </table:table-cell>
          <table:table-cell office:value-type="float" office:value="96" calcext:value-type="float">
            <text:p>96</text:p>
          </table:table-cell>
          <table:table-cell table:formula="of:=[.B56]-[.B$2]" office:value-type="float" office:value="2.70071911811829" calcext:value-type="float">
            <text:p>2.7007191181</text:p>
          </table:table-cell>
          <table:table-cell table:formula="of:=[.C56]/([.D56]-[.D55])" office:value-type="float" office:value="1892.47848095316" calcext:value-type="float">
            <text:p>1892.4784809532</text:p>
          </table:table-cell>
          <table:table-cell table:formula="of:=[.D56]-[.D55]" office:value-type="float" office:value="0.0507271289825439" calcext:value-type="float">
            <text:p>0.05072712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642798.8834" calcext:value-type="float">
            <text:p>1455642798.8834</text:p>
          </table:table-cell>
          <table:table-cell office:value-type="float" office:value="96" calcext:value-type="float">
            <text:p>96</text:p>
          </table:table-cell>
          <table:table-cell table:formula="of:=[.B57]-[.B$2]" office:value-type="float" office:value="2.75032329559326" calcext:value-type="float">
            <text:p>2.7503232956</text:p>
          </table:table-cell>
          <table:table-cell table:formula="of:=[.C57]/([.D57]-[.D56])" office:value-type="float" office:value="1935.32087188484" calcext:value-type="float">
            <text:p>1935.3208718848</text:p>
          </table:table-cell>
          <table:table-cell table:formula="of:=[.D57]-[.D56]" office:value-type="float" office:value="0.0496041774749756" calcext:value-type="float">
            <text:p>0.049604177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642798.93362" calcext:value-type="float">
            <text:p>1455642798.93362</text:p>
          </table:table-cell>
          <table:table-cell office:value-type="float" office:value="96" calcext:value-type="float">
            <text:p>96</text:p>
          </table:table-cell>
          <table:table-cell table:formula="of:=[.B58]-[.B$2]" office:value-type="float" office:value="2.80054664611816" calcext:value-type="float">
            <text:p>2.8005466461</text:p>
          </table:table-cell>
          <table:table-cell table:formula="of:=[.C58]/([.D58]-[.D57])" office:value-type="float" office:value="1911.46148149555" calcext:value-type="float">
            <text:p>1911.4614814956</text:p>
          </table:table-cell>
          <table:table-cell table:formula="of:=[.D58]-[.D57]" office:value-type="float" office:value="0.0502233505249023" calcext:value-type="float">
            <text:p>0.050223350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642798.98328" calcext:value-type="float">
            <text:p>1455642798.98328</text:p>
          </table:table-cell>
          <table:table-cell office:value-type="float" office:value="96" calcext:value-type="float">
            <text:p>96</text:p>
          </table:table-cell>
          <table:table-cell table:formula="of:=[.B59]-[.B$2]" office:value-type="float" office:value="2.85020613670349" calcext:value-type="float">
            <text:p>2.8502061367</text:p>
          </table:table-cell>
          <table:table-cell table:formula="of:=[.C59]/([.D59]-[.D58])" office:value-type="float" office:value="1933.16521914474" calcext:value-type="float">
            <text:p>1933.1652191447</text:p>
          </table:table-cell>
          <table:table-cell table:formula="of:=[.D59]-[.D58]" office:value-type="float" office:value="0.0496594905853272" calcext:value-type="float">
            <text:p>0.049659490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642799.03408" calcext:value-type="float">
            <text:p>1455642799.03408</text:p>
          </table:table-cell>
          <table:table-cell office:value-type="float" office:value="96" calcext:value-type="float">
            <text:p>96</text:p>
          </table:table-cell>
          <table:table-cell table:formula="of:=[.B60]-[.B$2]" office:value-type="float" office:value="2.90100455284119" calcext:value-type="float">
            <text:p>2.9010045528</text:p>
          </table:table-cell>
          <table:table-cell table:formula="of:=[.C60]/([.D60]-[.D59])" office:value-type="float" office:value="1889.82270116022" calcext:value-type="float">
            <text:p>1889.8227011602</text:p>
          </table:table-cell>
          <table:table-cell table:formula="of:=[.D60]-[.D59]" office:value-type="float" office:value="0.0507984161376953" calcext:value-type="float">
            <text:p>0.050798416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642799.0838" calcext:value-type="float">
            <text:p>1455642799.0838</text:p>
          </table:table-cell>
          <table:table-cell office:value-type="float" office:value="96" calcext:value-type="float">
            <text:p>96</text:p>
          </table:table-cell>
          <table:table-cell table:formula="of:=[.B61]-[.B$2]" office:value-type="float" office:value="2.95072460174561" calcext:value-type="float">
            <text:p>2.9507246017</text:p>
          </table:table-cell>
          <table:table-cell table:formula="of:=[.C61]/([.D61]-[.D60])" office:value-type="float" office:value="1930.81065114294" calcext:value-type="float">
            <text:p>1930.8106511429</text:p>
          </table:table-cell>
          <table:table-cell table:formula="of:=[.D61]-[.D60]" office:value-type="float" office:value="0.0497200489044189" calcext:value-type="float">
            <text:p>0.049720048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642799.13374" calcext:value-type="float">
            <text:p>1455642799.13374</text:p>
          </table:table-cell>
          <table:table-cell office:value-type="float" office:value="96" calcext:value-type="float">
            <text:p>96</text:p>
          </table:table-cell>
          <table:table-cell table:formula="of:=[.B62]-[.B$2]" office:value-type="float" office:value="3.00065898895264" calcext:value-type="float">
            <text:p>3.000658989</text:p>
          </table:table-cell>
          <table:table-cell table:formula="of:=[.C62]/([.D62]-[.D61])" office:value-type="float" office:value="1922.52284186402" calcext:value-type="float">
            <text:p>1922.522841864</text:p>
          </table:table-cell>
          <table:table-cell table:formula="of:=[.D62]-[.D61]" office:value-type="float" office:value="0.0499343872070313" calcext:value-type="float">
            <text:p>0.049934387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642799.18339" calcext:value-type="float">
            <text:p>1455642799.18339</text:p>
          </table:table-cell>
          <table:table-cell office:value-type="float" office:value="96" calcext:value-type="float">
            <text:p>96</text:p>
          </table:table-cell>
          <table:table-cell table:formula="of:=[.B63]-[.B$2]" office:value-type="float" office:value="3.05031442642212" calcext:value-type="float">
            <text:p>3.0503144264</text:p>
          </table:table-cell>
          <table:table-cell table:formula="of:=[.C63]/([.D63]-[.D62])" office:value-type="float" office:value="1933.32301339607" calcext:value-type="float">
            <text:p>1933.3230133961</text:p>
          </table:table-cell>
          <table:table-cell table:formula="of:=[.D63]-[.D62]" office:value-type="float" office:value="0.0496554374694824" calcext:value-type="float">
            <text:p>0.049655437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642799.23299" calcext:value-type="float">
            <text:p>1455642799.23299</text:p>
          </table:table-cell>
          <table:table-cell office:value-type="float" office:value="96" calcext:value-type="float">
            <text:p>96</text:p>
          </table:table-cell>
          <table:table-cell table:formula="of:=[.B64]-[.B$2]" office:value-type="float" office:value="3.09991407394409" calcext:value-type="float">
            <text:p>3.0999140739</text:p>
          </table:table-cell>
          <table:table-cell table:formula="of:=[.C64]/([.D64]-[.D63])" office:value-type="float" office:value="1935.49762541099" calcext:value-type="float">
            <text:p>1935.497625411</text:p>
          </table:table-cell>
          <table:table-cell table:formula="of:=[.D64]-[.D63]" office:value-type="float" office:value="0.0495996475219727" calcext:value-type="float">
            <text:p>0.0495996475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642799.28371" calcext:value-type="float">
            <text:p>1455642799.28371</text:p>
          </table:table-cell>
          <table:table-cell office:value-type="float" office:value="96" calcext:value-type="float">
            <text:p>96</text:p>
          </table:table-cell>
          <table:table-cell table:formula="of:=[.B65]-[.B$2]" office:value-type="float" office:value="3.15063428878784" calcext:value-type="float">
            <text:p>3.1506342888</text:p>
          </table:table-cell>
          <table:table-cell table:formula="of:=[.C65]/([.D65]-[.D64])" office:value-type="float" office:value="1892.73646209386" calcext:value-type="float">
            <text:p>1892.7364620939</text:p>
          </table:table-cell>
          <table:table-cell table:formula="of:=[.D65]-[.D64]" office:value-type="float" office:value="0.05072021484375" calcext:value-type="float">
            <text:p>0.050720214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642799.33382" calcext:value-type="float">
            <text:p>1455642799.33382</text:p>
          </table:table-cell>
          <table:table-cell office:value-type="float" office:value="96" calcext:value-type="float">
            <text:p>96</text:p>
          </table:table-cell>
          <table:table-cell table:formula="of:=[.B66]-[.B$2]" office:value-type="float" office:value="3.20074081420898" calcext:value-type="float">
            <text:p>3.2007408142</text:p>
          </table:table-cell>
          <table:table-cell table:formula="of:=[.C66]/([.D66]-[.D65])" office:value-type="float" office:value="1915.91812030719" calcext:value-type="float">
            <text:p>1915.9181203072</text:p>
          </table:table-cell>
          <table:table-cell table:formula="of:=[.D66]-[.D65]" office:value-type="float" office:value="0.0501065254211426" calcext:value-type="float">
            <text:p>0.050106525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642799.38579" calcext:value-type="float">
            <text:p>1455642799.38579</text:p>
          </table:table-cell>
          <table:table-cell office:value-type="float" office:value="96" calcext:value-type="float">
            <text:p>96</text:p>
          </table:table-cell>
          <table:table-cell table:formula="of:=[.B67]-[.B$2]" office:value-type="float" office:value="3.25271725654602" calcext:value-type="float">
            <text:p>3.2527172565</text:p>
          </table:table-cell>
          <table:table-cell table:formula="of:=[.C67]/([.D67]-[.D66])" office:value-type="float" office:value="1846.9905919589" calcext:value-type="float">
            <text:p>1846.9905919589</text:p>
          </table:table-cell>
          <table:table-cell table:formula="of:=[.D67]-[.D66]" office:value-type="float" office:value="0.0519764423370361" calcext:value-type="float">
            <text:p>0.051976442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642799.43382" calcext:value-type="float">
            <text:p>1455642799.43382</text:p>
          </table:table-cell>
          <table:table-cell office:value-type="float" office:value="96" calcext:value-type="float">
            <text:p>96</text:p>
          </table:table-cell>
          <table:table-cell table:formula="of:=[.B68]-[.B$2]" office:value-type="float" office:value="3.3007378578186" calcext:value-type="float">
            <text:p>3.3007378578</text:p>
          </table:table-cell>
          <table:table-cell table:formula="of:=[.C68]/([.D68]-[.D67])" office:value-type="float" office:value="1999.14198189789" calcext:value-type="float">
            <text:p>1999.1419818979</text:p>
          </table:table-cell>
          <table:table-cell table:formula="of:=[.D68]-[.D67]" office:value-type="float" office:value="0.048020601272583" calcext:value-type="float">
            <text:p>0.048020601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642799.48325" calcext:value-type="float">
            <text:p>1455642799.48325</text:p>
          </table:table-cell>
          <table:table-cell office:value-type="float" office:value="96" calcext:value-type="float">
            <text:p>96</text:p>
          </table:table-cell>
          <table:table-cell table:formula="of:=[.B69]-[.B$2]" office:value-type="float" office:value="3.35017156600952" calcext:value-type="float">
            <text:p>3.350171566</text:p>
          </table:table-cell>
          <table:table-cell table:formula="of:=[.C69]/([.D69]-[.D68])" office:value-type="float" office:value="1941.99471399633" calcext:value-type="float">
            <text:p>1941.9947139963</text:p>
          </table:table-cell>
          <table:table-cell table:formula="of:=[.D69]-[.D68]" office:value-type="float" office:value="0.049433708190918" calcext:value-type="float">
            <text:p>0.049433708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642799.53426" calcext:value-type="float">
            <text:p>1455642799.53426</text:p>
          </table:table-cell>
          <table:table-cell office:value-type="float" office:value="96" calcext:value-type="float">
            <text:p>96</text:p>
          </table:table-cell>
          <table:table-cell table:formula="of:=[.B70]-[.B$2]" office:value-type="float" office:value="3.40117812156677" calcext:value-type="float">
            <text:p>3.4011781216</text:p>
          </table:table-cell>
          <table:table-cell table:formula="of:=[.C70]/([.D70]-[.D69])" office:value-type="float" office:value="1882.1110139901" calcext:value-type="float">
            <text:p>1882.1110139901</text:p>
          </table:table-cell>
          <table:table-cell table:formula="of:=[.D70]-[.D69]" office:value-type="float" office:value="0.051006555557251" calcext:value-type="float">
            <text:p>0.051006555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642799.58385" calcext:value-type="float">
            <text:p>1455642799.58385</text:p>
          </table:table-cell>
          <table:table-cell office:value-type="float" office:value="96" calcext:value-type="float">
            <text:p>96</text:p>
          </table:table-cell>
          <table:table-cell table:formula="of:=[.B71]-[.B$2]" office:value-type="float" office:value="3.45077109336853" calcext:value-type="float">
            <text:p>3.4507710934</text:p>
          </table:table-cell>
          <table:table-cell table:formula="of:=[.C71]/([.D71]-[.D70])" office:value-type="float" office:value="1935.75816314757" calcext:value-type="float">
            <text:p>1935.7581631476</text:p>
          </table:table-cell>
          <table:table-cell table:formula="of:=[.D71]-[.D70]" office:value-type="float" office:value="0.0495929718017578" calcext:value-type="float">
            <text:p>0.049592971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642799.63343" calcext:value-type="float">
            <text:p>1455642799.63343</text:p>
          </table:table-cell>
          <table:table-cell office:value-type="float" office:value="96" calcext:value-type="float">
            <text:p>96</text:p>
          </table:table-cell>
          <table:table-cell table:formula="of:=[.B72]-[.B$2]" office:value-type="float" office:value="3.50035643577576" calcext:value-type="float">
            <text:p>3.5003564358</text:p>
          </table:table-cell>
          <table:table-cell table:formula="of:=[.C72]/([.D72]-[.D71])" office:value-type="float" office:value="1936.05600646228" calcext:value-type="float">
            <text:p>1936.0560064623</text:p>
          </table:table-cell>
          <table:table-cell table:formula="of:=[.D72]-[.D71]" office:value-type="float" office:value="0.0495853424072266" calcext:value-type="float">
            <text:p>0.049585342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642799.68345" calcext:value-type="float">
            <text:p>1455642799.68345</text:p>
          </table:table-cell>
          <table:table-cell office:value-type="float" office:value="96" calcext:value-type="float">
            <text:p>96</text:p>
          </table:table-cell>
          <table:table-cell table:formula="of:=[.B73]-[.B$2]" office:value-type="float" office:value="3.55037093162537" calcext:value-type="float">
            <text:p>3.5503709316</text:p>
          </table:table-cell>
          <table:table-cell table:formula="of:=[.C73]/([.D73]-[.D72])" office:value-type="float" office:value="1919.4435207078" calcext:value-type="float">
            <text:p>1919.4435207078</text:p>
          </table:table-cell>
          <table:table-cell table:formula="of:=[.D73]-[.D72]" office:value-type="float" office:value="0.0500144958496094" calcext:value-type="float">
            <text:p>0.050014495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642799.73398" calcext:value-type="float">
            <text:p>1455642799.73398</text:p>
          </table:table-cell>
          <table:table-cell office:value-type="float" office:value="96" calcext:value-type="float">
            <text:p>96</text:p>
          </table:table-cell>
          <table:table-cell table:formula="of:=[.B74]-[.B$2]" office:value-type="float" office:value="3.60090398788452" calcext:value-type="float">
            <text:p>3.6009039879</text:p>
          </table:table-cell>
          <table:table-cell table:formula="of:=[.C74]/([.D74]-[.D73])" office:value-type="float" office:value="1899.74656406434" calcext:value-type="float">
            <text:p>1899.7465640643</text:p>
          </table:table-cell>
          <table:table-cell table:formula="of:=[.D74]-[.D73]" office:value-type="float" office:value="0.0505330562591553" calcext:value-type="float">
            <text:p>0.050533056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642799.78307" calcext:value-type="float">
            <text:p>1455642799.78307</text:p>
          </table:table-cell>
          <table:table-cell office:value-type="float" office:value="96" calcext:value-type="float">
            <text:p>96</text:p>
          </table:table-cell>
          <table:table-cell table:formula="of:=[.B75]-[.B$2]" office:value-type="float" office:value="3.6499879360199" calcext:value-type="float">
            <text:p>3.649987936</text:p>
          </table:table-cell>
          <table:table-cell table:formula="of:=[.C75]/([.D75]-[.D74])" office:value-type="float" office:value="1955.83288726545" calcext:value-type="float">
            <text:p>1955.8328872655</text:p>
          </table:table-cell>
          <table:table-cell table:formula="of:=[.D75]-[.D74]" office:value-type="float" office:value="0.049083948135376" calcext:value-type="float">
            <text:p>0.049083948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642799.83399" calcext:value-type="float">
            <text:p>1455642799.83399</text:p>
          </table:table-cell>
          <table:table-cell office:value-type="float" office:value="96" calcext:value-type="float">
            <text:p>96</text:p>
          </table:table-cell>
          <table:table-cell table:formula="of:=[.B76]-[.B$2]" office:value-type="float" office:value="3.70091223716736" calcext:value-type="float">
            <text:p>3.7009122372</text:p>
          </table:table-cell>
          <table:table-cell table:formula="of:=[.C76]/([.D76]-[.D75])" office:value-type="float" office:value="1885.1510543466" calcext:value-type="float">
            <text:p>1885.1510543466</text:p>
          </table:table-cell>
          <table:table-cell table:formula="of:=[.D76]-[.D75]" office:value-type="float" office:value="0.0509243011474609" calcext:value-type="float">
            <text:p>0.0509243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642799.88356" calcext:value-type="float">
            <text:p>1455642799.88356</text:p>
          </table:table-cell>
          <table:table-cell office:value-type="float" office:value="96" calcext:value-type="float">
            <text:p>96</text:p>
          </table:table-cell>
          <table:table-cell table:formula="of:=[.B77]-[.B$2]" office:value-type="float" office:value="3.750483751297" calcext:value-type="float">
            <text:p>3.7504837513</text:p>
          </table:table-cell>
          <table:table-cell table:formula="of:=[.C77]/([.D77]-[.D76])" office:value-type="float" office:value="1936.59608114738" calcext:value-type="float">
            <text:p>1936.5960811474</text:p>
          </table:table-cell>
          <table:table-cell table:formula="of:=[.D77]-[.D76]" office:value-type="float" office:value="0.0495715141296387" calcext:value-type="float">
            <text:p>0.049571514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642799.93308" calcext:value-type="float">
            <text:p>1455642799.93308</text:p>
          </table:table-cell>
          <table:table-cell office:value-type="float" office:value="96" calcext:value-type="float">
            <text:p>96</text:p>
          </table:table-cell>
          <table:table-cell table:formula="of:=[.B78]-[.B$2]" office:value-type="float" office:value="3.80000710487366" calcext:value-type="float">
            <text:p>3.8000071049</text:p>
          </table:table-cell>
          <table:table-cell table:formula="of:=[.C78]/([.D78]-[.D77])" office:value-type="float" office:value="1938.47938531456" calcext:value-type="float">
            <text:p>1938.4793853146</text:p>
          </table:table-cell>
          <table:table-cell table:formula="of:=[.D78]-[.D77]" office:value-type="float" office:value="0.0495233535766602" calcext:value-type="float">
            <text:p>0.049523353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642799.98378" calcext:value-type="float">
            <text:p>1455642799.98378</text:p>
          </table:table-cell>
          <table:table-cell office:value-type="float" office:value="96" calcext:value-type="float">
            <text:p>96</text:p>
          </table:table-cell>
          <table:table-cell table:formula="of:=[.B79]-[.B$2]" office:value-type="float" office:value="3.85070466995239" calcext:value-type="float">
            <text:p>3.85070467</text:p>
          </table:table-cell>
          <table:table-cell table:formula="of:=[.C79]/([.D79]-[.D78])" office:value-type="float" office:value="1893.5820655471" calcext:value-type="float">
            <text:p>1893.5820655471</text:p>
          </table:table-cell>
          <table:table-cell table:formula="of:=[.D79]-[.D78]" office:value-type="float" office:value="0.0506975650787354" calcext:value-type="float">
            <text:p>0.050697565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642800.03469" calcext:value-type="float">
            <text:p>1455642800.03469</text:p>
          </table:table-cell>
          <table:table-cell office:value-type="float" office:value="96" calcext:value-type="float">
            <text:p>96</text:p>
          </table:table-cell>
          <table:table-cell table:formula="of:=[.B80]-[.B$2]" office:value-type="float" office:value="3.90161514282227" calcext:value-type="float">
            <text:p>3.9016151428</text:p>
          </table:table-cell>
          <table:table-cell table:formula="of:=[.C80]/([.D80]-[.D79])" office:value-type="float" office:value="1885.6630981483" calcext:value-type="float">
            <text:p>1885.6630981483</text:p>
          </table:table-cell>
          <table:table-cell table:formula="of:=[.D80]-[.D79]" office:value-type="float" office:value="0.0509104728698731" calcext:value-type="float">
            <text:p>0.050910472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642800.08332" calcext:value-type="float">
            <text:p>1455642800.08332</text:p>
          </table:table-cell>
          <table:table-cell office:value-type="float" office:value="96" calcext:value-type="float">
            <text:p>96</text:p>
          </table:table-cell>
          <table:table-cell table:formula="of:=[.B81]-[.B$2]" office:value-type="float" office:value="3.95024466514587" calcext:value-type="float">
            <text:p>3.9502446651</text:p>
          </table:table-cell>
          <table:table-cell table:formula="of:=[.C81]/([.D81]-[.D80])" office:value-type="float" office:value="1974.10945888305" calcext:value-type="float">
            <text:p>1974.1094588831</text:p>
          </table:table-cell>
          <table:table-cell table:formula="of:=[.D81]-[.D80]" office:value-type="float" office:value="0.0486295223236084" calcext:value-type="float">
            <text:p>0.048629522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642800.1333" calcext:value-type="float">
            <text:p>1455642800.1333</text:p>
          </table:table-cell>
          <table:table-cell office:value-type="float" office:value="96" calcext:value-type="float">
            <text:p>96</text:p>
          </table:table-cell>
          <table:table-cell table:formula="of:=[.B82]-[.B$2]" office:value-type="float" office:value="4.00022554397583" calcext:value-type="float">
            <text:p>4.000225544</text:p>
          </table:table-cell>
          <table:table-cell table:formula="of:=[.C82]/([.D82]-[.D81])" office:value-type="float" office:value="1920.73453383261" calcext:value-type="float">
            <text:p>1920.7345338326</text:p>
          </table:table-cell>
          <table:table-cell table:formula="of:=[.D82]-[.D81]" office:value-type="float" office:value="0.0499808788299561" calcext:value-type="float">
            <text:p>0.049980878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642800.18379" calcext:value-type="float">
            <text:p>1455642800.18379</text:p>
          </table:table-cell>
          <table:table-cell office:value-type="float" office:value="96" calcext:value-type="float">
            <text:p>96</text:p>
          </table:table-cell>
          <table:table-cell table:formula="of:=[.B83]-[.B$2]" office:value-type="float" office:value="4.05070924758911" calcext:value-type="float">
            <text:p>4.0507092476</text:p>
          </table:table-cell>
          <table:table-cell table:formula="of:=[.C83]/([.D83]-[.D82])" office:value-type="float" office:value="1901.60374792202" calcext:value-type="float">
            <text:p>1901.603747922</text:p>
          </table:table-cell>
          <table:table-cell table:formula="of:=[.D83]-[.D82]" office:value-type="float" office:value="0.0504837036132813" calcext:value-type="float">
            <text:p>0.050483703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642800.23375" calcext:value-type="float">
            <text:p>1455642800.23375</text:p>
          </table:table-cell>
          <table:table-cell office:value-type="float" office:value="96" calcext:value-type="float">
            <text:p>96</text:p>
          </table:table-cell>
          <table:table-cell table:formula="of:=[.B84]-[.B$2]" office:value-type="float" office:value="4.10067081451416" calcext:value-type="float">
            <text:p>4.1006708145</text:p>
          </table:table-cell>
          <table:table-cell table:formula="of:=[.C84]/([.D84]-[.D83])" office:value-type="float" office:value="1921.47696536454" calcext:value-type="float">
            <text:p>1921.4769653645</text:p>
          </table:table-cell>
          <table:table-cell table:formula="of:=[.D84]-[.D83]" office:value-type="float" office:value="0.0499615669250488" calcext:value-type="float">
            <text:p>0.049961566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642800.28336" calcext:value-type="float">
            <text:p>1455642800.28336</text:p>
          </table:table-cell>
          <table:table-cell office:value-type="float" office:value="96" calcext:value-type="float">
            <text:p>96</text:p>
          </table:table-cell>
          <table:table-cell table:formula="of:=[.B85]-[.B$2]" office:value-type="float" office:value="4.15028119087219" calcext:value-type="float">
            <text:p>4.1502811909</text:p>
          </table:table-cell>
          <table:table-cell table:formula="of:=[.C85]/([.D85]-[.D84])" office:value-type="float" office:value="1935.07905094651" calcext:value-type="float">
            <text:p>1935.0790509465</text:p>
          </table:table-cell>
          <table:table-cell table:formula="of:=[.D85]-[.D84]" office:value-type="float" office:value="0.0496103763580322" calcext:value-type="float">
            <text:p>0.0496103764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642800.33471" calcext:value-type="float">
            <text:p>1455642800.33471</text:p>
          </table:table-cell>
          <table:table-cell office:value-type="float" office:value="96" calcext:value-type="float">
            <text:p>96</text:p>
          </table:table-cell>
          <table:table-cell table:formula="of:=[.B86]-[.B$2]" office:value-type="float" office:value="4.20163464546204" calcext:value-type="float">
            <text:p>4.2016346455</text:p>
          </table:table-cell>
          <table:table-cell table:formula="of:=[.C86]/([.D86]-[.D85])" office:value-type="float" office:value="1869.3971178131" calcext:value-type="float">
            <text:p>1869.3971178131</text:p>
          </table:table-cell>
          <table:table-cell table:formula="of:=[.D86]-[.D85]" office:value-type="float" office:value="0.0513534545898438" calcext:value-type="float">
            <text:p>0.051353454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642800.38308" calcext:value-type="float">
            <text:p>1455642800.38308</text:p>
          </table:table-cell>
          <table:table-cell office:value-type="float" office:value="96" calcext:value-type="float">
            <text:p>96</text:p>
          </table:table-cell>
          <table:table-cell table:formula="of:=[.B87]-[.B$2]" office:value-type="float" office:value="4.25000643730164" calcext:value-type="float">
            <text:p>4.2500064373</text:p>
          </table:table-cell>
          <table:table-cell table:formula="of:=[.C87]/([.D87]-[.D86])" office:value-type="float" office:value="1984.62774168745" calcext:value-type="float">
            <text:p>1984.6277416875</text:p>
          </table:table-cell>
          <table:table-cell table:formula="of:=[.D87]-[.D86]" office:value-type="float" office:value="0.0483717918395996" calcext:value-type="float">
            <text:p>0.0483717918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642800.43397" calcext:value-type="float">
            <text:p>1455642800.43397</text:p>
          </table:table-cell>
          <table:table-cell office:value-type="float" office:value="96" calcext:value-type="float">
            <text:p>96</text:p>
          </table:table-cell>
          <table:table-cell table:formula="of:=[.B88]-[.B$2]" office:value-type="float" office:value="4.30089139938355" calcext:value-type="float">
            <text:p>4.3008913994</text:p>
          </table:table-cell>
          <table:table-cell table:formula="of:=[.C88]/([.D88]-[.D87])" office:value-type="float" office:value="1886.6084609726" calcext:value-type="float">
            <text:p>1886.6084609726</text:p>
          </table:table-cell>
          <table:table-cell table:formula="of:=[.D88]-[.D87]" office:value-type="float" office:value="0.0508849620819092" calcext:value-type="float">
            <text:p>0.050884962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642800.48371" calcext:value-type="float">
            <text:p>1455642800.48371</text:p>
          </table:table-cell>
          <table:table-cell office:value-type="float" office:value="96" calcext:value-type="float">
            <text:p>96</text:p>
          </table:table-cell>
          <table:table-cell table:formula="of:=[.B89]-[.B$2]" office:value-type="float" office:value="4.35063290596008" calcext:value-type="float">
            <text:p>4.350632906</text:p>
          </table:table-cell>
          <table:table-cell table:formula="of:=[.C89]/([.D89]-[.D88])" office:value-type="float" office:value="1929.97773101792" calcext:value-type="float">
            <text:p>1929.9777310179</text:p>
          </table:table-cell>
          <table:table-cell table:formula="of:=[.D89]-[.D88]" office:value-type="float" office:value="0.0497415065765381" calcext:value-type="float">
            <text:p>0.049741506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642800.53317" calcext:value-type="float">
            <text:p>1455642800.53317</text:p>
          </table:table-cell>
          <table:table-cell office:value-type="float" office:value="96" calcext:value-type="float">
            <text:p>96</text:p>
          </table:table-cell>
          <table:table-cell table:formula="of:=[.B90]-[.B$2]" office:value-type="float" office:value="4.40009713172913" calcext:value-type="float">
            <text:p>4.4000971317</text:p>
          </table:table-cell>
          <table:table-cell table:formula="of:=[.C90]/([.D90]-[.D89])" office:value-type="float" office:value="1940.79657585748" calcext:value-type="float">
            <text:p>1940.7965758575</text:p>
          </table:table-cell>
          <table:table-cell table:formula="of:=[.D90]-[.D89]" office:value-type="float" office:value="0.049464225769043" calcext:value-type="float">
            <text:p>0.049464225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642800.58351" calcext:value-type="float">
            <text:p>1455642800.58351</text:p>
          </table:table-cell>
          <table:table-cell office:value-type="float" office:value="96" calcext:value-type="float">
            <text:p>96</text:p>
          </table:table-cell>
          <table:table-cell table:formula="of:=[.B91]-[.B$2]" office:value-type="float" office:value="4.45043134689331" calcext:value-type="float">
            <text:p>4.4504313469</text:p>
          </table:table-cell>
          <table:table-cell table:formula="of:=[.C91]/([.D91]-[.D90])" office:value-type="float" office:value="1907.25135351488" calcext:value-type="float">
            <text:p>1907.2513535149</text:p>
          </table:table-cell>
          <table:table-cell table:formula="of:=[.D91]-[.D90]" office:value-type="float" office:value="0.0503342151641846" calcext:value-type="float">
            <text:p>0.050334215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642800.63276" calcext:value-type="float">
            <text:p>1455642800.63276</text:p>
          </table:table-cell>
          <table:table-cell office:value-type="float" office:value="96" calcext:value-type="float">
            <text:p>96</text:p>
          </table:table-cell>
          <table:table-cell table:formula="of:=[.B92]-[.B$2]" office:value-type="float" office:value="4.49968504905701" calcext:value-type="float">
            <text:p>4.4996850491</text:p>
          </table:table-cell>
          <table:table-cell table:formula="of:=[.C92]/([.D92]-[.D91])" office:value-type="float" office:value="1949.0920637994" calcext:value-type="float">
            <text:p>1949.0920637994</text:p>
          </table:table-cell>
          <table:table-cell table:formula="of:=[.D92]-[.D91]" office:value-type="float" office:value="0.0492537021636963" calcext:value-type="float">
            <text:p>0.049253702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642800.68336" calcext:value-type="float">
            <text:p>1455642800.68336</text:p>
          </table:table-cell>
          <table:table-cell office:value-type="float" office:value="96" calcext:value-type="float">
            <text:p>96</text:p>
          </table:table-cell>
          <table:table-cell table:formula="of:=[.B93]-[.B$2]" office:value-type="float" office:value="4.55028486251831" calcext:value-type="float">
            <text:p>4.5502848625</text:p>
          </table:table-cell>
          <table:table-cell table:formula="of:=[.C93]/([.D93]-[.D92])" office:value-type="float" office:value="1897.24019582436" calcext:value-type="float">
            <text:p>1897.2401958244</text:p>
          </table:table-cell>
          <table:table-cell table:formula="of:=[.D93]-[.D92]" office:value-type="float" office:value="0.0505998134613037" calcext:value-type="float">
            <text:p>0.050599813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642800.73374" calcext:value-type="float">
            <text:p>1455642800.73374</text:p>
          </table:table-cell>
          <table:table-cell office:value-type="float" office:value="96" calcext:value-type="float">
            <text:p>96</text:p>
          </table:table-cell>
          <table:table-cell table:formula="of:=[.B94]-[.B$2]" office:value-type="float" office:value="4.60065960884094" calcext:value-type="float">
            <text:p>4.6006596088</text:p>
          </table:table-cell>
          <table:table-cell table:formula="of:=[.C94]/([.D94]-[.D93])" office:value-type="float" office:value="1905.71679279842" calcext:value-type="float">
            <text:p>1905.7167927984</text:p>
          </table:table-cell>
          <table:table-cell table:formula="of:=[.D94]-[.D93]" office:value-type="float" office:value="0.0503747463226318" calcext:value-type="float">
            <text:p>0.050374746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642800.7835" calcext:value-type="float">
            <text:p>1455642800.7835</text:p>
          </table:table-cell>
          <table:table-cell office:value-type="float" office:value="96" calcext:value-type="float">
            <text:p>96</text:p>
          </table:table-cell>
          <table:table-cell table:formula="of:=[.B95]-[.B$2]" office:value-type="float" office:value="4.65042591094971" calcext:value-type="float">
            <text:p>4.6504259109</text:p>
          </table:table-cell>
          <table:table-cell table:formula="of:=[.C95]/([.D95]-[.D94])" office:value-type="float" office:value="1929.01614008192" calcext:value-type="float">
            <text:p>1929.0161400819</text:p>
          </table:table-cell>
          <table:table-cell table:formula="of:=[.D95]-[.D94]" office:value-type="float" office:value="0.0497663021087647" calcext:value-type="float">
            <text:p>0.049766302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642800.83281" calcext:value-type="float">
            <text:p>1455642800.83281</text:p>
          </table:table-cell>
          <table:table-cell office:value-type="float" office:value="96" calcext:value-type="float">
            <text:p>96</text:p>
          </table:table-cell>
          <table:table-cell table:formula="of:=[.B96]-[.B$2]" office:value-type="float" office:value="4.69973206520081" calcext:value-type="float">
            <text:p>4.6997320652</text:p>
          </table:table-cell>
          <table:table-cell table:formula="of:=[.C96]/([.D96]-[.D95])" office:value-type="float" office:value="1947.01861173569" calcext:value-type="float">
            <text:p>1947.0186117357</text:p>
          </table:table-cell>
          <table:table-cell table:formula="of:=[.D96]-[.D95]" office:value-type="float" office:value="0.0493061542510986" calcext:value-type="float">
            <text:p>0.049306154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642800.88338" calcext:value-type="float">
            <text:p>1455642800.88338</text:p>
          </table:table-cell>
          <table:table-cell office:value-type="float" office:value="96" calcext:value-type="float">
            <text:p>96</text:p>
          </table:table-cell>
          <table:table-cell table:formula="of:=[.B97]-[.B$2]" office:value-type="float" office:value="4.75030589103699" calcext:value-type="float">
            <text:p>4.750305891</text:p>
          </table:table-cell>
          <table:table-cell table:formula="of:=[.C97]/([.D97]-[.D96])" office:value-type="float" office:value="1898.21510262962" calcext:value-type="float">
            <text:p>1898.2151026296</text:p>
          </table:table-cell>
          <table:table-cell table:formula="of:=[.D97]-[.D96]" office:value-type="float" office:value="0.0505738258361816" calcext:value-type="float">
            <text:p>0.050573825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642800.93376" calcext:value-type="float">
            <text:p>1455642800.93376</text:p>
          </table:table-cell>
          <table:table-cell office:value-type="float" office:value="96" calcext:value-type="float">
            <text:p>96</text:p>
          </table:table-cell>
          <table:table-cell table:formula="of:=[.B98]-[.B$2]" office:value-type="float" office:value="4.8006808757782" calcext:value-type="float">
            <text:p>4.8006808758</text:p>
          </table:table-cell>
          <table:table-cell table:formula="of:=[.C98]/([.D98]-[.D97])" office:value-type="float" office:value="1905.70777327629" calcext:value-type="float">
            <text:p>1905.7077732763</text:p>
          </table:table-cell>
          <table:table-cell table:formula="of:=[.D98]-[.D97]" office:value-type="float" office:value="0.0503749847412109" calcext:value-type="float">
            <text:p>0.050374984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642800.9832" calcext:value-type="float">
            <text:p>1455642800.9832</text:p>
          </table:table-cell>
          <table:table-cell office:value-type="float" office:value="96" calcext:value-type="float">
            <text:p>96</text:p>
          </table:table-cell>
          <table:table-cell table:formula="of:=[.B99]-[.B$2]" office:value-type="float" office:value="4.85011792182922" calcext:value-type="float">
            <text:p>4.8501179218</text:p>
          </table:table-cell>
          <table:table-cell table:formula="of:=[.C99]/([.D99]-[.D98])" office:value-type="float" office:value="1941.86359559015" calcext:value-type="float">
            <text:p>1941.8635955902</text:p>
          </table:table-cell>
          <table:table-cell table:formula="of:=[.D99]-[.D98]" office:value-type="float" office:value="0.0494370460510254" calcext:value-type="float">
            <text:p>0.049437046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642801.03311" calcext:value-type="float">
            <text:p>1455642801.03311</text:p>
          </table:table-cell>
          <table:table-cell office:value-type="float" office:value="96" calcext:value-type="float">
            <text:p>96</text:p>
          </table:table-cell>
          <table:table-cell table:formula="of:=[.B100]-[.B$2]" office:value-type="float" office:value="4.9000346660614" calcext:value-type="float">
            <text:p>4.9000346661</text:p>
          </table:table-cell>
          <table:table-cell table:formula="of:=[.C100]/([.D100]-[.D99])" office:value-type="float" office:value="1923.20235377282" calcext:value-type="float">
            <text:p>1923.2023537728</text:p>
          </table:table-cell>
          <table:table-cell table:formula="of:=[.D100]-[.D99]" office:value-type="float" office:value="0.0499167442321777" calcext:value-type="float">
            <text:p>0.049916744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642801.08352" calcext:value-type="float">
            <text:p>1455642801.08352</text:p>
          </table:table-cell>
          <table:table-cell office:value-type="float" office:value="96" calcext:value-type="float">
            <text:p>96</text:p>
          </table:table-cell>
          <table:table-cell table:formula="of:=[.B101]-[.B$2]" office:value-type="float" office:value="4.95044565200806" calcext:value-type="float">
            <text:p>4.950445652</text:p>
          </table:table-cell>
          <table:table-cell table:formula="of:=[.C101]/([.D101]-[.D100])" office:value-type="float" office:value="1904.34680451572" calcext:value-type="float">
            <text:p>1904.3468045157</text:p>
          </table:table-cell>
          <table:table-cell table:formula="of:=[.D101]-[.D100]" office:value-type="float" office:value="0.0504109859466553" calcext:value-type="float">
            <text:p>0.050410985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642801.13312" calcext:value-type="float">
            <text:p>1455642801.13312</text:p>
          </table:table-cell>
          <table:table-cell office:value-type="float" office:value="96" calcext:value-type="float">
            <text:p>96</text:p>
          </table:table-cell>
          <table:table-cell table:formula="of:=[.B102]-[.B$2]" office:value-type="float" office:value="5.00004196166992" calcext:value-type="float">
            <text:p>5.0000419617</text:p>
          </table:table-cell>
          <table:table-cell table:formula="of:=[.C102]/([.D102]-[.D101])" office:value-type="float" office:value="1935.62788551211" calcext:value-type="float">
            <text:p>1935.6278855121</text:p>
          </table:table-cell>
          <table:table-cell table:formula="of:=[.D102]-[.D101]" office:value-type="float" office:value="0.0495963096618652" calcext:value-type="float">
            <text:p>0.049596309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642801.18349" calcext:value-type="float">
            <text:p>1455642801.18349</text:p>
          </table:table-cell>
          <table:table-cell office:value-type="float" office:value="96" calcext:value-type="float">
            <text:p>96</text:p>
          </table:table-cell>
          <table:table-cell table:formula="of:=[.B103]-[.B$2]" office:value-type="float" office:value="5.05041098594666" calcext:value-type="float">
            <text:p>5.0504109859</text:p>
          </table:table-cell>
          <table:table-cell table:formula="of:=[.C103]/([.D103]-[.D102])" office:value-type="float" office:value="1905.93328694566" calcext:value-type="float">
            <text:p>1905.9332869457</text:p>
          </table:table-cell>
          <table:table-cell table:formula="of:=[.D103]-[.D102]" office:value-type="float" office:value="0.0503690242767334" calcext:value-type="float">
            <text:p>0.0503690243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642801.23307" calcext:value-type="float">
            <text:p>1455642801.23307</text:p>
          </table:table-cell>
          <table:table-cell office:value-type="float" office:value="96" calcext:value-type="float">
            <text:p>96</text:p>
          </table:table-cell>
          <table:table-cell table:formula="of:=[.B104]-[.B$2]" office:value-type="float" office:value="5.09998941421509" calcext:value-type="float">
            <text:p>5.0999894142</text:p>
          </table:table-cell>
          <table:table-cell table:formula="of:=[.C104]/([.D104]-[.D103])" office:value-type="float" office:value="1936.3260061458" calcext:value-type="float">
            <text:p>1936.3260061458</text:p>
          </table:table-cell>
          <table:table-cell table:formula="of:=[.D104]-[.D103]" office:value-type="float" office:value="0.0495784282684326" calcext:value-type="float">
            <text:p>0.049578428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642801.28341" calcext:value-type="float">
            <text:p>1455642801.28341</text:p>
          </table:table-cell>
          <table:table-cell office:value-type="float" office:value="96" calcext:value-type="float">
            <text:p>96</text:p>
          </table:table-cell>
          <table:table-cell table:formula="of:=[.B105]-[.B$2]" office:value-type="float" office:value="5.1503336429596" calcext:value-type="float">
            <text:p>5.150333643</text:p>
          </table:table-cell>
          <table:table-cell table:formula="of:=[.C105]/([.D105]-[.D104])" office:value-type="float" office:value="1906.87199693122" calcext:value-type="float">
            <text:p>1906.8719969312</text:p>
          </table:table-cell>
          <table:table-cell table:formula="of:=[.D105]-[.D104]" office:value-type="float" office:value="0.0503442287445068" calcext:value-type="float">
            <text:p>0.050344228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642801.33396" calcext:value-type="float">
            <text:p>1455642801.33396</text:p>
          </table:table-cell>
          <table:table-cell office:value-type="float" office:value="96" calcext:value-type="float">
            <text:p>96</text:p>
          </table:table-cell>
          <table:table-cell table:formula="of:=[.B106]-[.B$2]" office:value-type="float" office:value="5.20088338851929" calcext:value-type="float">
            <text:p>5.2008833885</text:p>
          </table:table-cell>
          <table:table-cell table:formula="of:=[.C106]/([.D106]-[.D105])" office:value-type="float" office:value="1899.119351385" calcext:value-type="float">
            <text:p>1899.119351385</text:p>
          </table:table-cell>
          <table:table-cell table:formula="of:=[.D106]-[.D105]" office:value-type="float" office:value="0.0505497455596924" calcext:value-type="float">
            <text:p>0.050549745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642801.38345" calcext:value-type="float">
            <text:p>1455642801.38345</text:p>
          </table:table-cell>
          <table:table-cell office:value-type="float" office:value="96" calcext:value-type="float">
            <text:p>96</text:p>
          </table:table-cell>
          <table:table-cell table:formula="of:=[.B107]-[.B$2]" office:value-type="float" office:value="5.25036859512329" calcext:value-type="float">
            <text:p>5.2503685951</text:p>
          </table:table-cell>
          <table:table-cell table:formula="of:=[.C107]/([.D107]-[.D106])" office:value-type="float" office:value="1939.97371311839" calcext:value-type="float">
            <text:p>1939.9737131184</text:p>
          </table:table-cell>
          <table:table-cell table:formula="of:=[.D107]-[.D106]" office:value-type="float" office:value="0.0494852066040039" calcext:value-type="float">
            <text:p>0.049485206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642801.43279" calcext:value-type="float">
            <text:p>1455642801.43279</text:p>
          </table:table-cell>
          <table:table-cell office:value-type="float" office:value="96" calcext:value-type="float">
            <text:p>96</text:p>
          </table:table-cell>
          <table:table-cell table:formula="of:=[.B108]-[.B$2]" office:value-type="float" office:value="5.29970979690552" calcext:value-type="float">
            <text:p>5.2997097969</text:p>
          </table:table-cell>
          <table:table-cell table:formula="of:=[.C108]/([.D108]-[.D107])" office:value-type="float" office:value="1945.63562565233" calcext:value-type="float">
            <text:p>1945.6356256523</text:p>
          </table:table-cell>
          <table:table-cell table:formula="of:=[.D108]-[.D107]" office:value-type="float" office:value="0.0493412017822266" calcext:value-type="float">
            <text:p>0.049341201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642801.48347" calcext:value-type="float">
            <text:p>1455642801.48347</text:p>
          </table:table-cell>
          <table:table-cell office:value-type="float" office:value="96" calcext:value-type="float">
            <text:p>96</text:p>
          </table:table-cell>
          <table:table-cell table:formula="of:=[.B109]-[.B$2]" office:value-type="float" office:value="5.35039496421814" calcext:value-type="float">
            <text:p>5.3503949642</text:p>
          </table:table-cell>
          <table:table-cell table:formula="of:=[.C109]/([.D109]-[.D108])" office:value-type="float" office:value="1894.04524222796" calcext:value-type="float">
            <text:p>1894.045242228</text:p>
          </table:table-cell>
          <table:table-cell table:formula="of:=[.D109]-[.D108]" office:value-type="float" office:value="0.0506851673126221" calcext:value-type="float">
            <text:p>0.050685167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642801.53292" calcext:value-type="float">
            <text:p>1455642801.53292</text:p>
          </table:table-cell>
          <table:table-cell office:value-type="float" office:value="96" calcext:value-type="float">
            <text:p>96</text:p>
          </table:table-cell>
          <table:table-cell table:formula="of:=[.B110]-[.B$2]" office:value-type="float" office:value="5.3998453617096" calcext:value-type="float">
            <text:p>5.3998453617</text:p>
          </table:table-cell>
          <table:table-cell table:formula="of:=[.C110]/([.D110]-[.D109])" office:value-type="float" office:value="1941.33929897305" calcext:value-type="float">
            <text:p>1941.3392989731</text:p>
          </table:table-cell>
          <table:table-cell table:formula="of:=[.D110]-[.D109]" office:value-type="float" office:value="0.0494503974914551" calcext:value-type="float">
            <text:p>0.049450397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642801.59095" calcext:value-type="float">
            <text:p>1455642801.59095</text:p>
          </table:table-cell>
          <table:table-cell office:value-type="float" office:value="96" calcext:value-type="float">
            <text:p>96</text:p>
          </table:table-cell>
          <table:table-cell table:formula="of:=[.B111]-[.B$2]" office:value-type="float" office:value="5.45787405967712" calcext:value-type="float">
            <text:p>5.4578740597</text:p>
          </table:table-cell>
          <table:table-cell table:formula="of:=[.C111]/([.D111]-[.D110])" office:value-type="float" office:value="1654.35385184272" calcext:value-type="float">
            <text:p>1654.3538518427</text:p>
          </table:table-cell>
          <table:table-cell table:formula="of:=[.D111]-[.D110]" office:value-type="float" office:value="0.0580286979675293" calcext:value-type="float">
            <text:p>0.05802869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642801.63347" calcext:value-type="float">
            <text:p>1455642801.63347</text:p>
          </table:table-cell>
          <table:table-cell office:value-type="float" office:value="96" calcext:value-type="float">
            <text:p>96</text:p>
          </table:table-cell>
          <table:table-cell table:formula="of:=[.B112]-[.B$2]" office:value-type="float" office:value="5.5003924369812" calcext:value-type="float">
            <text:p>5.500392437</text:p>
          </table:table-cell>
          <table:table-cell table:formula="of:=[.C112]/([.D112]-[.D111])" office:value-type="float" office:value="2257.84722011944" calcext:value-type="float">
            <text:p>2257.8472201194</text:p>
          </table:table-cell>
          <table:table-cell table:formula="of:=[.D112]-[.D111]" office:value-type="float" office:value="0.0425183773040772" calcext:value-type="float">
            <text:p>0.042518377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642801.68333" calcext:value-type="float">
            <text:p>1455642801.68333</text:p>
          </table:table-cell>
          <table:table-cell office:value-type="float" office:value="96" calcext:value-type="float">
            <text:p>96</text:p>
          </table:table-cell>
          <table:table-cell table:formula="of:=[.B113]-[.B$2]" office:value-type="float" office:value="5.55025458335876" calcext:value-type="float">
            <text:p>5.5502545834</text:p>
          </table:table-cell>
          <table:table-cell table:formula="of:=[.C113]/([.D113]-[.D112])" office:value-type="float" office:value="1925.30821423278" calcext:value-type="float">
            <text:p>1925.3082142328</text:p>
          </table:table-cell>
          <table:table-cell table:formula="of:=[.D113]-[.D112]" office:value-type="float" office:value="0.0498621463775635" calcext:value-type="float">
            <text:p>0.049862146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642801.73289" calcext:value-type="float">
            <text:p>1455642801.73289</text:p>
          </table:table-cell>
          <table:table-cell office:value-type="float" office:value="96" calcext:value-type="float">
            <text:p>96</text:p>
          </table:table-cell>
          <table:table-cell table:formula="of:=[.B114]-[.B$2]" office:value-type="float" office:value="5.59980893135071" calcext:value-type="float">
            <text:p>5.5998089314</text:p>
          </table:table-cell>
          <table:table-cell table:formula="of:=[.C114]/([.D114]-[.D113])" office:value-type="float" office:value="1937.26693802142" calcext:value-type="float">
            <text:p>1937.2669380214</text:p>
          </table:table-cell>
          <table:table-cell table:formula="of:=[.D114]-[.D113]" office:value-type="float" office:value="0.0495543479919434" calcext:value-type="float">
            <text:p>0.04955434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642801.78373" calcext:value-type="float">
            <text:p>1455642801.78373</text:p>
          </table:table-cell>
          <table:table-cell office:value-type="float" office:value="96" calcext:value-type="float">
            <text:p>96</text:p>
          </table:table-cell>
          <table:table-cell table:formula="of:=[.B115]-[.B$2]" office:value-type="float" office:value="5.65065169334412" calcext:value-type="float">
            <text:p>5.6506516933</text:p>
          </table:table-cell>
          <table:table-cell table:formula="of:=[.C115]/([.D115]-[.D114])" office:value-type="float" office:value="1888.17436811254" calcext:value-type="float">
            <text:p>1888.1743681126</text:p>
          </table:table-cell>
          <table:table-cell table:formula="of:=[.D115]-[.D114]" office:value-type="float" office:value="0.0508427619934082" calcext:value-type="float">
            <text:p>0.05084276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642801.83358" calcext:value-type="float">
            <text:p>1455642801.83358</text:p>
          </table:table-cell>
          <table:table-cell office:value-type="float" office:value="96" calcext:value-type="float">
            <text:p>96</text:p>
          </table:table-cell>
          <table:table-cell table:formula="of:=[.B116]-[.B$2]" office:value-type="float" office:value="5.70050525665283" calcext:value-type="float">
            <text:p>5.7005052567</text:p>
          </table:table-cell>
          <table:table-cell table:formula="of:=[.C116]/([.D116]-[.D115])" office:value-type="float" office:value="1925.63968608472" calcext:value-type="float">
            <text:p>1925.6396860847</text:p>
          </table:table-cell>
          <table:table-cell table:formula="of:=[.D116]-[.D115]" office:value-type="float" office:value="0.0498535633087158" calcext:value-type="float">
            <text:p>0.049853563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642801.88316" calcext:value-type="float">
            <text:p>1455642801.88316</text:p>
          </table:table-cell>
          <table:table-cell office:value-type="float" office:value="96" calcext:value-type="float">
            <text:p>96</text:p>
          </table:table-cell>
          <table:table-cell table:formula="of:=[.B117]-[.B$2]" office:value-type="float" office:value="5.75008106231689" calcext:value-type="float">
            <text:p>5.7500810623</text:p>
          </table:table-cell>
          <table:table-cell table:formula="of:=[.C117]/([.D117]-[.D116])" office:value-type="float" office:value="1936.42843951985" calcext:value-type="float">
            <text:p>1936.4284395199</text:p>
          </table:table-cell>
          <table:table-cell table:formula="of:=[.D117]-[.D116]" office:value-type="float" office:value="0.0495758056640625" calcext:value-type="float">
            <text:p>0.049575805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642801.93335" calcext:value-type="float">
            <text:p>1455642801.93335</text:p>
          </table:table-cell>
          <table:table-cell office:value-type="float" office:value="96" calcext:value-type="float">
            <text:p>96</text:p>
          </table:table-cell>
          <table:table-cell table:formula="of:=[.B118]-[.B$2]" office:value-type="float" office:value="5.80027627944946" calcext:value-type="float">
            <text:p>5.8002762794</text:p>
          </table:table-cell>
          <table:table-cell table:formula="of:=[.C118]/([.D118]-[.D117])" office:value-type="float" office:value="1912.5328165522" calcext:value-type="float">
            <text:p>1912.5328165522</text:p>
          </table:table-cell>
          <table:table-cell table:formula="of:=[.D118]-[.D117]" office:value-type="float" office:value="0.0501952171325684" calcext:value-type="float">
            <text:p>0.050195217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642801.98326" calcext:value-type="float">
            <text:p>1455642801.98326</text:p>
          </table:table-cell>
          <table:table-cell office:value-type="float" office:value="96" calcext:value-type="float">
            <text:p>96</text:p>
          </table:table-cell>
          <table:table-cell table:formula="of:=[.B119]-[.B$2]" office:value-type="float" office:value="5.85017919540405" calcext:value-type="float">
            <text:p>5.8501791954</text:p>
          </table:table-cell>
          <table:table-cell table:formula="of:=[.C119]/([.D119]-[.D118])" office:value-type="float" office:value="1923.73528006574" calcext:value-type="float">
            <text:p>1923.7352800657</text:p>
          </table:table-cell>
          <table:table-cell table:formula="of:=[.D119]-[.D118]" office:value-type="float" office:value="0.0499029159545898" calcext:value-type="float">
            <text:p>0.04990291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642802.03658" calcext:value-type="float">
            <text:p>1455642802.03658</text:p>
          </table:table-cell>
          <table:table-cell office:value-type="float" office:value="96" calcext:value-type="float">
            <text:p>96</text:p>
          </table:table-cell>
          <table:table-cell table:formula="of:=[.B120]-[.B$2]" office:value-type="float" office:value="5.90350389480591" calcext:value-type="float">
            <text:p>5.9035038948</text:p>
          </table:table-cell>
          <table:table-cell table:formula="of:=[.C120]/([.D120]-[.D119])" office:value-type="float" office:value="1800.29144236788" calcext:value-type="float">
            <text:p>1800.2914423679</text:p>
          </table:table-cell>
          <table:table-cell table:formula="of:=[.D120]-[.D119]" office:value-type="float" office:value="0.0533246994018555" calcext:value-type="float">
            <text:p>0.053324699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642802.0845" calcext:value-type="float">
            <text:p>1455642802.0845</text:p>
          </table:table-cell>
          <table:table-cell office:value-type="float" office:value="96" calcext:value-type="float">
            <text:p>96</text:p>
          </table:table-cell>
          <table:table-cell table:formula="of:=[.B121]-[.B$2]" office:value-type="float" office:value="5.95142269134522" calcext:value-type="float">
            <text:p>5.9514226913</text:p>
          </table:table-cell>
          <table:table-cell table:formula="of:=[.C121]/([.D121]-[.D120])" office:value-type="float" office:value="2003.38921118884" calcext:value-type="float">
            <text:p>2003.3892111888</text:p>
          </table:table-cell>
          <table:table-cell table:formula="of:=[.D121]-[.D120]" office:value-type="float" office:value="0.0479187965393066" calcext:value-type="float">
            <text:p>0.047918796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642802.13475" calcext:value-type="float">
            <text:p>1455642802.13475</text:p>
          </table:table-cell>
          <table:table-cell office:value-type="float" office:value="96" calcext:value-type="float">
            <text:p>96</text:p>
          </table:table-cell>
          <table:table-cell table:formula="of:=[.B122]-[.B$2]" office:value-type="float" office:value="6.00166726112366" calcext:value-type="float">
            <text:p>6.0016672611</text:p>
          </table:table-cell>
          <table:table-cell table:formula="of:=[.C122]/([.D122]-[.D121])" office:value-type="float" office:value="1910.65423434453" calcext:value-type="float">
            <text:p>1910.6542343445</text:p>
          </table:table-cell>
          <table:table-cell table:formula="of:=[.D122]-[.D121]" office:value-type="float" office:value="0.0502445697784424" calcext:value-type="float">
            <text:p>0.050244569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642802.18424" calcext:value-type="float">
            <text:p>1455642802.18424</text:p>
          </table:table-cell>
          <table:table-cell office:value-type="float" office:value="96" calcext:value-type="float">
            <text:p>96</text:p>
          </table:table-cell>
          <table:table-cell table:formula="of:=[.B123]-[.B$2]" office:value-type="float" office:value="6.0511577129364" calcext:value-type="float">
            <text:p>6.0511577129</text:p>
          </table:table-cell>
          <table:table-cell table:formula="of:=[.C123]/([.D123]-[.D122])" office:value-type="float" office:value="1939.76810644673" calcext:value-type="float">
            <text:p>1939.7681064467</text:p>
          </table:table-cell>
          <table:table-cell table:formula="of:=[.D123]-[.D122]" office:value-type="float" office:value="0.0494904518127441" calcext:value-type="float">
            <text:p>0.049490451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642802.23444" calcext:value-type="float">
            <text:p>1455642802.23444</text:p>
          </table:table-cell>
          <table:table-cell office:value-type="float" office:value="96" calcext:value-type="float">
            <text:p>96</text:p>
          </table:table-cell>
          <table:table-cell table:formula="of:=[.B124]-[.B$2]" office:value-type="float" office:value="6.1013605594635" calcext:value-type="float">
            <text:p>6.1013605595</text:p>
          </table:table-cell>
          <table:table-cell table:formula="of:=[.C124]/([.D124]-[.D123])" office:value-type="float" office:value="1912.24216635164" calcext:value-type="float">
            <text:p>1912.2421663517</text:p>
          </table:table-cell>
          <table:table-cell table:formula="of:=[.D124]-[.D123]" office:value-type="float" office:value="0.0502028465270996" calcext:value-type="float">
            <text:p>0.050202846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642802.28423" calcext:value-type="float">
            <text:p>1455642802.28423</text:p>
          </table:table-cell>
          <table:table-cell office:value-type="float" office:value="96" calcext:value-type="float">
            <text:p>96</text:p>
          </table:table-cell>
          <table:table-cell table:formula="of:=[.B125]-[.B$2]" office:value-type="float" office:value="6.15115594863892" calcext:value-type="float">
            <text:p>6.1511559486</text:p>
          </table:table-cell>
          <table:table-cell table:formula="of:=[.C125]/([.D125]-[.D124])" office:value-type="float" office:value="1927.88934055358" calcext:value-type="float">
            <text:p>1927.8893405536</text:p>
          </table:table-cell>
          <table:table-cell table:formula="of:=[.D125]-[.D124]" office:value-type="float" office:value="0.049795389175415" calcext:value-type="float">
            <text:p>0.049795389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642802.33465" calcext:value-type="float">
            <text:p>1455642802.33465</text:p>
          </table:table-cell>
          <table:table-cell office:value-type="float" office:value="96" calcext:value-type="float">
            <text:p>96</text:p>
          </table:table-cell>
          <table:table-cell table:formula="of:=[.B126]-[.B$2]" office:value-type="float" office:value="6.20156836509705" calcext:value-type="float">
            <text:p>6.2015683651</text:p>
          </table:table-cell>
          <table:table-cell table:formula="of:=[.C126]/([.D126]-[.D125])" office:value-type="float" office:value="1904.29276644045" calcext:value-type="float">
            <text:p>1904.2927664405</text:p>
          </table:table-cell>
          <table:table-cell table:formula="of:=[.D126]-[.D125]" office:value-type="float" office:value="0.0504124164581299" calcext:value-type="float">
            <text:p>0.050412416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642802.38491" calcext:value-type="float">
            <text:p>1455642802.38491</text:p>
          </table:table-cell>
          <table:table-cell office:value-type="float" office:value="96" calcext:value-type="float">
            <text:p>96</text:p>
          </table:table-cell>
          <table:table-cell table:formula="of:=[.B127]-[.B$2]" office:value-type="float" office:value="6.25183081626892" calcext:value-type="float">
            <text:p>6.2518308163</text:p>
          </table:table-cell>
          <table:table-cell table:formula="of:=[.C127]/([.D127]-[.D126])" office:value-type="float" office:value="1909.97449908925" calcext:value-type="float">
            <text:p>1909.9744990893</text:p>
          </table:table-cell>
          <table:table-cell table:formula="of:=[.D127]-[.D126]" office:value-type="float" office:value="0.050262451171875" calcext:value-type="float">
            <text:p>0.050262451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642802.43471" calcext:value-type="float">
            <text:p>1455642802.43471</text:p>
          </table:table-cell>
          <table:table-cell office:value-type="float" office:value="96" calcext:value-type="float">
            <text:p>96</text:p>
          </table:table-cell>
          <table:table-cell table:formula="of:=[.B128]-[.B$2]" office:value-type="float" office:value="6.30162930488586" calcext:value-type="float">
            <text:p>6.3016293049</text:p>
          </table:table-cell>
          <table:table-cell table:formula="of:=[.C128]/([.D128]-[.D127])" office:value-type="float" office:value="1927.76934935606" calcext:value-type="float">
            <text:p>1927.7693493561</text:p>
          </table:table-cell>
          <table:table-cell table:formula="of:=[.D128]-[.D127]" office:value-type="float" office:value="0.0497984886169434" calcext:value-type="float">
            <text:p>0.049798488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642802.48495" calcext:value-type="float">
            <text:p>1455642802.48495</text:p>
          </table:table-cell>
          <table:table-cell office:value-type="float" office:value="96" calcext:value-type="float">
            <text:p>96</text:p>
          </table:table-cell>
          <table:table-cell table:formula="of:=[.B129]-[.B$2]" office:value-type="float" office:value="6.3518750667572" calcext:value-type="float">
            <text:p>6.3518750668</text:p>
          </table:table-cell>
          <table:table-cell table:formula="of:=[.C129]/([.D129]-[.D128])" office:value-type="float" office:value="1910.60890360908" calcext:value-type="float">
            <text:p>1910.6089036091</text:p>
          </table:table-cell>
          <table:table-cell table:formula="of:=[.D129]-[.D128]" office:value-type="float" office:value="0.0502457618713379" calcext:value-type="float">
            <text:p>0.050245761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642802.5349" calcext:value-type="float">
            <text:p>1455642802.5349</text:p>
          </table:table-cell>
          <table:table-cell office:value-type="float" office:value="96" calcext:value-type="float">
            <text:p>96</text:p>
          </table:table-cell>
          <table:table-cell table:formula="of:=[.B130]-[.B$2]" office:value-type="float" office:value="6.40181922912598" calcext:value-type="float">
            <text:p>6.4018192291</text:p>
          </table:table-cell>
          <table:table-cell table:formula="of:=[.C130]/([.D130]-[.D129])" office:value-type="float" office:value="1922.14656221805" calcext:value-type="float">
            <text:p>1922.1465622181</text:p>
          </table:table-cell>
          <table:table-cell table:formula="of:=[.D130]-[.D129]" office:value-type="float" office:value="0.0499441623687744" calcext:value-type="float">
            <text:p>0.049944162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642802.58502" calcext:value-type="float">
            <text:p>1455642802.58502</text:p>
          </table:table-cell>
          <table:table-cell office:value-type="float" office:value="96" calcext:value-type="float">
            <text:p>96</text:p>
          </table:table-cell>
          <table:table-cell table:formula="of:=[.B131]-[.B$2]" office:value-type="float" office:value="6.4519464969635" calcext:value-type="float">
            <text:p>6.451946497</text:p>
          </table:table-cell>
          <table:table-cell table:formula="of:=[.C131]/([.D131]-[.D130])" office:value-type="float" office:value="1915.1253228315" calcext:value-type="float">
            <text:p>1915.1253228315</text:p>
          </table:table-cell>
          <table:table-cell table:formula="of:=[.D131]-[.D130]" office:value-type="float" office:value="0.0501272678375244" calcext:value-type="float">
            <text:p>0.050127267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642802.63451" calcext:value-type="float">
            <text:p>1455642802.63451</text:p>
          </table:table-cell>
          <table:table-cell office:value-type="float" office:value="96" calcext:value-type="float">
            <text:p>96</text:p>
          </table:table-cell>
          <table:table-cell table:formula="of:=[.B132]-[.B$2]" office:value-type="float" office:value="6.50143241882324" calcext:value-type="float">
            <text:p>6.5014324188</text:p>
          </table:table-cell>
          <table:table-cell table:formula="of:=[.C132]/([.D132]-[.D131])" office:value-type="float" office:value="1939.94567327844" calcext:value-type="float">
            <text:p>1939.9456732785</text:p>
          </table:table-cell>
          <table:table-cell table:formula="of:=[.D132]-[.D131]" office:value-type="float" office:value="0.0494859218597412" calcext:value-type="float">
            <text:p>0.049485921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642802.68324" calcext:value-type="float">
            <text:p>1455642802.68324</text:p>
          </table:table-cell>
          <table:table-cell office:value-type="float" office:value="96" calcext:value-type="float">
            <text:p>96</text:p>
          </table:table-cell>
          <table:table-cell table:formula="of:=[.B133]-[.B$2]" office:value-type="float" office:value="6.55016136169434" calcext:value-type="float">
            <text:p>6.5501613617</text:p>
          </table:table-cell>
          <table:table-cell table:formula="of:=[.C133]/([.D133]-[.D132])" office:value-type="float" office:value="1970.08172851104" calcext:value-type="float">
            <text:p>1970.081728511</text:p>
          </table:table-cell>
          <table:table-cell table:formula="of:=[.D133]-[.D132]" office:value-type="float" office:value="0.0487289428710938" calcext:value-type="float">
            <text:p>0.048728942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642802.73283" calcext:value-type="float">
            <text:p>1455642802.73283</text:p>
          </table:table-cell>
          <table:table-cell office:value-type="float" office:value="96" calcext:value-type="float">
            <text:p>96</text:p>
          </table:table-cell>
          <table:table-cell table:formula="of:=[.B134]-[.B$2]" office:value-type="float" office:value="6.59975123405457" calcext:value-type="float">
            <text:p>6.5997512341</text:p>
          </table:table-cell>
          <table:table-cell table:formula="of:=[.C134]/([.D134]-[.D133])" office:value-type="float" office:value="1935.87915094113" calcext:value-type="float">
            <text:p>1935.8791509411</text:p>
          </table:table-cell>
          <table:table-cell table:formula="of:=[.D134]-[.D133]" office:value-type="float" office:value="0.0495898723602295" calcext:value-type="float">
            <text:p>0.049589872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642802.78376" calcext:value-type="float">
            <text:p>1455642802.78376</text:p>
          </table:table-cell>
          <table:table-cell office:value-type="float" office:value="96" calcext:value-type="float">
            <text:p>96</text:p>
          </table:table-cell>
          <table:table-cell table:formula="of:=[.B135]-[.B$2]" office:value-type="float" office:value="6.65068292617798" calcext:value-type="float">
            <text:p>6.6506829262</text:p>
          </table:table-cell>
          <table:table-cell table:formula="of:=[.C135]/([.D135]-[.D134])" office:value-type="float" office:value="1884.8774897834" calcext:value-type="float">
            <text:p>1884.8774897834</text:p>
          </table:table-cell>
          <table:table-cell table:formula="of:=[.D135]-[.D134]" office:value-type="float" office:value="0.0509316921234131" calcext:value-type="float">
            <text:p>0.050931692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642802.83351" calcext:value-type="float">
            <text:p>1455642802.83351</text:p>
          </table:table-cell>
          <table:table-cell office:value-type="float" office:value="96" calcext:value-type="float">
            <text:p>96</text:p>
          </table:table-cell>
          <table:table-cell table:formula="of:=[.B136]-[.B$2]" office:value-type="float" office:value="6.70043468475342" calcext:value-type="float">
            <text:p>6.7004346848</text:p>
          </table:table-cell>
          <table:table-cell table:formula="of:=[.C136]/([.D136]-[.D135])" office:value-type="float" office:value="1929.58003392852" calcext:value-type="float">
            <text:p>1929.5800339285</text:p>
          </table:table-cell>
          <table:table-cell table:formula="of:=[.D136]-[.D135]" office:value-type="float" office:value="0.0497517585754395" calcext:value-type="float">
            <text:p>0.049751758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642802.8829" calcext:value-type="float">
            <text:p>1455642802.8829</text:p>
          </table:table-cell>
          <table:table-cell office:value-type="float" office:value="96" calcext:value-type="float">
            <text:p>96</text:p>
          </table:table-cell>
          <table:table-cell table:formula="of:=[.B137]-[.B$2]" office:value-type="float" office:value="6.74982237815857" calcext:value-type="float">
            <text:p>6.7498223782</text:p>
          </table:table-cell>
          <table:table-cell table:formula="of:=[.C137]/([.D137]-[.D136])" office:value-type="float" office:value="1943.80408115976" calcext:value-type="float">
            <text:p>1943.8040811598</text:p>
          </table:table-cell>
          <table:table-cell table:formula="of:=[.D137]-[.D136]" office:value-type="float" office:value="0.0493876934051514" calcext:value-type="float">
            <text:p>0.049387693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642802.93383" calcext:value-type="float">
            <text:p>1455642802.93383</text:p>
          </table:table-cell>
          <table:table-cell office:value-type="float" office:value="96" calcext:value-type="float">
            <text:p>96</text:p>
          </table:table-cell>
          <table:table-cell table:formula="of:=[.B138]-[.B$2]" office:value-type="float" office:value="6.80075359344482" calcext:value-type="float">
            <text:p>6.8007535934</text:p>
          </table:table-cell>
          <table:table-cell table:formula="of:=[.C138]/([.D138]-[.D137])" office:value-type="float" office:value="1884.89513671409" calcext:value-type="float">
            <text:p>1884.8951367141</text:p>
          </table:table-cell>
          <table:table-cell table:formula="of:=[.D138]-[.D137]" office:value-type="float" office:value="0.0509312152862549" calcext:value-type="float">
            <text:p>0.050931215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642802.98276" calcext:value-type="float">
            <text:p>1455642802.98276</text:p>
          </table:table-cell>
          <table:table-cell office:value-type="float" office:value="96" calcext:value-type="float">
            <text:p>96</text:p>
          </table:table-cell>
          <table:table-cell table:formula="of:=[.B139]-[.B$2]" office:value-type="float" office:value="6.84968543052673" calcext:value-type="float">
            <text:p>6.8496854305</text:p>
          </table:table-cell>
          <table:table-cell table:formula="of:=[.C139]/([.D139]-[.D138])" office:value-type="float" office:value="1961.91285112188" calcext:value-type="float">
            <text:p>1961.9128511219</text:p>
          </table:table-cell>
          <table:table-cell table:formula="of:=[.D139]-[.D138]" office:value-type="float" office:value="0.0489318370819092" calcext:value-type="float">
            <text:p>0.048931837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642803.03546" calcext:value-type="float">
            <text:p>1455642803.03546</text:p>
          </table:table-cell>
          <table:table-cell office:value-type="float" office:value="96" calcext:value-type="float">
            <text:p>96</text:p>
          </table:table-cell>
          <table:table-cell table:formula="of:=[.B140]-[.B$2]" office:value-type="float" office:value="6.90238451957703" calcext:value-type="float">
            <text:p>6.9023845196</text:p>
          </table:table-cell>
          <table:table-cell table:formula="of:=[.C140]/([.D140]-[.D139])" office:value-type="float" office:value="1821.66336705333" calcext:value-type="float">
            <text:p>1821.6633670533</text:p>
          </table:table-cell>
          <table:table-cell table:formula="of:=[.D140]-[.D139]" office:value-type="float" office:value="0.052699089050293" calcext:value-type="float">
            <text:p>0.052699089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642803.08472" calcext:value-type="float">
            <text:p>1455642803.08472</text:p>
          </table:table-cell>
          <table:table-cell office:value-type="float" office:value="96" calcext:value-type="float">
            <text:p>96</text:p>
          </table:table-cell>
          <table:table-cell table:formula="of:=[.B141]-[.B$2]" office:value-type="float" office:value="6.9516441822052" calcext:value-type="float">
            <text:p>6.9516441822</text:p>
          </table:table-cell>
          <table:table-cell table:formula="of:=[.C141]/([.D141]-[.D140])" office:value-type="float" office:value="1948.85622186729" calcext:value-type="float">
            <text:p>1948.8562218673</text:p>
          </table:table-cell>
          <table:table-cell table:formula="of:=[.D141]-[.D140]" office:value-type="float" office:value="0.0492596626281738" calcext:value-type="float">
            <text:p>0.049259662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642803.13567" calcext:value-type="float">
            <text:p>1455642803.13567</text:p>
          </table:table-cell>
          <table:table-cell office:value-type="float" office:value="96" calcext:value-type="float">
            <text:p>96</text:p>
          </table:table-cell>
          <table:table-cell table:formula="of:=[.B142]-[.B$2]" office:value-type="float" office:value="7.00259065628052" calcext:value-type="float">
            <text:p>7.0025906563</text:p>
          </table:table-cell>
          <table:table-cell table:formula="of:=[.C142]/([.D142]-[.D141])" office:value-type="float" office:value="1884.33059877858" calcext:value-type="float">
            <text:p>1884.3305987786</text:p>
          </table:table-cell>
          <table:table-cell table:formula="of:=[.D142]-[.D141]" office:value-type="float" office:value="0.0509464740753174" calcext:value-type="float">
            <text:p>0.050946474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642803.18492" calcext:value-type="float">
            <text:p>1455642803.18492</text:p>
          </table:table-cell>
          <table:table-cell office:value-type="float" office:value="96" calcext:value-type="float">
            <text:p>96</text:p>
          </table:table-cell>
          <table:table-cell table:formula="of:=[.B143]-[.B$2]" office:value-type="float" office:value="7.05183720588684" calcext:value-type="float">
            <text:p>7.0518372059</text:p>
          </table:table-cell>
          <table:table-cell table:formula="of:=[.C143]/([.D143]-[.D142])" office:value-type="float" office:value="1949.37514947593" calcext:value-type="float">
            <text:p>1949.3751494759</text:p>
          </table:table-cell>
          <table:table-cell table:formula="of:=[.D143]-[.D142]" office:value-type="float" office:value="0.0492465496063232" calcext:value-type="float">
            <text:p>0.049246549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642803.23457" calcext:value-type="float">
            <text:p>1455642803.23457</text:p>
          </table:table-cell>
          <table:table-cell office:value-type="float" office:value="96" calcext:value-type="float">
            <text:p>96</text:p>
          </table:table-cell>
          <table:table-cell table:formula="of:=[.B144]-[.B$2]" office:value-type="float" office:value="7.10149359703064" calcext:value-type="float">
            <text:p>7.101493597</text:p>
          </table:table-cell>
          <table:table-cell table:formula="of:=[.C144]/([.D144]-[.D143])" office:value-type="float" office:value="1933.28588301948" calcext:value-type="float">
            <text:p>1933.2858830195</text:p>
          </table:table-cell>
          <table:table-cell table:formula="of:=[.D144]-[.D143]" office:value-type="float" office:value="0.0496563911437988" calcext:value-type="float">
            <text:p>0.049656391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642803.28467" calcext:value-type="float">
            <text:p>1455642803.28467</text:p>
          </table:table-cell>
          <table:table-cell office:value-type="float" office:value="96" calcext:value-type="float">
            <text:p>96</text:p>
          </table:table-cell>
          <table:table-cell table:formula="of:=[.B145]-[.B$2]" office:value-type="float" office:value="7.15158748626709" calcext:value-type="float">
            <text:p>7.1515874863</text:p>
          </table:table-cell>
          <table:table-cell table:formula="of:=[.C145]/([.D145]-[.D144])" office:value-type="float" office:value="1916.40141069635" calcext:value-type="float">
            <text:p>1916.4014106964</text:p>
          </table:table-cell>
          <table:table-cell table:formula="of:=[.D145]-[.D144]" office:value-type="float" office:value="0.0500938892364502" calcext:value-type="float">
            <text:p>0.050093889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642803.33483" calcext:value-type="float">
            <text:p>1455642803.33483</text:p>
          </table:table-cell>
          <table:table-cell office:value-type="float" office:value="96" calcext:value-type="float">
            <text:p>96</text:p>
          </table:table-cell>
          <table:table-cell table:formula="of:=[.B146]-[.B$2]" office:value-type="float" office:value="7.20175552368164" calcext:value-type="float">
            <text:p>7.2017555237</text:p>
          </table:table-cell>
          <table:table-cell table:formula="of:=[.C146]/([.D146]-[.D145])" office:value-type="float" office:value="1913.56897633305" calcext:value-type="float">
            <text:p>1913.5689763331</text:p>
          </table:table-cell>
          <table:table-cell table:formula="of:=[.D146]-[.D145]" office:value-type="float" office:value="0.0501680374145508" calcext:value-type="float">
            <text:p>0.050168037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642803.38584" calcext:value-type="float">
            <text:p>1455642803.38584</text:p>
          </table:table-cell>
          <table:table-cell office:value-type="float" office:value="96" calcext:value-type="float">
            <text:p>96</text:p>
          </table:table-cell>
          <table:table-cell table:formula="of:=[.B147]-[.B$2]" office:value-type="float" office:value="7.25276255607605" calcext:value-type="float">
            <text:p>7.2527625561</text:p>
          </table:table-cell>
          <table:table-cell table:formula="of:=[.C147]/([.D147]-[.D146])" office:value-type="float" office:value="1882.09341915219" calcext:value-type="float">
            <text:p>1882.0934191522</text:p>
          </table:table-cell>
          <table:table-cell table:formula="of:=[.D147]-[.D146]" office:value-type="float" office:value="0.0510070323944092" calcext:value-type="float">
            <text:p>0.051007032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642803.4347" calcext:value-type="float">
            <text:p>1455642803.4347</text:p>
          </table:table-cell>
          <table:table-cell office:value-type="float" office:value="96" calcext:value-type="float">
            <text:p>96</text:p>
          </table:table-cell>
          <table:table-cell table:formula="of:=[.B148]-[.B$2]" office:value-type="float" office:value="7.30162596702576" calcext:value-type="float">
            <text:p>7.301625967</text:p>
          </table:table-cell>
          <table:table-cell table:formula="of:=[.C148]/([.D148]-[.D147])" office:value-type="float" office:value="1964.66022600855" calcext:value-type="float">
            <text:p>1964.6602260086</text:p>
          </table:table-cell>
          <table:table-cell table:formula="of:=[.D148]-[.D147]" office:value-type="float" office:value="0.048863410949707" calcext:value-type="float">
            <text:p>0.048863410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642803.48345" calcext:value-type="float">
            <text:p>1455642803.48345</text:p>
          </table:table-cell>
          <table:table-cell office:value-type="float" office:value="96" calcext:value-type="float">
            <text:p>96</text:p>
          </table:table-cell>
          <table:table-cell table:formula="of:=[.B149]-[.B$2]" office:value-type="float" office:value="7.35037326812744" calcext:value-type="float">
            <text:p>7.3503732681</text:p>
          </table:table-cell>
          <table:table-cell table:formula="of:=[.C149]/([.D149]-[.D148])" office:value-type="float" office:value="1969.33979585349" calcext:value-type="float">
            <text:p>1969.3397958535</text:p>
          </table:table-cell>
          <table:table-cell table:formula="of:=[.D149]-[.D148]" office:value-type="float" office:value="0.0487473011016846" calcext:value-type="float">
            <text:p>0.048747301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642803.53323" calcext:value-type="float">
            <text:p>1455642803.53323</text:p>
          </table:table-cell>
          <table:table-cell office:value-type="float" office:value="96" calcext:value-type="float">
            <text:p>96</text:p>
          </table:table-cell>
          <table:table-cell table:formula="of:=[.B150]-[.B$2]" office:value-type="float" office:value="7.40015459060669" calcext:value-type="float">
            <text:p>7.4001545906</text:p>
          </table:table-cell>
          <table:table-cell table:formula="of:=[.C150]/([.D150]-[.D149])" office:value-type="float" office:value="1928.43410377494" calcext:value-type="float">
            <text:p>1928.4341037749</text:p>
          </table:table-cell>
          <table:table-cell table:formula="of:=[.D150]-[.D149]" office:value-type="float" office:value="0.0497813224792481" calcext:value-type="float">
            <text:p>0.049781322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642803.58316" calcext:value-type="float">
            <text:p>1455642803.58316</text:p>
          </table:table-cell>
          <table:table-cell office:value-type="float" office:value="96" calcext:value-type="float">
            <text:p>96</text:p>
          </table:table-cell>
          <table:table-cell table:formula="of:=[.B151]-[.B$2]" office:value-type="float" office:value="7.45008230209351" calcext:value-type="float">
            <text:p>7.4500823021</text:p>
          </table:table-cell>
          <table:table-cell table:formula="of:=[.C151]/([.D151]-[.D150])" office:value-type="float" office:value="1922.77989800011" calcext:value-type="float">
            <text:p>1922.7798980001</text:p>
          </table:table-cell>
          <table:table-cell table:formula="of:=[.D151]-[.D150]" office:value-type="float" office:value="0.0499277114868164" calcext:value-type="float">
            <text:p>0.049927711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642803.63285" calcext:value-type="float">
            <text:p>1455642803.63285</text:p>
          </table:table-cell>
          <table:table-cell office:value-type="float" office:value="96" calcext:value-type="float">
            <text:p>96</text:p>
          </table:table-cell>
          <table:table-cell table:formula="of:=[.B152]-[.B$2]" office:value-type="float" office:value="7.49976778030396" calcext:value-type="float">
            <text:p>7.4997677803</text:p>
          </table:table-cell>
          <table:table-cell table:formula="of:=[.C152]/([.D152]-[.D151])" office:value-type="float" office:value="1932.15409124935" calcext:value-type="float">
            <text:p>1932.1540912494</text:p>
          </table:table-cell>
          <table:table-cell table:formula="of:=[.D152]-[.D151]" office:value-type="float" office:value="0.0496854782104492" calcext:value-type="float">
            <text:p>0.04968547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642803.68352" calcext:value-type="float">
            <text:p>1455642803.68352</text:p>
          </table:table-cell>
          <table:table-cell office:value-type="float" office:value="96" calcext:value-type="float">
            <text:p>96</text:p>
          </table:table-cell>
          <table:table-cell table:formula="of:=[.B153]-[.B$2]" office:value-type="float" office:value="7.55044078826904" calcext:value-type="float">
            <text:p>7.5504407883</text:p>
          </table:table-cell>
          <table:table-cell table:formula="of:=[.C153]/([.D153]-[.D152])" office:value-type="float" office:value="1894.49973181266" calcext:value-type="float">
            <text:p>1894.4997318127</text:p>
          </table:table-cell>
          <table:table-cell table:formula="of:=[.D153]-[.D152]" office:value-type="float" office:value="0.0506730079650879" calcext:value-type="float">
            <text:p>0.05067300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642803.73329" calcext:value-type="float">
            <text:p>1455642803.73329</text:p>
          </table:table-cell>
          <table:table-cell office:value-type="float" office:value="96" calcext:value-type="float">
            <text:p>96</text:p>
          </table:table-cell>
          <table:table-cell table:formula="of:=[.B154]-[.B$2]" office:value-type="float" office:value="7.60021018981934" calcext:value-type="float">
            <text:p>7.6002101898</text:p>
          </table:table-cell>
          <table:table-cell table:formula="of:=[.C154]/([.D154]-[.D153])" office:value-type="float" office:value="1928.89600858451" calcext:value-type="float">
            <text:p>1928.8960085845</text:p>
          </table:table-cell>
          <table:table-cell table:formula="of:=[.D154]-[.D153]" office:value-type="float" office:value="0.049769401550293" calcext:value-type="float">
            <text:p>0.049769401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642803.78295" calcext:value-type="float">
            <text:p>1455642803.78295</text:p>
          </table:table-cell>
          <table:table-cell office:value-type="float" office:value="96" calcext:value-type="float">
            <text:p>96</text:p>
          </table:table-cell>
          <table:table-cell table:formula="of:=[.B155]-[.B$2]" office:value-type="float" office:value="7.64987444877625" calcext:value-type="float">
            <text:p>7.6498744488</text:p>
          </table:table-cell>
          <table:table-cell table:formula="of:=[.C155]/([.D155]-[.D154])" office:value-type="float" office:value="1932.97961182293" calcext:value-type="float">
            <text:p>1932.9796118229</text:p>
          </table:table-cell>
          <table:table-cell table:formula="of:=[.D155]-[.D154]" office:value-type="float" office:value="0.0496642589569092" calcext:value-type="float">
            <text:p>0.04966425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642803.83557" calcext:value-type="float">
            <text:p>1455642803.83557</text:p>
          </table:table-cell>
          <table:table-cell office:value-type="float" office:value="96" calcext:value-type="float">
            <text:p>96</text:p>
          </table:table-cell>
          <table:table-cell table:formula="of:=[.B156]-[.B$2]" office:value-type="float" office:value="7.70249509811401" calcext:value-type="float">
            <text:p>7.7024950981</text:p>
          </table:table-cell>
          <table:table-cell table:formula="of:=[.C156]/([.D156]-[.D155])" office:value-type="float" office:value="1824.37885522435" calcext:value-type="float">
            <text:p>1824.3788552244</text:p>
          </table:table-cell>
          <table:table-cell table:formula="of:=[.D156]-[.D155]" office:value-type="float" office:value="0.0526206493377686" calcext:value-type="float">
            <text:p>0.052620649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642803.88331" calcext:value-type="float">
            <text:p>1455642803.88331</text:p>
          </table:table-cell>
          <table:table-cell office:value-type="float" office:value="96" calcext:value-type="float">
            <text:p>96</text:p>
          </table:table-cell>
          <table:table-cell table:formula="of:=[.B157]-[.B$2]" office:value-type="float" office:value="7.75023531913757" calcext:value-type="float">
            <text:p>7.7502353191</text:p>
          </table:table-cell>
          <table:table-cell table:formula="of:=[.C157]/([.D157]-[.D156])" office:value-type="float" office:value="2010.88302361701" calcext:value-type="float">
            <text:p>2010.883023617</text:p>
          </table:table-cell>
          <table:table-cell table:formula="of:=[.D157]-[.D156]" office:value-type="float" office:value="0.0477402210235596" calcext:value-type="float">
            <text:p>0.04774022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642803.93515" calcext:value-type="float">
            <text:p>1455642803.93515</text:p>
          </table:table-cell>
          <table:table-cell office:value-type="float" office:value="96" calcext:value-type="float">
            <text:p>96</text:p>
          </table:table-cell>
          <table:table-cell table:formula="of:=[.B158]-[.B$2]" office:value-type="float" office:value="7.80206751823425" calcext:value-type="float">
            <text:p>7.8020675182</text:p>
          </table:table-cell>
          <table:table-cell table:formula="of:=[.C158]/([.D158]-[.D157])" office:value-type="float" office:value="1852.13056117755" calcext:value-type="float">
            <text:p>1852.1305611776</text:p>
          </table:table-cell>
          <table:table-cell table:formula="of:=[.D158]-[.D157]" office:value-type="float" office:value="0.0518321990966797" calcext:value-type="float">
            <text:p>0.051832199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642803.98383" calcext:value-type="float">
            <text:p>1455642803.98383</text:p>
          </table:table-cell>
          <table:table-cell office:value-type="float" office:value="96" calcext:value-type="float">
            <text:p>96</text:p>
          </table:table-cell>
          <table:table-cell table:formula="of:=[.B159]-[.B$2]" office:value-type="float" office:value="7.85075640678406" calcext:value-type="float">
            <text:p>7.8507564068</text:p>
          </table:table-cell>
          <table:table-cell table:formula="of:=[.C159]/([.D159]-[.D158])" office:value-type="float" office:value="1971.7024327183" calcext:value-type="float">
            <text:p>1971.7024327183</text:p>
          </table:table-cell>
          <table:table-cell table:formula="of:=[.D159]-[.D158]" office:value-type="float" office:value="0.0486888885498047" calcext:value-type="float">
            <text:p>0.048688888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642804.04024" calcext:value-type="float">
            <text:p>1455642804.04024</text:p>
          </table:table-cell>
          <table:table-cell office:value-type="float" office:value="96" calcext:value-type="float">
            <text:p>96</text:p>
          </table:table-cell>
          <table:table-cell table:formula="of:=[.B160]-[.B$2]" office:value-type="float" office:value="7.90716528892517" calcext:value-type="float">
            <text:p>7.9071652889</text:p>
          </table:table-cell>
          <table:table-cell table:formula="of:=[.C160]/([.D160]-[.D159])" office:value-type="float" office:value="1701.85964259751" calcext:value-type="float">
            <text:p>1701.8596425975</text:p>
          </table:table-cell>
          <table:table-cell table:formula="of:=[.D160]-[.D159]" office:value-type="float" office:value="0.0564088821411133" calcext:value-type="float">
            <text:p>0.056408882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642804.08567" calcext:value-type="float">
            <text:p>1455642804.08567</text:p>
          </table:table-cell>
          <table:table-cell office:value-type="float" office:value="96" calcext:value-type="float">
            <text:p>96</text:p>
          </table:table-cell>
          <table:table-cell table:formula="of:=[.B161]-[.B$2]" office:value-type="float" office:value="7.95259189605713" calcext:value-type="float">
            <text:p>7.9525918961</text:p>
          </table:table-cell>
          <table:table-cell table:formula="of:=[.C161]/([.D161]-[.D160])" office:value-type="float" office:value="2113.29892459574" calcext:value-type="float">
            <text:p>2113.2989245957</text:p>
          </table:table-cell>
          <table:table-cell table:formula="of:=[.D161]-[.D160]" office:value-type="float" office:value="0.045426607131958" calcext:value-type="float">
            <text:p>0.045426607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642804.13539" calcext:value-type="float">
            <text:p>1455642804.13539</text:p>
          </table:table-cell>
          <table:table-cell office:value-type="float" office:value="96" calcext:value-type="float">
            <text:p>96</text:p>
          </table:table-cell>
          <table:table-cell table:formula="of:=[.B162]-[.B$2]" office:value-type="float" office:value="8.00231146812439" calcext:value-type="float">
            <text:p>8.0023114681</text:p>
          </table:table-cell>
          <table:table-cell table:formula="of:=[.C162]/([.D162]-[.D161])" office:value-type="float" office:value="1930.82916864471" calcext:value-type="float">
            <text:p>1930.8291686447</text:p>
          </table:table-cell>
          <table:table-cell table:formula="of:=[.D162]-[.D161]" office:value-type="float" office:value="0.0497195720672607" calcext:value-type="float">
            <text:p>0.049719572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642804.18307" calcext:value-type="float">
            <text:p>1455642804.18307</text:p>
          </table:table-cell>
          <table:table-cell office:value-type="float" office:value="96" calcext:value-type="float">
            <text:p>96</text:p>
          </table:table-cell>
          <table:table-cell table:formula="of:=[.B163]-[.B$2]" office:value-type="float" office:value="8.04999566078186" calcext:value-type="float">
            <text:p>8.0499956608</text:p>
          </table:table-cell>
          <table:table-cell table:formula="of:=[.C163]/([.D163]-[.D162])" office:value-type="float" office:value="2013.24578754212" calcext:value-type="float">
            <text:p>2013.2457875421</text:p>
          </table:table-cell>
          <table:table-cell table:formula="of:=[.D163]-[.D162]" office:value-type="float" office:value="0.0476841926574707" calcext:value-type="float">
            <text:p>0.047684192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642804.23353" calcext:value-type="float">
            <text:p>1455642804.23353</text:p>
          </table:table-cell>
          <table:table-cell office:value-type="float" office:value="96" calcext:value-type="float">
            <text:p>96</text:p>
          </table:table-cell>
          <table:table-cell table:formula="of:=[.B164]-[.B$2]" office:value-type="float" office:value="8.1004490852356" calcext:value-type="float">
            <text:p>8.1004490852</text:p>
          </table:table-cell>
          <table:table-cell table:formula="of:=[.C164]/([.D164]-[.D163])" office:value-type="float" office:value="1902.74497795546" calcext:value-type="float">
            <text:p>1902.7449779555</text:p>
          </table:table-cell>
          <table:table-cell table:formula="of:=[.D164]-[.D163]" office:value-type="float" office:value="0.0504534244537354" calcext:value-type="float">
            <text:p>0.050453424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642804.28345" calcext:value-type="float">
            <text:p>1455642804.28345</text:p>
          </table:table-cell>
          <table:table-cell office:value-type="float" office:value="96" calcext:value-type="float">
            <text:p>96</text:p>
          </table:table-cell>
          <table:table-cell table:formula="of:=[.B165]-[.B$2]" office:value-type="float" office:value="8.15036869049072" calcext:value-type="float">
            <text:p>8.1503686905</text:p>
          </table:table-cell>
          <table:table-cell table:formula="of:=[.C165]/([.D165]-[.D164])" office:value-type="float" office:value="1923.09213002321" calcext:value-type="float">
            <text:p>1923.0921300232</text:p>
          </table:table-cell>
          <table:table-cell table:formula="of:=[.D165]-[.D164]" office:value-type="float" office:value="0.049919605255127" calcext:value-type="float">
            <text:p>0.049919605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642804.3335" calcext:value-type="float">
            <text:p>1455642804.3335</text:p>
          </table:table-cell>
          <table:table-cell office:value-type="float" office:value="96" calcext:value-type="float">
            <text:p>96</text:p>
          </table:table-cell>
          <table:table-cell table:formula="of:=[.B166]-[.B$2]" office:value-type="float" office:value="8.20042061805725" calcext:value-type="float">
            <text:p>8.2004206181</text:p>
          </table:table-cell>
          <table:table-cell table:formula="of:=[.C166]/([.D166]-[.D165])" office:value-type="float" office:value="1918.00805018744" calcext:value-type="float">
            <text:p>1918.0080501874</text:p>
          </table:table-cell>
          <table:table-cell table:formula="of:=[.D166]-[.D165]" office:value-type="float" office:value="0.0500519275665283" calcext:value-type="float">
            <text:p>0.05005192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642804.38312" calcext:value-type="float">
            <text:p>1455642804.38312</text:p>
          </table:table-cell>
          <table:table-cell office:value-type="float" office:value="96" calcext:value-type="float">
            <text:p>96</text:p>
          </table:table-cell>
          <table:table-cell table:formula="of:=[.B167]-[.B$2]" office:value-type="float" office:value="8.25003933906555" calcext:value-type="float">
            <text:p>8.2500393391</text:p>
          </table:table-cell>
          <table:table-cell table:formula="of:=[.C167]/([.D167]-[.D166])" office:value-type="float" office:value="1934.75361817448" calcext:value-type="float">
            <text:p>1934.7536181745</text:p>
          </table:table-cell>
          <table:table-cell table:formula="of:=[.D167]-[.D166]" office:value-type="float" office:value="0.0496187210083008" calcext:value-type="float">
            <text:p>0.04961872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642804.43292" calcext:value-type="float">
            <text:p>1455642804.43292</text:p>
          </table:table-cell>
          <table:table-cell office:value-type="float" office:value="96" calcext:value-type="float">
            <text:p>96</text:p>
          </table:table-cell>
          <table:table-cell table:formula="of:=[.B168]-[.B$2]" office:value-type="float" office:value="8.29984474182129" calcext:value-type="float">
            <text:p>8.2998447418</text:p>
          </table:table-cell>
          <table:table-cell table:formula="of:=[.C168]/([.D168]-[.D167])" office:value-type="float" office:value="1927.50173050134" calcext:value-type="float">
            <text:p>1927.5017305014</text:p>
          </table:table-cell>
          <table:table-cell table:formula="of:=[.D168]-[.D167]" office:value-type="float" office:value="0.0498054027557373" calcext:value-type="float">
            <text:p>0.049805402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642804.48381" calcext:value-type="float">
            <text:p>1455642804.48381</text:p>
          </table:table-cell>
          <table:table-cell office:value-type="float" office:value="96" calcext:value-type="float">
            <text:p>96</text:p>
          </table:table-cell>
          <table:table-cell table:formula="of:=[.B169]-[.B$2]" office:value-type="float" office:value="8.35073328018189" calcext:value-type="float">
            <text:p>8.3507332802</text:p>
          </table:table-cell>
          <table:table-cell table:formula="of:=[.C169]/([.D169]-[.D168])" office:value-type="float" office:value="1886.47587635048" calcext:value-type="float">
            <text:p>1886.4758763505</text:p>
          </table:table-cell>
          <table:table-cell table:formula="of:=[.D169]-[.D168]" office:value-type="float" office:value="0.0508885383605957" calcext:value-type="float">
            <text:p>0.050888538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642804.53372" calcext:value-type="float">
            <text:p>1455642804.53372</text:p>
          </table:table-cell>
          <table:table-cell office:value-type="float" office:value="96" calcext:value-type="float">
            <text:p>96</text:p>
          </table:table-cell>
          <table:table-cell table:formula="of:=[.B170]-[.B$2]" office:value-type="float" office:value="8.40063738822937" calcext:value-type="float">
            <text:p>8.4006373882</text:p>
          </table:table-cell>
          <table:table-cell table:formula="of:=[.C170]/([.D170]-[.D169])" office:value-type="float" office:value="1923.68932651101" calcext:value-type="float">
            <text:p>1923.689326511</text:p>
          </table:table-cell>
          <table:table-cell table:formula="of:=[.D170]-[.D169]" office:value-type="float" office:value="0.0499041080474854" calcext:value-type="float">
            <text:p>0.04990410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642804.58334" calcext:value-type="float">
            <text:p>1455642804.58334</text:p>
          </table:table-cell>
          <table:table-cell office:value-type="float" office:value="96" calcext:value-type="float">
            <text:p>96</text:p>
          </table:table-cell>
          <table:table-cell table:formula="of:=[.B171]-[.B$2]" office:value-type="float" office:value="8.45025992393494" calcext:value-type="float">
            <text:p>8.4502599239</text:p>
          </table:table-cell>
          <table:table-cell table:formula="of:=[.C171]/([.D171]-[.D170])" office:value-type="float" office:value="1934.60488536121" calcext:value-type="float">
            <text:p>1934.6048853612</text:p>
          </table:table-cell>
          <table:table-cell table:formula="of:=[.D171]-[.D170]" office:value-type="float" office:value="0.0496225357055664" calcext:value-type="float">
            <text:p>0.049622535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642804.6334" calcext:value-type="float">
            <text:p>1455642804.6334</text:p>
          </table:table-cell>
          <table:table-cell office:value-type="float" office:value="96" calcext:value-type="float">
            <text:p>96</text:p>
          </table:table-cell>
          <table:table-cell table:formula="of:=[.B172]-[.B$2]" office:value-type="float" office:value="8.50032186508179" calcext:value-type="float">
            <text:p>8.5003218651</text:p>
          </table:table-cell>
          <table:table-cell table:formula="of:=[.C172]/([.D172]-[.D171])" office:value-type="float" office:value="1917.62440290511" calcext:value-type="float">
            <text:p>1917.6244029051</text:p>
          </table:table-cell>
          <table:table-cell table:formula="of:=[.D172]-[.D171]" office:value-type="float" office:value="0.0500619411468506" calcext:value-type="float">
            <text:p>0.050061941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642804.68557" calcext:value-type="float">
            <text:p>1455642804.68557</text:p>
          </table:table-cell>
          <table:table-cell office:value-type="float" office:value="96" calcext:value-type="float">
            <text:p>96</text:p>
          </table:table-cell>
          <table:table-cell table:formula="of:=[.B173]-[.B$2]" office:value-type="float" office:value="8.55249428749085" calcext:value-type="float">
            <text:p>8.5524942875</text:p>
          </table:table-cell>
          <table:table-cell table:formula="of:=[.C173]/([.D173]-[.D172])" office:value-type="float" office:value="1840.05257120922" calcext:value-type="float">
            <text:p>1840.0525712092</text:p>
          </table:table-cell>
          <table:table-cell table:formula="of:=[.D173]-[.D172]" office:value-type="float" office:value="0.0521724224090576" calcext:value-type="float">
            <text:p>0.052172422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642804.73348" calcext:value-type="float">
            <text:p>1455642804.73348</text:p>
          </table:table-cell>
          <table:table-cell office:value-type="float" office:value="96" calcext:value-type="float">
            <text:p>96</text:p>
          </table:table-cell>
          <table:table-cell table:formula="of:=[.B174]-[.B$2]" office:value-type="float" office:value="8.60040163993835" calcext:value-type="float">
            <text:p>8.6004016399</text:p>
          </table:table-cell>
          <table:table-cell table:formula="of:=[.C174]/([.D174]-[.D173])" office:value-type="float" office:value="2003.86778011128" calcext:value-type="float">
            <text:p>2003.8677801113</text:p>
          </table:table-cell>
          <table:table-cell table:formula="of:=[.D174]-[.D173]" office:value-type="float" office:value="0.0479073524475098" calcext:value-type="float">
            <text:p>0.047907352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642804.78708" calcext:value-type="float">
            <text:p>1455642804.78708</text:p>
          </table:table-cell>
          <table:table-cell office:value-type="float" office:value="96" calcext:value-type="float">
            <text:p>96</text:p>
          </table:table-cell>
          <table:table-cell table:formula="of:=[.B175]-[.B$2]" office:value-type="float" office:value="8.65400338172913" calcext:value-type="float">
            <text:p>8.6540033817</text:p>
          </table:table-cell>
          <table:table-cell table:formula="of:=[.C175]/([.D175]-[.D174])" office:value-type="float" office:value="1790.98657604683" calcext:value-type="float">
            <text:p>1790.9865760468</text:p>
          </table:table-cell>
          <table:table-cell table:formula="of:=[.D175]-[.D174]" office:value-type="float" office:value="0.0536017417907715" calcext:value-type="float">
            <text:p>0.053601741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642804.83316" calcext:value-type="float">
            <text:p>1455642804.83316</text:p>
          </table:table-cell>
          <table:table-cell office:value-type="float" office:value="96" calcext:value-type="float">
            <text:p>96</text:p>
          </table:table-cell>
          <table:table-cell table:formula="of:=[.B176]-[.B$2]" office:value-type="float" office:value="8.70007872581482" calcext:value-type="float">
            <text:p>8.7000787258</text:p>
          </table:table-cell>
          <table:table-cell table:formula="of:=[.C176]/([.D176]-[.D175])" office:value-type="float" office:value="2083.54385420224" calcext:value-type="float">
            <text:p>2083.5438542023</text:p>
          </table:table-cell>
          <table:table-cell table:formula="of:=[.D176]-[.D175]" office:value-type="float" office:value="0.0460753440856934" calcext:value-type="float">
            <text:p>0.046075344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642804.88375" calcext:value-type="float">
            <text:p>1455642804.88375</text:p>
          </table:table-cell>
          <table:table-cell office:value-type="float" office:value="96" calcext:value-type="float">
            <text:p>96</text:p>
          </table:table-cell>
          <table:table-cell table:formula="of:=[.B177]-[.B$2]" office:value-type="float" office:value="8.75067210197449" calcext:value-type="float">
            <text:p>8.750672102</text:p>
          </table:table-cell>
          <table:table-cell table:formula="of:=[.C177]/([.D177]-[.D176])" office:value-type="float" office:value="1897.48159318392" calcext:value-type="float">
            <text:p>1897.4815931839</text:p>
          </table:table-cell>
          <table:table-cell table:formula="of:=[.D177]-[.D176]" office:value-type="float" office:value="0.050593376159668" calcext:value-type="float">
            <text:p>0.050593376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642804.93352" calcext:value-type="float">
            <text:p>1455642804.93352</text:p>
          </table:table-cell>
          <table:table-cell office:value-type="float" office:value="96" calcext:value-type="float">
            <text:p>96</text:p>
          </table:table-cell>
          <table:table-cell table:formula="of:=[.B178]-[.B$2]" office:value-type="float" office:value="8.80044603347778" calcext:value-type="float">
            <text:p>8.8004460335</text:p>
          </table:table-cell>
          <table:table-cell table:formula="of:=[.C178]/([.D178]-[.D177])" office:value-type="float" office:value="1928.72045869318" calcext:value-type="float">
            <text:p>1928.7204586932</text:p>
          </table:table-cell>
          <table:table-cell table:formula="of:=[.D178]-[.D177]" office:value-type="float" office:value="0.0497739315032959" calcext:value-type="float">
            <text:p>0.049773931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642804.98341" calcext:value-type="float">
            <text:p>1455642804.98341</text:p>
          </table:table-cell>
          <table:table-cell office:value-type="float" office:value="96" calcext:value-type="float">
            <text:p>96</text:p>
          </table:table-cell>
          <table:table-cell table:formula="of:=[.B179]-[.B$2]" office:value-type="float" office:value="8.85033249855042" calcext:value-type="float">
            <text:p>8.8503324986</text:p>
          </table:table-cell>
          <table:table-cell table:formula="of:=[.C179]/([.D179]-[.D178])" office:value-type="float" office:value="1924.36966339927" calcext:value-type="float">
            <text:p>1924.3696633993</text:p>
          </table:table-cell>
          <table:table-cell table:formula="of:=[.D179]-[.D178]" office:value-type="float" office:value="0.0498864650726318" calcext:value-type="float">
            <text:p>0.049886465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642805.03757" calcext:value-type="float">
            <text:p>1455642805.03757</text:p>
          </table:table-cell>
          <table:table-cell office:value-type="float" office:value="96" calcext:value-type="float">
            <text:p>96</text:p>
          </table:table-cell>
          <table:table-cell table:formula="of:=[.B180]-[.B$2]" office:value-type="float" office:value="8.90448760986328" calcext:value-type="float">
            <text:p>8.9044876099</text:p>
          </table:table-cell>
          <table:table-cell table:formula="of:=[.C180]/([.D180]-[.D179])" office:value-type="float" office:value="1772.68585868814" calcext:value-type="float">
            <text:p>1772.6858586881</text:p>
          </table:table-cell>
          <table:table-cell table:formula="of:=[.D180]-[.D179]" office:value-type="float" office:value="0.0541551113128662" calcext:value-type="float">
            <text:p>0.054155111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642805.08339" calcext:value-type="float">
            <text:p>1455642805.08339</text:p>
          </table:table-cell>
          <table:table-cell office:value-type="float" office:value="96" calcext:value-type="float">
            <text:p>96</text:p>
          </table:table-cell>
          <table:table-cell table:formula="of:=[.B181]-[.B$2]" office:value-type="float" office:value="8.95031189918518" calcext:value-type="float">
            <text:p>8.9503118992</text:p>
          </table:table-cell>
          <table:table-cell table:formula="of:=[.C181]/([.D181]-[.D180])" office:value-type="float" office:value="2094.95883996441" calcext:value-type="float">
            <text:p>2094.9588399644</text:p>
          </table:table-cell>
          <table:table-cell table:formula="of:=[.D181]-[.D180]" office:value-type="float" office:value="0.0458242893218994" calcext:value-type="float">
            <text:p>0.045824289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642805.13284" calcext:value-type="float">
            <text:p>1455642805.13284</text:p>
          </table:table-cell>
          <table:table-cell office:value-type="float" office:value="96" calcext:value-type="float">
            <text:p>96</text:p>
          </table:table-cell>
          <table:table-cell table:formula="of:=[.B182]-[.B$2]" office:value-type="float" office:value="8.9997615814209" calcext:value-type="float">
            <text:p>8.9997615814</text:p>
          </table:table-cell>
          <table:table-cell table:formula="of:=[.C182]/([.D182]-[.D181])" office:value-type="float" office:value="1941.36737911449" calcext:value-type="float">
            <text:p>1941.3673791145</text:p>
          </table:table-cell>
          <table:table-cell table:formula="of:=[.D182]-[.D181]" office:value-type="float" office:value="0.0494496822357178" calcext:value-type="float">
            <text:p>0.049449682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642805.18385" calcext:value-type="float">
            <text:p>1455642805.18385</text:p>
          </table:table-cell>
          <table:table-cell office:value-type="float" office:value="96" calcext:value-type="float">
            <text:p>96</text:p>
          </table:table-cell>
          <table:table-cell table:formula="of:=[.B183]-[.B$2]" office:value-type="float" office:value="9.05077052116394" calcext:value-type="float">
            <text:p>9.0507705212</text:p>
          </table:table-cell>
          <table:table-cell table:formula="of:=[.C183]/([.D183]-[.D182])" office:value-type="float" office:value="1882.02304309011" calcext:value-type="float">
            <text:p>1882.0230430901</text:p>
          </table:table-cell>
          <table:table-cell table:formula="of:=[.D183]-[.D182]" office:value-type="float" office:value="0.051008939743042" calcext:value-type="float">
            <text:p>0.051008939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642805.23619" calcext:value-type="float">
            <text:p>1455642805.23619</text:p>
          </table:table-cell>
          <table:table-cell office:value-type="float" office:value="96" calcext:value-type="float">
            <text:p>96</text:p>
          </table:table-cell>
          <table:table-cell table:formula="of:=[.B184]-[.B$2]" office:value-type="float" office:value="9.10311341285706" calcext:value-type="float">
            <text:p>9.1031134129</text:p>
          </table:table-cell>
          <table:table-cell table:formula="of:=[.C184]/([.D184]-[.D183])" office:value-type="float" office:value="1834.05992475244" calcext:value-type="float">
            <text:p>1834.0599247524</text:p>
          </table:table-cell>
          <table:table-cell table:formula="of:=[.D184]-[.D183]" office:value-type="float" office:value="0.0523428916931152" calcext:value-type="float">
            <text:p>0.052342891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642805.28364" calcext:value-type="float">
            <text:p>1455642805.28364</text:p>
          </table:table-cell>
          <table:table-cell office:value-type="float" office:value="96" calcext:value-type="float">
            <text:p>96</text:p>
          </table:table-cell>
          <table:table-cell table:formula="of:=[.B185]-[.B$2]" office:value-type="float" office:value="9.15056395530701" calcext:value-type="float">
            <text:p>9.1505639553</text:p>
          </table:table-cell>
          <table:table-cell table:formula="of:=[.C185]/([.D185]-[.D184])" office:value-type="float" office:value="2023.15916833315" calcext:value-type="float">
            <text:p>2023.1591683332</text:p>
          </table:table-cell>
          <table:table-cell table:formula="of:=[.D185]-[.D184]" office:value-type="float" office:value="0.0474505424499512" calcext:value-type="float">
            <text:p>0.047450542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642805.33369" calcext:value-type="float">
            <text:p>1455642805.33369</text:p>
          </table:table-cell>
          <table:table-cell office:value-type="float" office:value="96" calcext:value-type="float">
            <text:p>96</text:p>
          </table:table-cell>
          <table:table-cell table:formula="of:=[.B186]-[.B$2]" office:value-type="float" office:value="9.20061111450195" calcext:value-type="float">
            <text:p>9.2006111145</text:p>
          </table:table-cell>
          <table:table-cell table:formula="of:=[.C186]/([.D186]-[.D185])" office:value-type="float" office:value="1918.19079332866" calcext:value-type="float">
            <text:p>1918.1907933287</text:p>
          </table:table-cell>
          <table:table-cell table:formula="of:=[.D186]-[.D185]" office:value-type="float" office:value="0.0500471591949463" calcext:value-type="float">
            <text:p>0.050047159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642805.38338" calcext:value-type="float">
            <text:p>1455642805.38338</text:p>
          </table:table-cell>
          <table:table-cell office:value-type="float" office:value="96" calcext:value-type="float">
            <text:p>96</text:p>
          </table:table-cell>
          <table:table-cell table:formula="of:=[.B187]-[.B$2]" office:value-type="float" office:value="9.25029826164246" calcext:value-type="float">
            <text:p>9.2502982616</text:p>
          </table:table-cell>
          <table:table-cell table:formula="of:=[.C187]/([.D187]-[.D186])" office:value-type="float" office:value="1932.089192574" calcext:value-type="float">
            <text:p>1932.089192574</text:p>
          </table:table-cell>
          <table:table-cell table:formula="of:=[.D187]-[.D186]" office:value-type="float" office:value="0.0496871471405029" calcext:value-type="float">
            <text:p>0.049687147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642805.4354" calcext:value-type="float">
            <text:p>1455642805.4354</text:p>
          </table:table-cell>
          <table:table-cell office:value-type="float" office:value="96" calcext:value-type="float">
            <text:p>96</text:p>
          </table:table-cell>
          <table:table-cell table:formula="of:=[.B188]-[.B$2]" office:value-type="float" office:value="9.30232357978821" calcext:value-type="float">
            <text:p>9.3023235798</text:p>
          </table:table-cell>
          <table:table-cell table:formula="of:=[.C188]/([.D188]-[.D187])" office:value-type="float" office:value="1845.25541450896" calcext:value-type="float">
            <text:p>1845.255414509</text:p>
          </table:table-cell>
          <table:table-cell table:formula="of:=[.D188]-[.D187]" office:value-type="float" office:value="0.052025318145752" calcext:value-type="float">
            <text:p>0.052025318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642805.48309" calcext:value-type="float">
            <text:p>1455642805.48309</text:p>
          </table:table-cell>
          <table:table-cell office:value-type="float" office:value="96" calcext:value-type="float">
            <text:p>96</text:p>
          </table:table-cell>
          <table:table-cell table:formula="of:=[.B189]-[.B$2]" office:value-type="float" office:value="9.35001373291016" calcext:value-type="float">
            <text:p>9.3500137329</text:p>
          </table:table-cell>
          <table:table-cell table:formula="of:=[.C189]/([.D189]-[.D188])" office:value-type="float" office:value="2012.99416578762" calcext:value-type="float">
            <text:p>2012.9941657876</text:p>
          </table:table-cell>
          <table:table-cell table:formula="of:=[.D189]-[.D188]" office:value-type="float" office:value="0.0476901531219482" calcext:value-type="float">
            <text:p>0.047690153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642805.53286" calcext:value-type="float">
            <text:p>1455642805.53286</text:p>
          </table:table-cell>
          <table:table-cell office:value-type="float" office:value="96" calcext:value-type="float">
            <text:p>96</text:p>
          </table:table-cell>
          <table:table-cell table:formula="of:=[.B190]-[.B$2]" office:value-type="float" office:value="9.39978265762329" calcext:value-type="float">
            <text:p>9.3997826576</text:p>
          </table:table-cell>
          <table:table-cell table:formula="of:=[.C190]/([.D190]-[.D189])" office:value-type="float" office:value="1928.91448937944" calcext:value-type="float">
            <text:p>1928.9144893794</text:p>
          </table:table-cell>
          <table:table-cell table:formula="of:=[.D190]-[.D189]" office:value-type="float" office:value="0.0497689247131348" calcext:value-type="float">
            <text:p>0.049768924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642805.58337" calcext:value-type="float">
            <text:p>1455642805.58337</text:p>
          </table:table-cell>
          <table:table-cell office:value-type="float" office:value="96" calcext:value-type="float">
            <text:p>96</text:p>
          </table:table-cell>
          <table:table-cell table:formula="of:=[.B191]-[.B$2]" office:value-type="float" office:value="9.45029354095459" calcext:value-type="float">
            <text:p>9.450293541</text:p>
          </table:table-cell>
          <table:table-cell table:formula="of:=[.C191]/([.D191]-[.D190])" office:value-type="float" office:value="1900.58050203438" calcext:value-type="float">
            <text:p>1900.5805020344</text:p>
          </table:table-cell>
          <table:table-cell table:formula="of:=[.D191]-[.D190]" office:value-type="float" office:value="0.0505108833312988" calcext:value-type="float">
            <text:p>0.050510883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642805.63324" calcext:value-type="float">
            <text:p>1455642805.63324</text:p>
          </table:table-cell>
          <table:table-cell office:value-type="float" office:value="96" calcext:value-type="float">
            <text:p>96</text:p>
          </table:table-cell>
          <table:table-cell table:formula="of:=[.B192]-[.B$2]" office:value-type="float" office:value="9.50016713142395" calcext:value-type="float">
            <text:p>9.5001671314</text:p>
          </table:table-cell>
          <table:table-cell table:formula="of:=[.C192]/([.D192]-[.D191])" office:value-type="float" office:value="1924.86642923728" calcext:value-type="float">
            <text:p>1924.8664292373</text:p>
          </table:table-cell>
          <table:table-cell table:formula="of:=[.D192]-[.D191]" office:value-type="float" office:value="0.0498735904693604" calcext:value-type="float">
            <text:p>0.049873590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642805.68318" calcext:value-type="float">
            <text:p>1455642805.68318</text:p>
          </table:table-cell>
          <table:table-cell office:value-type="float" office:value="96" calcext:value-type="float">
            <text:p>96</text:p>
          </table:table-cell>
          <table:table-cell table:formula="of:=[.B193]-[.B$2]" office:value-type="float" office:value="9.55009961128235" calcext:value-type="float">
            <text:p>9.5500996113</text:p>
          </table:table-cell>
          <table:table-cell table:formula="of:=[.C193]/([.D193]-[.D192])" office:value-type="float" office:value="1922.59627946064" calcext:value-type="float">
            <text:p>1922.5962794606</text:p>
          </table:table-cell>
          <table:table-cell table:formula="of:=[.D193]-[.D192]" office:value-type="float" office:value="0.0499324798583984" calcext:value-type="float">
            <text:p>0.049932479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642805.73413" calcext:value-type="float">
            <text:p>1455642805.73413</text:p>
          </table:table-cell>
          <table:table-cell office:value-type="float" office:value="96" calcext:value-type="float">
            <text:p>96</text:p>
          </table:table-cell>
          <table:table-cell table:formula="of:=[.B194]-[.B$2]" office:value-type="float" office:value="9.60105538368225" calcext:value-type="float">
            <text:p>9.6010553837</text:p>
          </table:table-cell>
          <table:table-cell table:formula="of:=[.C194]/([.D194]-[.D193])" office:value-type="float" office:value="1883.98674926541" calcext:value-type="float">
            <text:p>1883.9867492654</text:p>
          </table:table-cell>
          <table:table-cell table:formula="of:=[.D194]-[.D193]" office:value-type="float" office:value="0.0509557723999023" calcext:value-type="float">
            <text:p>0.050955772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642805.78369" calcext:value-type="float">
            <text:p>1455642805.78369</text:p>
          </table:table-cell>
          <table:table-cell office:value-type="float" office:value="96" calcext:value-type="float">
            <text:p>96</text:p>
          </table:table-cell>
          <table:table-cell table:formula="of:=[.B195]-[.B$2]" office:value-type="float" office:value="9.65061116218567" calcext:value-type="float">
            <text:p>9.6506111622</text:p>
          </table:table-cell>
          <table:table-cell table:formula="of:=[.C195]/([.D195]-[.D194])" office:value-type="float" office:value="1937.21101553028" calcext:value-type="float">
            <text:p>1937.2110155303</text:p>
          </table:table-cell>
          <table:table-cell table:formula="of:=[.D195]-[.D194]" office:value-type="float" office:value="0.049555778503418" calcext:value-type="float">
            <text:p>0.049555778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642805.83625" calcext:value-type="float">
            <text:p>1455642805.83625</text:p>
          </table:table-cell>
          <table:table-cell office:value-type="float" office:value="96" calcext:value-type="float">
            <text:p>96</text:p>
          </table:table-cell>
          <table:table-cell table:formula="of:=[.B196]-[.B$2]" office:value-type="float" office:value="9.70317387580872" calcext:value-type="float">
            <text:p>9.7031738758</text:p>
          </table:table-cell>
          <table:table-cell table:formula="of:=[.C196]/([.D196]-[.D195])" office:value-type="float" office:value="1826.38972349227" calcext:value-type="float">
            <text:p>1826.3897234923</text:p>
          </table:table-cell>
          <table:table-cell table:formula="of:=[.D196]-[.D195]" office:value-type="float" office:value="0.0525627136230469" calcext:value-type="float">
            <text:p>0.052562713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642805.88478" calcext:value-type="float">
            <text:p>1455642805.88478</text:p>
          </table:table-cell>
          <table:table-cell office:value-type="float" office:value="96" calcext:value-type="float">
            <text:p>96</text:p>
          </table:table-cell>
          <table:table-cell table:formula="of:=[.B197]-[.B$2]" office:value-type="float" office:value="9.75169920921326" calcext:value-type="float">
            <text:p>9.7516992092</text:p>
          </table:table-cell>
          <table:table-cell table:formula="of:=[.C197]/([.D197]-[.D196])" office:value-type="float" office:value="1978.34807645065" calcext:value-type="float">
            <text:p>1978.3480764507</text:p>
          </table:table-cell>
          <table:table-cell table:formula="of:=[.D197]-[.D196]" office:value-type="float" office:value="0.048525333404541" calcext:value-type="float">
            <text:p>0.048525333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642805.93357" calcext:value-type="float">
            <text:p>1455642805.93357</text:p>
          </table:table-cell>
          <table:table-cell office:value-type="float" office:value="96" calcext:value-type="float">
            <text:p>96</text:p>
          </table:table-cell>
          <table:table-cell table:formula="of:=[.B198]-[.B$2]" office:value-type="float" office:value="9.80048775672913" calcext:value-type="float">
            <text:p>9.8004877567</text:p>
          </table:table-cell>
          <table:table-cell table:formula="of:=[.C198]/([.D198]-[.D197])" office:value-type="float" office:value="1967.67489273532" calcext:value-type="float">
            <text:p>1967.6748927353</text:p>
          </table:table-cell>
          <table:table-cell table:formula="of:=[.D198]-[.D197]" office:value-type="float" office:value="0.0487885475158691" calcext:value-type="float">
            <text:p>0.048788547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642805.98381" calcext:value-type="float">
            <text:p>1455642805.98381</text:p>
          </table:table-cell>
          <table:table-cell office:value-type="float" office:value="96" calcext:value-type="float">
            <text:p>96</text:p>
          </table:table-cell>
          <table:table-cell table:formula="of:=[.B199]-[.B$2]" office:value-type="float" office:value="9.85073161125183" calcext:value-type="float">
            <text:p>9.8507316113</text:p>
          </table:table-cell>
          <table:table-cell table:formula="of:=[.C199]/([.D199]-[.D198])" office:value-type="float" office:value="1910.6814338183" calcext:value-type="float">
            <text:p>1910.6814338183</text:p>
          </table:table-cell>
          <table:table-cell table:formula="of:=[.D199]-[.D198]" office:value-type="float" office:value="0.0502438545227051" calcext:value-type="float">
            <text:p>0.050243854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642806.03296" calcext:value-type="float">
            <text:p>1455642806.03296</text:p>
          </table:table-cell>
          <table:table-cell office:value-type="float" office:value="96" calcext:value-type="float">
            <text:p>96</text:p>
          </table:table-cell>
          <table:table-cell table:formula="of:=[.B200]-[.B$2]" office:value-type="float" office:value="9.89988565444946" calcext:value-type="float">
            <text:p>9.8998856544</text:p>
          </table:table-cell>
          <table:table-cell table:formula="of:=[.C200]/([.D200]-[.D199])" office:value-type="float" office:value="1953.04381399545" calcext:value-type="float">
            <text:p>1953.0438139955</text:p>
          </table:table-cell>
          <table:table-cell table:formula="of:=[.D200]-[.D199]" office:value-type="float" office:value="0.0491540431976318" calcext:value-type="float">
            <text:p>0.049154043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642806.08399" calcext:value-type="float">
            <text:p>1455642806.08399</text:p>
          </table:table-cell>
          <table:table-cell office:value-type="float" office:value="96" calcext:value-type="float">
            <text:p>96</text:p>
          </table:table-cell>
          <table:table-cell table:formula="of:=[.B201]-[.B$2]" office:value-type="float" office:value="9.95091032981873" calcext:value-type="float">
            <text:p>9.9509103298</text:p>
          </table:table-cell>
          <table:table-cell table:formula="of:=[.C201]/([.D201]-[.D200])" office:value-type="float" office:value="1881.44264133487" calcext:value-type="float">
            <text:p>1881.4426413349</text:p>
          </table:table-cell>
          <table:table-cell table:formula="of:=[.D201]-[.D200]" office:value-type="float" office:value="0.0510246753692627" calcext:value-type="float">
            <text:p>0.051024675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642806.13379" calcext:value-type="float">
            <text:p>1455642806.13379</text:p>
          </table:table-cell>
          <table:table-cell office:value-type="float" office:value="96" calcext:value-type="float">
            <text:p>96</text:p>
          </table:table-cell>
          <table:table-cell table:formula="of:=[.B202]-[.B$2]" office:value-type="float" office:value="10.0007073879242" calcext:value-type="float">
            <text:p>10.0007073879</text:p>
          </table:table-cell>
          <table:table-cell table:formula="of:=[.C202]/([.D202]-[.D201])" office:value-type="float" office:value="1927.8247280527" calcext:value-type="float">
            <text:p>1927.8247280527</text:p>
          </table:table-cell>
          <table:table-cell table:formula="of:=[.D202]-[.D201]" office:value-type="float" office:value="0.0497970581054688" calcext:value-type="float">
            <text:p>0.049797058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642806.18444" calcext:value-type="float">
            <text:p>1455642806.18444</text:p>
          </table:table-cell>
          <table:table-cell office:value-type="float" office:value="96" calcext:value-type="float">
            <text:p>96</text:p>
          </table:table-cell>
          <table:table-cell table:formula="of:=[.B203]-[.B$2]" office:value-type="float" office:value="10.0513603687286" calcext:value-type="float">
            <text:p>10.0513603687</text:p>
          </table:table-cell>
          <table:table-cell table:formula="of:=[.C203]/([.D203]-[.D202])" office:value-type="float" office:value="1895.24877855912" calcext:value-type="float">
            <text:p>1895.2487785591</text:p>
          </table:table-cell>
          <table:table-cell table:formula="of:=[.D203]-[.D202]" office:value-type="float" office:value="0.0506529808044434" calcext:value-type="float">
            <text:p>0.050652980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642806.23373" calcext:value-type="float">
            <text:p>1455642806.23373</text:p>
          </table:table-cell>
          <table:table-cell office:value-type="float" office:value="96" calcext:value-type="float">
            <text:p>96</text:p>
          </table:table-cell>
          <table:table-cell table:formula="of:=[.B204]-[.B$2]" office:value-type="float" office:value="10.1006491184235" calcext:value-type="float">
            <text:p>10.1006491184</text:p>
          </table:table-cell>
          <table:table-cell table:formula="of:=[.C204]/([.D204]-[.D203])" office:value-type="float" office:value="1947.70613161001" calcext:value-type="float">
            <text:p>1947.70613161</text:p>
          </table:table-cell>
          <table:table-cell table:formula="of:=[.D204]-[.D203]" office:value-type="float" office:value="0.0492887496948242" calcext:value-type="float">
            <text:p>0.049288749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642806.28395" calcext:value-type="float">
            <text:p>1455642806.28395</text:p>
          </table:table-cell>
          <table:table-cell office:value-type="float" office:value="96" calcext:value-type="float">
            <text:p>96</text:p>
          </table:table-cell>
          <table:table-cell table:formula="of:=[.B205]-[.B$2]" office:value-type="float" office:value="10.1508772373199" calcext:value-type="float">
            <text:p>10.1508772373</text:p>
          </table:table-cell>
          <table:table-cell table:formula="of:=[.C205]/([.D205]-[.D204])" office:value-type="float" office:value="1911.28001822739" calcext:value-type="float">
            <text:p>1911.2800182274</text:p>
          </table:table-cell>
          <table:table-cell table:formula="of:=[.D205]-[.D204]" office:value-type="float" office:value="0.0502281188964844" calcext:value-type="float">
            <text:p>0.050228118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642806.33656" calcext:value-type="float">
            <text:p>1455642806.33656</text:p>
          </table:table-cell>
          <table:table-cell office:value-type="float" office:value="96" calcext:value-type="float">
            <text:p>96</text:p>
          </table:table-cell>
          <table:table-cell table:formula="of:=[.B206]-[.B$2]" office:value-type="float" office:value="10.2034792900085" calcext:value-type="float">
            <text:p>10.20347929</text:p>
          </table:table-cell>
          <table:table-cell table:formula="of:=[.C206]/([.D206]-[.D205])" office:value-type="float" office:value="1825.02383639503" calcext:value-type="float">
            <text:p>1825.023836395</text:p>
          </table:table-cell>
          <table:table-cell table:formula="of:=[.D206]-[.D205]" office:value-type="float" office:value="0.0526020526885986" calcext:value-type="float">
            <text:p>0.052602052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642806.38358" calcext:value-type="float">
            <text:p>1455642806.38358</text:p>
          </table:table-cell>
          <table:table-cell office:value-type="float" office:value="96" calcext:value-type="float">
            <text:p>96</text:p>
          </table:table-cell>
          <table:table-cell table:formula="of:=[.B207]-[.B$2]" office:value-type="float" office:value="10.2505030632019" calcext:value-type="float">
            <text:p>10.2505030632</text:p>
          </table:table-cell>
          <table:table-cell table:formula="of:=[.C207]/([.D207]-[.D206])" office:value-type="float" office:value="2041.52056461426" calcext:value-type="float">
            <text:p>2041.5205646143</text:p>
          </table:table-cell>
          <table:table-cell table:formula="of:=[.D207]-[.D206]" office:value-type="float" office:value="0.0470237731933594" calcext:value-type="float">
            <text:p>0.0470237732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642806.43275" calcext:value-type="float">
            <text:p>1455642806.43275</text:p>
          </table:table-cell>
          <table:table-cell office:value-type="float" office:value="96" calcext:value-type="float">
            <text:p>96</text:p>
          </table:table-cell>
          <table:table-cell table:formula="of:=[.B208]-[.B$2]" office:value-type="float" office:value="10.2996757030487" calcext:value-type="float">
            <text:p>10.299675703</text:p>
          </table:table-cell>
          <table:table-cell table:formula="of:=[.C208]/([.D208]-[.D207])" office:value-type="float" office:value="1952.30519042886" calcext:value-type="float">
            <text:p>1952.3051904289</text:p>
          </table:table-cell>
          <table:table-cell table:formula="of:=[.D208]-[.D207]" office:value-type="float" office:value="0.0491726398468018" calcext:value-type="float">
            <text:p>0.049172639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642806.48347" calcext:value-type="float">
            <text:p>1455642806.48347</text:p>
          </table:table-cell>
          <table:table-cell office:value-type="float" office:value="96" calcext:value-type="float">
            <text:p>96</text:p>
          </table:table-cell>
          <table:table-cell table:formula="of:=[.B209]-[.B$2]" office:value-type="float" office:value="10.3503935337067" calcext:value-type="float">
            <text:p>10.3503935337</text:p>
          </table:table-cell>
          <table:table-cell table:formula="of:=[.C209]/([.D209]-[.D208])" office:value-type="float" office:value="1892.82543741715" calcext:value-type="float">
            <text:p>1892.8254374172</text:p>
          </table:table-cell>
          <table:table-cell table:formula="of:=[.D209]-[.D208]" office:value-type="float" office:value="0.050717830657959" calcext:value-type="float">
            <text:p>0.050717830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642806.53353" calcext:value-type="float">
            <text:p>1455642806.53353</text:p>
          </table:table-cell>
          <table:table-cell office:value-type="float" office:value="96" calcext:value-type="float">
            <text:p>96</text:p>
          </table:table-cell>
          <table:table-cell table:formula="of:=[.B210]-[.B$2]" office:value-type="float" office:value="10.4004535675049" calcext:value-type="float">
            <text:p>10.4004535675</text:p>
          </table:table-cell>
          <table:table-cell table:formula="of:=[.C210]/([.D210]-[.D209])" office:value-type="float" office:value="1917.69746674477" calcext:value-type="float">
            <text:p>1917.6974667448</text:p>
          </table:table-cell>
          <table:table-cell table:formula="of:=[.D210]-[.D209]" office:value-type="float" office:value="0.0500600337982178" calcext:value-type="float">
            <text:p>0.050060033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642806.58467" calcext:value-type="float">
            <text:p>1455642806.58467</text:p>
          </table:table-cell>
          <table:table-cell office:value-type="float" office:value="96" calcext:value-type="float">
            <text:p>96</text:p>
          </table:table-cell>
          <table:table-cell table:formula="of:=[.B211]-[.B$2]" office:value-type="float" office:value="10.4515955448151" calcext:value-type="float">
            <text:p>10.4515955448</text:p>
          </table:table-cell>
          <table:table-cell table:formula="of:=[.C211]/([.D211]-[.D210])" office:value-type="float" office:value="1877.12726509872" calcext:value-type="float">
            <text:p>1877.1272650987</text:p>
          </table:table-cell>
          <table:table-cell table:formula="of:=[.D211]-[.D210]" office:value-type="float" office:value="0.0511419773101807" calcext:value-type="float">
            <text:p>0.051141977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642806.63484" calcext:value-type="float">
            <text:p>1455642806.63484</text:p>
          </table:table-cell>
          <table:table-cell office:value-type="float" office:value="96" calcext:value-type="float">
            <text:p>96</text:p>
          </table:table-cell>
          <table:table-cell table:formula="of:=[.B212]-[.B$2]" office:value-type="float" office:value="10.5017638206482" calcext:value-type="float">
            <text:p>10.5017638206</text:p>
          </table:table-cell>
          <table:table-cell table:formula="of:=[.C212]/([.D212]-[.D211])" office:value-type="float" office:value="1913.55988233114" calcext:value-type="float">
            <text:p>1913.5598823311</text:p>
          </table:table-cell>
          <table:table-cell table:formula="of:=[.D212]-[.D211]" office:value-type="float" office:value="0.0501682758331299" calcext:value-type="float">
            <text:p>0.0501682758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642806.68455" calcext:value-type="float">
            <text:p>1455642806.68455</text:p>
          </table:table-cell>
          <table:table-cell office:value-type="float" office:value="96" calcext:value-type="float">
            <text:p>96</text:p>
          </table:table-cell>
          <table:table-cell table:formula="of:=[.B213]-[.B$2]" office:value-type="float" office:value="10.5514688491821" calcext:value-type="float">
            <text:p>10.5514688492</text:p>
          </table:table-cell>
          <table:table-cell table:formula="of:=[.C213]/([.D213]-[.D212])" office:value-type="float" office:value="1931.3941231209" calcext:value-type="float">
            <text:p>1931.3941231209</text:p>
          </table:table-cell>
          <table:table-cell table:formula="of:=[.D213]-[.D212]" office:value-type="float" office:value="0.0497050285339356" calcext:value-type="float">
            <text:p>0.049705028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642806.73878" calcext:value-type="float">
            <text:p>1455642806.73878</text:p>
          </table:table-cell>
          <table:table-cell office:value-type="float" office:value="96" calcext:value-type="float">
            <text:p>96</text:p>
          </table:table-cell>
          <table:table-cell table:formula="of:=[.B214]-[.B$2]" office:value-type="float" office:value="10.6057062149048" calcext:value-type="float">
            <text:p>10.6057062149</text:p>
          </table:table-cell>
          <table:table-cell table:formula="of:=[.C214]/([.D214]-[.D213])" office:value-type="float" office:value="1769.99746799831" calcext:value-type="float">
            <text:p>1769.9974679983</text:p>
          </table:table-cell>
          <table:table-cell table:formula="of:=[.D214]-[.D213]" office:value-type="float" office:value="0.0542373657226563" calcext:value-type="float">
            <text:p>0.0542373657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642806.7861" calcext:value-type="float">
            <text:p>1455642806.7861</text:p>
          </table:table-cell>
          <table:table-cell office:value-type="float" office:value="96" calcext:value-type="float">
            <text:p>96</text:p>
          </table:table-cell>
          <table:table-cell table:formula="of:=[.B215]-[.B$2]" office:value-type="float" office:value="10.653018951416" calcext:value-type="float">
            <text:p>10.6530189514</text:p>
          </table:table-cell>
          <table:table-cell table:formula="of:=[.C215]/([.D215]-[.D214])" office:value-type="float" office:value="2029.05194412529" calcext:value-type="float">
            <text:p>2029.0519441253</text:p>
          </table:table-cell>
          <table:table-cell table:formula="of:=[.D215]-[.D214]" office:value-type="float" office:value="0.0473127365112305" calcext:value-type="float">
            <text:p>0.047312736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642806.83568" calcext:value-type="float">
            <text:p>1455642806.83568</text:p>
          </table:table-cell>
          <table:table-cell office:value-type="float" office:value="96" calcext:value-type="float">
            <text:p>96</text:p>
          </table:table-cell>
          <table:table-cell table:formula="of:=[.B216]-[.B$2]" office:value-type="float" office:value="10.7026071548462" calcext:value-type="float">
            <text:p>10.7026071548</text:p>
          </table:table-cell>
          <table:table-cell table:formula="of:=[.C216]/([.D216]-[.D215])" office:value-type="float" office:value="1935.9443044791" calcext:value-type="float">
            <text:p>1935.9443044791</text:p>
          </table:table-cell>
          <table:table-cell table:formula="of:=[.D216]-[.D215]" office:value-type="float" office:value="0.0495882034301758" calcext:value-type="float">
            <text:p>0.049588203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642806.88373" calcext:value-type="float">
            <text:p>1455642806.88373</text:p>
          </table:table-cell>
          <table:table-cell office:value-type="float" office:value="96" calcext:value-type="float">
            <text:p>96</text:p>
          </table:table-cell>
          <table:table-cell table:formula="of:=[.B217]-[.B$2]" office:value-type="float" office:value="10.7506558895111" calcext:value-type="float">
            <text:p>10.7506558895</text:p>
          </table:table-cell>
          <table:table-cell table:formula="of:=[.C217]/([.D217]-[.D216])" office:value-type="float" office:value="1997.97144856126" calcext:value-type="float">
            <text:p>1997.9714485613</text:p>
          </table:table-cell>
          <table:table-cell table:formula="of:=[.D217]-[.D216]" office:value-type="float" office:value="0.048048734664917" calcext:value-type="float">
            <text:p>0.048048734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642806.93516" calcext:value-type="float">
            <text:p>1455642806.93516</text:p>
          </table:table-cell>
          <table:table-cell office:value-type="float" office:value="96" calcext:value-type="float">
            <text:p>96</text:p>
          </table:table-cell>
          <table:table-cell table:formula="of:=[.B218]-[.B$2]" office:value-type="float" office:value="10.8020858764648" calcext:value-type="float">
            <text:p>10.8020858765</text:p>
          </table:table-cell>
          <table:table-cell table:formula="of:=[.C218]/([.D218]-[.D217])" office:value-type="float" office:value="1866.61528976001" calcext:value-type="float">
            <text:p>1866.61528976</text:p>
          </table:table-cell>
          <table:table-cell table:formula="of:=[.D218]-[.D217]" office:value-type="float" office:value="0.0514299869537354" calcext:value-type="float">
            <text:p>0.05142998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642806.98311" calcext:value-type="float">
            <text:p>1455642806.98311</text:p>
          </table:table-cell>
          <table:table-cell office:value-type="float" office:value="96" calcext:value-type="float">
            <text:p>96</text:p>
          </table:table-cell>
          <table:table-cell table:formula="of:=[.B219]-[.B$2]" office:value-type="float" office:value="10.8500320911407" calcext:value-type="float">
            <text:p>10.8500320911</text:p>
          </table:table-cell>
          <table:table-cell table:formula="of:=[.C219]/([.D219]-[.D218])" office:value-type="float" office:value="2002.24356915182" calcext:value-type="float">
            <text:p>2002.2435691518</text:p>
          </table:table-cell>
          <table:table-cell table:formula="of:=[.D219]-[.D218]" office:value-type="float" office:value="0.0479462146759033" calcext:value-type="float">
            <text:p>0.047946214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642807.03332" calcext:value-type="float">
            <text:p>1455642807.03332</text:p>
          </table:table-cell>
          <table:table-cell office:value-type="float" office:value="96" calcext:value-type="float">
            <text:p>96</text:p>
          </table:table-cell>
          <table:table-cell table:formula="of:=[.B220]-[.B$2]" office:value-type="float" office:value="10.9002449512482" calcext:value-type="float">
            <text:p>10.9002449512</text:p>
          </table:table-cell>
          <table:table-cell table:formula="of:=[.C220]/([.D220]-[.D219])" office:value-type="float" office:value="1911.86082200106" calcext:value-type="float">
            <text:p>1911.8608220011</text:p>
          </table:table-cell>
          <table:table-cell table:formula="of:=[.D220]-[.D219]" office:value-type="float" office:value="0.0502128601074219" calcext:value-type="float">
            <text:p>0.050212860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642807.08659" calcext:value-type="float">
            <text:p>1455642807.08659</text:p>
          </table:table-cell>
          <table:table-cell office:value-type="float" office:value="96" calcext:value-type="float">
            <text:p>96</text:p>
          </table:table-cell>
          <table:table-cell table:formula="of:=[.B221]-[.B$2]" office:value-type="float" office:value="10.9535109996796" calcext:value-type="float">
            <text:p>10.9535109997</text:p>
          </table:table-cell>
          <table:table-cell table:formula="of:=[.C221]/([.D221]-[.D220])" office:value-type="float" office:value="1802.27373396475" calcext:value-type="float">
            <text:p>1802.2737339648</text:p>
          </table:table-cell>
          <table:table-cell table:formula="of:=[.D221]-[.D220]" office:value-type="float" office:value="0.0532660484313965" calcext:value-type="float">
            <text:p>0.0532660484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642807.13702" calcext:value-type="float">
            <text:p>1455642807.13702</text:p>
          </table:table-cell>
          <table:table-cell office:value-type="float" office:value="96" calcext:value-type="float">
            <text:p>96</text:p>
          </table:table-cell>
          <table:table-cell table:formula="of:=[.B222]-[.B$2]" office:value-type="float" office:value="11.0039412975311" calcext:value-type="float">
            <text:p>11.0039412975</text:p>
          </table:table-cell>
          <table:table-cell table:formula="of:=[.C222]/([.D222]-[.D221])" office:value-type="float" office:value="1903.61754916793" calcext:value-type="float">
            <text:p>1903.6175491679</text:p>
          </table:table-cell>
          <table:table-cell table:formula="of:=[.D222]-[.D221]" office:value-type="float" office:value="0.0504302978515625" calcext:value-type="float">
            <text:p>0.050430297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642807.18336" calcext:value-type="float">
            <text:p>1455642807.18336</text:p>
          </table:table-cell>
          <table:table-cell office:value-type="float" office:value="96" calcext:value-type="float">
            <text:p>96</text:p>
          </table:table-cell>
          <table:table-cell table:formula="of:=[.B223]-[.B$2]" office:value-type="float" office:value="11.050285577774" calcext:value-type="float">
            <text:p>11.0502855778</text:p>
          </table:table-cell>
          <table:table-cell table:formula="of:=[.C223]/([.D223]-[.D222])" office:value-type="float" office:value="2071.45303577492" calcext:value-type="float">
            <text:p>2071.4530357749</text:p>
          </table:table-cell>
          <table:table-cell table:formula="of:=[.D223]-[.D222]" office:value-type="float" office:value="0.0463442802429199" calcext:value-type="float">
            <text:p>0.046344280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642807.23363" calcext:value-type="float">
            <text:p>1455642807.23363</text:p>
          </table:table-cell>
          <table:table-cell office:value-type="float" office:value="96" calcext:value-type="float">
            <text:p>96</text:p>
          </table:table-cell>
          <table:table-cell table:formula="of:=[.B224]-[.B$2]" office:value-type="float" office:value="11.1005520820618" calcext:value-type="float">
            <text:p>11.1005520821</text:p>
          </table:table-cell>
          <table:table-cell table:formula="of:=[.C224]/([.D224]-[.D223])" office:value-type="float" office:value="1909.82049299683" calcext:value-type="float">
            <text:p>1909.8204929968</text:p>
          </table:table-cell>
          <table:table-cell table:formula="of:=[.D224]-[.D223]" office:value-type="float" office:value="0.0502665042877197" calcext:value-type="float">
            <text:p>0.050266504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642807.28361" calcext:value-type="float">
            <text:p>1455642807.28361</text:p>
          </table:table-cell>
          <table:table-cell office:value-type="float" office:value="96" calcext:value-type="float">
            <text:p>96</text:p>
          </table:table-cell>
          <table:table-cell table:formula="of:=[.B225]-[.B$2]" office:value-type="float" office:value="11.1505281925201" calcext:value-type="float">
            <text:p>11.1505281925</text:p>
          </table:table-cell>
          <table:table-cell table:formula="of:=[.C225]/([.D225]-[.D224])" office:value-type="float" office:value="1920.91779691339" calcext:value-type="float">
            <text:p>1920.9177969134</text:p>
          </table:table-cell>
          <table:table-cell table:formula="of:=[.D225]-[.D224]" office:value-type="float" office:value="0.049976110458374" calcext:value-type="float">
            <text:p>0.049976110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642807.33586" calcext:value-type="float">
            <text:p>1455642807.33586</text:p>
          </table:table-cell>
          <table:table-cell office:value-type="float" office:value="96" calcext:value-type="float">
            <text:p>96</text:p>
          </table:table-cell>
          <table:table-cell table:formula="of:=[.B226]-[.B$2]" office:value-type="float" office:value="11.2027804851532" calcext:value-type="float">
            <text:p>11.2027804852</text:p>
          </table:table-cell>
          <table:table-cell table:formula="of:=[.C226]/([.D226]-[.D225])" office:value-type="float" office:value="1837.23995948203" calcext:value-type="float">
            <text:p>1837.239959482</text:p>
          </table:table-cell>
          <table:table-cell table:formula="of:=[.D226]-[.D225]" office:value-type="float" office:value="0.0522522926330566" calcext:value-type="float">
            <text:p>0.052252292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642807.38539" calcext:value-type="float">
            <text:p>1455642807.38539</text:p>
          </table:table-cell>
          <table:table-cell office:value-type="float" office:value="96" calcext:value-type="float">
            <text:p>96</text:p>
          </table:table-cell>
          <table:table-cell table:formula="of:=[.B227]-[.B$2]" office:value-type="float" office:value="11.2523171901703" calcext:value-type="float">
            <text:p>11.2523171902</text:p>
          </table:table-cell>
          <table:table-cell table:formula="of:=[.C227]/([.D227]-[.D226])" office:value-type="float" office:value="1937.95691430992" calcext:value-type="float">
            <text:p>1937.9569143099</text:p>
          </table:table-cell>
          <table:table-cell table:formula="of:=[.D227]-[.D226]" office:value-type="float" office:value="0.0495367050170898" calcext:value-type="float">
            <text:p>0.04953670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642807.43513" calcext:value-type="float">
            <text:p>1455642807.43513</text:p>
          </table:table-cell>
          <table:table-cell office:value-type="float" office:value="96" calcext:value-type="float">
            <text:p>96</text:p>
          </table:table-cell>
          <table:table-cell table:formula="of:=[.B228]-[.B$2]" office:value-type="float" office:value="11.3020548820496" calcext:value-type="float">
            <text:p>11.302054882</text:p>
          </table:table-cell>
          <table:table-cell table:formula="of:=[.C228]/([.D228]-[.D227])" office:value-type="float" office:value="1930.1257531817" calcext:value-type="float">
            <text:p>1930.1257531817</text:p>
          </table:table-cell>
          <table:table-cell table:formula="of:=[.D228]-[.D227]" office:value-type="float" office:value="0.0497376918792725" calcext:value-type="float">
            <text:p>0.0497376919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642807.48279" calcext:value-type="float">
            <text:p>1455642807.48279</text:p>
          </table:table-cell>
          <table:table-cell office:value-type="float" office:value="96" calcext:value-type="float">
            <text:p>96</text:p>
          </table:table-cell>
          <table:table-cell table:formula="of:=[.B229]-[.B$2]" office:value-type="float" office:value="11.3497130870819" calcext:value-type="float">
            <text:p>11.3497130871</text:p>
          </table:table-cell>
          <table:table-cell table:formula="of:=[.C229]/([.D229]-[.D228])" office:value-type="float" office:value="2014.3435938227" calcext:value-type="float">
            <text:p>2014.3435938227</text:p>
          </table:table-cell>
          <table:table-cell table:formula="of:=[.D229]-[.D228]" office:value-type="float" office:value="0.0476582050323486" calcext:value-type="float">
            <text:p>0.04765820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642807.53636" calcext:value-type="float">
            <text:p>1455642807.53636</text:p>
          </table:table-cell>
          <table:table-cell office:value-type="float" office:value="96" calcext:value-type="float">
            <text:p>96</text:p>
          </table:table-cell>
          <table:table-cell table:formula="of:=[.B230]-[.B$2]" office:value-type="float" office:value="11.4032866954803" calcext:value-type="float">
            <text:p>11.4032866955</text:p>
          </table:table-cell>
          <table:table-cell table:formula="of:=[.C230]/([.D230]-[.D229])" office:value-type="float" office:value="1791.9270863002" calcext:value-type="float">
            <text:p>1791.9270863002</text:p>
          </table:table-cell>
          <table:table-cell table:formula="of:=[.D230]-[.D229]" office:value-type="float" office:value="0.0535736083984375" calcext:value-type="float">
            <text:p>0.053573608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642807.5859" calcext:value-type="float">
            <text:p>1455642807.5859</text:p>
          </table:table-cell>
          <table:table-cell office:value-type="float" office:value="96" calcext:value-type="float">
            <text:p>96</text:p>
          </table:table-cell>
          <table:table-cell table:formula="of:=[.B231]-[.B$2]" office:value-type="float" office:value="11.4528212547302" calcext:value-type="float">
            <text:p>11.4528212547</text:p>
          </table:table-cell>
          <table:table-cell table:formula="of:=[.C231]/([.D231]-[.D230])" office:value-type="float" office:value="1938.04086386893" calcext:value-type="float">
            <text:p>1938.0408638689</text:p>
          </table:table-cell>
          <table:table-cell table:formula="of:=[.D231]-[.D230]" office:value-type="float" office:value="0.0495345592498779" calcext:value-type="float">
            <text:p>0.049534559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642807.63402" calcext:value-type="float">
            <text:p>1455642807.63402</text:p>
          </table:table-cell>
          <table:table-cell office:value-type="float" office:value="96" calcext:value-type="float">
            <text:p>96</text:p>
          </table:table-cell>
          <table:table-cell table:formula="of:=[.B232]-[.B$2]" office:value-type="float" office:value="11.5009441375732" calcext:value-type="float">
            <text:p>11.5009441376</text:p>
          </table:table-cell>
          <table:table-cell table:formula="of:=[.C232]/([.D232]-[.D231])" office:value-type="float" office:value="1994.89295587638" calcext:value-type="float">
            <text:p>1994.8929558764</text:p>
          </table:table-cell>
          <table:table-cell table:formula="of:=[.D232]-[.D231]" office:value-type="float" office:value="0.0481228828430176" calcext:value-type="float">
            <text:p>0.0481228828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642807.68573" calcext:value-type="float">
            <text:p>1455642807.68573</text:p>
          </table:table-cell>
          <table:table-cell office:value-type="float" office:value="96" calcext:value-type="float">
            <text:p>96</text:p>
          </table:table-cell>
          <table:table-cell table:formula="of:=[.B233]-[.B$2]" office:value-type="float" office:value="11.5526478290558" calcext:value-type="float">
            <text:p>11.5526478291</text:p>
          </table:table-cell>
          <table:table-cell table:formula="of:=[.C233]/([.D233]-[.D232])" office:value-type="float" office:value="1856.7339632299" calcext:value-type="float">
            <text:p>1856.7339632299</text:p>
          </table:table-cell>
          <table:table-cell table:formula="of:=[.D233]-[.D232]" office:value-type="float" office:value="0.0517036914825439" calcext:value-type="float">
            <text:p>0.0517036915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642807.73558" calcext:value-type="float">
            <text:p>1455642807.73558</text:p>
          </table:table-cell>
          <table:table-cell office:value-type="float" office:value="96" calcext:value-type="float">
            <text:p>96</text:p>
          </table:table-cell>
          <table:table-cell table:formula="of:=[.B234]-[.B$2]" office:value-type="float" office:value="11.6025063991547" calcext:value-type="float">
            <text:p>11.6025063992</text:p>
          </table:table-cell>
          <table:table-cell table:formula="of:=[.C234]/([.D234]-[.D233])" office:value-type="float" office:value="1925.4463136351" calcext:value-type="float">
            <text:p>1925.4463136351</text:p>
          </table:table-cell>
          <table:table-cell table:formula="of:=[.D234]-[.D233]" office:value-type="float" office:value="0.049858570098877" calcext:value-type="float">
            <text:p>0.0498585701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642807.7859" calcext:value-type="float">
            <text:p>1455642807.7859</text:p>
          </table:table-cell>
          <table:table-cell office:value-type="float" office:value="96" calcext:value-type="float">
            <text:p>96</text:p>
          </table:table-cell>
          <table:table-cell table:formula="of:=[.B235]-[.B$2]" office:value-type="float" office:value="11.6528177261353" calcext:value-type="float">
            <text:p>11.6528177261</text:p>
          </table:table-cell>
          <table:table-cell table:formula="of:=[.C235]/([.D235]-[.D234])" office:value-type="float" office:value="1908.11902132963" calcext:value-type="float">
            <text:p>1908.1190213296</text:p>
          </table:table-cell>
          <table:table-cell table:formula="of:=[.D235]-[.D234]" office:value-type="float" office:value="0.0503113269805908" calcext:value-type="float">
            <text:p>0.050311327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642807.8351" calcext:value-type="float">
            <text:p>1455642807.8351</text:p>
          </table:table-cell>
          <table:table-cell office:value-type="float" office:value="96" calcext:value-type="float">
            <text:p>96</text:p>
          </table:table-cell>
          <table:table-cell table:formula="of:=[.B236]-[.B$2]" office:value-type="float" office:value="11.7020239830017" calcext:value-type="float">
            <text:p>11.702023983</text:p>
          </table:table-cell>
          <table:table-cell table:formula="of:=[.C236]/([.D236]-[.D235])" office:value-type="float" office:value="1950.97140309905" calcext:value-type="float">
            <text:p>1950.9714030991</text:p>
          </table:table-cell>
          <table:table-cell table:formula="of:=[.D236]-[.D235]" office:value-type="float" office:value="0.0492062568664551" calcext:value-type="float">
            <text:p>0.049206256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642807.88536" calcext:value-type="float">
            <text:p>1455642807.88536</text:p>
          </table:table-cell>
          <table:table-cell office:value-type="float" office:value="96" calcext:value-type="float">
            <text:p>96</text:p>
          </table:table-cell>
          <table:table-cell table:formula="of:=[.B237]-[.B$2]" office:value-type="float" office:value="11.7522842884064" calcext:value-type="float">
            <text:p>11.7522842884</text:p>
          </table:table-cell>
          <table:table-cell table:formula="of:=[.C237]/([.D237]-[.D236])" office:value-type="float" office:value="1910.05604178229" calcext:value-type="float">
            <text:p>1910.0560417823</text:p>
          </table:table-cell>
          <table:table-cell table:formula="of:=[.D237]-[.D236]" office:value-type="float" office:value="0.0502603054046631" calcext:value-type="float">
            <text:p>0.0502603054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642807.93312" calcext:value-type="float">
            <text:p>1455642807.93312</text:p>
          </table:table-cell>
          <table:table-cell office:value-type="float" office:value="96" calcext:value-type="float">
            <text:p>96</text:p>
          </table:table-cell>
          <table:table-cell table:formula="of:=[.B238]-[.B$2]" office:value-type="float" office:value="11.8000438213348" calcext:value-type="float">
            <text:p>11.8000438213</text:p>
          </table:table-cell>
          <table:table-cell table:formula="of:=[.C238]/([.D238]-[.D237])" office:value-type="float" office:value="2010.06990884494" calcext:value-type="float">
            <text:p>2010.0699088449</text:p>
          </table:table-cell>
          <table:table-cell table:formula="of:=[.D238]-[.D237]" office:value-type="float" office:value="0.0477595329284668" calcext:value-type="float">
            <text:p>0.0477595329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642807.98584" calcext:value-type="float">
            <text:p>1455642807.98584</text:p>
          </table:table-cell>
          <table:table-cell office:value-type="float" office:value="96" calcext:value-type="float">
            <text:p>96</text:p>
          </table:table-cell>
          <table:table-cell table:formula="of:=[.B239]-[.B$2]" office:value-type="float" office:value="11.8527610301971" calcext:value-type="float">
            <text:p>11.8527610302</text:p>
          </table:table-cell>
          <table:table-cell table:formula="of:=[.C239]/([.D239]-[.D238])" office:value-type="float" office:value="1821.03723000109" calcext:value-type="float">
            <text:p>1821.0372300011</text:p>
          </table:table-cell>
          <table:table-cell table:formula="of:=[.D239]-[.D238]" office:value-type="float" office:value="0.0527172088623047" calcext:value-type="float">
            <text:p>0.0527172089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642808.03569" calcext:value-type="float">
            <text:p>1455642808.03569</text:p>
          </table:table-cell>
          <table:table-cell office:value-type="float" office:value="96" calcext:value-type="float">
            <text:p>96</text:p>
          </table:table-cell>
          <table:table-cell table:formula="of:=[.B240]-[.B$2]" office:value-type="float" office:value="11.902615070343" calcext:value-type="float">
            <text:p>11.9026150703</text:p>
          </table:table-cell>
          <table:table-cell table:formula="of:=[.C240]/([.D240]-[.D239])" office:value-type="float" office:value="1925.62126798755" calcext:value-type="float">
            <text:p>1925.6212679876</text:p>
          </table:table-cell>
          <table:table-cell table:formula="of:=[.D240]-[.D239]" office:value-type="float" office:value="0.049854040145874" calcext:value-type="float">
            <text:p>0.0498540401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642808.08576" calcext:value-type="float">
            <text:p>1455642808.08576</text:p>
          </table:table-cell>
          <table:table-cell office:value-type="float" office:value="96" calcext:value-type="float">
            <text:p>96</text:p>
          </table:table-cell>
          <table:table-cell table:formula="of:=[.B241]-[.B$2]" office:value-type="float" office:value="11.9526815414429" calcext:value-type="float">
            <text:p>11.9526815414</text:p>
          </table:table-cell>
          <table:table-cell table:formula="of:=[.C241]/([.D241]-[.D240])" office:value-type="float" office:value="1917.4508985971" calcext:value-type="float">
            <text:p>1917.4508985971</text:p>
          </table:table-cell>
          <table:table-cell table:formula="of:=[.D241]-[.D240]" office:value-type="float" office:value="0.0500664710998535" calcext:value-type="float">
            <text:p>0.050066471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642808.13546" calcext:value-type="float">
            <text:p>1455642808.13546</text:p>
          </table:table-cell>
          <table:table-cell office:value-type="float" office:value="96" calcext:value-type="float">
            <text:p>96</text:p>
          </table:table-cell>
          <table:table-cell table:formula="of:=[.B242]-[.B$2]" office:value-type="float" office:value="12.0023839473724" calcext:value-type="float">
            <text:p>12.0023839474</text:p>
          </table:table-cell>
          <table:table-cell table:formula="of:=[.C242]/([.D242]-[.D241])" office:value-type="float" office:value="1931.49603534372" calcext:value-type="float">
            <text:p>1931.4960353437</text:p>
          </table:table-cell>
          <table:table-cell table:formula="of:=[.D242]-[.D241]" office:value-type="float" office:value="0.0497024059295654" calcext:value-type="float">
            <text:p>0.0497024059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642808.18443" calcext:value-type="float">
            <text:p>1455642808.18443</text:p>
          </table:table-cell>
          <table:table-cell office:value-type="float" office:value="96" calcext:value-type="float">
            <text:p>96</text:p>
          </table:table-cell>
          <table:table-cell table:formula="of:=[.B243]-[.B$2]" office:value-type="float" office:value="12.0513560771942" calcext:value-type="float">
            <text:p>12.0513560772</text:p>
          </table:table-cell>
          <table:table-cell table:formula="of:=[.C243]/([.D243]-[.D242])" office:value-type="float" office:value="1960.29865046445" calcext:value-type="float">
            <text:p>1960.2986504645</text:p>
          </table:table-cell>
          <table:table-cell table:formula="of:=[.D243]-[.D242]" office:value-type="float" office:value="0.0489721298217773" calcext:value-type="float">
            <text:p>0.0489721298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642808.23613" calcext:value-type="float">
            <text:p>1455642808.23613</text:p>
          </table:table-cell>
          <table:table-cell office:value-type="float" office:value="96" calcext:value-type="float">
            <text:p>96</text:p>
          </table:table-cell>
          <table:table-cell table:formula="of:=[.B244]-[.B$2]" office:value-type="float" office:value="12.1030507087708" calcext:value-type="float">
            <text:p>12.1030507088</text:p>
          </table:table-cell>
          <table:table-cell table:formula="of:=[.C244]/([.D244]-[.D243])" office:value-type="float" office:value="1857.05937100769" calcext:value-type="float">
            <text:p>1857.0593710077</text:p>
          </table:table-cell>
          <table:table-cell table:formula="of:=[.D244]-[.D243]" office:value-type="float" office:value="0.0516946315765381" calcext:value-type="float">
            <text:p>0.051694631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642808.28561" calcext:value-type="float">
            <text:p>1455642808.28561</text:p>
          </table:table-cell>
          <table:table-cell office:value-type="float" office:value="96" calcext:value-type="float">
            <text:p>96</text:p>
          </table:table-cell>
          <table:table-cell table:formula="of:=[.B245]-[.B$2]" office:value-type="float" office:value="12.1525313854218" calcext:value-type="float">
            <text:p>12.1525313854</text:p>
          </table:table-cell>
          <table:table-cell table:formula="of:=[.C245]/([.D245]-[.D244])" office:value-type="float" office:value="1940.15131759638" calcext:value-type="float">
            <text:p>1940.1513175964</text:p>
          </table:table-cell>
          <table:table-cell table:formula="of:=[.D245]-[.D244]" office:value-type="float" office:value="0.049480676651001" calcext:value-type="float">
            <text:p>0.0494806767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642808.33634" calcext:value-type="float">
            <text:p>1455642808.33634</text:p>
          </table:table-cell>
          <table:table-cell office:value-type="float" office:value="96" calcext:value-type="float">
            <text:p>96</text:p>
          </table:table-cell>
          <table:table-cell table:formula="of:=[.B246]-[.B$2]" office:value-type="float" office:value="12.2032587528229" calcext:value-type="float">
            <text:p>12.2032587528</text:p>
          </table:table-cell>
          <table:table-cell table:formula="of:=[.C246]/([.D246]-[.D245])" office:value-type="float" office:value="1892.46958630608" calcext:value-type="float">
            <text:p>1892.4695863061</text:p>
          </table:table-cell>
          <table:table-cell table:formula="of:=[.D246]-[.D245]" office:value-type="float" office:value="0.0507273674011231" calcext:value-type="float">
            <text:p>0.050727367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642808.38515" calcext:value-type="float">
            <text:p>1455642808.38515</text:p>
          </table:table-cell>
          <table:table-cell office:value-type="float" office:value="96" calcext:value-type="float">
            <text:p>96</text:p>
          </table:table-cell>
          <table:table-cell table:formula="of:=[.B247]-[.B$2]" office:value-type="float" office:value="12.252069234848" calcext:value-type="float">
            <text:p>12.2520692348</text:p>
          </table:table-cell>
          <table:table-cell table:formula="of:=[.C247]/([.D247]-[.D246])" office:value-type="float" office:value="1966.79065678028" calcext:value-type="float">
            <text:p>1966.7906567803</text:p>
          </table:table-cell>
          <table:table-cell table:formula="of:=[.D247]-[.D246]" office:value-type="float" office:value="0.0488104820251465" calcext:value-type="float">
            <text:p>0.048810482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642808.43573" calcext:value-type="float">
            <text:p>1455642808.43573</text:p>
          </table:table-cell>
          <table:table-cell office:value-type="float" office:value="96" calcext:value-type="float">
            <text:p>96</text:p>
          </table:table-cell>
          <table:table-cell table:formula="of:=[.B248]-[.B$2]" office:value-type="float" office:value="12.3026537895203" calcext:value-type="float">
            <text:p>12.3026537895</text:p>
          </table:table-cell>
          <table:table-cell table:formula="of:=[.C248]/([.D248]-[.D247])" office:value-type="float" office:value="1897.81249675963" calcext:value-type="float">
            <text:p>1897.8124967596</text:p>
          </table:table-cell>
          <table:table-cell table:formula="of:=[.D248]-[.D247]" office:value-type="float" office:value="0.0505845546722412" calcext:value-type="float">
            <text:p>0.0505845547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642808.48525" calcext:value-type="float">
            <text:p>1455642808.48525</text:p>
          </table:table-cell>
          <table:table-cell office:value-type="float" office:value="96" calcext:value-type="float">
            <text:p>96</text:p>
          </table:table-cell>
          <table:table-cell table:formula="of:=[.B249]-[.B$2]" office:value-type="float" office:value="12.3521707057953" calcext:value-type="float">
            <text:p>12.3521707058</text:p>
          </table:table-cell>
          <table:table-cell table:formula="of:=[.C249]/([.D249]-[.D248])" office:value-type="float" office:value="1938.73139164809" calcext:value-type="float">
            <text:p>1938.7313916481</text:p>
          </table:table-cell>
          <table:table-cell table:formula="of:=[.D249]-[.D248]" office:value-type="float" office:value="0.0495169162750244" calcext:value-type="float">
            <text:p>0.0495169163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642808.53629" calcext:value-type="float">
            <text:p>1455642808.53629</text:p>
          </table:table-cell>
          <table:table-cell office:value-type="float" office:value="96" calcext:value-type="float">
            <text:p>96</text:p>
          </table:table-cell>
          <table:table-cell table:formula="of:=[.B250]-[.B$2]" office:value-type="float" office:value="12.4032142162323" calcext:value-type="float">
            <text:p>12.4032142162</text:p>
          </table:table-cell>
          <table:table-cell table:formula="of:=[.C250]/([.D250]-[.D249])" office:value-type="float" office:value="1880.74838854324" calcext:value-type="float">
            <text:p>1880.7483885433</text:p>
          </table:table-cell>
          <table:table-cell table:formula="of:=[.D250]-[.D249]" office:value-type="float" office:value="0.0510435104370117" calcext:value-type="float">
            <text:p>0.0510435104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642808.5854" calcext:value-type="float">
            <text:p>1455642808.5854</text:p>
          </table:table-cell>
          <table:table-cell office:value-type="float" office:value="96" calcext:value-type="float">
            <text:p>96</text:p>
          </table:table-cell>
          <table:table-cell table:formula="of:=[.B251]-[.B$2]" office:value-type="float" office:value="12.4523179531097" calcext:value-type="float">
            <text:p>12.4523179531</text:p>
          </table:table-cell>
          <table:table-cell table:formula="of:=[.C251]/([.D251]-[.D250])" office:value-type="float" office:value="1955.04468915691" calcext:value-type="float">
            <text:p>1955.0446891569</text:p>
          </table:table-cell>
          <table:table-cell table:formula="of:=[.D251]-[.D250]" office:value-type="float" office:value="0.0491037368774414" calcext:value-type="float">
            <text:p>0.049103736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642808.63593" calcext:value-type="float">
            <text:p>1455642808.63593</text:p>
          </table:table-cell>
          <table:table-cell office:value-type="float" office:value="96" calcext:value-type="float">
            <text:p>96</text:p>
          </table:table-cell>
          <table:table-cell table:formula="of:=[.B252]-[.B$2]" office:value-type="float" office:value="12.5028531551361" calcext:value-type="float">
            <text:p>12.5028531551</text:p>
          </table:table-cell>
          <table:table-cell table:formula="of:=[.C252]/([.D252]-[.D251])" office:value-type="float" office:value="1899.66589922627" calcext:value-type="float">
            <text:p>1899.6658992263</text:p>
          </table:table-cell>
          <table:table-cell table:formula="of:=[.D252]-[.D251]" office:value-type="float" office:value="0.0505352020263672" calcext:value-type="float">
            <text:p>0.05053520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642808.68598" calcext:value-type="float">
            <text:p>1455642808.68598</text:p>
          </table:table-cell>
          <table:table-cell office:value-type="float" office:value="96" calcext:value-type="float">
            <text:p>96</text:p>
          </table:table-cell>
          <table:table-cell table:formula="of:=[.B253]-[.B$2]" office:value-type="float" office:value="12.5529003143311" calcext:value-type="float">
            <text:p>12.5529003143</text:p>
          </table:table-cell>
          <table:table-cell table:formula="of:=[.C253]/([.D253]-[.D252])" office:value-type="float" office:value="1918.19079332866" calcext:value-type="float">
            <text:p>1918.1907933287</text:p>
          </table:table-cell>
          <table:table-cell table:formula="of:=[.D253]-[.D252]" office:value-type="float" office:value="0.0500471591949463" calcext:value-type="float">
            <text:p>0.050047159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642808.73567" calcext:value-type="float">
            <text:p>1455642808.73567</text:p>
          </table:table-cell>
          <table:table-cell office:value-type="float" office:value="96" calcext:value-type="float">
            <text:p>96</text:p>
          </table:table-cell>
          <table:table-cell table:formula="of:=[.B254]-[.B$2]" office:value-type="float" office:value="12.6025886535645" calcext:value-type="float">
            <text:p>12.6025886536</text:p>
          </table:table-cell>
          <table:table-cell table:formula="of:=[.C254]/([.D254]-[.D253])" office:value-type="float" office:value="1932.04283904649" calcext:value-type="float">
            <text:p>1932.0428390465</text:p>
          </table:table-cell>
          <table:table-cell table:formula="of:=[.D254]-[.D253]" office:value-type="float" office:value="0.0496883392333984" calcext:value-type="float">
            <text:p>0.049688339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642808.78579" calcext:value-type="float">
            <text:p>1455642808.78579</text:p>
          </table:table-cell>
          <table:table-cell office:value-type="float" office:value="96" calcext:value-type="float">
            <text:p>96</text:p>
          </table:table-cell>
          <table:table-cell table:formula="of:=[.B255]-[.B$2]" office:value-type="float" office:value="12.652711391449" calcext:value-type="float">
            <text:p>12.6527113914</text:p>
          </table:table-cell>
          <table:table-cell table:formula="of:=[.C255]/([.D255]-[.D254])" office:value-type="float" office:value="1915.29840650716" calcext:value-type="float">
            <text:p>1915.2984065072</text:p>
          </table:table-cell>
          <table:table-cell table:formula="of:=[.D255]-[.D254]" office:value-type="float" office:value="0.0501227378845215" calcext:value-type="float">
            <text:p>0.050122737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642808.83608" calcext:value-type="float">
            <text:p>1455642808.83608</text:p>
          </table:table-cell>
          <table:table-cell office:value-type="float" office:value="96" calcext:value-type="float">
            <text:p>96</text:p>
          </table:table-cell>
          <table:table-cell table:formula="of:=[.B256]-[.B$2]" office:value-type="float" office:value="12.7029986381531" calcext:value-type="float">
            <text:p>12.7029986382</text:p>
          </table:table-cell>
          <table:table-cell table:formula="of:=[.C256]/([.D256]-[.D255])" office:value-type="float" office:value="1909.03273278968" calcext:value-type="float">
            <text:p>1909.0327327897</text:p>
          </table:table-cell>
          <table:table-cell table:formula="of:=[.D256]-[.D255]" office:value-type="float" office:value="0.0502872467041016" calcext:value-type="float">
            <text:p>0.050287246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642808.88583" calcext:value-type="float">
            <text:p>1455642808.88583</text:p>
          </table:table-cell>
          <table:table-cell office:value-type="float" office:value="96" calcext:value-type="float">
            <text:p>96</text:p>
          </table:table-cell>
          <table:table-cell table:formula="of:=[.B257]-[.B$2]" office:value-type="float" office:value="12.7527546882629" calcext:value-type="float">
            <text:p>12.7527546883</text:p>
          </table:table-cell>
          <table:table-cell table:formula="of:=[.C257]/([.D257]-[.D256])" office:value-type="float" office:value="1929.41360473808" calcext:value-type="float">
            <text:p>1929.4136047381</text:p>
          </table:table-cell>
          <table:table-cell table:formula="of:=[.D257]-[.D256]" office:value-type="float" office:value="0.0497560501098633" calcext:value-type="float">
            <text:p>0.049756050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642808.93558" calcext:value-type="float">
            <text:p>1455642808.93558</text:p>
          </table:table-cell>
          <table:table-cell office:value-type="float" office:value="96" calcext:value-type="float">
            <text:p>96</text:p>
          </table:table-cell>
          <table:table-cell table:formula="of:=[.B258]-[.B$2]" office:value-type="float" office:value="12.8025012016296" calcext:value-type="float">
            <text:p>12.8025012016</text:p>
          </table:table-cell>
          <table:table-cell table:formula="of:=[.C258]/([.D258]-[.D257])" office:value-type="float" office:value="1929.78348637923" calcext:value-type="float">
            <text:p>1929.7834863792</text:p>
          </table:table-cell>
          <table:table-cell table:formula="of:=[.D258]-[.D257]" office:value-type="float" office:value="0.0497465133666992" calcext:value-type="float">
            <text:p>0.0497465134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642808.98618" calcext:value-type="float">
            <text:p>1455642808.98618</text:p>
          </table:table-cell>
          <table:table-cell office:value-type="float" office:value="96" calcext:value-type="float">
            <text:p>96</text:p>
          </table:table-cell>
          <table:table-cell table:formula="of:=[.B259]-[.B$2]" office:value-type="float" office:value="12.853102684021" calcext:value-type="float">
            <text:p>12.853102684</text:p>
          </table:table-cell>
          <table:table-cell table:formula="of:=[.C259]/([.D259]-[.D258])" office:value-type="float" office:value="1897.17762134962" calcext:value-type="float">
            <text:p>1897.1776213496</text:p>
          </table:table-cell>
          <table:table-cell table:formula="of:=[.D259]-[.D258]" office:value-type="float" office:value="0.0506014823913574" calcext:value-type="float">
            <text:p>0.0506014824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642809.03565" calcext:value-type="float">
            <text:p>1455642809.03565</text:p>
          </table:table-cell>
          <table:table-cell office:value-type="float" office:value="96" calcext:value-type="float">
            <text:p>96</text:p>
          </table:table-cell>
          <table:table-cell table:formula="of:=[.B260]-[.B$2]" office:value-type="float" office:value="12.9025712013245" calcext:value-type="float">
            <text:p>12.9025712013</text:p>
          </table:table-cell>
          <table:table-cell table:formula="of:=[.C260]/([.D260]-[.D259])" office:value-type="float" office:value="1940.62820624042" calcext:value-type="float">
            <text:p>1940.6282062404</text:p>
          </table:table-cell>
          <table:table-cell table:formula="of:=[.D260]-[.D259]" office:value-type="float" office:value="0.0494685173034668" calcext:value-type="float">
            <text:p>0.0494685173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642809.08489" calcext:value-type="float">
            <text:p>1455642809.08489</text:p>
          </table:table-cell>
          <table:table-cell office:value-type="float" office:value="96" calcext:value-type="float">
            <text:p>96</text:p>
          </table:table-cell>
          <table:table-cell table:formula="of:=[.B261]-[.B$2]" office:value-type="float" office:value="12.9518139362335" calcext:value-type="float">
            <text:p>12.9518139362</text:p>
          </table:table-cell>
          <table:table-cell table:formula="of:=[.C261]/([.D261]-[.D260])" office:value-type="float" office:value="1949.52616212919" calcext:value-type="float">
            <text:p>1949.5261621292</text:p>
          </table:table-cell>
          <table:table-cell table:formula="of:=[.D261]-[.D260]" office:value-type="float" office:value="0.0492427349090576" calcext:value-type="float">
            <text:p>0.0492427349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642809.13616" calcext:value-type="float">
            <text:p>1455642809.13616</text:p>
          </table:table-cell>
          <table:table-cell office:value-type="float" office:value="96" calcext:value-type="float">
            <text:p>96</text:p>
          </table:table-cell>
          <table:table-cell table:formula="of:=[.B262]-[.B$2]" office:value-type="float" office:value="13.0030779838562" calcext:value-type="float">
            <text:p>13.0030779839</text:p>
          </table:table-cell>
          <table:table-cell table:formula="of:=[.C262]/([.D262]-[.D261])" office:value-type="float" office:value="1872.65743638875" calcext:value-type="float">
            <text:p>1872.6574363888</text:p>
          </table:table-cell>
          <table:table-cell table:formula="of:=[.D262]-[.D261]" office:value-type="float" office:value="0.0512640476226807" calcext:value-type="float">
            <text:p>0.051264047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642809.18553" calcext:value-type="float">
            <text:p>1455642809.18553</text:p>
          </table:table-cell>
          <table:table-cell office:value-type="float" office:value="96" calcext:value-type="float">
            <text:p>96</text:p>
          </table:table-cell>
          <table:table-cell table:formula="of:=[.B263]-[.B$2]" office:value-type="float" office:value="13.0524513721466" calcext:value-type="float">
            <text:p>13.0524513721</text:p>
          </table:table-cell>
          <table:table-cell table:formula="of:=[.C263]/([.D263]-[.D262])" office:value-type="float" office:value="1944.36726593171" calcext:value-type="float">
            <text:p>1944.3672659317</text:p>
          </table:table-cell>
          <table:table-cell table:formula="of:=[.D263]-[.D262]" office:value-type="float" office:value="0.0493733882904053" calcext:value-type="float">
            <text:p>0.0493733883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642809.23595" calcext:value-type="float">
            <text:p>1455642809.23595</text:p>
          </table:table-cell>
          <table:table-cell office:value-type="float" office:value="96" calcext:value-type="float">
            <text:p>96</text:p>
          </table:table-cell>
          <table:table-cell table:formula="of:=[.B264]-[.B$2]" office:value-type="float" office:value="13.1028752326965" calcext:value-type="float">
            <text:p>13.1028752327</text:p>
          </table:table-cell>
          <table:table-cell table:formula="of:=[.C264]/([.D264]-[.D263])" office:value-type="float" office:value="1903.86057221752" calcext:value-type="float">
            <text:p>1903.8605722175</text:p>
          </table:table-cell>
          <table:table-cell table:formula="of:=[.D264]-[.D263]" office:value-type="float" office:value="0.0504238605499268" calcext:value-type="float">
            <text:p>0.050423860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642809.285" calcext:value-type="float">
            <text:p>1455642809.285</text:p>
          </table:table-cell>
          <table:table-cell office:value-type="float" office:value="96" calcext:value-type="float">
            <text:p>96</text:p>
          </table:table-cell>
          <table:table-cell table:formula="of:=[.B265]-[.B$2]" office:value-type="float" office:value="13.151921749115" calcext:value-type="float">
            <text:p>13.1519217491</text:p>
          </table:table-cell>
          <table:table-cell table:formula="of:=[.C265]/([.D265]-[.D264])" office:value-type="float" office:value="1957.32555562037" calcext:value-type="float">
            <text:p>1957.3255556204</text:p>
          </table:table-cell>
          <table:table-cell table:formula="of:=[.D265]-[.D264]" office:value-type="float" office:value="0.049046516418457" calcext:value-type="float">
            <text:p>0.049046516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642809.33653" calcext:value-type="float">
            <text:p>1455642809.33653</text:p>
          </table:table-cell>
          <table:table-cell office:value-type="float" office:value="96" calcext:value-type="float">
            <text:p>96</text:p>
          </table:table-cell>
          <table:table-cell table:formula="of:=[.B266]-[.B$2]" office:value-type="float" office:value="13.2034478187561" calcext:value-type="float">
            <text:p>13.2034478188</text:p>
          </table:table-cell>
          <table:table-cell table:formula="of:=[.C266]/([.D266]-[.D265])" office:value-type="float" office:value="1863.13453885876" calcext:value-type="float">
            <text:p>1863.1345388588</text:p>
          </table:table-cell>
          <table:table-cell table:formula="of:=[.D266]-[.D265]" office:value-type="float" office:value="0.0515260696411133" calcext:value-type="float">
            <text:p>0.051526069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642809.38541" calcext:value-type="float">
            <text:p>1455642809.38541</text:p>
          </table:table-cell>
          <table:table-cell office:value-type="float" office:value="96" calcext:value-type="float">
            <text:p>96</text:p>
          </table:table-cell>
          <table:table-cell table:formula="of:=[.B267]-[.B$2]" office:value-type="float" office:value="13.2523281574249" calcext:value-type="float">
            <text:p>13.2523281574</text:p>
          </table:table-cell>
          <table:table-cell table:formula="of:=[.C267]/([.D267]-[.D266])" office:value-type="float" office:value="1963.97984577039" calcext:value-type="float">
            <text:p>1963.9798457704</text:p>
          </table:table-cell>
          <table:table-cell table:formula="of:=[.D267]-[.D266]" office:value-type="float" office:value="0.0488803386688232" calcext:value-type="float">
            <text:p>0.048880338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642809.43597" calcext:value-type="float">
            <text:p>1455642809.43597</text:p>
          </table:table-cell>
          <table:table-cell office:value-type="float" office:value="96" calcext:value-type="float">
            <text:p>96</text:p>
          </table:table-cell>
          <table:table-cell table:formula="of:=[.B268]-[.B$2]" office:value-type="float" office:value="13.3028931617737" calcext:value-type="float">
            <text:p>13.3028931618</text:p>
          </table:table-cell>
          <table:table-cell table:formula="of:=[.C268]/([.D268]-[.D267])" office:value-type="float" office:value="1898.54626211189" calcext:value-type="float">
            <text:p>1898.5462621119</text:p>
          </table:table-cell>
          <table:table-cell table:formula="of:=[.D268]-[.D267]" office:value-type="float" office:value="0.0505650043487549" calcext:value-type="float">
            <text:p>0.0505650043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642809.48547" calcext:value-type="float">
            <text:p>1455642809.48547</text:p>
          </table:table-cell>
          <table:table-cell office:value-type="float" office:value="96" calcext:value-type="float">
            <text:p>96</text:p>
          </table:table-cell>
          <table:table-cell table:formula="of:=[.B269]-[.B$2]" office:value-type="float" office:value="13.3523921966553" calcext:value-type="float">
            <text:p>13.3523921967</text:p>
          </table:table-cell>
          <table:table-cell table:formula="of:=[.C269]/([.D269]-[.D268])" office:value-type="float" office:value="1939.4317531573" calcext:value-type="float">
            <text:p>1939.4317531573</text:p>
          </table:table-cell>
          <table:table-cell table:formula="of:=[.D269]-[.D268]" office:value-type="float" office:value="0.0494990348815918" calcext:value-type="float">
            <text:p>0.049499034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642809.53545" calcext:value-type="float">
            <text:p>1455642809.53545</text:p>
          </table:table-cell>
          <table:table-cell office:value-type="float" office:value="96" calcext:value-type="float">
            <text:p>96</text:p>
          </table:table-cell>
          <table:table-cell table:formula="of:=[.B270]-[.B$2]" office:value-type="float" office:value="13.4023759365082" calcext:value-type="float">
            <text:p>13.4023759365</text:p>
          </table:table-cell>
          <table:table-cell table:formula="of:=[.C270]/([.D270]-[.D269])" office:value-type="float" office:value="1920.62459276784" calcext:value-type="float">
            <text:p>1920.6245927679</text:p>
          </table:table-cell>
          <table:table-cell table:formula="of:=[.D270]-[.D269]" office:value-type="float" office:value="0.0499837398529053" calcext:value-type="float">
            <text:p>0.0499837399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642809.58605" calcext:value-type="float">
            <text:p>1455642809.58605</text:p>
          </table:table-cell>
          <table:table-cell office:value-type="float" office:value="96" calcext:value-type="float">
            <text:p>96</text:p>
          </table:table-cell>
          <table:table-cell table:formula="of:=[.B271]-[.B$2]" office:value-type="float" office:value="13.452974319458" calcext:value-type="float">
            <text:p>13.4529743195</text:p>
          </table:table-cell>
          <table:table-cell table:formula="of:=[.C271]/([.D271]-[.D270])" office:value-type="float" office:value="1897.2938343739" calcext:value-type="float">
            <text:p>1897.2938343739</text:p>
          </table:table-cell>
          <table:table-cell table:formula="of:=[.D271]-[.D270]" office:value-type="float" office:value="0.0505983829498291" calcext:value-type="float">
            <text:p>0.0505983829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642809.63521" calcext:value-type="float">
            <text:p>1455642809.63521</text:p>
          </table:table-cell>
          <table:table-cell office:value-type="float" office:value="96" calcext:value-type="float">
            <text:p>96</text:p>
          </table:table-cell>
          <table:table-cell table:formula="of:=[.B272]-[.B$2]" office:value-type="float" office:value="13.5021326541901" calcext:value-type="float">
            <text:p>13.5021326542</text:p>
          </table:table-cell>
          <table:table-cell table:formula="of:=[.C272]/([.D272]-[.D271])" office:value-type="float" office:value="1952.87331280161" calcext:value-type="float">
            <text:p>1952.8733128016</text:p>
          </table:table-cell>
          <table:table-cell table:formula="of:=[.D272]-[.D271]" office:value-type="float" office:value="0.0491583347320557" calcext:value-type="float">
            <text:p>0.049158334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642809.68591" calcext:value-type="float">
            <text:p>1455642809.68591</text:p>
          </table:table-cell>
          <table:table-cell office:value-type="float" office:value="96" calcext:value-type="float">
            <text:p>96</text:p>
          </table:table-cell>
          <table:table-cell table:formula="of:=[.B273]-[.B$2]" office:value-type="float" office:value="13.552827835083" calcext:value-type="float">
            <text:p>13.5528278351</text:p>
          </table:table-cell>
          <table:table-cell table:formula="of:=[.C273]/([.D273]-[.D272])" office:value-type="float" office:value="1893.67112039166" calcext:value-type="float">
            <text:p>1893.6711203917</text:p>
          </table:table-cell>
          <table:table-cell table:formula="of:=[.D273]-[.D272]" office:value-type="float" office:value="0.0506951808929443" calcext:value-type="float">
            <text:p>0.0506951809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642809.73541" calcext:value-type="float">
            <text:p>1455642809.73541</text:p>
          </table:table-cell>
          <table:table-cell office:value-type="float" office:value="96" calcext:value-type="float">
            <text:p>96</text:p>
          </table:table-cell>
          <table:table-cell table:formula="of:=[.B274]-[.B$2]" office:value-type="float" office:value="13.6023344993591" calcext:value-type="float">
            <text:p>13.6023344994</text:p>
          </table:table-cell>
          <table:table-cell table:formula="of:=[.C274]/([.D274]-[.D273])" office:value-type="float" office:value="1939.13287036591" calcext:value-type="float">
            <text:p>1939.1328703659</text:p>
          </table:table-cell>
          <table:table-cell table:formula="of:=[.D274]-[.D273]" office:value-type="float" office:value="0.0495066642761231" calcext:value-type="float">
            <text:p>0.049506664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642809.78618" calcext:value-type="float">
            <text:p>1455642809.78618</text:p>
          </table:table-cell>
          <table:table-cell office:value-type="float" office:value="96" calcext:value-type="float">
            <text:p>96</text:p>
          </table:table-cell>
          <table:table-cell table:formula="of:=[.B275]-[.B$2]" office:value-type="float" office:value="13.6531004905701" calcext:value-type="float">
            <text:p>13.6531004906</text:p>
          </table:table-cell>
          <table:table-cell table:formula="of:=[.C275]/([.D275]-[.D274])" office:value-type="float" office:value="1891.02975653742" calcext:value-type="float">
            <text:p>1891.0297565374</text:p>
          </table:table-cell>
          <table:table-cell table:formula="of:=[.D275]-[.D274]" office:value-type="float" office:value="0.0507659912109375" calcext:value-type="float">
            <text:p>0.0507659912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642809.8354" calcext:value-type="float">
            <text:p>1455642809.8354</text:p>
          </table:table-cell>
          <table:table-cell office:value-type="float" office:value="96" calcext:value-type="float">
            <text:p>96</text:p>
          </table:table-cell>
          <table:table-cell table:formula="of:=[.B276]-[.B$2]" office:value-type="float" office:value="13.7023251056671" calcext:value-type="float">
            <text:p>13.7023251057</text:p>
          </table:table-cell>
          <table:table-cell table:formula="of:=[.C276]/([.D276]-[.D275])" office:value-type="float" office:value="1950.24379186586" calcext:value-type="float">
            <text:p>1950.2437918659</text:p>
          </table:table-cell>
          <table:table-cell table:formula="of:=[.D276]-[.D275]" office:value-type="float" office:value="0.0492246150970459" calcext:value-type="float">
            <text:p>0.049224615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642809.88629" calcext:value-type="float">
            <text:p>1455642809.88629</text:p>
          </table:table-cell>
          <table:table-cell office:value-type="float" office:value="96" calcext:value-type="float">
            <text:p>96</text:p>
          </table:table-cell>
          <table:table-cell table:formula="of:=[.B277]-[.B$2]" office:value-type="float" office:value="13.7532110214233" calcext:value-type="float">
            <text:p>13.7532110214</text:p>
          </table:table-cell>
          <table:table-cell table:formula="of:=[.C277]/([.D277]-[.D276])" office:value-type="float" office:value="1886.57310325117" calcext:value-type="float">
            <text:p>1886.5731032512</text:p>
          </table:table-cell>
          <table:table-cell table:formula="of:=[.D277]-[.D276]" office:value-type="float" office:value="0.0508859157562256" calcext:value-type="float">
            <text:p>0.050885915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642809.93589" calcext:value-type="float">
            <text:p>1455642809.93589</text:p>
          </table:table-cell>
          <table:table-cell office:value-type="float" office:value="96" calcext:value-type="float">
            <text:p>96</text:p>
          </table:table-cell>
          <table:table-cell table:formula="of:=[.B278]-[.B$2]" office:value-type="float" office:value="13.8028080463409" calcext:value-type="float">
            <text:p>13.8028080463</text:p>
          </table:table-cell>
          <table:table-cell table:formula="of:=[.C278]/([.D278]-[.D277])" office:value-type="float" office:value="1935.59997115731" calcext:value-type="float">
            <text:p>1935.5999711573</text:p>
          </table:table-cell>
          <table:table-cell table:formula="of:=[.D278]-[.D277]" office:value-type="float" office:value="0.0495970249176025" calcext:value-type="float">
            <text:p>0.0495970249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642809.9857" calcext:value-type="float">
            <text:p>1455642809.9857</text:p>
          </table:table-cell>
          <table:table-cell office:value-type="float" office:value="96" calcext:value-type="float">
            <text:p>96</text:p>
          </table:table-cell>
          <table:table-cell table:formula="of:=[.B279]-[.B$2]" office:value-type="float" office:value="13.8526220321655" calcext:value-type="float">
            <text:p>13.8526220322</text:p>
          </table:table-cell>
          <table:table-cell table:formula="of:=[.C279]/([.D279]-[.D278])" office:value-type="float" office:value="1927.16961734511" calcext:value-type="float">
            <text:p>1927.1696173451</text:p>
          </table:table-cell>
          <table:table-cell table:formula="of:=[.D279]-[.D278]" office:value-type="float" office:value="0.049813985824585" calcext:value-type="float">
            <text:p>0.0498139858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642810.03307" calcext:value-type="float">
            <text:p>1455642810.03307</text:p>
          </table:table-cell>
          <table:table-cell office:value-type="float" office:value="96" calcext:value-type="float">
            <text:p>96</text:p>
          </table:table-cell>
          <table:table-cell table:formula="of:=[.B280]-[.B$2]" office:value-type="float" office:value="13.89999127388" calcext:value-type="float">
            <text:p>13.8999912739</text:p>
          </table:table-cell>
          <table:table-cell table:formula="of:=[.C280]/([.D280]-[.D279])" office:value-type="float" office:value="2026.63155510592" calcext:value-type="float">
            <text:p>2026.6315551059</text:p>
          </table:table-cell>
          <table:table-cell table:formula="of:=[.D280]-[.D279]" office:value-type="float" office:value="0.0473692417144775" calcext:value-type="float">
            <text:p>0.0473692417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642810.08586" calcext:value-type="float">
            <text:p>1455642810.08586</text:p>
          </table:table-cell>
          <table:table-cell office:value-type="float" office:value="96" calcext:value-type="float">
            <text:p>96</text:p>
          </table:table-cell>
          <table:table-cell table:formula="of:=[.B281]-[.B$2]" office:value-type="float" office:value="13.9527838230133" calcext:value-type="float">
            <text:p>13.952783823</text:p>
          </table:table-cell>
          <table:table-cell table:formula="of:=[.C281]/([.D281]-[.D280])" office:value-type="float" office:value="1818.43842693788" calcext:value-type="float">
            <text:p>1818.4384269379</text:p>
          </table:table-cell>
          <table:table-cell table:formula="of:=[.D281]-[.D280]" office:value-type="float" office:value="0.0527925491333008" calcext:value-type="float">
            <text:p>0.052792549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642810.13596" calcext:value-type="float">
            <text:p>1455642810.13596</text:p>
          </table:table-cell>
          <table:table-cell office:value-type="float" office:value="96" calcext:value-type="float">
            <text:p>96</text:p>
          </table:table-cell>
          <table:table-cell table:formula="of:=[.B282]-[.B$2]" office:value-type="float" office:value="14.0028789043427" calcext:value-type="float">
            <text:p>14.0028789043</text:p>
          </table:table-cell>
          <table:table-cell table:formula="of:=[.C282]/([.D282]-[.D281])" office:value-type="float" office:value="1916.35580684771" calcext:value-type="float">
            <text:p>1916.3558068477</text:p>
          </table:table-cell>
          <table:table-cell table:formula="of:=[.D282]-[.D281]" office:value-type="float" office:value="0.0500950813293457" calcext:value-type="float">
            <text:p>0.0500950813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642810.18456" calcext:value-type="float">
            <text:p>1455642810.18456</text:p>
          </table:table-cell>
          <table:table-cell office:value-type="float" office:value="96" calcext:value-type="float">
            <text:p>96</text:p>
          </table:table-cell>
          <table:table-cell table:formula="of:=[.B283]-[.B$2]" office:value-type="float" office:value="14.0514795780182" calcext:value-type="float">
            <text:p>14.051479578</text:p>
          </table:table-cell>
          <table:table-cell table:formula="of:=[.C283]/([.D283]-[.D282])" office:value-type="float" office:value="1975.28126134435" calcext:value-type="float">
            <text:p>1975.2812613444</text:p>
          </table:table-cell>
          <table:table-cell table:formula="of:=[.D283]-[.D282]" office:value-type="float" office:value="0.0486006736755371" calcext:value-type="float">
            <text:p>0.048600673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642810.23589" calcext:value-type="float">
            <text:p>1455642810.23589</text:p>
          </table:table-cell>
          <table:table-cell office:value-type="float" office:value="96" calcext:value-type="float">
            <text:p>96</text:p>
          </table:table-cell>
          <table:table-cell table:formula="of:=[.B284]-[.B$2]" office:value-type="float" office:value="14.1028141975403" calcext:value-type="float">
            <text:p>14.1028141975</text:p>
          </table:table-cell>
          <table:table-cell table:formula="of:=[.C284]/([.D284]-[.D283])" office:value-type="float" office:value="1870.08301403074" calcext:value-type="float">
            <text:p>1870.0830140307</text:p>
          </table:table-cell>
          <table:table-cell table:formula="of:=[.D284]-[.D283]" office:value-type="float" office:value="0.0513346195220947" calcext:value-type="float">
            <text:p>0.051334619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642810.28611" calcext:value-type="float">
            <text:p>1455642810.28611</text:p>
          </table:table-cell>
          <table:table-cell office:value-type="float" office:value="96" calcext:value-type="float">
            <text:p>96</text:p>
          </table:table-cell>
          <table:table-cell table:formula="of:=[.B285]-[.B$2]" office:value-type="float" office:value="14.1530306339264" calcext:value-type="float">
            <text:p>14.1530306339</text:p>
          </table:table-cell>
          <table:table-cell table:formula="of:=[.C285]/([.D285]-[.D284])" office:value-type="float" office:value="1911.72466444785" calcext:value-type="float">
            <text:p>1911.7246644479</text:p>
          </table:table-cell>
          <table:table-cell table:formula="of:=[.D285]-[.D284]" office:value-type="float" office:value="0.0502164363861084" calcext:value-type="float">
            <text:p>0.050216436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642810.33572" calcext:value-type="float">
            <text:p>1455642810.33572</text:p>
          </table:table-cell>
          <table:table-cell office:value-type="float" office:value="96" calcext:value-type="float">
            <text:p>96</text:p>
          </table:table-cell>
          <table:table-cell table:formula="of:=[.B286]-[.B$2]" office:value-type="float" office:value="14.2026448249817" calcext:value-type="float">
            <text:p>14.202644825</text:p>
          </table:table-cell>
          <table:table-cell table:formula="of:=[.C286]/([.D286]-[.D285])" office:value-type="float" office:value="1934.93026809613" calcext:value-type="float">
            <text:p>1934.9302680961</text:p>
          </table:table-cell>
          <table:table-cell table:formula="of:=[.D286]-[.D285]" office:value-type="float" office:value="0.0496141910552979" calcext:value-type="float">
            <text:p>0.049614191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642810.38286" calcext:value-type="float">
            <text:p>1455642810.38286</text:p>
          </table:table-cell>
          <table:table-cell office:value-type="float" office:value="96" calcext:value-type="float">
            <text:p>96</text:p>
          </table:table-cell>
          <table:table-cell table:formula="of:=[.B287]-[.B$2]" office:value-type="float" office:value="14.2497866153717" calcext:value-type="float">
            <text:p>14.2497866154</text:p>
          </table:table-cell>
          <table:table-cell table:formula="of:=[.C287]/([.D287]-[.D286])" office:value-type="float" office:value="2036.40971642719" calcext:value-type="float">
            <text:p>2036.4097164272</text:p>
          </table:table-cell>
          <table:table-cell table:formula="of:=[.D287]-[.D286]" office:value-type="float" office:value="0.0471417903900147" calcext:value-type="float">
            <text:p>0.047141790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642810.43597" calcext:value-type="float">
            <text:p>1455642810.43597</text:p>
          </table:table-cell>
          <table:table-cell office:value-type="float" office:value="96" calcext:value-type="float">
            <text:p>96</text:p>
          </table:table-cell>
          <table:table-cell table:formula="of:=[.B288]-[.B$2]" office:value-type="float" office:value="14.3028967380524" calcext:value-type="float">
            <text:p>14.3028967381</text:p>
          </table:table-cell>
          <table:table-cell table:formula="of:=[.C288]/([.D288]-[.D287])" office:value-type="float" office:value="1807.56502065003" calcext:value-type="float">
            <text:p>1807.56502065</text:p>
          </table:table-cell>
          <table:table-cell table:formula="of:=[.D288]-[.D287]" office:value-type="float" office:value="0.0531101226806641" calcext:value-type="float">
            <text:p>0.0531101227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642810.48584" calcext:value-type="float">
            <text:p>1455642810.48584</text:p>
          </table:table-cell>
          <table:table-cell office:value-type="float" office:value="96" calcext:value-type="float">
            <text:p>96</text:p>
          </table:table-cell>
          <table:table-cell table:formula="of:=[.B289]-[.B$2]" office:value-type="float" office:value="14.3527617454529" calcext:value-type="float">
            <text:p>14.3527617455</text:p>
          </table:table-cell>
          <table:table-cell table:formula="of:=[.C289]/([.D289]-[.D288])" office:value-type="float" office:value="1925.19774897322" calcext:value-type="float">
            <text:p>1925.1977489732</text:p>
          </table:table-cell>
          <table:table-cell table:formula="of:=[.D289]-[.D288]" office:value-type="float" office:value="0.0498650074005127" calcext:value-type="float">
            <text:p>0.0498650074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642810.53534" calcext:value-type="float">
            <text:p>1455642810.53534</text:p>
          </table:table-cell>
          <table:table-cell office:value-type="float" office:value="96" calcext:value-type="float">
            <text:p>96</text:p>
          </table:table-cell>
          <table:table-cell table:formula="of:=[.B290]-[.B$2]" office:value-type="float" office:value="14.4022574424744" calcext:value-type="float">
            <text:p>14.4022574425</text:p>
          </table:table-cell>
          <table:table-cell table:formula="of:=[.C290]/([.D290]-[.D289])" office:value-type="float" office:value="1939.5625433526" calcext:value-type="float">
            <text:p>1939.5625433526</text:p>
          </table:table-cell>
          <table:table-cell table:formula="of:=[.D290]-[.D289]" office:value-type="float" office:value="0.0494956970214844" calcext:value-type="float">
            <text:p>0.04949569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642810.58666" calcext:value-type="float">
            <text:p>1455642810.58666</text:p>
          </table:table-cell>
          <table:table-cell office:value-type="float" office:value="96" calcext:value-type="float">
            <text:p>96</text:p>
          </table:table-cell>
          <table:table-cell table:formula="of:=[.B291]-[.B$2]" office:value-type="float" office:value="14.453586101532" calcext:value-type="float">
            <text:p>14.4535861015</text:p>
          </table:table-cell>
          <table:table-cell table:formula="of:=[.C291]/([.D291]-[.D290])" office:value-type="float" office:value="1870.30017464977" calcext:value-type="float">
            <text:p>1870.3001746498</text:p>
          </table:table-cell>
          <table:table-cell table:formula="of:=[.D291]-[.D290]" office:value-type="float" office:value="0.0513286590576172" calcext:value-type="float">
            <text:p>0.051328659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642810.63608" calcext:value-type="float">
            <text:p>1455642810.63608</text:p>
          </table:table-cell>
          <table:table-cell office:value-type="float" office:value="96" calcext:value-type="float">
            <text:p>96</text:p>
          </table:table-cell>
          <table:table-cell table:formula="of:=[.B292]-[.B$2]" office:value-type="float" office:value="14.5029993057251" calcext:value-type="float">
            <text:p>14.5029993057</text:p>
          </table:table-cell>
          <table:table-cell table:formula="of:=[.C292]/([.D292]-[.D291])" office:value-type="float" office:value="1942.8005442597" calcext:value-type="float">
            <text:p>1942.8005442597</text:p>
          </table:table-cell>
          <table:table-cell table:formula="of:=[.D292]-[.D291]" office:value-type="float" office:value="0.0494132041931152" calcext:value-type="float">
            <text:p>0.049413204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642810.68595" calcext:value-type="float">
            <text:p>1455642810.68595</text:p>
          </table:table-cell>
          <table:table-cell office:value-type="float" office:value="96" calcext:value-type="float">
            <text:p>96</text:p>
          </table:table-cell>
          <table:table-cell table:formula="of:=[.B293]-[.B$2]" office:value-type="float" office:value="14.5528719425201" calcext:value-type="float">
            <text:p>14.5528719425</text:p>
          </table:table-cell>
          <table:table-cell table:formula="of:=[.C293]/([.D293]-[.D292])" office:value-type="float" office:value="1924.90323690966" calcext:value-type="float">
            <text:p>1924.9032369097</text:p>
          </table:table-cell>
          <table:table-cell table:formula="of:=[.D293]-[.D292]" office:value-type="float" office:value="0.0498726367950439" calcext:value-type="float">
            <text:p>0.049872636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642810.73293" calcext:value-type="float">
            <text:p>1455642810.73293</text:p>
          </table:table-cell>
          <table:table-cell office:value-type="float" office:value="96" calcext:value-type="float">
            <text:p>96</text:p>
          </table:table-cell>
          <table:table-cell table:formula="of:=[.B294]-[.B$2]" office:value-type="float" office:value="14.5998516082764" calcext:value-type="float">
            <text:p>14.5998516083</text:p>
          </table:table-cell>
          <table:table-cell table:formula="of:=[.C294]/([.D294]-[.D293])" office:value-type="float" office:value="2043.43727131091" calcext:value-type="float">
            <text:p>2043.4372713109</text:p>
          </table:table-cell>
          <table:table-cell table:formula="of:=[.D294]-[.D293]" office:value-type="float" office:value="0.0469796657562256" calcext:value-type="float">
            <text:p>0.0469796658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642810.78399" calcext:value-type="float">
            <text:p>1455642810.78399</text:p>
          </table:table-cell>
          <table:table-cell office:value-type="float" office:value="96" calcext:value-type="float">
            <text:p>96</text:p>
          </table:table-cell>
          <table:table-cell table:formula="of:=[.B295]-[.B$2]" office:value-type="float" office:value="14.6509084701538" calcext:value-type="float">
            <text:p>14.6509084702</text:p>
          </table:table-cell>
          <table:table-cell table:formula="of:=[.C295]/([.D295]-[.D294])" office:value-type="float" office:value="1880.25657022246" calcext:value-type="float">
            <text:p>1880.2565702225</text:p>
          </table:table-cell>
          <table:table-cell table:formula="of:=[.D295]-[.D294]" office:value-type="float" office:value="0.0510568618774414" calcext:value-type="float">
            <text:p>0.0510568619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642810.83373" calcext:value-type="float">
            <text:p>1455642810.83373</text:p>
          </table:table-cell>
          <table:table-cell office:value-type="float" office:value="96" calcext:value-type="float">
            <text:p>96</text:p>
          </table:table-cell>
          <table:table-cell table:formula="of:=[.B296]-[.B$2]" office:value-type="float" office:value="14.7006502151489" calcext:value-type="float">
            <text:p>14.7006502151</text:p>
          </table:table-cell>
          <table:table-cell table:formula="of:=[.C296]/([.D296]-[.D295])" office:value-type="float" office:value="1929.96848038652" calcext:value-type="float">
            <text:p>1929.9684803865</text:p>
          </table:table-cell>
          <table:table-cell table:formula="of:=[.D296]-[.D295]" office:value-type="float" office:value="0.0497417449951172" calcext:value-type="float">
            <text:p>0.049741745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642810.88278" calcext:value-type="float">
            <text:p>1455642810.88278</text:p>
          </table:table-cell>
          <table:table-cell office:value-type="float" office:value="96" calcext:value-type="float">
            <text:p>96</text:p>
          </table:table-cell>
          <table:table-cell table:formula="of:=[.B297]-[.B$2]" office:value-type="float" office:value="14.7497026920319" calcext:value-type="float">
            <text:p>14.749702692</text:p>
          </table:table-cell>
          <table:table-cell table:formula="of:=[.C297]/([.D297]-[.D296])" office:value-type="float" office:value="1957.08771708118" calcext:value-type="float">
            <text:p>1957.0877170812</text:p>
          </table:table-cell>
          <table:table-cell table:formula="of:=[.D297]-[.D296]" office:value-type="float" office:value="0.0490524768829346" calcext:value-type="float">
            <text:p>0.0490524769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642810.93372" calcext:value-type="float">
            <text:p>1455642810.93372</text:p>
          </table:table-cell>
          <table:table-cell office:value-type="float" office:value="96" calcext:value-type="float">
            <text:p>96</text:p>
          </table:table-cell>
          <table:table-cell table:formula="of:=[.B298]-[.B$2]" office:value-type="float" office:value="14.8006405830383" calcext:value-type="float">
            <text:p>14.800640583</text:p>
          </table:table-cell>
          <table:table-cell table:formula="of:=[.C298]/([.D298]-[.D297])" office:value-type="float" office:value="1884.6481097501" calcext:value-type="float">
            <text:p>1884.6481097501</text:p>
          </table:table-cell>
          <table:table-cell table:formula="of:=[.D298]-[.D297]" office:value-type="float" office:value="0.0509378910064697" calcext:value-type="float">
            <text:p>0.050937891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642810.98304" calcext:value-type="float">
            <text:p>1455642810.98304</text:p>
          </table:table-cell>
          <table:table-cell office:value-type="float" office:value="96" calcext:value-type="float">
            <text:p>96</text:p>
          </table:table-cell>
          <table:table-cell table:formula="of:=[.B299]-[.B$2]" office:value-type="float" office:value="14.8499608039856" calcext:value-type="float">
            <text:p>14.849960804</text:p>
          </table:table-cell>
          <table:table-cell table:formula="of:=[.C299]/([.D299]-[.D298])" office:value-type="float" office:value="1946.46329955913" calcext:value-type="float">
            <text:p>1946.4632995591</text:p>
          </table:table-cell>
          <table:table-cell table:formula="of:=[.D299]-[.D298]" office:value-type="float" office:value="0.0493202209472656" calcext:value-type="float">
            <text:p>0.0493202209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642811.03543" calcext:value-type="float">
            <text:p>1455642811.03543</text:p>
          </table:table-cell>
          <table:table-cell office:value-type="float" office:value="96" calcext:value-type="float">
            <text:p>96</text:p>
          </table:table-cell>
          <table:table-cell table:formula="of:=[.B300]-[.B$2]" office:value-type="float" office:value="14.9023535251617" calcext:value-type="float">
            <text:p>14.9023535252</text:p>
          </table:table-cell>
          <table:table-cell table:formula="of:=[.C300]/([.D300]-[.D299])" office:value-type="float" office:value="1832.31559355816" calcext:value-type="float">
            <text:p>1832.3155935582</text:p>
          </table:table-cell>
          <table:table-cell table:formula="of:=[.D300]-[.D299]" office:value-type="float" office:value="0.0523927211761475" calcext:value-type="float">
            <text:p>0.052392721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642811.08577" calcext:value-type="float">
            <text:p>1455642811.08577</text:p>
          </table:table-cell>
          <table:table-cell office:value-type="float" office:value="96" calcext:value-type="float">
            <text:p>96</text:p>
          </table:table-cell>
          <table:table-cell table:formula="of:=[.B301]-[.B$2]" office:value-type="float" office:value="14.9526879787445" calcext:value-type="float">
            <text:p>14.9526879787</text:p>
          </table:table-cell>
          <table:table-cell table:formula="of:=[.C301]/([.D301]-[.D300])" office:value-type="float" office:value="1907.24231946115" calcext:value-type="float">
            <text:p>1907.2423194612</text:p>
          </table:table-cell>
          <table:table-cell table:formula="of:=[.D301]-[.D300]" office:value-type="float" office:value="0.0503344535827637" calcext:value-type="float">
            <text:p>0.050334453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642811.13577" calcext:value-type="float">
            <text:p>1455642811.13577</text:p>
          </table:table-cell>
          <table:table-cell office:value-type="float" office:value="96" calcext:value-type="float">
            <text:p>96</text:p>
          </table:table-cell>
          <table:table-cell table:formula="of:=[.B302]-[.B$2]" office:value-type="float" office:value="15.0026893615723" calcext:value-type="float">
            <text:p>15.0026893616</text:p>
          </table:table-cell>
          <table:table-cell table:formula="of:=[.C302]/([.D302]-[.D301])" office:value-type="float" office:value="1919.9469008826" calcext:value-type="float">
            <text:p>1919.9469008826</text:p>
          </table:table-cell>
          <table:table-cell table:formula="of:=[.D302]-[.D301]" office:value-type="float" office:value="0.0500013828277588" calcext:value-type="float">
            <text:p>0.050001382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642811.18534" calcext:value-type="float">
            <text:p>1455642811.18534</text:p>
          </table:table-cell>
          <table:table-cell office:value-type="float" office:value="96" calcext:value-type="float">
            <text:p>96</text:p>
          </table:table-cell>
          <table:table-cell table:formula="of:=[.B303]-[.B$2]" office:value-type="float" office:value="15.0522620677948" calcext:value-type="float">
            <text:p>15.0522620678</text:p>
          </table:table-cell>
          <table:table-cell table:formula="of:=[.C303]/([.D303]-[.D302])" office:value-type="float" office:value="1936.5495111171" calcext:value-type="float">
            <text:p>1936.5495111171</text:p>
          </table:table-cell>
          <table:table-cell table:formula="of:=[.D303]-[.D302]" office:value-type="float" office:value="0.0495727062225342" calcext:value-type="float">
            <text:p>0.049572706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642811.23572" calcext:value-type="float">
            <text:p>1455642811.23572</text:p>
          </table:table-cell>
          <table:table-cell office:value-type="float" office:value="96" calcext:value-type="float">
            <text:p>96</text:p>
          </table:table-cell>
          <table:table-cell table:formula="of:=[.B304]-[.B$2]" office:value-type="float" office:value="15.1026401519775" calcext:value-type="float">
            <text:p>15.102640152</text:p>
          </table:table-cell>
          <table:table-cell table:formula="of:=[.C304]/([.D304]-[.D303])" office:value-type="float" office:value="1905.59052725732" calcext:value-type="float">
            <text:p>1905.5905272573</text:p>
          </table:table-cell>
          <table:table-cell table:formula="of:=[.D304]-[.D303]" office:value-type="float" office:value="0.0503780841827393" calcext:value-type="float">
            <text:p>0.050378084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642811.28549" calcext:value-type="float">
            <text:p>1455642811.28549</text:p>
          </table:table-cell>
          <table:table-cell office:value-type="float" office:value="96" calcext:value-type="float">
            <text:p>96</text:p>
          </table:table-cell>
          <table:table-cell table:formula="of:=[.B305]-[.B$2]" office:value-type="float" office:value="15.1524114608765" calcext:value-type="float">
            <text:p>15.1524114609</text:p>
          </table:table-cell>
          <table:table-cell table:formula="of:=[.C305]/([.D305]-[.D304])" office:value-type="float" office:value="1928.82208894595" calcext:value-type="float">
            <text:p>1928.822088946</text:p>
          </table:table-cell>
          <table:table-cell table:formula="of:=[.D305]-[.D304]" office:value-type="float" office:value="0.0497713088989258" calcext:value-type="float">
            <text:p>0.049771308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642811.33374" calcext:value-type="float">
            <text:p>1455642811.33374</text:p>
          </table:table-cell>
          <table:table-cell office:value-type="float" office:value="96" calcext:value-type="float">
            <text:p>96</text:p>
          </table:table-cell>
          <table:table-cell table:formula="of:=[.B306]-[.B$2]" office:value-type="float" office:value="15.2006599903107" calcext:value-type="float">
            <text:p>15.2006599903</text:p>
          </table:table-cell>
          <table:table-cell table:formula="of:=[.C306]/([.D306]-[.D305])" office:value-type="float" office:value="1989.69794780821" calcext:value-type="float">
            <text:p>1989.6979478082</text:p>
          </table:table-cell>
          <table:table-cell table:formula="of:=[.D306]-[.D305]" office:value-type="float" office:value="0.0482485294342041" calcext:value-type="float">
            <text:p>0.048248529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642811.38386" calcext:value-type="float">
            <text:p>1455642811.38386</text:p>
          </table:table-cell>
          <table:table-cell office:value-type="float" office:value="96" calcext:value-type="float">
            <text:p>96</text:p>
          </table:table-cell>
          <table:table-cell table:formula="of:=[.B307]-[.B$2]" office:value-type="float" office:value="15.2507815361023" calcext:value-type="float">
            <text:p>15.2507815361</text:p>
          </table:table-cell>
          <table:table-cell table:formula="of:=[.C307]/([.D307]-[.D306])" office:value-type="float" office:value="1915.34396004281" calcext:value-type="float">
            <text:p>1915.3439600428</text:p>
          </table:table-cell>
          <table:table-cell table:formula="of:=[.D307]-[.D306]" office:value-type="float" office:value="0.050121545791626" calcext:value-type="float">
            <text:p>0.050121545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642811.43371" calcext:value-type="float">
            <text:p>1455642811.43371</text:p>
          </table:table-cell>
          <table:table-cell office:value-type="float" office:value="96" calcext:value-type="float">
            <text:p>96</text:p>
          </table:table-cell>
          <table:table-cell table:formula="of:=[.B308]-[.B$2]" office:value-type="float" office:value="15.3006286621094" calcext:value-type="float">
            <text:p>15.3006286621</text:p>
          </table:table-cell>
          <table:table-cell table:formula="of:=[.C308]/([.D308]-[.D307])" office:value-type="float" office:value="1925.88836488516" calcext:value-type="float">
            <text:p>1925.8883648852</text:p>
          </table:table-cell>
          <table:table-cell table:formula="of:=[.D308]-[.D307]" office:value-type="float" office:value="0.0498471260070801" calcext:value-type="float">
            <text:p>0.04984712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642811.48387" calcext:value-type="float">
            <text:p>1455642811.48387</text:p>
          </table:table-cell>
          <table:table-cell office:value-type="float" office:value="96" calcext:value-type="float">
            <text:p>96</text:p>
          </table:table-cell>
          <table:table-cell table:formula="of:=[.B309]-[.B$2]" office:value-type="float" office:value="15.3507933616638" calcext:value-type="float">
            <text:p>15.3507933617</text:p>
          </table:table-cell>
          <table:table-cell table:formula="of:=[.C309]/([.D309]-[.D308])" office:value-type="float" office:value="1913.69630143627" calcext:value-type="float">
            <text:p>1913.6963014363</text:p>
          </table:table-cell>
          <table:table-cell table:formula="of:=[.D309]-[.D308]" office:value-type="float" office:value="0.0501646995544434" calcext:value-type="float">
            <text:p>0.050164699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642811.53363" calcext:value-type="float">
            <text:p>1455642811.53363</text:p>
          </table:table-cell>
          <table:table-cell office:value-type="float" office:value="96" calcext:value-type="float">
            <text:p>96</text:p>
          </table:table-cell>
          <table:table-cell table:formula="of:=[.B310]-[.B$2]" office:value-type="float" office:value="15.4005479812622" calcext:value-type="float">
            <text:p>15.4005479813</text:p>
          </table:table-cell>
          <table:table-cell table:formula="of:=[.C310]/([.D310]-[.D309])" office:value-type="float" office:value="1929.46907794486" calcext:value-type="float">
            <text:p>1929.4690779449</text:p>
          </table:table-cell>
          <table:table-cell table:formula="of:=[.D310]-[.D309]" office:value-type="float" office:value="0.0497546195983887" calcext:value-type="float">
            <text:p>0.049754619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642811.58374" calcext:value-type="float">
            <text:p>1455642811.58374</text:p>
          </table:table-cell>
          <table:table-cell office:value-type="float" office:value="96" calcext:value-type="float">
            <text:p>96</text:p>
          </table:table-cell>
          <table:table-cell table:formula="of:=[.B311]-[.B$2]" office:value-type="float" office:value="15.4506585597992" calcext:value-type="float">
            <text:p>15.4506585598</text:p>
          </table:table-cell>
          <table:table-cell table:formula="of:=[.C311]/([.D311]-[.D310])" office:value-type="float" office:value="1915.76315426375" calcext:value-type="float">
            <text:p>1915.7631542638</text:p>
          </table:table-cell>
          <table:table-cell table:formula="of:=[.D311]-[.D310]" office:value-type="float" office:value="0.0501105785369873" calcext:value-type="float">
            <text:p>0.050110578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642811.63338" calcext:value-type="float">
            <text:p>1455642811.63338</text:p>
          </table:table-cell>
          <table:table-cell office:value-type="float" office:value="96" calcext:value-type="float">
            <text:p>96</text:p>
          </table:table-cell>
          <table:table-cell table:formula="of:=[.B312]-[.B$2]" office:value-type="float" office:value="15.500305891037" calcext:value-type="float">
            <text:p>15.500305891</text:p>
          </table:table-cell>
          <table:table-cell table:formula="of:=[.C312]/([.D312]-[.D311])" office:value-type="float" office:value="1933.63867919092" calcext:value-type="float">
            <text:p>1933.6386791909</text:p>
          </table:table-cell>
          <table:table-cell table:formula="of:=[.D312]-[.D311]" office:value-type="float" office:value="0.049647331237793" calcext:value-type="float">
            <text:p>0.0496473312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642811.68305" calcext:value-type="float">
            <text:p>1455642811.68305</text:p>
          </table:table-cell>
          <table:table-cell office:value-type="float" office:value="96" calcext:value-type="float">
            <text:p>96</text:p>
          </table:table-cell>
          <table:table-cell table:formula="of:=[.B313]-[.B$2]" office:value-type="float" office:value="15.5499773025513" calcext:value-type="float">
            <text:p>15.5499773026</text:p>
          </table:table-cell>
          <table:table-cell table:formula="of:=[.C313]/([.D313]-[.D312])" office:value-type="float" office:value="1932.70126765769" calcext:value-type="float">
            <text:p>1932.7012676577</text:p>
          </table:table-cell>
          <table:table-cell table:formula="of:=[.D313]-[.D312]" office:value-type="float" office:value="0.0496714115142822" calcext:value-type="float">
            <text:p>0.049671411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642811.73354" calcext:value-type="float">
            <text:p>1455642811.73354</text:p>
          </table:table-cell>
          <table:table-cell office:value-type="float" office:value="96" calcext:value-type="float">
            <text:p>96</text:p>
          </table:table-cell>
          <table:table-cell table:formula="of:=[.B314]-[.B$2]" office:value-type="float" office:value="15.6004672050476" calcext:value-type="float">
            <text:p>15.600467205</text:p>
          </table:table-cell>
          <table:table-cell table:formula="of:=[.C314]/([.D314]-[.D313])" office:value-type="float" office:value="1901.37027907636" calcext:value-type="float">
            <text:p>1901.3702790764</text:p>
          </table:table-cell>
          <table:table-cell table:formula="of:=[.D314]-[.D313]" office:value-type="float" office:value="0.0504899024963379" calcext:value-type="float">
            <text:p>0.050489902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642811.78438" calcext:value-type="float">
            <text:p>1455642811.78438</text:p>
          </table:table-cell>
          <table:table-cell office:value-type="float" office:value="96" calcext:value-type="float">
            <text:p>96</text:p>
          </table:table-cell>
          <table:table-cell table:formula="of:=[.B315]-[.B$2]" office:value-type="float" office:value="15.6512994766235" calcext:value-type="float">
            <text:p>15.6512994766</text:p>
          </table:table-cell>
          <table:table-cell table:formula="of:=[.C315]/([.D315]-[.D314])" office:value-type="float" office:value="1888.56403665938" calcext:value-type="float">
            <text:p>1888.5640366594</text:p>
          </table:table-cell>
          <table:table-cell table:formula="of:=[.D315]-[.D314]" office:value-type="float" office:value="0.0508322715759277" calcext:value-type="float">
            <text:p>0.050832271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642811.8332" calcext:value-type="float">
            <text:p>1455642811.8332</text:p>
          </table:table-cell>
          <table:table-cell office:value-type="float" office:value="96" calcext:value-type="float">
            <text:p>96</text:p>
          </table:table-cell>
          <table:table-cell table:formula="of:=[.B316]-[.B$2]" office:value-type="float" office:value="15.7001237869263" calcext:value-type="float">
            <text:p>15.7001237869</text:p>
          </table:table-cell>
          <table:table-cell table:formula="of:=[.C316]/([.D316]-[.D315])" office:value-type="float" office:value="1966.23361200094" calcext:value-type="float">
            <text:p>1966.2336120009</text:p>
          </table:table-cell>
          <table:table-cell table:formula="of:=[.D316]-[.D315]" office:value-type="float" office:value="0.0488243103027344" calcext:value-type="float">
            <text:p>0.0488243103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642811.88382" calcext:value-type="float">
            <text:p>1455642811.88382</text:p>
          </table:table-cell>
          <table:table-cell office:value-type="float" office:value="96" calcext:value-type="float">
            <text:p>96</text:p>
          </table:table-cell>
          <table:table-cell table:formula="of:=[.B317]-[.B$2]" office:value-type="float" office:value="15.7507462501526" calcext:value-type="float">
            <text:p>15.7507462502</text:p>
          </table:table-cell>
          <table:table-cell table:formula="of:=[.C317]/([.D317]-[.D316])" office:value-type="float" office:value="1896.39132277724" calcext:value-type="float">
            <text:p>1896.3913227772</text:p>
          </table:table-cell>
          <table:table-cell table:formula="of:=[.D317]-[.D316]" office:value-type="float" office:value="0.0506224632263184" calcext:value-type="float">
            <text:p>0.050622463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642811.93369" calcext:value-type="float">
            <text:p>1455642811.93369</text:p>
          </table:table-cell>
          <table:table-cell office:value-type="float" office:value="96" calcext:value-type="float">
            <text:p>96</text:p>
          </table:table-cell>
          <table:table-cell table:formula="of:=[.B318]-[.B$2]" office:value-type="float" office:value="15.8006153106689" calcext:value-type="float">
            <text:p>15.8006153107</text:p>
          </table:table-cell>
          <table:table-cell table:formula="of:=[.C318]/([.D318]-[.D317])" office:value-type="float" office:value="1925.04127821921" calcext:value-type="float">
            <text:p>1925.0412782192</text:p>
          </table:table-cell>
          <table:table-cell table:formula="of:=[.D318]-[.D317]" office:value-type="float" office:value="0.0498690605163574" calcext:value-type="float">
            <text:p>0.049869060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642811.98337" calcext:value-type="float">
            <text:p>1455642811.98337</text:p>
          </table:table-cell>
          <table:table-cell office:value-type="float" office:value="96" calcext:value-type="float">
            <text:p>96</text:p>
          </table:table-cell>
          <table:table-cell table:formula="of:=[.B319]-[.B$2]" office:value-type="float" office:value="15.8502912521362" calcext:value-type="float">
            <text:p>15.8502912521</text:p>
          </table:table-cell>
          <table:table-cell table:formula="of:=[.C319]/([.D319]-[.D318])" office:value-type="float" office:value="1932.52502447734" calcext:value-type="float">
            <text:p>1932.5250244773</text:p>
          </table:table-cell>
          <table:table-cell table:formula="of:=[.D319]-[.D318]" office:value-type="float" office:value="0.0496759414672852" calcext:value-type="float">
            <text:p>0.049675941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642812.03313" calcext:value-type="float">
            <text:p>1455642812.03313</text:p>
          </table:table-cell>
          <table:table-cell office:value-type="float" office:value="96" calcext:value-type="float">
            <text:p>96</text:p>
          </table:table-cell>
          <table:table-cell table:formula="of:=[.B320]-[.B$2]" office:value-type="float" office:value="15.9000542163849" calcext:value-type="float">
            <text:p>15.9000542164</text:p>
          </table:table-cell>
          <table:table-cell table:formula="of:=[.C320]/([.D320]-[.D319])" office:value-type="float" office:value="1929.14552919927" calcext:value-type="float">
            <text:p>1929.1455291993</text:p>
          </table:table-cell>
          <table:table-cell table:formula="of:=[.D320]-[.D319]" office:value-type="float" office:value="0.0497629642486572" calcext:value-type="float">
            <text:p>0.0497629642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642812.08527" calcext:value-type="float">
            <text:p>1455642812.08527</text:p>
          </table:table-cell>
          <table:table-cell office:value-type="float" office:value="96" calcext:value-type="float">
            <text:p>96</text:p>
          </table:table-cell>
          <table:table-cell table:formula="of:=[.B321]-[.B$2]" office:value-type="float" office:value="15.9521887302399" calcext:value-type="float">
            <text:p>15.9521887302</text:p>
          </table:table-cell>
          <table:table-cell table:formula="of:=[.C321]/([.D321]-[.D320])" office:value-type="float" office:value="1841.39052810654" calcext:value-type="float">
            <text:p>1841.3905281065</text:p>
          </table:table-cell>
          <table:table-cell table:formula="of:=[.D321]-[.D320]" office:value-type="float" office:value="0.0521345138549805" calcext:value-type="float">
            <text:p>0.0521345139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642812.13552" calcext:value-type="float">
            <text:p>1455642812.13552</text:p>
          </table:table-cell>
          <table:table-cell office:value-type="float" office:value="96" calcext:value-type="float">
            <text:p>96</text:p>
          </table:table-cell>
          <table:table-cell table:formula="of:=[.B322]-[.B$2]" office:value-type="float" office:value="16.0024411678314" calcext:value-type="float">
            <text:p>16.0024411678</text:p>
          </table:table-cell>
          <table:table-cell table:formula="of:=[.C322]/([.D322]-[.D321])" office:value-type="float" office:value="1910.35509123516" calcext:value-type="float">
            <text:p>1910.3550912352</text:p>
          </table:table-cell>
          <table:table-cell table:formula="of:=[.D322]-[.D321]" office:value-type="float" office:value="0.0502524375915527" calcext:value-type="float">
            <text:p>0.050252437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642812.1859" calcext:value-type="float">
            <text:p>1455642812.1859</text:p>
          </table:table-cell>
          <table:table-cell office:value-type="float" office:value="96" calcext:value-type="float">
            <text:p>96</text:p>
          </table:table-cell>
          <table:table-cell table:formula="of:=[.B323]-[.B$2]" office:value-type="float" office:value="16.0528204441071" calcext:value-type="float">
            <text:p>16.0528204441</text:p>
          </table:table-cell>
          <table:table-cell table:formula="of:=[.C323]/([.D323]-[.D322])" office:value-type="float" office:value="1905.54543647601" calcext:value-type="float">
            <text:p>1905.545436476</text:p>
          </table:table-cell>
          <table:table-cell table:formula="of:=[.D323]-[.D322]" office:value-type="float" office:value="0.0503792762756348" calcext:value-type="float">
            <text:p>0.050379276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642812.23508" calcext:value-type="float">
            <text:p>1455642812.23508</text:p>
          </table:table-cell>
          <table:table-cell office:value-type="float" office:value="96" calcext:value-type="float">
            <text:p>96</text:p>
          </table:table-cell>
          <table:table-cell table:formula="of:=[.B324]-[.B$2]" office:value-type="float" office:value="16.1020052433014" calcext:value-type="float">
            <text:p>16.1020052433</text:p>
          </table:table-cell>
          <table:table-cell table:formula="of:=[.C324]/([.D324]-[.D323])" office:value-type="float" office:value="1951.82254624423" calcext:value-type="float">
            <text:p>1951.8225462442</text:p>
          </table:table-cell>
          <table:table-cell table:formula="of:=[.D324]-[.D323]" office:value-type="float" office:value="0.0491847991943359" calcext:value-type="float">
            <text:p>0.0491847992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642812.28529" calcext:value-type="float">
            <text:p>1455642812.28529</text:p>
          </table:table-cell>
          <table:table-cell office:value-type="float" office:value="96" calcext:value-type="float">
            <text:p>96</text:p>
          </table:table-cell>
          <table:table-cell table:formula="of:=[.B325]-[.B$2]" office:value-type="float" office:value="16.1522102355957" calcext:value-type="float">
            <text:p>16.1522102356</text:p>
          </table:table-cell>
          <table:table-cell table:formula="of:=[.C325]/([.D325]-[.D324])" office:value-type="float" office:value="1912.16043689897" calcext:value-type="float">
            <text:p>1912.160436899</text:p>
          </table:table-cell>
          <table:table-cell table:formula="of:=[.D325]-[.D324]" office:value-type="float" office:value="0.0502049922943115" calcext:value-type="float">
            <text:p>0.050204992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642812.33517" calcext:value-type="float">
            <text:p>1455642812.33517</text:p>
          </table:table-cell>
          <table:table-cell office:value-type="float" office:value="96" calcext:value-type="float">
            <text:p>96</text:p>
          </table:table-cell>
          <table:table-cell table:formula="of:=[.B326]-[.B$2]" office:value-type="float" office:value="16.2020874023438" calcext:value-type="float">
            <text:p>16.2020874023</text:p>
          </table:table-cell>
          <table:table-cell table:formula="of:=[.C326]/([.D326]-[.D325])" office:value-type="float" office:value="1924.72841300191" calcext:value-type="float">
            <text:p>1924.7284130019</text:p>
          </table:table-cell>
          <table:table-cell table:formula="of:=[.D326]-[.D325]" office:value-type="float" office:value="0.0498771667480469" calcext:value-type="float">
            <text:p>0.049877166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642812.38305" calcext:value-type="float">
            <text:p>1455642812.38305</text:p>
          </table:table-cell>
          <table:table-cell office:value-type="float" office:value="96" calcext:value-type="float">
            <text:p>96</text:p>
          </table:table-cell>
          <table:table-cell table:formula="of:=[.B327]-[.B$2]" office:value-type="float" office:value="16.2499730587006" calcext:value-type="float">
            <text:p>16.2499730587</text:p>
          </table:table-cell>
          <table:table-cell table:formula="of:=[.C327]/([.D327]-[.D326])" office:value-type="float" office:value="2004.77569493196" calcext:value-type="float">
            <text:p>2004.775694932</text:p>
          </table:table-cell>
          <table:table-cell table:formula="of:=[.D327]-[.D326]" office:value-type="float" office:value="0.0478856563568115" calcext:value-type="float">
            <text:p>0.0478856564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642812.43372" calcext:value-type="float">
            <text:p>1455642812.43372</text:p>
          </table:table-cell>
          <table:table-cell office:value-type="float" office:value="96" calcext:value-type="float">
            <text:p>96</text:p>
          </table:table-cell>
          <table:table-cell table:formula="of:=[.B328]-[.B$2]" office:value-type="float" office:value="16.3006465435028" calcext:value-type="float">
            <text:p>16.3006465435</text:p>
          </table:table-cell>
          <table:table-cell table:formula="of:=[.C328]/([.D328]-[.D327])" office:value-type="float" office:value="1894.48190458267" calcext:value-type="float">
            <text:p>1894.4819045827</text:p>
          </table:table-cell>
          <table:table-cell table:formula="of:=[.D328]-[.D327]" office:value-type="float" office:value="0.0506734848022461" calcext:value-type="float">
            <text:p>0.0506734848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642812.48394" calcext:value-type="float">
            <text:p>1455642812.48394</text:p>
          </table:table-cell>
          <table:table-cell office:value-type="float" office:value="96" calcext:value-type="float">
            <text:p>96</text:p>
          </table:table-cell>
          <table:table-cell table:formula="of:=[.B329]-[.B$2]" office:value-type="float" office:value="16.3508586883545" calcext:value-type="float">
            <text:p>16.3508586884</text:p>
          </table:table-cell>
          <table:table-cell table:formula="of:=[.C329]/([.D329]-[.D328])" office:value-type="float" office:value="1911.88805583913" calcext:value-type="float">
            <text:p>1911.8880558391</text:p>
          </table:table-cell>
          <table:table-cell table:formula="of:=[.D329]-[.D328]" office:value-type="float" office:value="0.0502121448516846" calcext:value-type="float">
            <text:p>0.0502121449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642812.53383" calcext:value-type="float">
            <text:p>1455642812.53383</text:p>
          </table:table-cell>
          <table:table-cell office:value-type="float" office:value="96" calcext:value-type="float">
            <text:p>96</text:p>
          </table:table-cell>
          <table:table-cell table:formula="of:=[.B330]-[.B$2]" office:value-type="float" office:value="16.4007556438446" calcext:value-type="float">
            <text:p>16.4007556438</text:p>
          </table:table-cell>
          <table:table-cell table:formula="of:=[.C330]/([.D330]-[.D329])" office:value-type="float" office:value="1923.96508077579" calcext:value-type="float">
            <text:p>1923.9650807758</text:p>
          </table:table-cell>
          <table:table-cell table:formula="of:=[.D330]-[.D329]" office:value-type="float" office:value="0.0498969554901123" calcext:value-type="float">
            <text:p>0.0498969555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642812.58645" calcext:value-type="float">
            <text:p>1455642812.58645</text:p>
          </table:table-cell>
          <table:table-cell office:value-type="float" office:value="96" calcext:value-type="float">
            <text:p>96</text:p>
          </table:table-cell>
          <table:table-cell table:formula="of:=[.B331]-[.B$2]" office:value-type="float" office:value="16.4533751010895" calcext:value-type="float">
            <text:p>16.4533751011</text:p>
          </table:table-cell>
          <table:table-cell table:formula="of:=[.C331]/([.D331]-[.D330])" office:value-type="float" office:value="1824.42018649582" calcext:value-type="float">
            <text:p>1824.4201864958</text:p>
          </table:table-cell>
          <table:table-cell table:formula="of:=[.D331]-[.D330]" office:value-type="float" office:value="0.0526194572448731" calcext:value-type="float">
            <text:p>0.0526194572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642812.63336" calcext:value-type="float">
            <text:p>1455642812.63336</text:p>
          </table:table-cell>
          <table:table-cell office:value-type="float" office:value="96" calcext:value-type="float">
            <text:p>96</text:p>
          </table:table-cell>
          <table:table-cell table:formula="of:=[.B332]-[.B$2]" office:value-type="float" office:value="16.5002863407135" calcext:value-type="float">
            <text:p>16.5002863407</text:p>
          </table:table-cell>
          <table:table-cell table:formula="of:=[.C332]/([.D332]-[.D331])" office:value-type="float" office:value="2046.417889815" calcext:value-type="float">
            <text:p>2046.417889815</text:p>
          </table:table-cell>
          <table:table-cell table:formula="of:=[.D332]-[.D331]" office:value-type="float" office:value="0.0469112396240234" calcext:value-type="float">
            <text:p>0.046911239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642812.68379" calcext:value-type="float">
            <text:p>1455642812.68379</text:p>
          </table:table-cell>
          <table:table-cell office:value-type="float" office:value="96" calcext:value-type="float">
            <text:p>96</text:p>
          </table:table-cell>
          <table:table-cell table:formula="of:=[.B333]-[.B$2]" office:value-type="float" office:value="16.5507085323334" calcext:value-type="float">
            <text:p>16.5507085323</text:p>
          </table:table-cell>
          <table:table-cell table:formula="of:=[.C333]/([.D333]-[.D332])" office:value-type="float" office:value="1903.92358832263" calcext:value-type="float">
            <text:p>1903.9235883226</text:p>
          </table:table-cell>
          <table:table-cell table:formula="of:=[.D333]-[.D332]" office:value-type="float" office:value="0.0504221916198731" calcext:value-type="float">
            <text:p>0.050422191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642812.73389" calcext:value-type="float">
            <text:p>1455642812.73389</text:p>
          </table:table-cell>
          <table:table-cell office:value-type="float" office:value="96" calcext:value-type="float">
            <text:p>96</text:p>
          </table:table-cell>
          <table:table-cell table:formula="of:=[.B334]-[.B$2]" office:value-type="float" office:value="16.6008124351501" calcext:value-type="float">
            <text:p>16.6008124352</text:p>
          </table:table-cell>
          <table:table-cell table:formula="of:=[.C334]/([.D334]-[.D333])" office:value-type="float" office:value="1916.01840581296" calcext:value-type="float">
            <text:p>1916.018405813</text:p>
          </table:table-cell>
          <table:table-cell table:formula="of:=[.D334]-[.D333]" office:value-type="float" office:value="0.0501039028167725" calcext:value-type="float">
            <text:p>0.0501039028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642812.78368" calcext:value-type="float">
            <text:p>1455642812.78368</text:p>
          </table:table-cell>
          <table:table-cell office:value-type="float" office:value="96" calcext:value-type="float">
            <text:p>96</text:p>
          </table:table-cell>
          <table:table-cell table:formula="of:=[.B335]-[.B$2]" office:value-type="float" office:value="16.6506023406982" calcext:value-type="float">
            <text:p>16.6506023407</text:p>
          </table:table-cell>
          <table:table-cell table:formula="of:=[.C335]/([.D335]-[.D334])" office:value-type="float" office:value="1928.10166926841" calcext:value-type="float">
            <text:p>1928.1016692684</text:p>
          </table:table-cell>
          <table:table-cell table:formula="of:=[.D335]-[.D334]" office:value-type="float" office:value="0.0497899055480957" calcext:value-type="float">
            <text:p>0.0497899055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642812.83444" calcext:value-type="float">
            <text:p>1455642812.83444</text:p>
          </table:table-cell>
          <table:table-cell office:value-type="float" office:value="96" calcext:value-type="float">
            <text:p>96</text:p>
          </table:table-cell>
          <table:table-cell table:formula="of:=[.B336]-[.B$2]" office:value-type="float" office:value="16.7013618946075" calcext:value-type="float">
            <text:p>16.7013618946</text:p>
          </table:table-cell>
          <table:table-cell table:formula="of:=[.C336]/([.D336]-[.D335])" office:value-type="float" office:value="1891.26957600011" calcext:value-type="float">
            <text:p>1891.2695760001</text:p>
          </table:table-cell>
          <table:table-cell table:formula="of:=[.D336]-[.D335]" office:value-type="float" office:value="0.0507595539093018" calcext:value-type="float">
            <text:p>0.0507595539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642812.88661" calcext:value-type="float">
            <text:p>1455642812.88661</text:p>
          </table:table-cell>
          <table:table-cell office:value-type="float" office:value="96" calcext:value-type="float">
            <text:p>96</text:p>
          </table:table-cell>
          <table:table-cell table:formula="of:=[.B337]-[.B$2]" office:value-type="float" office:value="16.7535307407379" calcext:value-type="float">
            <text:p>16.7535307407</text:p>
          </table:table-cell>
          <table:table-cell table:formula="of:=[.C337]/([.D337]-[.D336])" office:value-type="float" office:value="1840.1787104912" calcext:value-type="float">
            <text:p>1840.1787104912</text:p>
          </table:table-cell>
          <table:table-cell table:formula="of:=[.D337]-[.D336]" office:value-type="float" office:value="0.0521688461303711" calcext:value-type="float">
            <text:p>0.0521688461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642812.93368" calcext:value-type="float">
            <text:p>1455642812.93368</text:p>
          </table:table-cell>
          <table:table-cell office:value-type="float" office:value="96" calcext:value-type="float">
            <text:p>96</text:p>
          </table:table-cell>
          <table:table-cell table:formula="of:=[.B338]-[.B$2]" office:value-type="float" office:value="16.8006019592285" calcext:value-type="float">
            <text:p>16.8006019592</text:p>
          </table:table-cell>
          <table:table-cell table:formula="of:=[.C338]/([.D338]-[.D337])" office:value-type="float" office:value="2039.4628199219" calcext:value-type="float">
            <text:p>2039.4628199219</text:p>
          </table:table-cell>
          <table:table-cell table:formula="of:=[.D338]-[.D337]" office:value-type="float" office:value="0.0470712184906006" calcext:value-type="float">
            <text:p>0.047071218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642812.98327" calcext:value-type="float">
            <text:p>1455642812.98327</text:p>
          </table:table-cell>
          <table:table-cell office:value-type="float" office:value="96" calcext:value-type="float">
            <text:p>96</text:p>
          </table:table-cell>
          <table:table-cell table:formula="of:=[.B339]-[.B$2]" office:value-type="float" office:value="16.8501908779144" calcext:value-type="float">
            <text:p>16.8501908779</text:p>
          </table:table-cell>
          <table:table-cell table:formula="of:=[.C339]/([.D339]-[.D338])" office:value-type="float" office:value="1935.91638099725" calcext:value-type="float">
            <text:p>1935.9163809973</text:p>
          </table:table-cell>
          <table:table-cell table:formula="of:=[.D339]-[.D338]" office:value-type="float" office:value="0.0495889186859131" calcext:value-type="float">
            <text:p>0.049588918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642813.03413" calcext:value-type="float">
            <text:p>1455642813.03413</text:p>
          </table:table-cell>
          <table:table-cell office:value-type="float" office:value="96" calcext:value-type="float">
            <text:p>96</text:p>
          </table:table-cell>
          <table:table-cell table:formula="of:=[.B340]-[.B$2]" office:value-type="float" office:value="16.90105676651" calcext:value-type="float">
            <text:p>16.9010567665</text:p>
          </table:table-cell>
          <table:table-cell table:formula="of:=[.C340]/([.D340]-[.D339])" office:value-type="float" office:value="1887.31589382555" calcext:value-type="float">
            <text:p>1887.3158938256</text:p>
          </table:table-cell>
          <table:table-cell table:formula="of:=[.D340]-[.D339]" office:value-type="float" office:value="0.0508658885955811" calcext:value-type="float">
            <text:p>0.050865888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642813.0859" calcext:value-type="float">
            <text:p>1455642813.0859</text:p>
          </table:table-cell>
          <table:table-cell office:value-type="float" office:value="96" calcext:value-type="float">
            <text:p>96</text:p>
          </table:table-cell>
          <table:table-cell table:formula="of:=[.B341]-[.B$2]" office:value-type="float" office:value="16.9528186321259" calcext:value-type="float">
            <text:p>16.9528186321</text:p>
          </table:table-cell>
          <table:table-cell table:formula="of:=[.C341]/([.D341]-[.D340])" office:value-type="float" office:value="1854.64721678451" calcext:value-type="float">
            <text:p>1854.6472167845</text:p>
          </table:table-cell>
          <table:table-cell table:formula="of:=[.D341]-[.D340]" office:value-type="float" office:value="0.0517618656158447" calcext:value-type="float">
            <text:p>0.051761865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642813.13484" calcext:value-type="float">
            <text:p>1455642813.13484</text:p>
          </table:table-cell>
          <table:table-cell office:value-type="float" office:value="96" calcext:value-type="float">
            <text:p>96</text:p>
          </table:table-cell>
          <table:table-cell table:formula="of:=[.B342]-[.B$2]" office:value-type="float" office:value="17.001758813858" calcext:value-type="float">
            <text:p>17.0017588139</text:p>
          </table:table-cell>
          <table:table-cell table:formula="of:=[.C342]/([.D342]-[.D341])" office:value-type="float" office:value="1961.57833097871" calcext:value-type="float">
            <text:p>1961.5783309787</text:p>
          </table:table-cell>
          <table:table-cell table:formula="of:=[.D342]-[.D341]" office:value-type="float" office:value="0.0489401817321777" calcext:value-type="float">
            <text:p>0.048940181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642813.18513" calcext:value-type="float">
            <text:p>1455642813.18513</text:p>
          </table:table-cell>
          <table:table-cell office:value-type="float" office:value="96" calcext:value-type="float">
            <text:p>96</text:p>
          </table:table-cell>
          <table:table-cell table:formula="of:=[.B343]-[.B$2]" office:value-type="float" office:value="17.0520513057709" calcext:value-type="float">
            <text:p>17.0520513058</text:p>
          </table:table-cell>
          <table:table-cell table:formula="of:=[.C343]/([.D343]-[.D342])" office:value-type="float" office:value="1908.83363199363" calcext:value-type="float">
            <text:p>1908.8336319936</text:p>
          </table:table-cell>
          <table:table-cell table:formula="of:=[.D343]-[.D342]" office:value-type="float" office:value="0.0502924919128418" calcext:value-type="float">
            <text:p>0.0502924919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642813.23533" calcext:value-type="float">
            <text:p>1455642813.23533</text:p>
          </table:table-cell>
          <table:table-cell office:value-type="float" office:value="96" calcext:value-type="float">
            <text:p>96</text:p>
          </table:table-cell>
          <table:table-cell table:formula="of:=[.B344]-[.B$2]" office:value-type="float" office:value="17.1022562980652" calcext:value-type="float">
            <text:p>17.1022562981</text:p>
          </table:table-cell>
          <table:table-cell table:formula="of:=[.C344]/([.D344]-[.D343])" office:value-type="float" office:value="1912.16043689897" calcext:value-type="float">
            <text:p>1912.160436899</text:p>
          </table:table-cell>
          <table:table-cell table:formula="of:=[.D344]-[.D343]" office:value-type="float" office:value="0.0502049922943115" calcext:value-type="float">
            <text:p>0.050204992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642813.2858" calcext:value-type="float">
            <text:p>1455642813.2858</text:p>
          </table:table-cell>
          <table:table-cell office:value-type="float" office:value="96" calcext:value-type="float">
            <text:p>96</text:p>
          </table:table-cell>
          <table:table-cell table:formula="of:=[.B345]-[.B$2]" office:value-type="float" office:value="17.152724981308" calcext:value-type="float">
            <text:p>17.1527249813</text:p>
          </table:table-cell>
          <table:table-cell table:formula="of:=[.C345]/([.D345]-[.D344])" office:value-type="float" office:value="1902.16969874481" calcext:value-type="float">
            <text:p>1902.1696987448</text:p>
          </table:table-cell>
          <table:table-cell table:formula="of:=[.D345]-[.D344]" office:value-type="float" office:value="0.0504686832427979" calcext:value-type="float">
            <text:p>0.050468683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642813.33496" calcext:value-type="float">
            <text:p>1455642813.33496</text:p>
          </table:table-cell>
          <table:table-cell office:value-type="float" office:value="96" calcext:value-type="float">
            <text:p>96</text:p>
          </table:table-cell>
          <table:table-cell table:formula="of:=[.B346]-[.B$2]" office:value-type="float" office:value="17.2018806934357" calcext:value-type="float">
            <text:p>17.2018806934</text:p>
          </table:table-cell>
          <table:table-cell table:formula="of:=[.C346]/([.D346]-[.D345])" office:value-type="float" office:value="1952.977504438" calcext:value-type="float">
            <text:p>1952.977504438</text:p>
          </table:table-cell>
          <table:table-cell table:formula="of:=[.D346]-[.D345]" office:value-type="float" office:value="0.0491557121276856" calcext:value-type="float">
            <text:p>0.0491557121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642813.3857" calcext:value-type="float">
            <text:p>1455642813.3857</text:p>
          </table:table-cell>
          <table:table-cell office:value-type="float" office:value="96" calcext:value-type="float">
            <text:p>96</text:p>
          </table:table-cell>
          <table:table-cell table:formula="of:=[.B347]-[.B$2]" office:value-type="float" office:value="17.2526211738586" calcext:value-type="float">
            <text:p>17.2526211739</text:p>
          </table:table-cell>
          <table:table-cell table:formula="of:=[.C347]/([.D347]-[.D346])" office:value-type="float" office:value="1891.98050944221" calcext:value-type="float">
            <text:p>1891.9805094422</text:p>
          </table:table-cell>
          <table:table-cell table:formula="of:=[.D347]-[.D346]" office:value-type="float" office:value="0.0507404804229736" calcext:value-type="float">
            <text:p>0.050740480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642813.43572" calcext:value-type="float">
            <text:p>1455642813.43572</text:p>
          </table:table-cell>
          <table:table-cell office:value-type="float" office:value="96" calcext:value-type="float">
            <text:p>96</text:p>
          </table:table-cell>
          <table:table-cell table:formula="of:=[.B348]-[.B$2]" office:value-type="float" office:value="17.3026430606842" calcext:value-type="float">
            <text:p>17.3026430607</text:p>
          </table:table-cell>
          <table:table-cell table:formula="of:=[.C348]/([.D348]-[.D347])" office:value-type="float" office:value="1919.15991363491" calcext:value-type="float">
            <text:p>1919.1599136349</text:p>
          </table:table-cell>
          <table:table-cell table:formula="of:=[.D348]-[.D347]" office:value-type="float" office:value="0.0500218868255615" calcext:value-type="float">
            <text:p>0.0500218868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642813.48551" calcext:value-type="float">
            <text:p>1455642813.48551</text:p>
          </table:table-cell>
          <table:table-cell office:value-type="float" office:value="96" calcext:value-type="float">
            <text:p>96</text:p>
          </table:table-cell>
          <table:table-cell table:formula="of:=[.B349]-[.B$2]" office:value-type="float" office:value="17.3524303436279" calcext:value-type="float">
            <text:p>17.3524303436</text:p>
          </table:table-cell>
          <table:table-cell table:formula="of:=[.C349]/([.D349]-[.D348])" office:value-type="float" office:value="1928.20323431806" calcext:value-type="float">
            <text:p>1928.2032343181</text:p>
          </table:table-cell>
          <table:table-cell table:formula="of:=[.D349]-[.D348]" office:value-type="float" office:value="0.0497872829437256" calcext:value-type="float">
            <text:p>0.0497872829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642813.5334" calcext:value-type="float">
            <text:p>1455642813.5334</text:p>
          </table:table-cell>
          <table:table-cell office:value-type="float" office:value="96" calcext:value-type="float">
            <text:p>96</text:p>
          </table:table-cell>
          <table:table-cell table:formula="of:=[.B350]-[.B$2]" office:value-type="float" office:value="17.4003188610077" calcext:value-type="float">
            <text:p>17.400318861</text:p>
          </table:table-cell>
          <table:table-cell table:formula="of:=[.C350]/([.D350]-[.D349])" office:value-type="float" office:value="2004.65592281152" calcext:value-type="float">
            <text:p>2004.6559228115</text:p>
          </table:table-cell>
          <table:table-cell table:formula="of:=[.D350]-[.D349]" office:value-type="float" office:value="0.0478885173797607" calcext:value-type="float">
            <text:p>0.0478885174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642813.58384" calcext:value-type="float">
            <text:p>1455642813.58384</text:p>
          </table:table-cell>
          <table:table-cell office:value-type="float" office:value="96" calcext:value-type="float">
            <text:p>96</text:p>
          </table:table-cell>
          <table:table-cell table:formula="of:=[.B351]-[.B$2]" office:value-type="float" office:value="17.4507644176483" calcext:value-type="float">
            <text:p>17.4507644176</text:p>
          </table:table-cell>
          <table:table-cell table:formula="of:=[.C351]/([.D351]-[.D350])" office:value-type="float" office:value="1903.04174228675" calcext:value-type="float">
            <text:p>1903.0417422868</text:p>
          </table:table-cell>
          <table:table-cell table:formula="of:=[.D351]-[.D350]" office:value-type="float" office:value="0.050445556640625" calcext:value-type="float">
            <text:p>0.050445556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642813.63286" calcext:value-type="float">
            <text:p>1455642813.63286</text:p>
          </table:table-cell>
          <table:table-cell office:value-type="float" office:value="96" calcext:value-type="float">
            <text:p>96</text:p>
          </table:table-cell>
          <table:table-cell table:formula="of:=[.B352]-[.B$2]" office:value-type="float" office:value="17.4997782707214" calcext:value-type="float">
            <text:p>17.4997782707</text:p>
          </table:table-cell>
          <table:table-cell table:formula="of:=[.C352]/([.D352]-[.D351])" office:value-type="float" office:value="1958.62993788276" calcext:value-type="float">
            <text:p>1958.6299378828</text:p>
          </table:table-cell>
          <table:table-cell table:formula="of:=[.D352]-[.D351]" office:value-type="float" office:value="0.0490138530731201" calcext:value-type="float">
            <text:p>0.0490138531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642813.68367" calcext:value-type="float">
            <text:p>1455642813.68367</text:p>
          </table:table-cell>
          <table:table-cell office:value-type="float" office:value="96" calcext:value-type="float">
            <text:p>96</text:p>
          </table:table-cell>
          <table:table-cell table:formula="of:=[.B353]-[.B$2]" office:value-type="float" office:value="17.5505952835083" calcext:value-type="float">
            <text:p>17.5505952835</text:p>
          </table:table-cell>
          <table:table-cell table:formula="of:=[.C353]/([.D353]-[.D352])" office:value-type="float" office:value="1889.13111446829" calcext:value-type="float">
            <text:p>1889.1311144683</text:p>
          </table:table-cell>
          <table:table-cell table:formula="of:=[.D353]-[.D352]" office:value-type="float" office:value="0.0508170127868652" calcext:value-type="float">
            <text:p>0.0508170128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642813.73643" calcext:value-type="float">
            <text:p>1455642813.73643</text:p>
          </table:table-cell>
          <table:table-cell office:value-type="float" office:value="96" calcext:value-type="float">
            <text:p>96</text:p>
          </table:table-cell>
          <table:table-cell table:formula="of:=[.B354]-[.B$2]" office:value-type="float" office:value="17.6033515930176" calcext:value-type="float">
            <text:p>17.603351593</text:p>
          </table:table-cell>
          <table:table-cell table:formula="of:=[.C354]/([.D354]-[.D353])" office:value-type="float" office:value="1819.68755762035" calcext:value-type="float">
            <text:p>1819.6875576204</text:p>
          </table:table-cell>
          <table:table-cell table:formula="of:=[.D354]-[.D353]" office:value-type="float" office:value="0.0527563095092773" calcext:value-type="float">
            <text:p>0.0527563095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642813.7833" calcext:value-type="float">
            <text:p>1455642813.7833</text:p>
          </table:table-cell>
          <table:table-cell office:value-type="float" office:value="96" calcext:value-type="float">
            <text:p>96</text:p>
          </table:table-cell>
          <table:table-cell table:formula="of:=[.B355]-[.B$2]" office:value-type="float" office:value="17.6502227783203" calcext:value-type="float">
            <text:p>17.6502227783</text:p>
          </table:table-cell>
          <table:table-cell table:formula="of:=[.C355]/([.D355]-[.D354])" office:value-type="float" office:value="2048.16668023114" calcext:value-type="float">
            <text:p>2048.1666802311</text:p>
          </table:table-cell>
          <table:table-cell table:formula="of:=[.D355]-[.D354]" office:value-type="float" office:value="0.0468711853027344" calcext:value-type="float">
            <text:p>0.046871185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642813.83341" calcext:value-type="float">
            <text:p>1455642813.83341</text:p>
          </table:table-cell>
          <table:table-cell office:value-type="float" office:value="96" calcext:value-type="float">
            <text:p>96</text:p>
          </table:table-cell>
          <table:table-cell table:formula="of:=[.B356]-[.B$2]" office:value-type="float" office:value="17.7003343105316" calcext:value-type="float">
            <text:p>17.7003343105</text:p>
          </table:table-cell>
          <table:table-cell table:formula="of:=[.C356]/([.D356]-[.D355])" office:value-type="float" office:value="1915.72669530837" calcext:value-type="float">
            <text:p>1915.7266953084</text:p>
          </table:table-cell>
          <table:table-cell table:formula="of:=[.D356]-[.D355]" office:value-type="float" office:value="0.0501115322113037" calcext:value-type="float">
            <text:p>0.050111532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642813.88308" calcext:value-type="float">
            <text:p>1455642813.88308</text:p>
          </table:table-cell>
          <table:table-cell office:value-type="float" office:value="96" calcext:value-type="float">
            <text:p>96</text:p>
          </table:table-cell>
          <table:table-cell table:formula="of:=[.B357]-[.B$2]" office:value-type="float" office:value="17.7499997615814" calcext:value-type="float">
            <text:p>17.7499997616</text:p>
          </table:table-cell>
          <table:table-cell table:formula="of:=[.C357]/([.D357]-[.D356])" office:value-type="float" office:value="1932.93321556127" calcext:value-type="float">
            <text:p>1932.9332155613</text:p>
          </table:table-cell>
          <table:table-cell table:formula="of:=[.D357]-[.D356]" office:value-type="float" office:value="0.0496654510498047" calcext:value-type="float">
            <text:p>0.04966545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642813.93394" calcext:value-type="float">
            <text:p>1455642813.93394</text:p>
          </table:table-cell>
          <table:table-cell office:value-type="float" office:value="96" calcext:value-type="float">
            <text:p>96</text:p>
          </table:table-cell>
          <table:table-cell table:formula="of:=[.B358]-[.B$2]" office:value-type="float" office:value="17.8008580207825" calcext:value-type="float">
            <text:p>17.8008580208</text:p>
          </table:table-cell>
          <table:table-cell table:formula="of:=[.C358]/([.D358]-[.D357])" office:value-type="float" office:value="1887.5990155404" calcext:value-type="float">
            <text:p>1887.5990155404</text:p>
          </table:table-cell>
          <table:table-cell table:formula="of:=[.D358]-[.D357]" office:value-type="float" office:value="0.0508582592010498" calcext:value-type="float">
            <text:p>0.0508582592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642813.9837" calcext:value-type="float">
            <text:p>1455642813.9837</text:p>
          </table:table-cell>
          <table:table-cell office:value-type="float" office:value="96" calcext:value-type="float">
            <text:p>96</text:p>
          </table:table-cell>
          <table:table-cell table:formula="of:=[.B359]-[.B$2]" office:value-type="float" office:value="17.8506231307983" calcext:value-type="float">
            <text:p>17.8506231308</text:p>
          </table:table-cell>
          <table:table-cell table:formula="of:=[.C359]/([.D359]-[.D358])" office:value-type="float" office:value="1929.06234848848" calcext:value-type="float">
            <text:p>1929.0623484885</text:p>
          </table:table-cell>
          <table:table-cell table:formula="of:=[.D359]-[.D358]" office:value-type="float" office:value="0.0497651100158691" calcext:value-type="float">
            <text:p>0.04976511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642814.03338" calcext:value-type="float">
            <text:p>1455642814.03338</text:p>
          </table:table-cell>
          <table:table-cell office:value-type="float" office:value="96" calcext:value-type="float">
            <text:p>96</text:p>
          </table:table-cell>
          <table:table-cell table:formula="of:=[.B360]-[.B$2]" office:value-type="float" office:value="17.9002976417542" calcext:value-type="float">
            <text:p>17.9002976418</text:p>
          </table:table-cell>
          <table:table-cell table:formula="of:=[.C360]/([.D360]-[.D359])" office:value-type="float" office:value="1932.58067674586" calcext:value-type="float">
            <text:p>1932.5806767459</text:p>
          </table:table-cell>
          <table:table-cell table:formula="of:=[.D360]-[.D359]" office:value-type="float" office:value="0.0496745109558106" calcext:value-type="float">
            <text:p>0.049674511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642814.08571" calcext:value-type="float">
            <text:p>1455642814.08571</text:p>
          </table:table-cell>
          <table:table-cell office:value-type="float" office:value="96" calcext:value-type="float">
            <text:p>96</text:p>
          </table:table-cell>
          <table:table-cell table:formula="of:=[.B361]-[.B$2]" office:value-type="float" office:value="17.9526283740997" calcext:value-type="float">
            <text:p>17.9526283741</text:p>
          </table:table-cell>
          <table:table-cell table:formula="of:=[.C361]/([.D361]-[.D360])" office:value-type="float" office:value="1834.48607915587" calcext:value-type="float">
            <text:p>1834.4860791559</text:p>
          </table:table-cell>
          <table:table-cell table:formula="of:=[.D361]-[.D360]" office:value-type="float" office:value="0.0523307323455811" calcext:value-type="float">
            <text:p>0.052330732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642814.1351" calcext:value-type="float">
            <text:p>1455642814.1351</text:p>
          </table:table-cell>
          <table:table-cell office:value-type="float" office:value="96" calcext:value-type="float">
            <text:p>96</text:p>
          </table:table-cell>
          <table:table-cell table:formula="of:=[.B362]-[.B$2]" office:value-type="float" office:value="18.0020263195038" calcext:value-type="float">
            <text:p>18.0020263195</text:p>
          </table:table-cell>
          <table:table-cell table:formula="of:=[.C362]/([.D362]-[.D361])" office:value-type="float" office:value="1943.40066605531" calcext:value-type="float">
            <text:p>1943.4006660553</text:p>
          </table:table-cell>
          <table:table-cell table:formula="of:=[.D362]-[.D361]" office:value-type="float" office:value="0.0493979454040527" calcext:value-type="float">
            <text:p>0.0493979454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5642814.18535" calcext:value-type="float">
            <text:p>1455642814.18535</text:p>
          </table:table-cell>
          <table:table-cell office:value-type="float" office:value="96" calcext:value-type="float">
            <text:p>96</text:p>
          </table:table-cell>
          <table:table-cell table:formula="of:=[.B363]-[.B$2]" office:value-type="float" office:value="18.0522718429565" calcext:value-type="float">
            <text:p>18.052271843</text:p>
          </table:table-cell>
          <table:table-cell table:formula="of:=[.C363]/([.D363]-[.D362])" office:value-type="float" office:value="1910.61796958409" calcext:value-type="float">
            <text:p>1910.6179695841</text:p>
          </table:table-cell>
          <table:table-cell table:formula="of:=[.D363]-[.D362]" office:value-type="float" office:value="0.0502455234527588" calcext:value-type="float">
            <text:p>0.050245523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5642814.23532" calcext:value-type="float">
            <text:p>1455642814.23532</text:p>
          </table:table-cell>
          <table:table-cell office:value-type="float" office:value="96" calcext:value-type="float">
            <text:p>96</text:p>
          </table:table-cell>
          <table:table-cell table:formula="of:=[.B364]-[.B$2]" office:value-type="float" office:value="18.1022441387177" calcext:value-type="float">
            <text:p>18.1022441387</text:p>
          </table:table-cell>
          <table:table-cell table:formula="of:=[.C364]/([.D364]-[.D363])" office:value-type="float" office:value="1921.06443255932" calcext:value-type="float">
            <text:p>1921.0644325593</text:p>
          </table:table-cell>
          <table:table-cell table:formula="of:=[.D364]-[.D363]" office:value-type="float" office:value="0.0499722957611084" calcext:value-type="float">
            <text:p>0.0499722958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5642814.28589" calcext:value-type="float">
            <text:p>1455642814.28589</text:p>
          </table:table-cell>
          <table:table-cell office:value-type="float" office:value="96" calcext:value-type="float">
            <text:p>96</text:p>
          </table:table-cell>
          <table:table-cell table:formula="of:=[.B365]-[.B$2]" office:value-type="float" office:value="18.1528105735779" calcext:value-type="float">
            <text:p>18.1528105736</text:p>
          </table:table-cell>
          <table:table-cell table:formula="of:=[.C365]/([.D365]-[.D364])" office:value-type="float" office:value="1898.49255272501" calcext:value-type="float">
            <text:p>1898.492552725</text:p>
          </table:table-cell>
          <table:table-cell table:formula="of:=[.D365]-[.D364]" office:value-type="float" office:value="0.0505664348602295" calcext:value-type="float">
            <text:p>0.0505664349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5642814.3354" calcext:value-type="float">
            <text:p>1455642814.3354</text:p>
          </table:table-cell>
          <table:table-cell office:value-type="float" office:value="96" calcext:value-type="float">
            <text:p>96</text:p>
          </table:table-cell>
          <table:table-cell table:formula="of:=[.B366]-[.B$2]" office:value-type="float" office:value="18.2023189067841" calcext:value-type="float">
            <text:p>18.2023189068</text:p>
          </table:table-cell>
          <table:table-cell table:formula="of:=[.C366]/([.D366]-[.D365])" office:value-type="float" office:value="1939.06750203464" calcext:value-type="float">
            <text:p>1939.0675020347</text:p>
          </table:table-cell>
          <table:table-cell table:formula="of:=[.D366]-[.D365]" office:value-type="float" office:value="0.0495083332061768" calcext:value-type="float">
            <text:p>0.0495083332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5642814.38572" calcext:value-type="float">
            <text:p>1455642814.38572</text:p>
          </table:table-cell>
          <table:table-cell office:value-type="float" office:value="96" calcext:value-type="float">
            <text:p>96</text:p>
          </table:table-cell>
          <table:table-cell table:formula="of:=[.B367]-[.B$2]" office:value-type="float" office:value="18.2526428699493" calcext:value-type="float">
            <text:p>18.2526428699</text:p>
          </table:table-cell>
          <table:table-cell table:formula="of:=[.C367]/([.D367]-[.D366])" office:value-type="float" office:value="1907.63989880326" calcext:value-type="float">
            <text:p>1907.6398988033</text:p>
          </table:table-cell>
          <table:table-cell table:formula="of:=[.D367]-[.D366]" office:value-type="float" office:value="0.0503239631652832" calcext:value-type="float">
            <text:p>0.0503239632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5642814.43546" calcext:value-type="float">
            <text:p>1455642814.43546</text:p>
          </table:table-cell>
          <table:table-cell office:value-type="float" office:value="96" calcext:value-type="float">
            <text:p>96</text:p>
          </table:table-cell>
          <table:table-cell table:formula="of:=[.B368]-[.B$2]" office:value-type="float" office:value="18.3023800849915" calcext:value-type="float">
            <text:p>18.302380085</text:p>
          </table:table-cell>
          <table:table-cell table:formula="of:=[.C368]/([.D368]-[.D367])" office:value-type="float" office:value="1930.14425754867" calcext:value-type="float">
            <text:p>1930.1442575487</text:p>
          </table:table-cell>
          <table:table-cell table:formula="of:=[.D368]-[.D367]" office:value-type="float" office:value="0.0497372150421143" calcext:value-type="float">
            <text:p>0.04973721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5642814.4832" calcext:value-type="float">
            <text:p>1455642814.4832</text:p>
          </table:table-cell>
          <table:table-cell office:value-type="float" office:value="96" calcext:value-type="float">
            <text:p>96</text:p>
          </table:table-cell>
          <table:table-cell table:formula="of:=[.B369]-[.B$2]" office:value-type="float" office:value="18.3501226902008" calcext:value-type="float">
            <text:p>18.3501226902</text:p>
          </table:table-cell>
          <table:table-cell table:formula="of:=[.C369]/([.D369]-[.D368])" office:value-type="float" office:value="2010.7826034847" calcext:value-type="float">
            <text:p>2010.7826034847</text:p>
          </table:table-cell>
          <table:table-cell table:formula="of:=[.D369]-[.D368]" office:value-type="float" office:value="0.0477426052093506" calcext:value-type="float">
            <text:p>0.0477426052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5642814.53354" calcext:value-type="float">
            <text:p>1455642814.53354</text:p>
          </table:table-cell>
          <table:table-cell office:value-type="float" office:value="96" calcext:value-type="float">
            <text:p>96</text:p>
          </table:table-cell>
          <table:table-cell table:formula="of:=[.B370]-[.B$2]" office:value-type="float" office:value="18.400458574295" calcext:value-type="float">
            <text:p>18.4004585743</text:p>
          </table:table-cell>
          <table:table-cell table:formula="of:=[.C370]/([.D370]-[.D369])" office:value-type="float" office:value="1907.18811693602" calcext:value-type="float">
            <text:p>1907.188116936</text:p>
          </table:table-cell>
          <table:table-cell table:formula="of:=[.D370]-[.D369]" office:value-type="float" office:value="0.0503358840942383" calcext:value-type="float">
            <text:p>0.050335884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5642814.58424" calcext:value-type="float">
            <text:p>1455642814.58424</text:p>
          </table:table-cell>
          <table:table-cell office:value-type="float" office:value="96" calcext:value-type="float">
            <text:p>96</text:p>
          </table:table-cell>
          <table:table-cell table:formula="of:=[.B371]-[.B$2]" office:value-type="float" office:value="18.4511668682098" calcext:value-type="float">
            <text:p>18.4511668682</text:p>
          </table:table-cell>
          <table:table-cell table:formula="of:=[.C371]/([.D371]-[.D370])" office:value-type="float" office:value="1893.18142237853" calcext:value-type="float">
            <text:p>1893.1814223785</text:p>
          </table:table-cell>
          <table:table-cell table:formula="of:=[.D371]-[.D370]" office:value-type="float" office:value="0.0507082939147949" calcext:value-type="float">
            <text:p>0.050708293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5642814.6331" calcext:value-type="float">
            <text:p>1455642814.6331</text:p>
          </table:table-cell>
          <table:table-cell office:value-type="float" office:value="96" calcext:value-type="float">
            <text:p>96</text:p>
          </table:table-cell>
          <table:table-cell table:formula="of:=[.B372]-[.B$2]" office:value-type="float" office:value="18.5000257492065" calcext:value-type="float">
            <text:p>18.5000257492</text:p>
          </table:table-cell>
          <table:table-cell table:formula="of:=[.C372]/([.D372]-[.D371])" office:value-type="float" office:value="1964.84237955585" calcext:value-type="float">
            <text:p>1964.8423795559</text:p>
          </table:table-cell>
          <table:table-cell table:formula="of:=[.D372]-[.D371]" office:value-type="float" office:value="0.0488588809967041" calcext:value-type="float">
            <text:p>0.04885888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5642814.6838" calcext:value-type="float">
            <text:p>1455642814.6838</text:p>
          </table:table-cell>
          <table:table-cell office:value-type="float" office:value="96" calcext:value-type="float">
            <text:p>96</text:p>
          </table:table-cell>
          <table:table-cell table:formula="of:=[.B373]-[.B$2]" office:value-type="float" office:value="18.5507218837738" calcext:value-type="float">
            <text:p>18.5507218838</text:p>
          </table:table-cell>
          <table:table-cell table:formula="of:=[.C373]/([.D373]-[.D372])" office:value-type="float" office:value="1893.63549744868" calcext:value-type="float">
            <text:p>1893.6354974487</text:p>
          </table:table-cell>
          <table:table-cell table:formula="of:=[.D373]-[.D372]" office:value-type="float" office:value="0.0506961345672607" calcext:value-type="float">
            <text:p>0.050696134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5642814.73611" calcext:value-type="float">
            <text:p>1455642814.73611</text:p>
          </table:table-cell>
          <table:table-cell office:value-type="float" office:value="96" calcext:value-type="float">
            <text:p>96</text:p>
          </table:table-cell>
          <table:table-cell table:formula="of:=[.B374]-[.B$2]" office:value-type="float" office:value="18.6030359268188" calcext:value-type="float">
            <text:p>18.6030359268</text:p>
          </table:table-cell>
          <table:table-cell table:formula="of:=[.C374]/([.D374]-[.D373])" office:value-type="float" office:value="1835.07131951819" calcext:value-type="float">
            <text:p>1835.0713195182</text:p>
          </table:table-cell>
          <table:table-cell table:formula="of:=[.D374]-[.D373]" office:value-type="float" office:value="0.0523140430450439" calcext:value-type="float">
            <text:p>0.05231404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5642814.78377" calcext:value-type="float">
            <text:p>1455642814.78377</text:p>
          </table:table-cell>
          <table:table-cell office:value-type="float" office:value="96" calcext:value-type="float">
            <text:p>96</text:p>
          </table:table-cell>
          <table:table-cell table:formula="of:=[.B375]-[.B$2]" office:value-type="float" office:value="18.6506915092468" calcext:value-type="float">
            <text:p>18.6506915092</text:p>
          </table:table-cell>
          <table:table-cell table:formula="of:=[.C375]/([.D375]-[.D374])" office:value-type="float" office:value="2014.45444812439" calcext:value-type="float">
            <text:p>2014.4544481244</text:p>
          </table:table-cell>
          <table:table-cell table:formula="of:=[.D375]-[.D374]" office:value-type="float" office:value="0.0476555824279785" calcext:value-type="float">
            <text:p>0.047655582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5642814.8337" calcext:value-type="float">
            <text:p>1455642814.8337</text:p>
          </table:table-cell>
          <table:table-cell office:value-type="float" office:value="96" calcext:value-type="float">
            <text:p>96</text:p>
          </table:table-cell>
          <table:table-cell table:formula="of:=[.B376]-[.B$2]" office:value-type="float" office:value="18.7006204128265" calcext:value-type="float">
            <text:p>18.7006204128</text:p>
          </table:table-cell>
          <table:table-cell table:formula="of:=[.C376]/([.D376]-[.D375])" office:value-type="float" office:value="1922.73399007721" calcext:value-type="float">
            <text:p>1922.7339900772</text:p>
          </table:table-cell>
          <table:table-cell table:formula="of:=[.D376]-[.D375]" office:value-type="float" office:value="0.0499289035797119" calcext:value-type="float">
            <text:p>0.0499289036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5642814.88342" calcext:value-type="float">
            <text:p>1455642814.88342</text:p>
          </table:table-cell>
          <table:table-cell office:value-type="float" office:value="96" calcext:value-type="float">
            <text:p>96</text:p>
          </table:table-cell>
          <table:table-cell table:formula="of:=[.B377]-[.B$2]" office:value-type="float" office:value="18.7503395080566" calcext:value-type="float">
            <text:p>18.7503395081</text:p>
          </table:table-cell>
          <table:table-cell table:formula="of:=[.C377]/([.D377]-[.D376])" office:value-type="float" office:value="1930.84768650168" calcext:value-type="float">
            <text:p>1930.8476865017</text:p>
          </table:table-cell>
          <table:table-cell table:formula="of:=[.D377]-[.D376]" office:value-type="float" office:value="0.0497190952301025" calcext:value-type="float">
            <text:p>0.0497190952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5642814.93308" calcext:value-type="float">
            <text:p>1455642814.93308</text:p>
          </table:table-cell>
          <table:table-cell office:value-type="float" office:value="96" calcext:value-type="float">
            <text:p>96</text:p>
          </table:table-cell>
          <table:table-cell table:formula="of:=[.B378]-[.B$2]" office:value-type="float" office:value="18.8000009059906" calcext:value-type="float">
            <text:p>18.800000906</text:p>
          </table:table-cell>
          <table:table-cell table:formula="of:=[.C378]/([.D378]-[.D377])" office:value-type="float" office:value="1933.09097193884" calcext:value-type="float">
            <text:p>1933.0909719388</text:p>
          </table:table-cell>
          <table:table-cell table:formula="of:=[.D378]-[.D377]" office:value-type="float" office:value="0.04966139793396" calcext:value-type="float">
            <text:p>0.0496613979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5642814.98319" calcext:value-type="float">
            <text:p>1455642814.98319</text:p>
          </table:table-cell>
          <table:table-cell office:value-type="float" office:value="96" calcext:value-type="float">
            <text:p>96</text:p>
          </table:table-cell>
          <table:table-cell table:formula="of:=[.B379]-[.B$2]" office:value-type="float" office:value="18.8501131534576" calcext:value-type="float">
            <text:p>18.8501131535</text:p>
          </table:table-cell>
          <table:table-cell table:formula="of:=[.C379]/([.D379]-[.D378])" office:value-type="float" office:value="1915.69935200251" calcext:value-type="float">
            <text:p>1915.6993520025</text:p>
          </table:table-cell>
          <table:table-cell table:formula="of:=[.D379]-[.D378]" office:value-type="float" office:value="0.050112247467041" calcext:value-type="float">
            <text:p>0.050112247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5642815.03619" calcext:value-type="float">
            <text:p>1455642815.03619</text:p>
          </table:table-cell>
          <table:table-cell office:value-type="float" office:value="96" calcext:value-type="float">
            <text:p>96</text:p>
          </table:table-cell>
          <table:table-cell table:formula="of:=[.B380]-[.B$2]" office:value-type="float" office:value="18.903107881546" calcext:value-type="float">
            <text:p>18.9031078815</text:p>
          </table:table-cell>
          <table:table-cell table:formula="of:=[.C380]/([.D380]-[.D379])" office:value-type="float" office:value="1811.50094477137" calcext:value-type="float">
            <text:p>1811.5009447714</text:p>
          </table:table-cell>
          <table:table-cell table:formula="of:=[.D380]-[.D379]" office:value-type="float" office:value="0.0529947280883789" calcext:value-type="float">
            <text:p>0.0529947281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5642815.08529" calcext:value-type="float">
            <text:p>1455642815.08529</text:p>
          </table:table-cell>
          <table:table-cell office:value-type="float" office:value="96" calcext:value-type="float">
            <text:p>96</text:p>
          </table:table-cell>
          <table:table-cell table:formula="of:=[.B381]-[.B$2]" office:value-type="float" office:value="18.9522106647491" calcext:value-type="float">
            <text:p>18.9522106647</text:p>
          </table:table-cell>
          <table:table-cell table:formula="of:=[.C381]/([.D381]-[.D380])" office:value-type="float" office:value="1955.08266003729" calcext:value-type="float">
            <text:p>1955.0826600373</text:p>
          </table:table-cell>
          <table:table-cell table:formula="of:=[.D381]-[.D380]" office:value-type="float" office:value="0.049102783203125" calcext:value-type="float">
            <text:p>0.049102783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5642815.13565" calcext:value-type="float">
            <text:p>1455642815.13565</text:p>
          </table:table-cell>
          <table:table-cell office:value-type="float" office:value="96" calcext:value-type="float">
            <text:p>96</text:p>
          </table:table-cell>
          <table:table-cell table:formula="of:=[.B382]-[.B$2]" office:value-type="float" office:value="19.0025730133057" calcext:value-type="float">
            <text:p>19.0025730133</text:p>
          </table:table-cell>
          <table:table-cell table:formula="of:=[.C382]/([.D382]-[.D381])" office:value-type="float" office:value="1906.18592562786" calcext:value-type="float">
            <text:p>1906.1859256279</text:p>
          </table:table-cell>
          <table:table-cell table:formula="of:=[.D382]-[.D381]" office:value-type="float" office:value="0.0503623485565186" calcext:value-type="float">
            <text:p>0.050362348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5642815.18626" calcext:value-type="float">
            <text:p>1455642815.18626</text:p>
          </table:table-cell>
          <table:table-cell office:value-type="float" office:value="96" calcext:value-type="float">
            <text:p>96</text:p>
          </table:table-cell>
          <table:table-cell table:formula="of:=[.B383]-[.B$2]" office:value-type="float" office:value="19.05317902565" calcext:value-type="float">
            <text:p>19.0531790257</text:p>
          </table:table-cell>
          <table:table-cell table:formula="of:=[.C383]/([.D383]-[.D382])" office:value-type="float" office:value="1897.00779715157" calcext:value-type="float">
            <text:p>1897.0077971516</text:p>
          </table:table-cell>
          <table:table-cell table:formula="of:=[.D383]-[.D382]" office:value-type="float" office:value="0.0506060123443604" calcext:value-type="float">
            <text:p>0.050606012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5642815.23521" calcext:value-type="float">
            <text:p>1455642815.23521</text:p>
          </table:table-cell>
          <table:table-cell office:value-type="float" office:value="96" calcext:value-type="float">
            <text:p>96</text:p>
          </table:table-cell>
          <table:table-cell table:formula="of:=[.B384]-[.B$2]" office:value-type="float" office:value="19.1021285057068" calcext:value-type="float">
            <text:p>19.1021285057</text:p>
          </table:table-cell>
          <table:table-cell table:formula="of:=[.C384]/([.D384]-[.D383])" office:value-type="float" office:value="1961.20571431355" calcext:value-type="float">
            <text:p>1961.2057143136</text:p>
          </table:table-cell>
          <table:table-cell table:formula="of:=[.D384]-[.D383]" office:value-type="float" office:value="0.0489494800567627" calcext:value-type="float">
            <text:p>0.0489494801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5642815.28658" calcext:value-type="float">
            <text:p>1455642815.28658</text:p>
          </table:table-cell>
          <table:table-cell office:value-type="float" office:value="96" calcext:value-type="float">
            <text:p>96</text:p>
          </table:table-cell>
          <table:table-cell table:formula="of:=[.B385]-[.B$2]" office:value-type="float" office:value="19.1535015106201" calcext:value-type="float">
            <text:p>19.1535015106</text:p>
          </table:table-cell>
          <table:table-cell table:formula="of:=[.C385]/([.D385]-[.D384])" office:value-type="float" office:value="1868.68570686022" calcext:value-type="float">
            <text:p>1868.6857068602</text:p>
          </table:table-cell>
          <table:table-cell table:formula="of:=[.D385]-[.D384]" office:value-type="float" office:value="0.0513730049133301" calcext:value-type="float">
            <text:p>0.051373004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5642815.33573" calcext:value-type="float">
            <text:p>1455642815.33573</text:p>
          </table:table-cell>
          <table:table-cell office:value-type="float" office:value="96" calcext:value-type="float">
            <text:p>96</text:p>
          </table:table-cell>
          <table:table-cell table:formula="of:=[.B386]-[.B$2]" office:value-type="float" office:value="19.2026562690735" calcext:value-type="float">
            <text:p>19.2026562691</text:p>
          </table:table-cell>
          <table:table-cell table:formula="of:=[.C386]/([.D386]-[.D385])" office:value-type="float" office:value="1953.01539506233" calcext:value-type="float">
            <text:p>1953.0153950623</text:p>
          </table:table-cell>
          <table:table-cell table:formula="of:=[.D386]-[.D385]" office:value-type="float" office:value="0.0491547584533691" calcext:value-type="float">
            <text:p>0.049154758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5642815.38575" calcext:value-type="float">
            <text:p>1455642815.38575</text:p>
          </table:table-cell>
          <table:table-cell office:value-type="float" office:value="96" calcext:value-type="float">
            <text:p>96</text:p>
          </table:table-cell>
          <table:table-cell table:formula="of:=[.B387]-[.B$2]" office:value-type="float" office:value="19.2526681423187" calcext:value-type="float">
            <text:p>19.2526681423</text:p>
          </table:table-cell>
          <table:table-cell table:formula="of:=[.C387]/([.D387]-[.D386])" office:value-type="float" office:value="1919.5441756251" calcext:value-type="float">
            <text:p>1919.5441756251</text:p>
          </table:table-cell>
          <table:table-cell table:formula="of:=[.D387]-[.D386]" office:value-type="float" office:value="0.0500118732452393" calcext:value-type="float">
            <text:p>0.050011873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5642815.43533" calcext:value-type="float">
            <text:p>1455642815.43533</text:p>
          </table:table-cell>
          <table:table-cell office:value-type="float" office:value="96" calcext:value-type="float">
            <text:p>96</text:p>
          </table:table-cell>
          <table:table-cell table:formula="of:=[.B388]-[.B$2]" office:value-type="float" office:value="19.302248954773" calcext:value-type="float">
            <text:p>19.3022489548</text:p>
          </table:table-cell>
          <table:table-cell table:formula="of:=[.C388]/([.D388]-[.D387])" office:value-type="float" office:value="1936.23289430026" calcext:value-type="float">
            <text:p>1936.2328943003</text:p>
          </table:table-cell>
          <table:table-cell table:formula="of:=[.D388]-[.D387]" office:value-type="float" office:value="0.0495808124542236" calcext:value-type="float">
            <text:p>0.0495808125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5642815.48541" calcext:value-type="float">
            <text:p>1455642815.48541</text:p>
          </table:table-cell>
          <table:table-cell office:value-type="float" office:value="96" calcext:value-type="float">
            <text:p>96</text:p>
          </table:table-cell>
          <table:table-cell table:formula="of:=[.B389]-[.B$2]" office:value-type="float" office:value="19.3523304462433" calcext:value-type="float">
            <text:p>19.3523304462</text:p>
          </table:table-cell>
          <table:table-cell table:formula="of:=[.C389]/([.D389]-[.D388])" office:value-type="float" office:value="1916.87581942044" calcext:value-type="float">
            <text:p>1916.8758194205</text:p>
          </table:table-cell>
          <table:table-cell table:formula="of:=[.D389]-[.D388]" office:value-type="float" office:value="0.0500814914703369" calcext:value-type="float">
            <text:p>0.050081491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5642815.5363" calcext:value-type="float">
            <text:p>1455642815.5363</text:p>
          </table:table-cell>
          <table:table-cell office:value-type="float" office:value="96" calcext:value-type="float">
            <text:p>96</text:p>
          </table:table-cell>
          <table:table-cell table:formula="of:=[.B390]-[.B$2]" office:value-type="float" office:value="19.4032173156738" calcext:value-type="float">
            <text:p>19.4032173157</text:p>
          </table:table-cell>
          <table:table-cell table:formula="of:=[.C390]/([.D390]-[.D389])" office:value-type="float" office:value="1886.53774685501" calcext:value-type="float">
            <text:p>1886.537746855</text:p>
          </table:table-cell>
          <table:table-cell table:formula="of:=[.D390]-[.D389]" office:value-type="float" office:value="0.050886869430542" calcext:value-type="float">
            <text:p>0.0508868694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5642815.58488" calcext:value-type="float">
            <text:p>1455642815.58488</text:p>
          </table:table-cell>
          <table:table-cell office:value-type="float" office:value="96" calcext:value-type="float">
            <text:p>96</text:p>
          </table:table-cell>
          <table:table-cell table:formula="of:=[.B391]-[.B$2]" office:value-type="float" office:value="19.4518022537231" calcext:value-type="float">
            <text:p>19.4518022537</text:p>
          </table:table-cell>
          <table:table-cell table:formula="of:=[.C391]/([.D391]-[.D390])" office:value-type="float" office:value="1975.921012857" calcext:value-type="float">
            <text:p>1975.921012857</text:p>
          </table:table-cell>
          <table:table-cell table:formula="of:=[.D391]-[.D390]" office:value-type="float" office:value="0.0485849380493164" calcext:value-type="float">
            <text:p>0.04858493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5642815.63378" calcext:value-type="float">
            <text:p>1455642815.63378</text:p>
          </table:table-cell>
          <table:table-cell office:value-type="float" office:value="96" calcext:value-type="float">
            <text:p>96</text:p>
          </table:table-cell>
          <table:table-cell table:formula="of:=[.B392]-[.B$2]" office:value-type="float" office:value="19.5007045269012" calcext:value-type="float">
            <text:p>19.5007045269</text:p>
          </table:table-cell>
          <table:table-cell table:formula="of:=[.C392]/([.D392]-[.D391])" office:value-type="float" office:value="1963.0989269225" calcext:value-type="float">
            <text:p>1963.0989269225</text:p>
          </table:table-cell>
          <table:table-cell table:formula="of:=[.D392]-[.D391]" office:value-type="float" office:value="0.0489022731781006" calcext:value-type="float">
            <text:p>0.048902273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5642815.68578" calcext:value-type="float">
            <text:p>1455642815.68578</text:p>
          </table:table-cell>
          <table:table-cell office:value-type="float" office:value="96" calcext:value-type="float">
            <text:p>96</text:p>
          </table:table-cell>
          <table:table-cell table:formula="of:=[.B393]-[.B$2]" office:value-type="float" office:value="19.5527000427246" calcext:value-type="float">
            <text:p>19.5527000427</text:p>
          </table:table-cell>
          <table:table-cell table:formula="of:=[.C393]/([.D393]-[.D392])" office:value-type="float" office:value="1846.31306142101" calcext:value-type="float">
            <text:p>1846.313061421</text:p>
          </table:table-cell>
          <table:table-cell table:formula="of:=[.D393]-[.D392]" office:value-type="float" office:value="0.0519955158233643" calcext:value-type="float">
            <text:p>0.051995515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5642815.73636" calcext:value-type="float">
            <text:p>1455642815.73636</text:p>
          </table:table-cell>
          <table:table-cell office:value-type="float" office:value="96" calcext:value-type="float">
            <text:p>96</text:p>
          </table:table-cell>
          <table:table-cell table:formula="of:=[.B394]-[.B$2]" office:value-type="float" office:value="19.6032826900482" calcext:value-type="float">
            <text:p>19.60328269</text:p>
          </table:table-cell>
          <table:table-cell table:formula="of:=[.C394]/([.D394]-[.D393])" office:value-type="float" office:value="1897.88405865412" calcext:value-type="float">
            <text:p>1897.8840586541</text:p>
          </table:table-cell>
          <table:table-cell table:formula="of:=[.D394]-[.D393]" office:value-type="float" office:value="0.0505826473236084" calcext:value-type="float">
            <text:p>0.050582647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5642815.78589" calcext:value-type="float">
            <text:p>1455642815.78589</text:p>
          </table:table-cell>
          <table:table-cell office:value-type="float" office:value="96" calcext:value-type="float">
            <text:p>96</text:p>
          </table:table-cell>
          <table:table-cell table:formula="of:=[.B395]-[.B$2]" office:value-type="float" office:value="19.6528124809265" calcext:value-type="float">
            <text:p>19.6528124809</text:p>
          </table:table-cell>
          <table:table-cell table:formula="of:=[.C395]/([.D395]-[.D394])" office:value-type="float" office:value="1938.2274444867" calcext:value-type="float">
            <text:p>1938.2274444867</text:p>
          </table:table-cell>
          <table:table-cell table:formula="of:=[.D395]-[.D394]" office:value-type="float" office:value="0.0495297908782959" calcext:value-type="float">
            <text:p>0.0495297909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5642815.83564" calcext:value-type="float">
            <text:p>1455642815.83564</text:p>
          </table:table-cell>
          <table:table-cell office:value-type="float" office:value="96" calcext:value-type="float">
            <text:p>96</text:p>
          </table:table-cell>
          <table:table-cell table:formula="of:=[.B396]-[.B$2]" office:value-type="float" office:value="19.7025604248047" calcext:value-type="float">
            <text:p>19.7025604248</text:p>
          </table:table-cell>
          <table:table-cell table:formula="of:=[.C396]/([.D396]-[.D395])" office:value-type="float" office:value="1929.72799509245" calcext:value-type="float">
            <text:p>1929.7279950925</text:p>
          </table:table-cell>
          <table:table-cell table:formula="of:=[.D396]-[.D395]" office:value-type="float" office:value="0.0497479438781738" calcext:value-type="float">
            <text:p>0.0497479439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5642815.88622" calcext:value-type="float">
            <text:p>1455642815.88622</text:p>
          </table:table-cell>
          <table:table-cell office:value-type="float" office:value="96" calcext:value-type="float">
            <text:p>96</text:p>
          </table:table-cell>
          <table:table-cell table:formula="of:=[.B397]-[.B$2]" office:value-type="float" office:value="19.7531399726868" calcext:value-type="float">
            <text:p>19.7531399727</text:p>
          </table:table-cell>
          <table:table-cell table:formula="of:=[.C397]/([.D397]-[.D396])" office:value-type="float" office:value="1898.00035824385" calcext:value-type="float">
            <text:p>1898.0003582439</text:p>
          </table:table-cell>
          <table:table-cell table:formula="of:=[.D397]-[.D396]" office:value-type="float" office:value="0.0505795478820801" calcext:value-type="float">
            <text:p>0.0505795479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5642815.93537" calcext:value-type="float">
            <text:p>1455642815.93537</text:p>
          </table:table-cell>
          <table:table-cell office:value-type="float" office:value="96" calcext:value-type="float">
            <text:p>96</text:p>
          </table:table-cell>
          <table:table-cell table:formula="of:=[.B398]-[.B$2]" office:value-type="float" office:value="19.8022902011871" calcext:value-type="float">
            <text:p>19.8022902012</text:p>
          </table:table-cell>
          <table:table-cell table:formula="of:=[.C398]/([.D398]-[.D397])" office:value-type="float" office:value="1953.19539560807" calcext:value-type="float">
            <text:p>1953.1953956081</text:p>
          </table:table-cell>
          <table:table-cell table:formula="of:=[.D398]-[.D397]" office:value-type="float" office:value="0.0491502285003662" calcext:value-type="float">
            <text:p>0.049150228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5642815.98335" calcext:value-type="float">
            <text:p>1455642815.98335</text:p>
          </table:table-cell>
          <table:table-cell office:value-type="float" office:value="96" calcext:value-type="float">
            <text:p>96</text:p>
          </table:table-cell>
          <table:table-cell table:formula="of:=[.B399]-[.B$2]" office:value-type="float" office:value="19.8502721786499" calcext:value-type="float">
            <text:p>19.8502721786</text:p>
          </table:table-cell>
          <table:table-cell table:formula="of:=[.C399]/([.D399]-[.D398])" office:value-type="float" office:value="2000.75122111194" calcext:value-type="float">
            <text:p>2000.751221112</text:p>
          </table:table-cell>
          <table:table-cell table:formula="of:=[.D399]-[.D398]" office:value-type="float" office:value="0.0479819774627686" calcext:value-type="float">
            <text:p>0.047981977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5642816.03579" calcext:value-type="float">
            <text:p>1455642816.03579</text:p>
          </table:table-cell>
          <table:table-cell office:value-type="float" office:value="96" calcext:value-type="float">
            <text:p>96</text:p>
          </table:table-cell>
          <table:table-cell table:formula="of:=[.B400]-[.B$2]" office:value-type="float" office:value="19.9027154445648" calcext:value-type="float">
            <text:p>19.9027154446</text:p>
          </table:table-cell>
          <table:table-cell table:formula="of:=[.C400]/([.D400]-[.D399])" office:value-type="float" office:value="1830.54961061633" calcext:value-type="float">
            <text:p>1830.5496106163</text:p>
          </table:table-cell>
          <table:table-cell table:formula="of:=[.D400]-[.D399]" office:value-type="float" office:value="0.052443265914917" calcext:value-type="float">
            <text:p>0.0524432659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5642816.08662" calcext:value-type="float">
            <text:p>1455642816.08662</text:p>
          </table:table-cell>
          <table:table-cell office:value-type="float" office:value="96" calcext:value-type="float">
            <text:p>96</text:p>
          </table:table-cell>
          <table:table-cell table:formula="of:=[.B401]-[.B$2]" office:value-type="float" office:value="19.9535472393036" calcext:value-type="float">
            <text:p>19.9535472393</text:p>
          </table:table-cell>
          <table:table-cell table:formula="of:=[.C401]/([.D401]-[.D400])" office:value-type="float" office:value="1888.58175268757" calcext:value-type="float">
            <text:p>1888.5817526876</text:p>
          </table:table-cell>
          <table:table-cell table:formula="of:=[.D401]-[.D400]" office:value-type="float" office:value="0.0508317947387695" calcext:value-type="float">
            <text:p>0.050831794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5642816.13559" calcext:value-type="float">
            <text:p>1455642816.13559</text:p>
          </table:table-cell>
          <table:table-cell office:value-type="float" office:value="96" calcext:value-type="float">
            <text:p>96</text:p>
          </table:table-cell>
          <table:table-cell table:formula="of:=[.B402]-[.B$2]" office:value-type="float" office:value="20.0025129318237" calcext:value-type="float">
            <text:p>20.0025129318</text:p>
          </table:table-cell>
          <table:table-cell table:formula="of:=[.C402]/([.D402]-[.D401])" office:value-type="float" office:value="1960.55636220219" calcext:value-type="float">
            <text:p>1960.5563622022</text:p>
          </table:table-cell>
          <table:table-cell table:formula="of:=[.D402]-[.D401]" office:value-type="float" office:value="0.0489656925201416" calcext:value-type="float">
            <text:p>0.048965692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5642816.18609" calcext:value-type="float">
            <text:p>1455642816.18609</text:p>
          </table:table-cell>
          <table:table-cell office:value-type="float" office:value="96" calcext:value-type="float">
            <text:p>96</text:p>
          </table:table-cell>
          <table:table-cell table:formula="of:=[.B403]-[.B$2]" office:value-type="float" office:value="20.0530166625977" calcext:value-type="float">
            <text:p>20.0530166626</text:p>
          </table:table-cell>
          <table:table-cell table:formula="of:=[.C403]/([.D403]-[.D402])" office:value-type="float" office:value="1900.84967048738" calcext:value-type="float">
            <text:p>1900.8496704874</text:p>
          </table:table-cell>
          <table:table-cell table:formula="of:=[.D403]-[.D402]" office:value-type="float" office:value="0.0505037307739258" calcext:value-type="float">
            <text:p>0.050503730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5642816.23555" calcext:value-type="float">
            <text:p>1455642816.23555</text:p>
          </table:table-cell>
          <table:table-cell office:value-type="float" office:value="96" calcext:value-type="float">
            <text:p>96</text:p>
          </table:table-cell>
          <table:table-cell table:formula="of:=[.B404]-[.B$2]" office:value-type="float" office:value="20.102475643158" calcext:value-type="float">
            <text:p>20.1024756432</text:p>
          </table:table-cell>
          <table:table-cell table:formula="of:=[.C404]/([.D404]-[.D403])" office:value-type="float" office:value="1941.00240062474" calcext:value-type="float">
            <text:p>1941.0024006247</text:p>
          </table:table-cell>
          <table:table-cell table:formula="of:=[.D404]-[.D403]" office:value-type="float" office:value="0.0494589805603027" calcext:value-type="float">
            <text:p>0.0494589806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5642816.28521" calcext:value-type="float">
            <text:p>1455642816.28521</text:p>
          </table:table-cell>
          <table:table-cell office:value-type="float" office:value="96" calcext:value-type="float">
            <text:p>96</text:p>
          </table:table-cell>
          <table:table-cell table:formula="of:=[.B405]-[.B$2]" office:value-type="float" office:value="20.1521372795105" calcext:value-type="float">
            <text:p>20.1521372795</text:p>
          </table:table-cell>
          <table:table-cell table:formula="of:=[.C405]/([.D405]-[.D404])" office:value-type="float" office:value="1933.08169143911" calcext:value-type="float">
            <text:p>1933.0816914391</text:p>
          </table:table-cell>
          <table:table-cell table:formula="of:=[.D405]-[.D404]" office:value-type="float" office:value="0.0496616363525391" calcext:value-type="float">
            <text:p>0.0496616364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5642816.33538" calcext:value-type="float">
            <text:p>1455642816.33538</text:p>
          </table:table-cell>
          <table:table-cell office:value-type="float" office:value="96" calcext:value-type="float">
            <text:p>96</text:p>
          </table:table-cell>
          <table:table-cell table:formula="of:=[.B406]-[.B$2]" office:value-type="float" office:value="20.2022993564606" calcext:value-type="float">
            <text:p>20.2022993565</text:p>
          </table:table-cell>
          <table:table-cell table:formula="of:=[.C406]/([.D406]-[.D405])" office:value-type="float" office:value="1913.7963544761" calcext:value-type="float">
            <text:p>1913.7963544761</text:p>
          </table:table-cell>
          <table:table-cell table:formula="of:=[.D406]-[.D405]" office:value-type="float" office:value="0.0501620769500732" calcext:value-type="float">
            <text:p>0.05016207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5642816.38548" calcext:value-type="float">
            <text:p>1455642816.38548</text:p>
          </table:table-cell>
          <table:table-cell office:value-type="float" office:value="96" calcext:value-type="float">
            <text:p>96</text:p>
          </table:table-cell>
          <table:table-cell table:formula="of:=[.B407]-[.B$2]" office:value-type="float" office:value="20.2524054050446" calcext:value-type="float">
            <text:p>20.252405405</text:p>
          </table:table-cell>
          <table:table-cell table:formula="of:=[.C407]/([.D407]-[.D406])" office:value-type="float" office:value="1915.93635325466" calcext:value-type="float">
            <text:p>1915.9363532547</text:p>
          </table:table-cell>
          <table:table-cell table:formula="of:=[.D407]-[.D406]" office:value-type="float" office:value="0.0501060485839844" calcext:value-type="float">
            <text:p>0.050106048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5642816.43565" calcext:value-type="float">
            <text:p>1455642816.43565</text:p>
          </table:table-cell>
          <table:table-cell office:value-type="float" office:value="96" calcext:value-type="float">
            <text:p>96</text:p>
          </table:table-cell>
          <table:table-cell table:formula="of:=[.B408]-[.B$2]" office:value-type="float" office:value="20.3025748729706" calcext:value-type="float">
            <text:p>20.302574873</text:p>
          </table:table-cell>
          <table:table-cell table:formula="of:=[.C408]/([.D408]-[.D407])" office:value-type="float" office:value="1913.51441361809" calcext:value-type="float">
            <text:p>1913.5144136181</text:p>
          </table:table-cell>
          <table:table-cell table:formula="of:=[.D408]-[.D407]" office:value-type="float" office:value="0.0501694679260254" calcext:value-type="float">
            <text:p>0.050169467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5642816.48533" calcext:value-type="float">
            <text:p>1455642816.48533</text:p>
          </table:table-cell>
          <table:table-cell office:value-type="float" office:value="96" calcext:value-type="float">
            <text:p>96</text:p>
          </table:table-cell>
          <table:table-cell table:formula="of:=[.B409]-[.B$2]" office:value-type="float" office:value="20.3522517681122" calcext:value-type="float">
            <text:p>20.3522517681</text:p>
          </table:table-cell>
          <table:table-cell table:formula="of:=[.C409]/([.D409]-[.D408])" office:value-type="float" office:value="1932.48792474563" calcext:value-type="float">
            <text:p>1932.4879247456</text:p>
          </table:table-cell>
          <table:table-cell table:formula="of:=[.D409]-[.D408]" office:value-type="float" office:value="0.0496768951416016" calcext:value-type="float">
            <text:p>0.0496768951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5642816.53594" calcext:value-type="float">
            <text:p>1455642816.53594</text:p>
          </table:table-cell>
          <table:table-cell office:value-type="float" office:value="96" calcext:value-type="float">
            <text:p>96</text:p>
          </table:table-cell>
          <table:table-cell table:formula="of:=[.B410]-[.B$2]" office:value-type="float" office:value="20.4028649330139" calcext:value-type="float">
            <text:p>20.402864933</text:p>
          </table:table-cell>
          <table:table-cell table:formula="of:=[.C410]/([.D410]-[.D409])" office:value-type="float" office:value="1896.73971557373" calcext:value-type="float">
            <text:p>1896.7397155737</text:p>
          </table:table-cell>
          <table:table-cell table:formula="of:=[.D410]-[.D409]" office:value-type="float" office:value="0.0506131649017334" calcext:value-type="float">
            <text:p>0.050613164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5642816.58556" calcext:value-type="float">
            <text:p>1455642816.58556</text:p>
          </table:table-cell>
          <table:table-cell office:value-type="float" office:value="96" calcext:value-type="float">
            <text:p>96</text:p>
          </table:table-cell>
          <table:table-cell table:formula="of:=[.B411]-[.B$2]" office:value-type="float" office:value="20.4524869918823" calcext:value-type="float">
            <text:p>20.4524869919</text:p>
          </table:table-cell>
          <table:table-cell table:formula="of:=[.C411]/([.D411]-[.D410])" office:value-type="float" office:value="1934.6234757123" calcext:value-type="float">
            <text:p>1934.6234757123</text:p>
          </table:table-cell>
          <table:table-cell table:formula="of:=[.D411]-[.D410]" office:value-type="float" office:value="0.0496220588684082" calcext:value-type="float">
            <text:p>0.049622058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5642816.63581" calcext:value-type="float">
            <text:p>1455642816.63581</text:p>
          </table:table-cell>
          <table:table-cell office:value-type="float" office:value="96" calcext:value-type="float">
            <text:p>96</text:p>
          </table:table-cell>
          <table:table-cell table:formula="of:=[.B412]-[.B$2]" office:value-type="float" office:value="20.5027360916138" calcext:value-type="float">
            <text:p>20.5027360916</text:p>
          </table:table-cell>
          <table:table-cell table:formula="of:=[.C412]/([.D412]-[.D411])" office:value-type="float" office:value="1910.48198899222" calcext:value-type="float">
            <text:p>1910.4819889922</text:p>
          </table:table-cell>
          <table:table-cell table:formula="of:=[.D412]-[.D411]" office:value-type="float" office:value="0.0502490997314453" calcext:value-type="float">
            <text:p>0.050249099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5642816.68538" calcext:value-type="float">
            <text:p>1455642816.68538</text:p>
          </table:table-cell>
          <table:table-cell office:value-type="float" office:value="96" calcext:value-type="float">
            <text:p>96</text:p>
          </table:table-cell>
          <table:table-cell table:formula="of:=[.B413]-[.B$2]" office:value-type="float" office:value="20.5523064136505" calcext:value-type="float">
            <text:p>20.5523064137</text:p>
          </table:table-cell>
          <table:table-cell table:formula="of:=[.C413]/([.D413]-[.D412])" office:value-type="float" office:value="1936.64265341754" calcext:value-type="float">
            <text:p>1936.6426534175</text:p>
          </table:table-cell>
          <table:table-cell table:formula="of:=[.D413]-[.D412]" office:value-type="float" office:value="0.0495703220367432" calcext:value-type="float">
            <text:p>0.04957032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5642816.73575" calcext:value-type="float">
            <text:p>1455642816.73575</text:p>
          </table:table-cell>
          <table:table-cell office:value-type="float" office:value="96" calcext:value-type="float">
            <text:p>96</text:p>
          </table:table-cell>
          <table:table-cell table:formula="of:=[.B414]-[.B$2]" office:value-type="float" office:value="20.6026747226715" calcext:value-type="float">
            <text:p>20.6026747227</text:p>
          </table:table-cell>
          <table:table-cell table:formula="of:=[.C414]/([.D414]-[.D413])" office:value-type="float" office:value="1905.96035217268" calcext:value-type="float">
            <text:p>1905.9603521727</text:p>
          </table:table-cell>
          <table:table-cell table:formula="of:=[.D414]-[.D413]" office:value-type="float" office:value="0.0503683090209961" calcext:value-type="float">
            <text:p>0.05036830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5642816.78649" calcext:value-type="float">
            <text:p>1455642816.78649</text:p>
          </table:table-cell>
          <table:table-cell office:value-type="float" office:value="96" calcext:value-type="float">
            <text:p>96</text:p>
          </table:table-cell>
          <table:table-cell table:formula="of:=[.B415]-[.B$2]" office:value-type="float" office:value="20.6534075737" calcext:value-type="float">
            <text:p>20.6534075737</text:p>
          </table:table-cell>
          <table:table-cell table:formula="of:=[.C415]/([.D415]-[.D414])" office:value-type="float" office:value="1892.26503249698" calcext:value-type="float">
            <text:p>1892.265032497</text:p>
          </table:table-cell>
          <table:table-cell table:formula="of:=[.D415]-[.D414]" office:value-type="float" office:value="0.0507328510284424" calcext:value-type="float">
            <text:p>0.050732851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5642816.83459" calcext:value-type="float">
            <text:p>1455642816.83459</text:p>
          </table:table-cell>
          <table:table-cell office:value-type="float" office:value="96" calcext:value-type="float">
            <text:p>96</text:p>
          </table:table-cell>
          <table:table-cell table:formula="of:=[.B416]-[.B$2]" office:value-type="float" office:value="20.7015142440796" calcext:value-type="float">
            <text:p>20.7015142441</text:p>
          </table:table-cell>
          <table:table-cell table:formula="of:=[.C416]/([.D416]-[.D415])" office:value-type="float" office:value="1995.5652561777" calcext:value-type="float">
            <text:p>1995.5652561777</text:p>
          </table:table-cell>
          <table:table-cell table:formula="of:=[.D416]-[.D415]" office:value-type="float" office:value="0.0481066703796387" calcext:value-type="float">
            <text:p>0.048106670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5642816.88648" calcext:value-type="float">
            <text:p>1455642816.88648</text:p>
          </table:table-cell>
          <table:table-cell office:value-type="float" office:value="96" calcext:value-type="float">
            <text:p>96</text:p>
          </table:table-cell>
          <table:table-cell table:formula="of:=[.B417]-[.B$2]" office:value-type="float" office:value="20.7533981800079" calcext:value-type="float">
            <text:p>20.75339818</text:p>
          </table:table-cell>
          <table:table-cell table:formula="of:=[.C417]/([.D417]-[.D416])" office:value-type="float" office:value="1850.28368188147" calcext:value-type="float">
            <text:p>1850.2836818815</text:p>
          </table:table-cell>
          <table:table-cell table:formula="of:=[.D417]-[.D416]" office:value-type="float" office:value="0.0518839359283447" calcext:value-type="float">
            <text:p>0.0518839359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5642816.93505" calcext:value-type="float">
            <text:p>1455642816.93505</text:p>
          </table:table-cell>
          <table:table-cell office:value-type="float" office:value="96" calcext:value-type="float">
            <text:p>96</text:p>
          </table:table-cell>
          <table:table-cell table:formula="of:=[.B418]-[.B$2]" office:value-type="float" office:value="20.8019688129425" calcext:value-type="float">
            <text:p>20.8019688129</text:p>
          </table:table-cell>
          <table:table-cell table:formula="of:=[.C418]/([.D418]-[.D417])" office:value-type="float" office:value="1976.50296485372" calcext:value-type="float">
            <text:p>1976.5029648537</text:p>
          </table:table-cell>
          <table:table-cell table:formula="of:=[.D418]-[.D417]" office:value-type="float" office:value="0.0485706329345703" calcext:value-type="float">
            <text:p>0.048570632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5642816.98581" calcext:value-type="float">
            <text:p>1455642816.98581</text:p>
          </table:table-cell>
          <table:table-cell office:value-type="float" office:value="96" calcext:value-type="float">
            <text:p>96</text:p>
          </table:table-cell>
          <table:table-cell table:formula="of:=[.B419]-[.B$2]" office:value-type="float" office:value="20.8527302742004" calcext:value-type="float">
            <text:p>20.8527302742</text:p>
          </table:table-cell>
          <table:table-cell table:formula="of:=[.C419]/([.D419]-[.D418])" office:value-type="float" office:value="1891.19851204036" calcext:value-type="float">
            <text:p>1891.1985120404</text:p>
          </table:table-cell>
          <table:table-cell table:formula="of:=[.D419]-[.D418]" office:value-type="float" office:value="0.0507614612579346" calcext:value-type="float">
            <text:p>0.050761461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5642817.03553" calcext:value-type="float">
            <text:p>1455642817.03553</text:p>
          </table:table-cell>
          <table:table-cell office:value-type="float" office:value="96" calcext:value-type="float">
            <text:p>96</text:p>
          </table:table-cell>
          <table:table-cell table:formula="of:=[.B420]-[.B$2]" office:value-type="float" office:value="20.9024515151978" calcext:value-type="float">
            <text:p>20.9024515152</text:p>
          </table:table-cell>
          <table:table-cell table:formula="of:=[.C420]/([.D420]-[.D419])" office:value-type="float" office:value="1930.76435894239" calcext:value-type="float">
            <text:p>1930.7643589424</text:p>
          </table:table-cell>
          <table:table-cell table:formula="of:=[.D420]-[.D419]" office:value-type="float" office:value="0.0497212409973145" calcext:value-type="float">
            <text:p>0.049721241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5642817.08622" calcext:value-type="float">
            <text:p>1455642817.08622</text:p>
          </table:table-cell>
          <table:table-cell office:value-type="float" office:value="96" calcext:value-type="float">
            <text:p>96</text:p>
          </table:table-cell>
          <table:table-cell table:formula="of:=[.B421]-[.B$2]" office:value-type="float" office:value="20.9531407356262" calcext:value-type="float">
            <text:p>20.9531407356</text:p>
          </table:table-cell>
          <table:table-cell table:formula="of:=[.C421]/([.D421]-[.D420])" office:value-type="float" office:value="1893.89379415445" calcext:value-type="float">
            <text:p>1893.8937941545</text:p>
          </table:table-cell>
          <table:table-cell table:formula="of:=[.D421]-[.D420]" office:value-type="float" office:value="0.0506892204284668" calcext:value-type="float">
            <text:p>0.050689220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5642817.13539" calcext:value-type="float">
            <text:p>1455642817.13539</text:p>
          </table:table-cell>
          <table:table-cell office:value-type="float" office:value="96" calcext:value-type="float">
            <text:p>96</text:p>
          </table:table-cell>
          <table:table-cell table:formula="of:=[.B422]-[.B$2]" office:value-type="float" office:value="21.0023107528687" calcext:value-type="float">
            <text:p>21.0023107529</text:p>
          </table:table-cell>
          <table:table-cell table:formula="of:=[.C422]/([.D422]-[.D421])" office:value-type="float" office:value="1952.40932145039" calcext:value-type="float">
            <text:p>1952.4093214504</text:p>
          </table:table-cell>
          <table:table-cell table:formula="of:=[.D422]-[.D421]" office:value-type="float" office:value="0.0491700172424316" calcext:value-type="float">
            <text:p>0.0491700172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5642817.18472" calcext:value-type="float">
            <text:p>1455642817.18472</text:p>
          </table:table-cell>
          <table:table-cell office:value-type="float" office:value="96" calcext:value-type="float">
            <text:p>96</text:p>
          </table:table-cell>
          <table:table-cell table:formula="of:=[.B423]-[.B$2]" office:value-type="float" office:value="21.0516452789307" calcext:value-type="float">
            <text:p>21.0516452789</text:p>
          </table:table-cell>
          <table:table-cell table:formula="of:=[.C423]/([.D423]-[.D422])" office:value-type="float" office:value="1945.89890007926" calcext:value-type="float">
            <text:p>1945.8989000793</text:p>
          </table:table-cell>
          <table:table-cell table:formula="of:=[.D423]-[.D422]" office:value-type="float" office:value="0.0493345260620117" calcext:value-type="float">
            <text:p>0.049334526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5642817.2358" calcext:value-type="float">
            <text:p>1455642817.2358</text:p>
          </table:table-cell>
          <table:table-cell office:value-type="float" office:value="96" calcext:value-type="float">
            <text:p>96</text:p>
          </table:table-cell>
          <table:table-cell table:formula="of:=[.B424]-[.B$2]" office:value-type="float" office:value="21.1027181148529" calcext:value-type="float">
            <text:p>21.1027181149</text:p>
          </table:table-cell>
          <table:table-cell table:formula="of:=[.C424]/([.D424]-[.D423])" office:value-type="float" office:value="1879.66848259926" calcext:value-type="float">
            <text:p>1879.6684825993</text:p>
          </table:table-cell>
          <table:table-cell table:formula="of:=[.D424]-[.D423]" office:value-type="float" office:value="0.0510728359222412" calcext:value-type="float">
            <text:p>0.051072835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5642817.28562" calcext:value-type="float">
            <text:p>1455642817.28562</text:p>
          </table:table-cell>
          <table:table-cell office:value-type="float" office:value="96" calcext:value-type="float">
            <text:p>96</text:p>
          </table:table-cell>
          <table:table-cell table:formula="of:=[.B425]-[.B$2]" office:value-type="float" office:value="21.152538061142" calcext:value-type="float">
            <text:p>21.1525380611</text:p>
          </table:table-cell>
          <table:table-cell table:formula="of:=[.C425]/([.D425]-[.D424])" office:value-type="float" office:value="1926.93905053599" calcext:value-type="float">
            <text:p>1926.939050536</text:p>
          </table:table-cell>
          <table:table-cell table:formula="of:=[.D425]-[.D424]" office:value-type="float" office:value="0.0498199462890625" calcext:value-type="float">
            <text:p>0.049819946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5642817.33622" calcext:value-type="float">
            <text:p>1455642817.33622</text:p>
          </table:table-cell>
          <table:table-cell office:value-type="float" office:value="96" calcext:value-type="float">
            <text:p>96</text:p>
          </table:table-cell>
          <table:table-cell table:formula="of:=[.B426]-[.B$2]" office:value-type="float" office:value="21.2031464576721" calcext:value-type="float">
            <text:p>21.2031464577</text:p>
          </table:table-cell>
          <table:table-cell table:formula="of:=[.C426]/([.D426]-[.D425])" office:value-type="float" office:value="1896.91842820599" calcext:value-type="float">
            <text:p>1896.918428206</text:p>
          </table:table-cell>
          <table:table-cell table:formula="of:=[.D426]-[.D425]" office:value-type="float" office:value="0.0506083965301514" calcext:value-type="float">
            <text:p>0.0506083965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5642817.38525" calcext:value-type="float">
            <text:p>1455642817.38525</text:p>
          </table:table-cell>
          <table:table-cell office:value-type="float" office:value="96" calcext:value-type="float">
            <text:p>96</text:p>
          </table:table-cell>
          <table:table-cell table:formula="of:=[.B427]-[.B$2]" office:value-type="float" office:value="21.2521767616272" calcext:value-type="float">
            <text:p>21.2521767616</text:p>
          </table:table-cell>
          <table:table-cell table:formula="of:=[.C427]/([.D427]-[.D426])" office:value-type="float" office:value="1957.97276900335" calcext:value-type="float">
            <text:p>1957.9727690034</text:p>
          </table:table-cell>
          <table:table-cell table:formula="of:=[.D427]-[.D426]" office:value-type="float" office:value="0.0490303039550781" calcext:value-type="float">
            <text:p>0.049030304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5642817.43569" calcext:value-type="float">
            <text:p>1455642817.43569</text:p>
          </table:table-cell>
          <table:table-cell office:value-type="float" office:value="96" calcext:value-type="float">
            <text:p>96</text:p>
          </table:table-cell>
          <table:table-cell table:formula="of:=[.B428]-[.B$2]" office:value-type="float" office:value="21.3026134967804" calcext:value-type="float">
            <text:p>21.3026134968</text:p>
          </table:table-cell>
          <table:table-cell table:formula="of:=[.C428]/([.D428]-[.D427])" office:value-type="float" office:value="1903.37458815299" calcext:value-type="float">
            <text:p>1903.374588153</text:p>
          </table:table-cell>
          <table:table-cell table:formula="of:=[.D428]-[.D427]" office:value-type="float" office:value="0.0504367351531982" calcext:value-type="float">
            <text:p>0.0504367352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5642817.48575" calcext:value-type="float">
            <text:p>1455642817.48575</text:p>
          </table:table-cell>
          <table:table-cell office:value-type="float" office:value="96" calcext:value-type="float">
            <text:p>96</text:p>
          </table:table-cell>
          <table:table-cell table:formula="of:=[.B429]-[.B$2]" office:value-type="float" office:value="21.3526713848114" calcext:value-type="float">
            <text:p>21.3526713848</text:p>
          </table:table-cell>
          <table:table-cell table:formula="of:=[.C429]/([.D429]-[.D428])" office:value-type="float" office:value="1917.77967021976" calcext:value-type="float">
            <text:p>1917.7796702198</text:p>
          </table:table-cell>
          <table:table-cell table:formula="of:=[.D429]-[.D428]" office:value-type="float" office:value="0.0500578880310059" calcext:value-type="float">
            <text:p>0.05005788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5642817.53557" calcext:value-type="float">
            <text:p>1455642817.53557</text:p>
          </table:table-cell>
          <table:table-cell office:value-type="float" office:value="96" calcext:value-type="float">
            <text:p>96</text:p>
          </table:table-cell>
          <table:table-cell table:formula="of:=[.B430]-[.B$2]" office:value-type="float" office:value="21.4024884700775" calcext:value-type="float">
            <text:p>21.4024884701</text:p>
          </table:table-cell>
          <table:table-cell table:formula="of:=[.C430]/([.D430]-[.D429])" office:value-type="float" office:value="1927.04971571874" calcext:value-type="float">
            <text:p>1927.0497157188</text:p>
          </table:table-cell>
          <table:table-cell table:formula="of:=[.D430]-[.D429]" office:value-type="float" office:value="0.0498170852661133" calcext:value-type="float">
            <text:p>0.049817085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5642817.5851" calcext:value-type="float">
            <text:p>1455642817.5851</text:p>
          </table:table-cell>
          <table:table-cell office:value-type="float" office:value="96" calcext:value-type="float">
            <text:p>96</text:p>
          </table:table-cell>
          <table:table-cell table:formula="of:=[.B431]-[.B$2]" office:value-type="float" office:value="21.4520206451416" calcext:value-type="float">
            <text:p>21.4520206451</text:p>
          </table:table-cell>
          <table:table-cell table:formula="of:=[.C431]/([.D431]-[.D430])" office:value-type="float" office:value="1938.13414968737" calcext:value-type="float">
            <text:p>1938.1341496874</text:p>
          </table:table-cell>
          <table:table-cell table:formula="of:=[.D431]-[.D430]" office:value-type="float" office:value="0.0495321750640869" calcext:value-type="float">
            <text:p>0.0495321751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5642817.63507" calcext:value-type="float">
            <text:p>1455642817.63507</text:p>
          </table:table-cell>
          <table:table-cell office:value-type="float" office:value="96" calcext:value-type="float">
            <text:p>96</text:p>
          </table:table-cell>
          <table:table-cell table:formula="of:=[.B432]-[.B$2]" office:value-type="float" office:value="21.5019910335541" calcext:value-type="float">
            <text:p>21.5019910336</text:p>
          </table:table-cell>
          <table:table-cell table:formula="of:=[.C432]/([.D432]-[.D431])" office:value-type="float" office:value="1921.13775877781" calcext:value-type="float">
            <text:p>1921.1377587778</text:p>
          </table:table-cell>
          <table:table-cell table:formula="of:=[.D432]-[.D431]" office:value-type="float" office:value="0.0499703884124756" calcext:value-type="float">
            <text:p>0.0499703884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5642817.68604" calcext:value-type="float">
            <text:p>1455642817.68604</text:p>
          </table:table-cell>
          <table:table-cell office:value-type="float" office:value="96" calcext:value-type="float">
            <text:p>96</text:p>
          </table:table-cell>
          <table:table-cell table:formula="of:=[.B433]-[.B$2]" office:value-type="float" office:value="21.5529656410217" calcext:value-type="float">
            <text:p>21.552965641</text:p>
          </table:table-cell>
          <table:table-cell table:formula="of:=[.C433]/([.D433]-[.D432])" office:value-type="float" office:value="1883.29061799881" calcext:value-type="float">
            <text:p>1883.2906179988</text:p>
          </table:table-cell>
          <table:table-cell table:formula="of:=[.D433]-[.D432]" office:value-type="float" office:value="0.0509746074676514" calcext:value-type="float">
            <text:p>0.050974607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5642817.73485" calcext:value-type="float">
            <text:p>1455642817.73485</text:p>
          </table:table-cell>
          <table:table-cell office:value-type="float" office:value="96" calcext:value-type="float">
            <text:p>96</text:p>
          </table:table-cell>
          <table:table-cell table:formula="of:=[.B434]-[.B$2]" office:value-type="float" office:value="21.601774930954" calcext:value-type="float">
            <text:p>21.601774931</text:p>
          </table:table-cell>
          <table:table-cell table:formula="of:=[.C434]/([.D434]-[.D433])" office:value-type="float" office:value="1966.83869265977" calcext:value-type="float">
            <text:p>1966.8386926598</text:p>
          </table:table-cell>
          <table:table-cell table:formula="of:=[.D434]-[.D433]" office:value-type="float" office:value="0.048809289932251" calcext:value-type="float">
            <text:p>0.048809289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5642817.78337" calcext:value-type="float">
            <text:p>1455642817.78337</text:p>
          </table:table-cell>
          <table:table-cell office:value-type="float" office:value="96" calcext:value-type="float">
            <text:p>96</text:p>
          </table:table-cell>
          <table:table-cell table:formula="of:=[.B435]-[.B$2]" office:value-type="float" office:value="21.6502873897552" calcext:value-type="float">
            <text:p>21.6502873898</text:p>
          </table:table-cell>
          <table:table-cell table:formula="of:=[.C435]/([.D435]-[.D434])" office:value-type="float" office:value="1978.87310542767" calcext:value-type="float">
            <text:p>1978.8731054277</text:p>
          </table:table-cell>
          <table:table-cell table:formula="of:=[.D435]-[.D434]" office:value-type="float" office:value="0.0485124588012695" calcext:value-type="float">
            <text:p>0.048512458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5642817.83528" calcext:value-type="float">
            <text:p>1455642817.83528</text:p>
          </table:table-cell>
          <table:table-cell office:value-type="float" office:value="96" calcext:value-type="float">
            <text:p>96</text:p>
          </table:table-cell>
          <table:table-cell table:formula="of:=[.B436]-[.B$2]" office:value-type="float" office:value="21.7022008895874" calcext:value-type="float">
            <text:p>21.7022008896</text:p>
          </table:table-cell>
          <table:table-cell table:formula="of:=[.C436]/([.D436]-[.D435])" office:value-type="float" office:value="1849.22997506212" calcext:value-type="float">
            <text:p>1849.2299750621</text:p>
          </table:table-cell>
          <table:table-cell table:formula="of:=[.D436]-[.D435]" office:value-type="float" office:value="0.0519134998321533" calcext:value-type="float">
            <text:p>0.051913499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5642817.88647" calcext:value-type="float">
            <text:p>1455642817.88647</text:p>
          </table:table-cell>
          <table:table-cell office:value-type="float" office:value="96" calcext:value-type="float">
            <text:p>96</text:p>
          </table:table-cell>
          <table:table-cell table:formula="of:=[.B437]-[.B$2]" office:value-type="float" office:value="21.7533972263336" calcext:value-type="float">
            <text:p>21.7533972263</text:p>
          </table:table-cell>
          <table:table-cell table:formula="of:=[.C437]/([.D437]-[.D436])" office:value-type="float" office:value="1875.13416195927" calcext:value-type="float">
            <text:p>1875.1341619593</text:p>
          </table:table-cell>
          <table:table-cell table:formula="of:=[.D437]-[.D436]" office:value-type="float" office:value="0.0511963367462158" calcext:value-type="float">
            <text:p>0.05119633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5642817.93609" calcext:value-type="float">
            <text:p>1455642817.93609</text:p>
          </table:table-cell>
          <table:table-cell office:value-type="float" office:value="96" calcext:value-type="float">
            <text:p>96</text:p>
          </table:table-cell>
          <table:table-cell table:formula="of:=[.B438]-[.B$2]" office:value-type="float" office:value="21.8030128479004" calcext:value-type="float">
            <text:p>21.8030128479</text:p>
          </table:table-cell>
          <table:table-cell table:formula="of:=[.C438]/([.D438]-[.D437])" office:value-type="float" office:value="1934.87448042556" calcext:value-type="float">
            <text:p>1934.8744804256</text:p>
          </table:table-cell>
          <table:table-cell table:formula="of:=[.D438]-[.D437]" office:value-type="float" office:value="0.0496156215667725" calcext:value-type="float">
            <text:p>0.0496156216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5642817.98627" calcext:value-type="float">
            <text:p>1455642817.98627</text:p>
          </table:table-cell>
          <table:table-cell office:value-type="float" office:value="96" calcext:value-type="float">
            <text:p>96</text:p>
          </table:table-cell>
          <table:table-cell table:formula="of:=[.B439]-[.B$2]" office:value-type="float" office:value="21.8531932830811" calcext:value-type="float">
            <text:p>21.8531932831</text:p>
          </table:table-cell>
          <table:table-cell table:formula="of:=[.C439]/([.D439]-[.D438])" office:value-type="float" office:value="1913.09620282033" calcext:value-type="float">
            <text:p>1913.0962028203</text:p>
          </table:table-cell>
          <table:table-cell table:formula="of:=[.D439]-[.D438]" office:value-type="float" office:value="0.0501804351806641" calcext:value-type="float">
            <text:p>0.050180435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5642818.03507" calcext:value-type="float">
            <text:p>1455642818.03507</text:p>
          </table:table-cell>
          <table:table-cell office:value-type="float" office:value="96" calcext:value-type="float">
            <text:p>96</text:p>
          </table:table-cell>
          <table:table-cell table:formula="of:=[.B440]-[.B$2]" office:value-type="float" office:value="21.90198802948" calcext:value-type="float">
            <text:p>21.9019880295</text:p>
          </table:table-cell>
          <table:table-cell table:formula="of:=[.C440]/([.D440]-[.D439])" office:value-type="float" office:value="1967.42491937848" calcext:value-type="float">
            <text:p>1967.4249193785</text:p>
          </table:table-cell>
          <table:table-cell table:formula="of:=[.D440]-[.D439]" office:value-type="float" office:value="0.0487947463989258" calcext:value-type="float">
            <text:p>0.0487947464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5642818.08298" calcext:value-type="float">
            <text:p>1455642818.08298</text:p>
          </table:table-cell>
          <table:table-cell office:value-type="float" office:value="96" calcext:value-type="float">
            <text:p>96</text:p>
          </table:table-cell>
          <table:table-cell table:formula="of:=[.B441]-[.B$2]" office:value-type="float" office:value="21.9499070644379" calcext:value-type="float">
            <text:p>21.9499070644</text:p>
          </table:table-cell>
          <table:table-cell table:formula="of:=[.C441]/([.D441]-[.D440])" office:value-type="float" office:value="2003.37924343365" calcext:value-type="float">
            <text:p>2003.3792434337</text:p>
          </table:table-cell>
          <table:table-cell table:formula="of:=[.D441]-[.D440]" office:value-type="float" office:value="0.0479190349578857" calcext:value-type="float">
            <text:p>0.04791903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5642818.13553" calcext:value-type="float">
            <text:p>1455642818.13553</text:p>
          </table:table-cell>
          <table:table-cell office:value-type="float" office:value="96" calcext:value-type="float">
            <text:p>96</text:p>
          </table:table-cell>
          <table:table-cell table:formula="of:=[.B442]-[.B$2]" office:value-type="float" office:value="22.0024509429932" calcext:value-type="float">
            <text:p>22.002450943</text:p>
          </table:table-cell>
          <table:table-cell table:formula="of:=[.C442]/([.D442]-[.D441])" office:value-type="float" office:value="1827.04441772353" calcext:value-type="float">
            <text:p>1827.0444177235</text:p>
          </table:table-cell>
          <table:table-cell table:formula="of:=[.D442]-[.D441]" office:value-type="float" office:value="0.0525438785552979" calcext:value-type="float">
            <text:p>0.0525438786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5642818.18548" calcext:value-type="float">
            <text:p>1455642818.18548</text:p>
          </table:table-cell>
          <table:table-cell office:value-type="float" office:value="96" calcext:value-type="float">
            <text:p>96</text:p>
          </table:table-cell>
          <table:table-cell table:formula="of:=[.B443]-[.B$2]" office:value-type="float" office:value="22.0524070262909" calcext:value-type="float">
            <text:p>22.0524070263</text:p>
          </table:table-cell>
          <table:table-cell table:formula="of:=[.C443]/([.D443]-[.D442])" office:value-type="float" office:value="1921.68788389308" calcext:value-type="float">
            <text:p>1921.6878838931</text:p>
          </table:table-cell>
          <table:table-cell table:formula="of:=[.D443]-[.D442]" office:value-type="float" office:value="0.0499560832977295" calcext:value-type="float">
            <text:p>0.049956083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5642818.23581" calcext:value-type="float">
            <text:p>1455642818.23581</text:p>
          </table:table-cell>
          <table:table-cell office:value-type="float" office:value="96" calcext:value-type="float">
            <text:p>96</text:p>
          </table:table-cell>
          <table:table-cell table:formula="of:=[.B444]-[.B$2]" office:value-type="float" office:value="22.1027297973633" calcext:value-type="float">
            <text:p>22.1027297974</text:p>
          </table:table-cell>
          <table:table-cell table:formula="of:=[.C444]/([.D444]-[.D443])" office:value-type="float" office:value="1907.68508876244" calcext:value-type="float">
            <text:p>1907.6850887625</text:p>
          </table:table-cell>
          <table:table-cell table:formula="of:=[.D444]-[.D443]" office:value-type="float" office:value="0.0503227710723877" calcext:value-type="float">
            <text:p>0.0503227711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5642818.2863" calcext:value-type="float">
            <text:p>1455642818.2863</text:p>
          </table:table-cell>
          <table:table-cell office:value-type="float" office:value="96" calcext:value-type="float">
            <text:p>96</text:p>
          </table:table-cell>
          <table:table-cell table:formula="of:=[.B445]-[.B$2]" office:value-type="float" office:value="22.1532247066498" calcext:value-type="float">
            <text:p>22.1532247066</text:p>
          </table:table-cell>
          <table:table-cell table:formula="of:=[.C445]/([.D445]-[.D444])" office:value-type="float" office:value="1901.18174993272" calcext:value-type="float">
            <text:p>1901.1817499327</text:p>
          </table:table-cell>
          <table:table-cell table:formula="of:=[.D445]-[.D444]" office:value-type="float" office:value="0.050494909286499" calcext:value-type="float">
            <text:p>0.050494909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5642818.3363" calcext:value-type="float">
            <text:p>1455642818.3363</text:p>
          </table:table-cell>
          <table:table-cell office:value-type="float" office:value="96" calcext:value-type="float">
            <text:p>96</text:p>
          </table:table-cell>
          <table:table-cell table:formula="of:=[.B446]-[.B$2]" office:value-type="float" office:value="22.203222990036" calcext:value-type="float">
            <text:p>22.20322299</text:p>
          </table:table-cell>
          <table:table-cell table:formula="of:=[.C446]/([.D446]-[.D445])" office:value-type="float" office:value="1920.06592023194" calcext:value-type="float">
            <text:p>1920.065920232</text:p>
          </table:table-cell>
          <table:table-cell table:formula="of:=[.D446]-[.D445]" office:value-type="float" office:value="0.0499982833862305" calcext:value-type="float">
            <text:p>0.0499982834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5642818.38373" calcext:value-type="float">
            <text:p>1455642818.38373</text:p>
          </table:table-cell>
          <table:table-cell office:value-type="float" office:value="96" calcext:value-type="float">
            <text:p>96</text:p>
          </table:table-cell>
          <table:table-cell table:formula="of:=[.B447]-[.B$2]" office:value-type="float" office:value="22.2506561279297" calcext:value-type="float">
            <text:p>22.2506561279</text:p>
          </table:table-cell>
          <table:table-cell table:formula="of:=[.C447]/([.D447]-[.D446])" office:value-type="float" office:value="2023.90152250074" calcext:value-type="float">
            <text:p>2023.9015225008</text:p>
          </table:table-cell>
          <table:table-cell table:formula="of:=[.D447]-[.D446]" office:value-type="float" office:value="0.0474331378936768" calcext:value-type="float">
            <text:p>0.0474331379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5642818.43574" calcext:value-type="float">
            <text:p>1455642818.43574</text:p>
          </table:table-cell>
          <table:table-cell office:value-type="float" office:value="96" calcext:value-type="float">
            <text:p>96</text:p>
          </table:table-cell>
          <table:table-cell table:formula="of:=[.B448]-[.B$2]" office:value-type="float" office:value="22.3026616573334" calcext:value-type="float">
            <text:p>22.3026616573</text:p>
          </table:table-cell>
          <table:table-cell table:formula="of:=[.C448]/([.D448]-[.D447])" office:value-type="float" office:value="1845.95755683616" calcext:value-type="float">
            <text:p>1845.9575568362</text:p>
          </table:table-cell>
          <table:table-cell table:formula="of:=[.D448]-[.D447]" office:value-type="float" office:value="0.0520055294036865" calcext:value-type="float">
            <text:p>0.0520055294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5642818.4859" calcext:value-type="float">
            <text:p>1455642818.4859</text:p>
          </table:table-cell>
          <table:table-cell office:value-type="float" office:value="96" calcext:value-type="float">
            <text:p>96</text:p>
          </table:table-cell>
          <table:table-cell table:formula="of:=[.B449]-[.B$2]" office:value-type="float" office:value="22.3528258800507" calcext:value-type="float">
            <text:p>22.3528258801</text:p>
          </table:table-cell>
          <table:table-cell table:formula="of:=[.C449]/([.D449]-[.D448])" office:value-type="float" office:value="1913.71449211992" calcext:value-type="float">
            <text:p>1913.7144921199</text:p>
          </table:table-cell>
          <table:table-cell table:formula="of:=[.D449]-[.D448]" office:value-type="float" office:value="0.0501642227172852" calcext:value-type="float">
            <text:p>0.050164222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5642818.53544" calcext:value-type="float">
            <text:p>1455642818.53544</text:p>
          </table:table-cell>
          <table:table-cell office:value-type="float" office:value="96" calcext:value-type="float">
            <text:p>96</text:p>
          </table:table-cell>
          <table:table-cell table:formula="of:=[.B450]-[.B$2]" office:value-type="float" office:value="22.4023642539978" calcext:value-type="float">
            <text:p>22.402364254</text:p>
          </table:table-cell>
          <table:table-cell table:formula="of:=[.C450]/([.D450]-[.D449])" office:value-type="float" office:value="1937.89162523643" calcext:value-type="float">
            <text:p>1937.8916252364</text:p>
          </table:table-cell>
          <table:table-cell table:formula="of:=[.D450]-[.D449]" office:value-type="float" office:value="0.0495383739471436" calcext:value-type="float">
            <text:p>0.0495383739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5642818.58566" calcext:value-type="float">
            <text:p>1455642818.58566</text:p>
          </table:table-cell>
          <table:table-cell office:value-type="float" office:value="96" calcext:value-type="float">
            <text:p>96</text:p>
          </table:table-cell>
          <table:table-cell table:formula="of:=[.B451]-[.B$2]" office:value-type="float" office:value="22.4525775909424" calcext:value-type="float">
            <text:p>22.4525775909</text:p>
          </table:table-cell>
          <table:table-cell table:formula="of:=[.C451]/([.D451]-[.D450])" office:value-type="float" office:value="1911.84266654005" calcext:value-type="float">
            <text:p>1911.8426665401</text:p>
          </table:table-cell>
          <table:table-cell table:formula="of:=[.D451]-[.D450]" office:value-type="float" office:value="0.0502133369445801" calcext:value-type="float">
            <text:p>0.0502133369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5642818.63501" calcext:value-type="float">
            <text:p>1455642818.63501</text:p>
          </table:table-cell>
          <table:table-cell office:value-type="float" office:value="96" calcext:value-type="float">
            <text:p>96</text:p>
          </table:table-cell>
          <table:table-cell table:formula="of:=[.B452]-[.B$2]" office:value-type="float" office:value="22.501936674118" calcext:value-type="float">
            <text:p>22.5019366741</text:p>
          </table:table-cell>
          <table:table-cell table:formula="of:=[.C452]/([.D452]-[.D451])" office:value-type="float" office:value="1944.93077714501" calcext:value-type="float">
            <text:p>1944.930777145</text:p>
          </table:table-cell>
          <table:table-cell table:formula="of:=[.D452]-[.D451]" office:value-type="float" office:value="0.0493590831756592" calcext:value-type="float">
            <text:p>0.049359083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5642818.68277" calcext:value-type="float">
            <text:p>1455642818.68277</text:p>
          </table:table-cell>
          <table:table-cell office:value-type="float" office:value="96" calcext:value-type="float">
            <text:p>96</text:p>
          </table:table-cell>
          <table:table-cell table:formula="of:=[.B453]-[.B$2]" office:value-type="float" office:value="22.5496909618378" calcext:value-type="float">
            <text:p>22.5496909618</text:p>
          </table:table-cell>
          <table:table-cell table:formula="of:=[.C453]/([.D453]-[.D452])" office:value-type="float" office:value="2010.29068977913" calcext:value-type="float">
            <text:p>2010.2906897791</text:p>
          </table:table-cell>
          <table:table-cell table:formula="of:=[.D453]-[.D452]" office:value-type="float" office:value="0.0477542877197266" calcext:value-type="float">
            <text:p>0.0477542877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5642818.73468" calcext:value-type="float">
            <text:p>1455642818.73468</text:p>
          </table:table-cell>
          <table:table-cell office:value-type="float" office:value="96" calcext:value-type="float">
            <text:p>96</text:p>
          </table:table-cell>
          <table:table-cell table:formula="of:=[.B454]-[.B$2]" office:value-type="float" office:value="22.6015994548798" calcext:value-type="float">
            <text:p>22.6015994549</text:p>
          </table:table-cell>
          <table:table-cell table:formula="of:=[.C454]/([.D454]-[.D453])" office:value-type="float" office:value="1849.40834098843" calcext:value-type="float">
            <text:p>1849.4083409884</text:p>
          </table:table-cell>
          <table:table-cell table:formula="of:=[.D454]-[.D453]" office:value-type="float" office:value="0.0519084930419922" calcext:value-type="float">
            <text:p>0.05190849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5642818.78542" calcext:value-type="float">
            <text:p>1455642818.78542</text:p>
          </table:table-cell>
          <table:table-cell office:value-type="float" office:value="96" calcext:value-type="float">
            <text:p>96</text:p>
          </table:table-cell>
          <table:table-cell table:formula="of:=[.B455]-[.B$2]" office:value-type="float" office:value="22.6523470878601" calcext:value-type="float">
            <text:p>22.6523470879</text:p>
          </table:table-cell>
          <table:table-cell table:formula="of:=[.C455]/([.D455]-[.D454])" office:value-type="float" office:value="1891.71384677544" calcext:value-type="float">
            <text:p>1891.7138467755</text:p>
          </table:table-cell>
          <table:table-cell table:formula="of:=[.D455]-[.D454]" office:value-type="float" office:value="0.0507476329803467" calcext:value-type="float">
            <text:p>0.05074763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5642818.83541" calcext:value-type="float">
            <text:p>1455642818.83541</text:p>
          </table:table-cell>
          <table:table-cell office:value-type="float" office:value="96" calcext:value-type="float">
            <text:p>96</text:p>
          </table:table-cell>
          <table:table-cell table:formula="of:=[.B456]-[.B$2]" office:value-type="float" office:value="22.7023365497589" calcext:value-type="float">
            <text:p>22.7023365498</text:p>
          </table:table-cell>
          <table:table-cell table:formula="of:=[.C456]/([.D456]-[.D455])" office:value-type="float" office:value="1920.40474839153" calcext:value-type="float">
            <text:p>1920.4047483915</text:p>
          </table:table-cell>
          <table:table-cell table:formula="of:=[.D456]-[.D455]" office:value-type="float" office:value="0.0499894618988037" calcext:value-type="float">
            <text:p>0.0499894619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5642818.8859" calcext:value-type="float">
            <text:p>1455642818.8859</text:p>
          </table:table-cell>
          <table:table-cell office:value-type="float" office:value="96" calcext:value-type="float">
            <text:p>96</text:p>
          </table:table-cell>
          <table:table-cell table:formula="of:=[.B457]-[.B$2]" office:value-type="float" office:value="22.7528209686279" calcext:value-type="float">
            <text:p>22.7528209686</text:p>
          </table:table-cell>
          <table:table-cell table:formula="of:=[.C457]/([.D457]-[.D456])" office:value-type="float" office:value="1901.57680628297" calcext:value-type="float">
            <text:p>1901.576806283</text:p>
          </table:table-cell>
          <table:table-cell table:formula="of:=[.D457]-[.D456]" office:value-type="float" office:value="0.0504844188690186" calcext:value-type="float">
            <text:p>0.050484418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5642818.93539" calcext:value-type="float">
            <text:p>1455642818.93539</text:p>
          </table:table-cell>
          <table:table-cell office:value-type="float" office:value="96" calcext:value-type="float">
            <text:p>96</text:p>
          </table:table-cell>
          <table:table-cell table:formula="of:=[.B458]-[.B$2]" office:value-type="float" office:value="22.8023128509521" calcext:value-type="float">
            <text:p>22.802312851</text:p>
          </table:table-cell>
          <table:table-cell table:formula="of:=[.C458]/([.D458]-[.D457])" office:value-type="float" office:value="1939.71203946354" calcext:value-type="float">
            <text:p>1939.7120394636</text:p>
          </table:table-cell>
          <table:table-cell table:formula="of:=[.D458]-[.D457]" office:value-type="float" office:value="0.0494918823242188" calcext:value-type="float">
            <text:p>0.049491882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5642818.98575" calcext:value-type="float">
            <text:p>1455642818.98575</text:p>
          </table:table-cell>
          <table:table-cell office:value-type="float" office:value="96" calcext:value-type="float">
            <text:p>96</text:p>
          </table:table-cell>
          <table:table-cell table:formula="of:=[.B459]-[.B$2]" office:value-type="float" office:value="22.8526721000671" calcext:value-type="float">
            <text:p>22.8526721001</text:p>
          </table:table-cell>
          <table:table-cell table:formula="of:=[.C459]/([.D459]-[.D458])" office:value-type="float" office:value="1906.30324492714" calcext:value-type="float">
            <text:p>1906.3032449271</text:p>
          </table:table-cell>
          <table:table-cell table:formula="of:=[.D459]-[.D458]" office:value-type="float" office:value="0.0503592491149902" calcext:value-type="float">
            <text:p>0.0503592491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5642819.03553" calcext:value-type="float">
            <text:p>1455642819.03553</text:p>
          </table:table-cell>
          <table:table-cell office:value-type="float" office:value="96" calcext:value-type="float">
            <text:p>96</text:p>
          </table:table-cell>
          <table:table-cell table:formula="of:=[.B460]-[.B$2]" office:value-type="float" office:value="22.9024477005005" calcext:value-type="float">
            <text:p>22.9024477005</text:p>
          </table:table-cell>
          <table:table-cell table:formula="of:=[.C460]/([.D460]-[.D459])" office:value-type="float" office:value="1928.65579047199" calcext:value-type="float">
            <text:p>1928.655790472</text:p>
          </table:table-cell>
          <table:table-cell table:formula="of:=[.D460]-[.D459]" office:value-type="float" office:value="0.0497756004333496" calcext:value-type="float">
            <text:p>0.0497756004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5642819.08319" calcext:value-type="float">
            <text:p>1455642819.08319</text:p>
          </table:table-cell>
          <table:table-cell office:value-type="float" office:value="96" calcext:value-type="float">
            <text:p>96</text:p>
          </table:table-cell>
          <table:table-cell table:formula="of:=[.B461]-[.B$2]" office:value-type="float" office:value="22.9501147270203" calcext:value-type="float">
            <text:p>22.950114727</text:p>
          </table:table-cell>
          <table:table-cell table:formula="of:=[.C461]/([.D461]-[.D460])" office:value-type="float" office:value="2013.97080978342" calcext:value-type="float">
            <text:p>2013.9708097834</text:p>
          </table:table-cell>
          <table:table-cell table:formula="of:=[.D461]-[.D460]" office:value-type="float" office:value="0.0476670265197754" calcext:value-type="float">
            <text:p>0.047667026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5642819.13574" calcext:value-type="float">
            <text:p>1455642819.13574</text:p>
          </table:table-cell>
          <table:table-cell office:value-type="float" office:value="96" calcext:value-type="float">
            <text:p>96</text:p>
          </table:table-cell>
          <table:table-cell table:formula="of:=[.B462]-[.B$2]" office:value-type="float" office:value="23.0026638507843" calcext:value-type="float">
            <text:p>23.0026638508</text:p>
          </table:table-cell>
          <table:table-cell table:formula="of:=[.C462]/([.D462]-[.D461])" office:value-type="float" office:value="1826.86205066082" calcext:value-type="float">
            <text:p>1826.8620506608</text:p>
          </table:table-cell>
          <table:table-cell table:formula="of:=[.D462]-[.D461]" office:value-type="float" office:value="0.0525491237640381" calcext:value-type="float">
            <text:p>0.052549123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5642819.18531" calcext:value-type="float">
            <text:p>1455642819.18531</text:p>
          </table:table-cell>
          <table:table-cell office:value-type="float" office:value="96" calcext:value-type="float">
            <text:p>96</text:p>
          </table:table-cell>
          <table:table-cell table:formula="of:=[.B463]-[.B$2]" office:value-type="float" office:value="23.0522289276123" calcext:value-type="float">
            <text:p>23.0522289276</text:p>
          </table:table-cell>
          <table:table-cell table:formula="of:=[.C463]/([.D463]-[.D462])" office:value-type="float" office:value="1936.84759802012" calcext:value-type="float">
            <text:p>1936.8475980201</text:p>
          </table:table-cell>
          <table:table-cell table:formula="of:=[.D463]-[.D462]" office:value-type="float" office:value="0.0495650768280029" calcext:value-type="float">
            <text:p>0.0495650768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5642819.23591" calcext:value-type="float">
            <text:p>1455642819.23591</text:p>
          </table:table-cell>
          <table:table-cell office:value-type="float" office:value="96" calcext:value-type="float">
            <text:p>96</text:p>
          </table:table-cell>
          <table:table-cell table:formula="of:=[.B464]-[.B$2]" office:value-type="float" office:value="23.1028273105621" calcext:value-type="float">
            <text:p>23.1028273106</text:p>
          </table:table-cell>
          <table:table-cell table:formula="of:=[.C464]/([.D464]-[.D463])" office:value-type="float" office:value="1897.2938343739" calcext:value-type="float">
            <text:p>1897.2938343739</text:p>
          </table:table-cell>
          <table:table-cell table:formula="of:=[.D464]-[.D463]" office:value-type="float" office:value="0.0505983829498291" calcext:value-type="float">
            <text:p>0.0505983829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5642819.2854" calcext:value-type="float">
            <text:p>1455642819.2854</text:p>
          </table:table-cell>
          <table:table-cell office:value-type="float" office:value="96" calcext:value-type="float">
            <text:p>96</text:p>
          </table:table-cell>
          <table:table-cell table:formula="of:=[.B465]-[.B$2]" office:value-type="float" office:value="23.1523241996765" calcext:value-type="float">
            <text:p>23.1523241997</text:p>
          </table:table-cell>
          <table:table-cell table:formula="of:=[.C465]/([.D465]-[.D464])" office:value-type="float" office:value="1939.51583054358" calcext:value-type="float">
            <text:p>1939.5158305436</text:p>
          </table:table-cell>
          <table:table-cell table:formula="of:=[.D465]-[.D464]" office:value-type="float" office:value="0.0494968891143799" calcext:value-type="float">
            <text:p>0.0494968891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5642819.33584" calcext:value-type="float">
            <text:p>1455642819.33584</text:p>
          </table:table-cell>
          <table:table-cell office:value-type="float" office:value="96" calcext:value-type="float">
            <text:p>96</text:p>
          </table:table-cell>
          <table:table-cell table:formula="of:=[.B466]-[.B$2]" office:value-type="float" office:value="23.2027659416199" calcext:value-type="float">
            <text:p>23.2027659416</text:p>
          </table:table-cell>
          <table:table-cell table:formula="of:=[.C466]/([.D466]-[.D465])" office:value-type="float" office:value="1903.18566134765" calcext:value-type="float">
            <text:p>1903.1856613477</text:p>
          </table:table-cell>
          <table:table-cell table:formula="of:=[.D466]-[.D465]" office:value-type="float" office:value="0.0504417419433594" calcext:value-type="float">
            <text:p>0.0504417419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5642819.38543" calcext:value-type="float">
            <text:p>1455642819.38543</text:p>
          </table:table-cell>
          <table:table-cell office:value-type="float" office:value="96" calcext:value-type="float">
            <text:p>96</text:p>
          </table:table-cell>
          <table:table-cell table:formula="of:=[.B467]-[.B$2]" office:value-type="float" office:value="23.2523548603058" calcext:value-type="float">
            <text:p>23.2523548603</text:p>
          </table:table-cell>
          <table:table-cell table:formula="of:=[.C467]/([.D467]-[.D466])" office:value-type="float" office:value="1935.91638099725" calcext:value-type="float">
            <text:p>1935.9163809973</text:p>
          </table:table-cell>
          <table:table-cell table:formula="of:=[.D467]-[.D466]" office:value-type="float" office:value="0.0495889186859131" calcext:value-type="float">
            <text:p>0.049588918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5642819.43513" calcext:value-type="float">
            <text:p>1455642819.43513</text:p>
          </table:table-cell>
          <table:table-cell office:value-type="float" office:value="96" calcext:value-type="float">
            <text:p>96</text:p>
          </table:table-cell>
          <table:table-cell table:formula="of:=[.B468]-[.B$2]" office:value-type="float" office:value="23.302056312561" calcext:value-type="float">
            <text:p>23.3020563126</text:p>
          </table:table-cell>
          <table:table-cell table:formula="of:=[.C468]/([.D468]-[.D467])" office:value-type="float" office:value="1931.53309700043" calcext:value-type="float">
            <text:p>1931.5330970004</text:p>
          </table:table-cell>
          <table:table-cell table:formula="of:=[.D468]-[.D467]" office:value-type="float" office:value="0.049701452255249" calcext:value-type="float">
            <text:p>0.049701452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5642819.48553" calcext:value-type="float">
            <text:p>1455642819.48553</text:p>
          </table:table-cell>
          <table:table-cell office:value-type="float" office:value="96" calcext:value-type="float">
            <text:p>96</text:p>
          </table:table-cell>
          <table:table-cell table:formula="of:=[.B469]-[.B$2]" office:value-type="float" office:value="23.35245013237" calcext:value-type="float">
            <text:p>23.3524501324</text:p>
          </table:table-cell>
          <table:table-cell table:formula="of:=[.C469]/([.D469]-[.D468])" office:value-type="float" office:value="1904.99550071676" calcext:value-type="float">
            <text:p>1904.9955007168</text:p>
          </table:table-cell>
          <table:table-cell table:formula="of:=[.D469]-[.D468]" office:value-type="float" office:value="0.05039381980896" calcext:value-type="float">
            <text:p>0.0503938198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5642819.53551" calcext:value-type="float">
            <text:p>1455642819.53551</text:p>
          </table:table-cell>
          <table:table-cell office:value-type="float" office:value="96" calcext:value-type="float">
            <text:p>96</text:p>
          </table:table-cell>
          <table:table-cell table:formula="of:=[.B470]-[.B$2]" office:value-type="float" office:value="23.402428150177" calcext:value-type="float">
            <text:p>23.4024281502</text:p>
          </table:table-cell>
          <table:table-cell table:formula="of:=[.C470]/([.D470]-[.D469])" office:value-type="float" office:value="1920.84448748467" calcext:value-type="float">
            <text:p>1920.8444874847</text:p>
          </table:table-cell>
          <table:table-cell table:formula="of:=[.D470]-[.D469]" office:value-type="float" office:value="0.0499780178070068" calcext:value-type="float">
            <text:p>0.049978017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5642819.58613" calcext:value-type="float">
            <text:p>1455642819.58613</text:p>
          </table:table-cell>
          <table:table-cell office:value-type="float" office:value="96" calcext:value-type="float">
            <text:p>96</text:p>
          </table:table-cell>
          <table:table-cell table:formula="of:=[.B471]-[.B$2]" office:value-type="float" office:value="23.4530529975891" calcext:value-type="float">
            <text:p>23.4530529976</text:p>
          </table:table-cell>
          <table:table-cell table:formula="of:=[.C471]/([.D471]-[.D470])" office:value-type="float" office:value="1896.30201190566" calcext:value-type="float">
            <text:p>1896.3020119057</text:p>
          </table:table-cell>
          <table:table-cell table:formula="of:=[.D471]-[.D470]" office:value-type="float" office:value="0.0506248474121094" calcext:value-type="float">
            <text:p>0.0506248474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5642819.63485" calcext:value-type="float">
            <text:p>1455642819.63485</text:p>
          </table:table-cell>
          <table:table-cell office:value-type="float" office:value="96" calcext:value-type="float">
            <text:p>96</text:p>
          </table:table-cell>
          <table:table-cell table:formula="of:=[.B472]-[.B$2]" office:value-type="float" office:value="23.5017735958099" calcext:value-type="float">
            <text:p>23.5017735958</text:p>
          </table:table-cell>
          <table:table-cell table:formula="of:=[.C472]/([.D472]-[.D471])" office:value-type="float" office:value="1970.41915546443" calcext:value-type="float">
            <text:p>1970.4191554644</text:p>
          </table:table-cell>
          <table:table-cell table:formula="of:=[.D472]-[.D471]" office:value-type="float" office:value="0.0487205982208252" calcext:value-type="float">
            <text:p>0.048720598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5642819.68591" calcext:value-type="float">
            <text:p>1455642819.68591</text:p>
          </table:table-cell>
          <table:table-cell office:value-type="float" office:value="96" calcext:value-type="float">
            <text:p>96</text:p>
          </table:table-cell>
          <table:table-cell table:formula="of:=[.B473]-[.B$2]" office:value-type="float" office:value="23.5528337955475" calcext:value-type="float">
            <text:p>23.5528337955</text:p>
          </table:table-cell>
          <table:table-cell table:formula="of:=[.C473]/([.D473]-[.D472])" office:value-type="float" office:value="1880.13365583063" calcext:value-type="float">
            <text:p>1880.1336558306</text:p>
          </table:table-cell>
          <table:table-cell table:formula="of:=[.D473]-[.D472]" office:value-type="float" office:value="0.0510601997375488" calcext:value-type="float">
            <text:p>0.0510601997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5642819.73348" calcext:value-type="float">
            <text:p>1455642819.73348</text:p>
          </table:table-cell>
          <table:table-cell office:value-type="float" office:value="96" calcext:value-type="float">
            <text:p>96</text:p>
          </table:table-cell>
          <table:table-cell table:formula="of:=[.B474]-[.B$2]" office:value-type="float" office:value="23.6004042625427" calcext:value-type="float">
            <text:p>23.6004042625</text:p>
          </table:table-cell>
          <table:table-cell table:formula="of:=[.C474]/([.D474]-[.D473])" office:value-type="float" office:value="2018.05880967297" calcext:value-type="float">
            <text:p>2018.058809673</text:p>
          </table:table-cell>
          <table:table-cell table:formula="of:=[.D474]-[.D473]" office:value-type="float" office:value="0.0475704669952393" calcext:value-type="float">
            <text:p>0.047570467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5642819.78333" calcext:value-type="float">
            <text:p>1455642819.78333</text:p>
          </table:table-cell>
          <table:table-cell office:value-type="float" office:value="96" calcext:value-type="float">
            <text:p>96</text:p>
          </table:table-cell>
          <table:table-cell table:formula="of:=[.B475]-[.B$2]" office:value-type="float" office:value="23.6502487659454" calcext:value-type="float">
            <text:p>23.6502487659</text:p>
          </table:table-cell>
          <table:table-cell table:formula="of:=[.C475]/([.D475]-[.D474])" office:value-type="float" office:value="1925.98969688563" calcext:value-type="float">
            <text:p>1925.9896968856</text:p>
          </table:table-cell>
          <table:table-cell table:formula="of:=[.D475]-[.D474]" office:value-type="float" office:value="0.04984450340271" calcext:value-type="float">
            <text:p>0.0498445034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5642819.833" calcext:value-type="float">
            <text:p>1455642819.833</text:p>
          </table:table-cell>
          <table:table-cell office:value-type="float" office:value="96" calcext:value-type="float">
            <text:p>96</text:p>
          </table:table-cell>
          <table:table-cell table:formula="of:=[.B476]-[.B$2]" office:value-type="float" office:value="23.6999261379242" calcext:value-type="float">
            <text:p>23.6999261379</text:p>
          </table:table-cell>
          <table:table-cell table:formula="of:=[.C476]/([.D476]-[.D475])" office:value-type="float" office:value="1932.46937541394" calcext:value-type="float">
            <text:p>1932.469375414</text:p>
          </table:table-cell>
          <table:table-cell table:formula="of:=[.D476]-[.D475]" office:value-type="float" office:value="0.0496773719787598" calcext:value-type="float">
            <text:p>0.04967737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5642819.88369" calcext:value-type="float">
            <text:p>1455642819.88369</text:p>
          </table:table-cell>
          <table:table-cell office:value-type="float" office:value="96" calcext:value-type="float">
            <text:p>96</text:p>
          </table:table-cell>
          <table:table-cell table:formula="of:=[.B477]-[.B$2]" office:value-type="float" office:value="23.7506141662598" calcext:value-type="float">
            <text:p>23.7506141663</text:p>
          </table:table-cell>
          <table:table-cell table:formula="of:=[.C477]/([.D477]-[.D476])" office:value-type="float" office:value="1893.93833519127" calcext:value-type="float">
            <text:p>1893.9383351913</text:p>
          </table:table-cell>
          <table:table-cell table:formula="of:=[.D477]-[.D476]" office:value-type="float" office:value="0.0506880283355713" calcext:value-type="float">
            <text:p>0.050688028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5642819.93375" calcext:value-type="float">
            <text:p>1455642819.93375</text:p>
          </table:table-cell>
          <table:table-cell office:value-type="float" office:value="96" calcext:value-type="float">
            <text:p>96</text:p>
          </table:table-cell>
          <table:table-cell table:formula="of:=[.B478]-[.B$2]" office:value-type="float" office:value="23.8006715774536" calcext:value-type="float">
            <text:p>23.8006715775</text:p>
          </table:table-cell>
          <table:table-cell table:formula="of:=[.C478]/([.D478]-[.D477])" office:value-type="float" office:value="1917.79793861571" calcext:value-type="float">
            <text:p>1917.7979386157</text:p>
          </table:table-cell>
          <table:table-cell table:formula="of:=[.D478]-[.D477]" office:value-type="float" office:value="0.0500574111938477" calcext:value-type="float">
            <text:p>0.0500574112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5642819.98344" calcext:value-type="float">
            <text:p>1455642819.98344</text:p>
          </table:table-cell>
          <table:table-cell office:value-type="float" office:value="96" calcext:value-type="float">
            <text:p>96</text:p>
          </table:table-cell>
          <table:table-cell table:formula="of:=[.B479]-[.B$2]" office:value-type="float" office:value="23.8503651618957" calcext:value-type="float">
            <text:p>23.8503651619</text:p>
          </table:table-cell>
          <table:table-cell table:formula="of:=[.C479]/([.D479]-[.D478])" office:value-type="float" office:value="1931.83890994579" calcext:value-type="float">
            <text:p>1931.8389099458</text:p>
          </table:table-cell>
          <table:table-cell table:formula="of:=[.D479]-[.D478]" office:value-type="float" office:value="0.0496935844421387" calcext:value-type="float">
            <text:p>0.0496935844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5642820.03348" calcext:value-type="float">
            <text:p>1455642820.03348</text:p>
          </table:table-cell>
          <table:table-cell office:value-type="float" office:value="96" calcext:value-type="float">
            <text:p>96</text:p>
          </table:table-cell>
          <table:table-cell table:formula="of:=[.B480]-[.B$2]" office:value-type="float" office:value="23.9004015922546" calcext:value-type="float">
            <text:p>23.9004015923</text:p>
          </table:table-cell>
          <table:table-cell table:formula="of:=[.C480]/([.D480]-[.D479])" office:value-type="float" office:value="1918.60209274401" calcext:value-type="float">
            <text:p>1918.602092744</text:p>
          </table:table-cell>
          <table:table-cell table:formula="of:=[.D480]-[.D479]" office:value-type="float" office:value="0.0500364303588867" calcext:value-type="float">
            <text:p>0.0500364304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5642820.0855" calcext:value-type="float">
            <text:p>1455642820.0855</text:p>
          </table:table-cell>
          <table:table-cell office:value-type="float" office:value="96" calcext:value-type="float">
            <text:p>96</text:p>
          </table:table-cell>
          <table:table-cell table:formula="of:=[.B481]-[.B$2]" office:value-type="float" office:value="23.9524221420288" calcext:value-type="float">
            <text:p>23.952422142</text:p>
          </table:table-cell>
          <table:table-cell table:formula="of:=[.C481]/([.D481]-[.D480])" office:value-type="float" office:value="1845.42455657913" calcext:value-type="float">
            <text:p>1845.4245565791</text:p>
          </table:table-cell>
          <table:table-cell table:formula="of:=[.D481]-[.D480]" office:value-type="float" office:value="0.0520205497741699" calcext:value-type="float">
            <text:p>0.052020549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5642820.13555" calcext:value-type="float">
            <text:p>1455642820.13555</text:p>
          </table:table-cell>
          <table:table-cell office:value-type="float" office:value="96" calcext:value-type="float">
            <text:p>96</text:p>
          </table:table-cell>
          <table:table-cell table:formula="of:=[.B482]-[.B$2]" office:value-type="float" office:value="24.0024740695953" calcext:value-type="float">
            <text:p>24.0024740696</text:p>
          </table:table-cell>
          <table:table-cell table:formula="of:=[.C482]/([.D482]-[.D481])" office:value-type="float" office:value="1918.00805018744" calcext:value-type="float">
            <text:p>1918.0080501874</text:p>
          </table:table-cell>
          <table:table-cell table:formula="of:=[.D482]-[.D481]" office:value-type="float" office:value="0.0500519275665283" calcext:value-type="float">
            <text:p>0.0500519276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5642820.18547" calcext:value-type="float">
            <text:p>1455642820.18547</text:p>
          </table:table-cell>
          <table:table-cell office:value-type="float" office:value="96" calcext:value-type="float">
            <text:p>96</text:p>
          </table:table-cell>
          <table:table-cell table:formula="of:=[.B483]-[.B$2]" office:value-type="float" office:value="24.0523927211761" calcext:value-type="float">
            <text:p>24.0523927212</text:p>
          </table:table-cell>
          <table:table-cell table:formula="of:=[.C483]/([.D483]-[.D482])" office:value-type="float" office:value="1923.12886986923" calcext:value-type="float">
            <text:p>1923.1288698692</text:p>
          </table:table-cell>
          <table:table-cell table:formula="of:=[.D483]-[.D482]" office:value-type="float" office:value="0.0499186515808106" calcext:value-type="float">
            <text:p>0.0499186516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5642820.23581" calcext:value-type="float">
            <text:p>1455642820.23581</text:p>
          </table:table-cell>
          <table:table-cell office:value-type="float" office:value="96" calcext:value-type="float">
            <text:p>96</text:p>
          </table:table-cell>
          <table:table-cell table:formula="of:=[.B484]-[.B$2]" office:value-type="float" office:value="24.1027336120605" calcext:value-type="float">
            <text:p>24.1027336121</text:p>
          </table:table-cell>
          <table:table-cell table:formula="of:=[.C484]/([.D484]-[.D483])" office:value-type="float" office:value="1906.99843235691" calcext:value-type="float">
            <text:p>1906.9984323569</text:p>
          </table:table-cell>
          <table:table-cell table:formula="of:=[.D484]-[.D483]" office:value-type="float" office:value="0.0503408908843994" calcext:value-type="float">
            <text:p>0.0503408909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5642820.28355" calcext:value-type="float">
            <text:p>1455642820.28355</text:p>
          </table:table-cell>
          <table:table-cell office:value-type="float" office:value="96" calcext:value-type="float">
            <text:p>96</text:p>
          </table:table-cell>
          <table:table-cell table:formula="of:=[.B485]-[.B$2]" office:value-type="float" office:value="24.150475025177" calcext:value-type="float">
            <text:p>24.1504750252</text:p>
          </table:table-cell>
          <table:table-cell table:formula="of:=[.C485]/([.D485]-[.D484])" office:value-type="float" office:value="2010.83281229712" calcext:value-type="float">
            <text:p>2010.8328122971</text:p>
          </table:table-cell>
          <table:table-cell table:formula="of:=[.D485]-[.D484]" office:value-type="float" office:value="0.0477414131164551" calcext:value-type="float">
            <text:p>0.0477414131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5642820.33351" calcext:value-type="float">
            <text:p>1455642820.33351</text:p>
          </table:table-cell>
          <table:table-cell office:value-type="float" office:value="96" calcext:value-type="float">
            <text:p>96</text:p>
          </table:table-cell>
          <table:table-cell table:formula="of:=[.B486]-[.B$2]" office:value-type="float" office:value="24.2004325389862" calcext:value-type="float">
            <text:p>24.200432539</text:p>
          </table:table-cell>
          <table:table-cell table:formula="of:=[.C486]/([.D486]-[.D485])" office:value-type="float" office:value="1921.63285720422" calcext:value-type="float">
            <text:p>1921.6328572042</text:p>
          </table:table-cell>
          <table:table-cell table:formula="of:=[.D486]-[.D485]" office:value-type="float" office:value="0.0499575138092041" calcext:value-type="float">
            <text:p>0.049957513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5642820.38341" calcext:value-type="float">
            <text:p>1455642820.38341</text:p>
          </table:table-cell>
          <table:table-cell office:value-type="float" office:value="96" calcext:value-type="float">
            <text:p>96</text:p>
          </table:table-cell>
          <table:table-cell table:formula="of:=[.B487]-[.B$2]" office:value-type="float" office:value="24.2503290176392" calcext:value-type="float">
            <text:p>24.2503290176</text:p>
          </table:table-cell>
          <table:table-cell table:formula="of:=[.C487]/([.D487]-[.D486])" office:value-type="float" office:value="1923.98346720438" calcext:value-type="float">
            <text:p>1923.9834672044</text:p>
          </table:table-cell>
          <table:table-cell table:formula="of:=[.D487]-[.D486]" office:value-type="float" office:value="0.0498964786529541" calcext:value-type="float">
            <text:p>0.049896478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5642820.43315" calcext:value-type="float">
            <text:p>1455642820.43315</text:p>
          </table:table-cell>
          <table:table-cell office:value-type="float" office:value="96" calcext:value-type="float">
            <text:p>96</text:p>
          </table:table-cell>
          <table:table-cell table:formula="of:=[.B488]-[.B$2]" office:value-type="float" office:value="24.3000721931458" calcext:value-type="float">
            <text:p>24.3000721931</text:p>
          </table:table-cell>
          <table:table-cell table:formula="of:=[.C488]/([.D488]-[.D487])" office:value-type="float" office:value="1929.9129784603" calcext:value-type="float">
            <text:p>1929.9129784603</text:p>
          </table:table-cell>
          <table:table-cell table:formula="of:=[.D488]-[.D487]" office:value-type="float" office:value="0.0497431755065918" calcext:value-type="float">
            <text:p>0.049743175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5642820.48319" calcext:value-type="float">
            <text:p>1455642820.48319</text:p>
          </table:table-cell>
          <table:table-cell office:value-type="float" office:value="96" calcext:value-type="float">
            <text:p>96</text:p>
          </table:table-cell>
          <table:table-cell table:formula="of:=[.B489]-[.B$2]" office:value-type="float" office:value="24.3501079082489" calcext:value-type="float">
            <text:p>24.3501079082</text:p>
          </table:table-cell>
          <table:table-cell table:formula="of:=[.C489]/([.D489]-[.D488])" office:value-type="float" office:value="1918.62951897648" calcext:value-type="float">
            <text:p>1918.6295189765</text:p>
          </table:table-cell>
          <table:table-cell table:formula="of:=[.D489]-[.D488]" office:value-type="float" office:value="0.0500357151031494" calcext:value-type="float">
            <text:p>0.0500357151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5642820.53331" calcext:value-type="float">
            <text:p>1455642820.53331</text:p>
          </table:table-cell>
          <table:table-cell office:value-type="float" office:value="96" calcext:value-type="float">
            <text:p>96</text:p>
          </table:table-cell>
          <table:table-cell table:formula="of:=[.B490]-[.B$2]" office:value-type="float" office:value="24.4002349376678" calcext:value-type="float">
            <text:p>24.4002349377</text:p>
          </table:table-cell>
          <table:table-cell table:formula="of:=[.C490]/([.D490]-[.D489])" office:value-type="float" office:value="1915.13443171873" calcext:value-type="float">
            <text:p>1915.1344317187</text:p>
          </table:table-cell>
          <table:table-cell table:formula="of:=[.D490]-[.D489]" office:value-type="float" office:value="0.0501270294189453" calcext:value-type="float">
            <text:p>0.050127029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5642820.58323" calcext:value-type="float">
            <text:p>1455642820.58323</text:p>
          </table:table-cell>
          <table:table-cell office:value-type="float" office:value="96" calcext:value-type="float">
            <text:p>96</text:p>
          </table:table-cell>
          <table:table-cell table:formula="of:=[.B491]-[.B$2]" office:value-type="float" office:value="24.4501514434814" calcext:value-type="float">
            <text:p>24.4501514435</text:p>
          </table:table-cell>
          <table:table-cell table:formula="of:=[.C491]/([.D491]-[.D490])" office:value-type="float" office:value="1923.21153965563" calcext:value-type="float">
            <text:p>1923.2115396556</text:p>
          </table:table-cell>
          <table:table-cell table:formula="of:=[.D491]-[.D490]" office:value-type="float" office:value="0.0499165058135986" calcext:value-type="float">
            <text:p>0.049916505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5642820.63408" calcext:value-type="float">
            <text:p>1455642820.63408</text:p>
          </table:table-cell>
          <table:table-cell office:value-type="float" office:value="96" calcext:value-type="float">
            <text:p>96</text:p>
          </table:table-cell>
          <table:table-cell table:formula="of:=[.B492]-[.B$2]" office:value-type="float" office:value="24.5010061264038" calcext:value-type="float">
            <text:p>24.5010061264</text:p>
          </table:table-cell>
          <table:table-cell table:formula="of:=[.C492]/([.D492]-[.D491])" office:value-type="float" office:value="1887.7317580872" calcext:value-type="float">
            <text:p>1887.7317580872</text:p>
          </table:table-cell>
          <table:table-cell table:formula="of:=[.D492]-[.D491]" office:value-type="float" office:value="0.0508546829223633" calcext:value-type="float">
            <text:p>0.0508546829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5642820.68685" calcext:value-type="float">
            <text:p>1455642820.68685</text:p>
          </table:table-cell>
          <table:table-cell office:value-type="float" office:value="96" calcext:value-type="float">
            <text:p>96</text:p>
          </table:table-cell>
          <table:table-cell table:formula="of:=[.B493]-[.B$2]" office:value-type="float" office:value="24.5537686347961" calcext:value-type="float">
            <text:p>24.5537686348</text:p>
          </table:table-cell>
          <table:table-cell table:formula="of:=[.C493]/([.D493]-[.D492])" office:value-type="float" office:value="1819.47376887692" calcext:value-type="float">
            <text:p>1819.4737688769</text:p>
          </table:table-cell>
          <table:table-cell table:formula="of:=[.D493]-[.D492]" office:value-type="float" office:value="0.052762508392334" calcext:value-type="float">
            <text:p>0.052762508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5642820.733" calcext:value-type="float">
            <text:p>1455642820.733</text:p>
          </table:table-cell>
          <table:table-cell office:value-type="float" office:value="96" calcext:value-type="float">
            <text:p>96</text:p>
          </table:table-cell>
          <table:table-cell table:formula="of:=[.B494]-[.B$2]" office:value-type="float" office:value="24.5999250411987" calcext:value-type="float">
            <text:p>24.5999250412</text:p>
          </table:table-cell>
          <table:table-cell table:formula="of:=[.C494]/([.D494]-[.D493])" office:value-type="float" office:value="2079.88462452349" calcext:value-type="float">
            <text:p>2079.8846245235</text:p>
          </table:table-cell>
          <table:table-cell table:formula="of:=[.D494]-[.D493]" office:value-type="float" office:value="0.0461564064025879" calcext:value-type="float">
            <text:p>0.0461564064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5642820.78365" calcext:value-type="float">
            <text:p>1455642820.78365</text:p>
          </table:table-cell>
          <table:table-cell office:value-type="float" office:value="96" calcext:value-type="float">
            <text:p>96</text:p>
          </table:table-cell>
          <table:table-cell table:formula="of:=[.B495]-[.B$2]" office:value-type="float" office:value="24.6505770683289" calcext:value-type="float">
            <text:p>24.6505770683</text:p>
          </table:table-cell>
          <table:table-cell table:formula="of:=[.C495]/([.D495]-[.D494])" office:value-type="float" office:value="1895.28446222641" calcext:value-type="float">
            <text:p>1895.2844622264</text:p>
          </table:table-cell>
          <table:table-cell table:formula="of:=[.D495]-[.D494]" office:value-type="float" office:value="0.050652027130127" calcext:value-type="float">
            <text:p>0.0506520271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5642820.835" calcext:value-type="float">
            <text:p>1455642820.835</text:p>
          </table:table-cell>
          <table:table-cell office:value-type="float" office:value="96" calcext:value-type="float">
            <text:p>96</text:p>
          </table:table-cell>
          <table:table-cell table:formula="of:=[.B496]-[.B$2]" office:value-type="float" office:value="24.7019238471985" calcext:value-type="float">
            <text:p>24.7019238472</text:p>
          </table:table-cell>
          <table:table-cell table:formula="of:=[.C496]/([.D496]-[.D495])" office:value-type="float" office:value="1869.64016270129" calcext:value-type="float">
            <text:p>1869.6401627013</text:p>
          </table:table-cell>
          <table:table-cell table:formula="of:=[.D496]-[.D495]" office:value-type="float" office:value="0.0513467788696289" calcext:value-type="float">
            <text:p>0.0513467789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5642820.88366" calcext:value-type="float">
            <text:p>1455642820.88366</text:p>
          </table:table-cell>
          <table:table-cell office:value-type="float" office:value="96" calcext:value-type="float">
            <text:p>96</text:p>
          </table:table-cell>
          <table:table-cell table:formula="of:=[.B497]-[.B$2]" office:value-type="float" office:value="24.7505807876587" calcext:value-type="float">
            <text:p>24.7505807877</text:p>
          </table:table-cell>
          <table:table-cell table:formula="of:=[.C497]/([.D497]-[.D496])" office:value-type="float" office:value="1972.99705020531" calcext:value-type="float">
            <text:p>1972.9970502053</text:p>
          </table:table-cell>
          <table:table-cell table:formula="of:=[.D497]-[.D496]" office:value-type="float" office:value="0.0486569404602051" calcext:value-type="float">
            <text:p>0.048656940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5642820.93354" calcext:value-type="float">
            <text:p>1455642820.93354</text:p>
          </table:table-cell>
          <table:table-cell office:value-type="float" office:value="96" calcext:value-type="float">
            <text:p>96</text:p>
          </table:table-cell>
          <table:table-cell table:formula="of:=[.B498]-[.B$2]" office:value-type="float" office:value="24.8004577159882" calcext:value-type="float">
            <text:p>24.800457716</text:p>
          </table:table-cell>
          <table:table-cell table:formula="of:=[.C498]/([.D498]-[.D497])" office:value-type="float" office:value="1924.73761346852" calcext:value-type="float">
            <text:p>1924.7376134685</text:p>
          </table:table-cell>
          <table:table-cell table:formula="of:=[.D498]-[.D497]" office:value-type="float" office:value="0.0498769283294678" calcext:value-type="float">
            <text:p>0.049876928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5642820.9837" calcext:value-type="float">
            <text:p>1455642820.9837</text:p>
          </table:table-cell>
          <table:table-cell office:value-type="float" office:value="96" calcext:value-type="float">
            <text:p>96</text:p>
          </table:table-cell>
          <table:table-cell table:formula="of:=[.B499]-[.B$2]" office:value-type="float" office:value="24.8506247997284" calcext:value-type="float">
            <text:p>24.8506247997</text:p>
          </table:table-cell>
          <table:table-cell table:formula="of:=[.C499]/([.D499]-[.D498])" office:value-type="float" office:value="1913.60535320508" calcext:value-type="float">
            <text:p>1913.6053532051</text:p>
          </table:table-cell>
          <table:table-cell table:formula="of:=[.D499]-[.D498]" office:value-type="float" office:value="0.0501670837402344" calcext:value-type="float">
            <text:p>0.050167083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5642821.03356" calcext:value-type="float">
            <text:p>1455642821.03356</text:p>
          </table:table-cell>
          <table:table-cell office:value-type="float" office:value="96" calcext:value-type="float">
            <text:p>96</text:p>
          </table:table-cell>
          <table:table-cell table:formula="of:=[.B500]-[.B$2]" office:value-type="float" office:value="24.9004836082459" calcext:value-type="float">
            <text:p>24.9004836082</text:p>
          </table:table-cell>
          <table:table-cell table:formula="of:=[.C500]/([.D500]-[.D499])" office:value-type="float" office:value="1925.43710639193" calcext:value-type="float">
            <text:p>1925.4371063919</text:p>
          </table:table-cell>
          <table:table-cell table:formula="of:=[.D500]-[.D499]" office:value-type="float" office:value="0.0498588085174561" calcext:value-type="float">
            <text:p>0.049858808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5642821.08554" calcext:value-type="float">
            <text:p>1455642821.08554</text:p>
          </table:table-cell>
          <table:table-cell office:value-type="float" office:value="96" calcext:value-type="float">
            <text:p>96</text:p>
          </table:table-cell>
          <table:table-cell table:formula="of:=[.B501]-[.B$2]" office:value-type="float" office:value="24.9524624347687" calcext:value-type="float">
            <text:p>24.9524624348</text:p>
          </table:table-cell>
          <table:table-cell table:formula="of:=[.C501]/([.D501]-[.D500])" office:value-type="float" office:value="1846.90587344907" calcext:value-type="float">
            <text:p>1846.9058734491</text:p>
          </table:table-cell>
          <table:table-cell table:formula="of:=[.D501]-[.D500]" office:value-type="float" office:value="0.0519788265228272" calcext:value-type="float">
            <text:p>0.051978826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5642821.1362" calcext:value-type="float">
            <text:p>1455642821.1362</text:p>
          </table:table-cell>
          <table:table-cell office:value-type="float" office:value="96" calcext:value-type="float">
            <text:p>96</text:p>
          </table:table-cell>
          <table:table-cell table:formula="of:=[.B502]-[.B$2]" office:value-type="float" office:value="25.0031208992004" calcext:value-type="float">
            <text:p>25.0031208992</text:p>
          </table:table-cell>
          <table:table-cell table:formula="of:=[.C502]/([.D502]-[.D501])" office:value-type="float" office:value="1895.04362354514" calcext:value-type="float">
            <text:p>1895.0436235451</text:p>
          </table:table-cell>
          <table:table-cell table:formula="of:=[.D502]-[.D501]" office:value-type="float" office:value="0.0506584644317627" calcext:value-type="float">
            <text:p>0.0506584644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5642821.18539" calcext:value-type="float">
            <text:p>1455642821.18539</text:p>
          </table:table-cell>
          <table:table-cell office:value-type="float" office:value="96" calcext:value-type="float">
            <text:p>96</text:p>
          </table:table-cell>
          <table:table-cell table:formula="of:=[.B503]-[.B$2]" office:value-type="float" office:value="25.0523166656494" calcext:value-type="float">
            <text:p>25.0523166656</text:p>
          </table:table-cell>
          <table:table-cell table:formula="of:=[.C503]/([.D503]-[.D502])" office:value-type="float" office:value="1951.38742476083" calcext:value-type="float">
            <text:p>1951.3874247608</text:p>
          </table:table-cell>
          <table:table-cell table:formula="of:=[.D503]-[.D502]" office:value-type="float" office:value="0.0491957664489746" calcext:value-type="float">
            <text:p>0.0491957664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5642821.23537" calcext:value-type="float">
            <text:p>1455642821.23537</text:p>
          </table:table-cell>
          <table:table-cell office:value-type="float" office:value="96" calcext:value-type="float">
            <text:p>96</text:p>
          </table:table-cell>
          <table:table-cell table:formula="of:=[.B504]-[.B$2]" office:value-type="float" office:value="25.1022930145264" calcext:value-type="float">
            <text:p>25.1022930145</text:p>
          </table:table-cell>
          <table:table-cell table:formula="of:=[.C504]/([.D504]-[.D503])" office:value-type="float" office:value="1920.90863292878" calcext:value-type="float">
            <text:p>1920.9086329288</text:p>
          </table:table-cell>
          <table:table-cell table:formula="of:=[.D504]-[.D503]" office:value-type="float" office:value="0.0499763488769531" calcext:value-type="float">
            <text:p>0.0499763489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5642821.28355" calcext:value-type="float">
            <text:p>1455642821.28355</text:p>
          </table:table-cell>
          <table:table-cell office:value-type="float" office:value="96" calcext:value-type="float">
            <text:p>96</text:p>
          </table:table-cell>
          <table:table-cell table:formula="of:=[.B505]-[.B$2]" office:value-type="float" office:value="25.1504707336426" calcext:value-type="float">
            <text:p>25.1504707336</text:p>
          </table:table-cell>
          <table:table-cell table:formula="of:=[.C505]/([.D505]-[.D504])" office:value-type="float" office:value="1992.62235242884" calcext:value-type="float">
            <text:p>1992.6223524288</text:p>
          </table:table-cell>
          <table:table-cell table:formula="of:=[.D505]-[.D504]" office:value-type="float" office:value="0.0481777191162109" calcext:value-type="float">
            <text:p>0.0481777191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5642821.33333" calcext:value-type="float">
            <text:p>1455642821.33333</text:p>
          </table:table-cell>
          <table:table-cell office:value-type="float" office:value="96" calcext:value-type="float">
            <text:p>96</text:p>
          </table:table-cell>
          <table:table-cell table:formula="of:=[.B506]-[.B$2]" office:value-type="float" office:value="25.2002553939819" calcext:value-type="float">
            <text:p>25.200255394</text:p>
          </table:table-cell>
          <table:table-cell table:formula="of:=[.C506]/([.D506]-[.D505])" office:value-type="float" office:value="1928.30481006839" calcext:value-type="float">
            <text:p>1928.3048100684</text:p>
          </table:table-cell>
          <table:table-cell table:formula="of:=[.D506]-[.D505]" office:value-type="float" office:value="0.0497846603393555" calcext:value-type="float">
            <text:p>0.0497846603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5642821.38296" calcext:value-type="float">
            <text:p>1455642821.38296</text:p>
          </table:table-cell>
          <table:table-cell office:value-type="float" office:value="96" calcext:value-type="float">
            <text:p>96</text:p>
          </table:table-cell>
          <table:table-cell table:formula="of:=[.B507]-[.B$2]" office:value-type="float" office:value="25.2498862743378" calcext:value-type="float">
            <text:p>25.2498862743</text:p>
          </table:table-cell>
          <table:table-cell table:formula="of:=[.C507]/([.D507]-[.D506])" office:value-type="float" office:value="1934.27961204225" calcext:value-type="float">
            <text:p>1934.2796120423</text:p>
          </table:table-cell>
          <table:table-cell table:formula="of:=[.D507]-[.D506]" office:value-type="float" office:value="0.049630880355835" calcext:value-type="float">
            <text:p>0.0496308804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5642821.43368" calcext:value-type="float">
            <text:p>1455642821.43368</text:p>
          </table:table-cell>
          <table:table-cell office:value-type="float" office:value="96" calcext:value-type="float">
            <text:p>96</text:p>
          </table:table-cell>
          <table:table-cell table:formula="of:=[.B508]-[.B$2]" office:value-type="float" office:value="25.3006031513214" calcext:value-type="float">
            <text:p>25.3006031513</text:p>
          </table:table-cell>
          <table:table-cell table:formula="of:=[.C508]/([.D508]-[.D507])" office:value-type="float" office:value="1892.86102988878" calcext:value-type="float">
            <text:p>1892.8610298888</text:p>
          </table:table-cell>
          <table:table-cell table:formula="of:=[.D508]-[.D507]" office:value-type="float" office:value="0.0507168769836426" calcext:value-type="float">
            <text:p>0.05071687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5642821.48353" calcext:value-type="float">
            <text:p>1455642821.48353</text:p>
          </table:table-cell>
          <table:table-cell office:value-type="float" office:value="96" calcext:value-type="float">
            <text:p>96</text:p>
          </table:table-cell>
          <table:table-cell table:formula="of:=[.B509]-[.B$2]" office:value-type="float" office:value="25.3504555225372" calcext:value-type="float">
            <text:p>25.3504555225</text:p>
          </table:table-cell>
          <table:table-cell table:formula="of:=[.C509]/([.D509]-[.D508])" office:value-type="float" office:value="1925.68573286911" calcext:value-type="float">
            <text:p>1925.6857328691</text:p>
          </table:table-cell>
          <table:table-cell table:formula="of:=[.D509]-[.D508]" office:value-type="float" office:value="0.0498523712158203" calcext:value-type="float">
            <text:p>0.0498523712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5642821.53341" calcext:value-type="float">
            <text:p>1455642821.53341</text:p>
          </table:table-cell>
          <table:table-cell office:value-type="float" office:value="96" calcext:value-type="float">
            <text:p>96</text:p>
          </table:table-cell>
          <table:table-cell table:formula="of:=[.B510]-[.B$2]" office:value-type="float" office:value="25.400336265564" calcext:value-type="float">
            <text:p>25.4003362656</text:p>
          </table:table-cell>
          <table:table-cell table:formula="of:=[.C510]/([.D510]-[.D509])" office:value-type="float" office:value="1924.59041655713" calcext:value-type="float">
            <text:p>1924.5904165571</text:p>
          </table:table-cell>
          <table:table-cell table:formula="of:=[.D510]-[.D509]" office:value-type="float" office:value="0.0498807430267334" calcext:value-type="float">
            <text:p>0.04988074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5642821.58333" calcext:value-type="float">
            <text:p>1455642821.58333</text:p>
          </table:table-cell>
          <table:table-cell office:value-type="float" office:value="96" calcext:value-type="float">
            <text:p>96</text:p>
          </table:table-cell>
          <table:table-cell table:formula="of:=[.B511]-[.B$2]" office:value-type="float" office:value="25.450249671936" calcext:value-type="float">
            <text:p>25.4502496719</text:p>
          </table:table-cell>
          <table:table-cell table:formula="of:=[.C511]/([.D511]-[.D510])" office:value-type="float" office:value="1923.33096411785" calcext:value-type="float">
            <text:p>1923.3309641179</text:p>
          </table:table-cell>
          <table:table-cell table:formula="of:=[.D511]-[.D510]" office:value-type="float" office:value="0.0499134063720703" calcext:value-type="float">
            <text:p>0.0499134064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5642821.63285" calcext:value-type="float">
            <text:p>1455642821.63285</text:p>
          </table:table-cell>
          <table:table-cell office:value-type="float" office:value="96" calcext:value-type="float">
            <text:p>96</text:p>
          </table:table-cell>
          <table:table-cell table:formula="of:=[.B512]-[.B$2]" office:value-type="float" office:value="25.4997770786285" calcext:value-type="float">
            <text:p>25.4997770786</text:p>
          </table:table-cell>
          <table:table-cell table:formula="of:=[.C512]/([.D512]-[.D511])" office:value-type="float" office:value="1938.32074826821" calcext:value-type="float">
            <text:p>1938.3207482682</text:p>
          </table:table-cell>
          <table:table-cell table:formula="of:=[.D512]-[.D511]" office:value-type="float" office:value="0.0495274066925049" calcext:value-type="float">
            <text:p>0.049527406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5642821.68356" calcext:value-type="float">
            <text:p>1455642821.68356</text:p>
          </table:table-cell>
          <table:table-cell office:value-type="float" office:value="96" calcext:value-type="float">
            <text:p>96</text:p>
          </table:table-cell>
          <table:table-cell table:formula="of:=[.B513]-[.B$2]" office:value-type="float" office:value="25.550482749939" calcext:value-type="float">
            <text:p>25.5504827499</text:p>
          </table:table-cell>
          <table:table-cell table:formula="of:=[.C513]/([.D513]-[.D512])" office:value-type="float" office:value="1893.27934171858" calcext:value-type="float">
            <text:p>1893.2793417186</text:p>
          </table:table-cell>
          <table:table-cell table:formula="of:=[.D513]-[.D512]" office:value-type="float" office:value="0.0507056713104248" calcext:value-type="float">
            <text:p>0.050705671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5642821.73402" calcext:value-type="float">
            <text:p>1455642821.73402</text:p>
          </table:table-cell>
          <table:table-cell office:value-type="float" office:value="96" calcext:value-type="float">
            <text:p>96</text:p>
          </table:table-cell>
          <table:table-cell table:formula="of:=[.B514]-[.B$2]" office:value-type="float" office:value="25.6009395122528" calcext:value-type="float">
            <text:p>25.6009395123</text:p>
          </table:table-cell>
          <table:table-cell table:formula="of:=[.C514]/([.D514]-[.D513])" office:value-type="float" office:value="1902.61910589658" calcext:value-type="float">
            <text:p>1902.6191058966</text:p>
          </table:table-cell>
          <table:table-cell table:formula="of:=[.D514]-[.D513]" office:value-type="float" office:value="0.0504567623138428" calcext:value-type="float">
            <text:p>0.050456762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5642821.78347" calcext:value-type="float">
            <text:p>1455642821.78347</text:p>
          </table:table-cell>
          <table:table-cell office:value-type="float" office:value="96" calcext:value-type="float">
            <text:p>96</text:p>
          </table:table-cell>
          <table:table-cell table:formula="of:=[.B515]-[.B$2]" office:value-type="float" office:value="25.6503970623016" calcext:value-type="float">
            <text:p>25.6503970623</text:p>
          </table:table-cell>
          <table:table-cell table:formula="of:=[.C515]/([.D515]-[.D514])" office:value-type="float" office:value="1941.05854222908" calcext:value-type="float">
            <text:p>1941.0585422291</text:p>
          </table:table-cell>
          <table:table-cell table:formula="of:=[.D515]-[.D514]" office:value-type="float" office:value="0.0494575500488281" calcext:value-type="float">
            <text:p>0.04945755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5642821.83465" calcext:value-type="float">
            <text:p>1455642821.83465</text:p>
          </table:table-cell>
          <table:table-cell office:value-type="float" office:value="96" calcext:value-type="float">
            <text:p>96</text:p>
          </table:table-cell>
          <table:table-cell table:formula="of:=[.B516]-[.B$2]" office:value-type="float" office:value="25.7015702724457" calcext:value-type="float">
            <text:p>25.7015702724</text:p>
          </table:table-cell>
          <table:table-cell table:formula="of:=[.C516]/([.D516]-[.D515])" office:value-type="float" office:value="1875.98158743174" calcext:value-type="float">
            <text:p>1875.9815874318</text:p>
          </table:table-cell>
          <table:table-cell table:formula="of:=[.D516]-[.D515]" office:value-type="float" office:value="0.051173210144043" calcext:value-type="float">
            <text:p>0.0511732101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5642821.8833" calcext:value-type="float">
            <text:p>1455642821.8833</text:p>
          </table:table-cell>
          <table:table-cell office:value-type="float" office:value="96" calcext:value-type="float">
            <text:p>96</text:p>
          </table:table-cell>
          <table:table-cell table:formula="of:=[.B517]-[.B$2]" office:value-type="float" office:value="25.7502183914185" calcext:value-type="float">
            <text:p>25.7502183914</text:p>
          </table:table-cell>
          <table:table-cell table:formula="of:=[.C517]/([.D517]-[.D516])" office:value-type="float" office:value="1973.35481878997" calcext:value-type="float">
            <text:p>1973.35481879</text:p>
          </table:table-cell>
          <table:table-cell table:formula="of:=[.D517]-[.D516]" office:value-type="float" office:value="0.0486481189727783" calcext:value-type="float">
            <text:p>0.048648119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5642821.93319" calcext:value-type="float">
            <text:p>1455642821.93319</text:p>
          </table:table-cell>
          <table:table-cell office:value-type="float" office:value="96" calcext:value-type="float">
            <text:p>96</text:p>
          </table:table-cell>
          <table:table-cell table:formula="of:=[.B518]-[.B$2]" office:value-type="float" office:value="25.8001110553741" calcext:value-type="float">
            <text:p>25.8001110554</text:p>
          </table:table-cell>
          <table:table-cell table:formula="of:=[.C518]/([.D518]-[.D517])" office:value-type="float" office:value="1924.13057128521" calcext:value-type="float">
            <text:p>1924.1305712852</text:p>
          </table:table-cell>
          <table:table-cell table:formula="of:=[.D518]-[.D517]" office:value-type="float" office:value="0.0498926639556885" calcext:value-type="float">
            <text:p>0.049892664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5642821.98316" calcext:value-type="float">
            <text:p>1455642821.98316</text:p>
          </table:table-cell>
          <table:table-cell office:value-type="float" office:value="96" calcext:value-type="float">
            <text:p>96</text:p>
          </table:table-cell>
          <table:table-cell table:formula="of:=[.B519]-[.B$2]" office:value-type="float" office:value="25.8500802516937" calcext:value-type="float">
            <text:p>25.8500802517</text:p>
          </table:table-cell>
          <table:table-cell table:formula="of:=[.C519]/([.D519]-[.D518])" office:value-type="float" office:value="1921.183590507" calcext:value-type="float">
            <text:p>1921.183590507</text:p>
          </table:table-cell>
          <table:table-cell table:formula="of:=[.D519]-[.D518]" office:value-type="float" office:value="0.0499691963195801" calcext:value-type="float">
            <text:p>0.049969196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5642822.03453" calcext:value-type="float">
            <text:p>1455642822.03453</text:p>
          </table:table-cell>
          <table:table-cell office:value-type="float" office:value="96" calcext:value-type="float">
            <text:p>96</text:p>
          </table:table-cell>
          <table:table-cell table:formula="of:=[.B520]-[.B$2]" office:value-type="float" office:value="25.90145611763" calcext:value-type="float">
            <text:p>25.9014561176</text:p>
          </table:table-cell>
          <table:table-cell table:formula="of:=[.C520]/([.D520]-[.D519])" office:value-type="float" office:value="1868.58164335502" calcext:value-type="float">
            <text:p>1868.581643355</text:p>
          </table:table-cell>
          <table:table-cell table:formula="of:=[.D520]-[.D519]" office:value-type="float" office:value="0.0513758659362793" calcext:value-type="float">
            <text:p>0.0513758659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5642822.08563" calcext:value-type="float">
            <text:p>1455642822.08563</text:p>
          </table:table-cell>
          <table:table-cell office:value-type="float" office:value="96" calcext:value-type="float">
            <text:p>96</text:p>
          </table:table-cell>
          <table:table-cell table:formula="of:=[.B521]-[.B$2]" office:value-type="float" office:value="25.9525511264801" calcext:value-type="float">
            <text:p>25.9525511265</text:p>
          </table:table-cell>
          <table:table-cell table:formula="of:=[.C521]/([.D521]-[.D520])" office:value-type="float" office:value="1878.8527913097" calcext:value-type="float">
            <text:p>1878.8527913097</text:p>
          </table:table-cell>
          <table:table-cell table:formula="of:=[.D521]-[.D520]" office:value-type="float" office:value="0.0510950088500977" calcext:value-type="float">
            <text:p>0.0510950089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5642822.13554" calcext:value-type="float">
            <text:p>1455642822.13554</text:p>
          </table:table-cell>
          <table:table-cell office:value-type="float" office:value="96" calcext:value-type="float">
            <text:p>96</text:p>
          </table:table-cell>
          <table:table-cell table:formula="of:=[.B522]-[.B$2]" office:value-type="float" office:value="26.0024580955505" calcext:value-type="float">
            <text:p>26.0024580956</text:p>
          </table:table-cell>
          <table:table-cell table:formula="of:=[.C522]/([.D522]-[.D521])" office:value-type="float" office:value="1923.57904693658" calcext:value-type="float">
            <text:p>1923.5790469366</text:p>
          </table:table-cell>
          <table:table-cell table:formula="of:=[.D522]-[.D521]" office:value-type="float" office:value="0.0499069690704346" calcext:value-type="float">
            <text:p>0.0499069691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5642822.18618" calcext:value-type="float">
            <text:p>1455642822.18618</text:p>
          </table:table-cell>
          <table:table-cell office:value-type="float" office:value="96" calcext:value-type="float">
            <text:p>96</text:p>
          </table:table-cell>
          <table:table-cell table:formula="of:=[.B523]-[.B$2]" office:value-type="float" office:value="26.053103685379" calcext:value-type="float">
            <text:p>26.0531036854</text:p>
          </table:table-cell>
          <table:table-cell table:formula="of:=[.C523]/([.D523]-[.D522])" office:value-type="float" office:value="1895.52536213122" calcext:value-type="float">
            <text:p>1895.5253621312</text:p>
          </table:table-cell>
          <table:table-cell table:formula="of:=[.D523]-[.D522]" office:value-type="float" office:value="0.0506455898284912" calcext:value-type="float">
            <text:p>0.0506455898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5642822.23423" calcext:value-type="float">
            <text:p>1455642822.23423</text:p>
          </table:table-cell>
          <table:table-cell office:value-type="float" office:value="96" calcext:value-type="float">
            <text:p>96</text:p>
          </table:table-cell>
          <table:table-cell table:formula="of:=[.B524]-[.B$2]" office:value-type="float" office:value="26.1011531352997" calcext:value-type="float">
            <text:p>26.1011531353</text:p>
          </table:table-cell>
          <table:table-cell table:formula="of:=[.C524]/([.D524]-[.D523])" office:value-type="float" office:value="1997.94170710649" calcext:value-type="float">
            <text:p>1997.9417071065</text:p>
          </table:table-cell>
          <table:table-cell table:formula="of:=[.D524]-[.D523]" office:value-type="float" office:value="0.0480494499206543" calcext:value-type="float">
            <text:p>0.0480494499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5642822.28339" calcext:value-type="float">
            <text:p>1455642822.28339</text:p>
          </table:table-cell>
          <table:table-cell office:value-type="float" office:value="96" calcext:value-type="float">
            <text:p>96</text:p>
          </table:table-cell>
          <table:table-cell table:formula="of:=[.B525]-[.B$2]" office:value-type="float" office:value="26.1503095626831" calcext:value-type="float">
            <text:p>26.1503095627</text:p>
          </table:table-cell>
          <table:table-cell table:formula="of:=[.C525]/([.D525]-[.D524])" office:value-type="float" office:value="1952.94908743458" calcext:value-type="float">
            <text:p>1952.9490874346</text:p>
          </table:table-cell>
          <table:table-cell table:formula="of:=[.D525]-[.D524]" office:value-type="float" office:value="0.0491564273834229" calcext:value-type="float">
            <text:p>0.0491564274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5642822.3363" calcext:value-type="float">
            <text:p>1455642822.3363</text:p>
          </table:table-cell>
          <table:table-cell office:value-type="float" office:value="96" calcext:value-type="float">
            <text:p>96</text:p>
          </table:table-cell>
          <table:table-cell table:formula="of:=[.B526]-[.B$2]" office:value-type="float" office:value="26.2032208442688" calcext:value-type="float">
            <text:p>26.2032208443</text:p>
          </table:table-cell>
          <table:table-cell table:formula="of:=[.C526]/([.D526]-[.D525])" office:value-type="float" office:value="1814.35786703676" calcext:value-type="float">
            <text:p>1814.3578670368</text:p>
          </table:table-cell>
          <table:table-cell table:formula="of:=[.D526]-[.D525]" office:value-type="float" office:value="0.0529112815856934" calcext:value-type="float">
            <text:p>0.0529112816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5642822.38341" calcext:value-type="float">
            <text:p>1455642822.38341</text:p>
          </table:table-cell>
          <table:table-cell office:value-type="float" office:value="96" calcext:value-type="float">
            <text:p>96</text:p>
          </table:table-cell>
          <table:table-cell table:formula="of:=[.B527]-[.B$2]" office:value-type="float" office:value="26.2503345012665" calcext:value-type="float">
            <text:p>26.2503345013</text:p>
          </table:table-cell>
          <table:table-cell table:formula="of:=[.C527]/([.D527]-[.D526])" office:value-type="float" office:value="2037.62573566993" calcext:value-type="float">
            <text:p>2037.6257356699</text:p>
          </table:table-cell>
          <table:table-cell table:formula="of:=[.D527]-[.D526]" office:value-type="float" office:value="0.0471136569976807" calcext:value-type="float">
            <text:p>0.047113657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5642822.43584" calcext:value-type="float">
            <text:p>1455642822.43584</text:p>
          </table:table-cell>
          <table:table-cell office:value-type="float" office:value="96" calcext:value-type="float">
            <text:p>96</text:p>
          </table:table-cell>
          <table:table-cell table:formula="of:=[.B528]-[.B$2]" office:value-type="float" office:value="26.3027629852295" calcext:value-type="float">
            <text:p>26.3027629852</text:p>
          </table:table-cell>
          <table:table-cell table:formula="of:=[.C528]/([.D528]-[.D527])" office:value-type="float" office:value="1831.06572503081" calcext:value-type="float">
            <text:p>1831.0657250308</text:p>
          </table:table-cell>
          <table:table-cell table:formula="of:=[.D528]-[.D527]" office:value-type="float" office:value="0.0524284839630127" calcext:value-type="float">
            <text:p>0.052428484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5642822.48379" calcext:value-type="float">
            <text:p>1455642822.48379</text:p>
          </table:table-cell>
          <table:table-cell office:value-type="float" office:value="96" calcext:value-type="float">
            <text:p>96</text:p>
          </table:table-cell>
          <table:table-cell table:formula="of:=[.B529]-[.B$2]" office:value-type="float" office:value="26.3507125377655" calcext:value-type="float">
            <text:p>26.3507125378</text:p>
          </table:table-cell>
          <table:table-cell table:formula="of:=[.C529]/([.D529]-[.D528])" office:value-type="float" office:value="2002.10418914551" calcext:value-type="float">
            <text:p>2002.1041891455</text:p>
          </table:table-cell>
          <table:table-cell table:formula="of:=[.D529]-[.D528]" office:value-type="float" office:value="0.0479495525360107" calcext:value-type="float">
            <text:p>0.0479495525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5642822.53553" calcext:value-type="float">
            <text:p>1455642822.53553</text:p>
          </table:table-cell>
          <table:table-cell office:value-type="float" office:value="96" calcext:value-type="float">
            <text:p>96</text:p>
          </table:table-cell>
          <table:table-cell table:formula="of:=[.B530]-[.B$2]" office:value-type="float" office:value="26.402453660965" calcext:value-type="float">
            <text:p>26.402453661</text:p>
          </table:table-cell>
          <table:table-cell table:formula="of:=[.C530]/([.D530]-[.D529])" office:value-type="float" office:value="1855.39072335014" calcext:value-type="float">
            <text:p>1855.3907233501</text:p>
          </table:table-cell>
          <table:table-cell table:formula="of:=[.D530]-[.D529]" office:value-type="float" office:value="0.0517411231994629" calcext:value-type="float">
            <text:p>0.0517411232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5642822.58665" calcext:value-type="float">
            <text:p>1455642822.58665</text:p>
          </table:table-cell>
          <table:table-cell office:value-type="float" office:value="96" calcext:value-type="float">
            <text:p>96</text:p>
          </table:table-cell>
          <table:table-cell table:formula="of:=[.B531]-[.B$2]" office:value-type="float" office:value="26.4535706043243" calcext:value-type="float">
            <text:p>26.4535706043</text:p>
          </table:table-cell>
          <table:table-cell table:formula="of:=[.C531]/([.D531]-[.D530])" office:value-type="float" office:value="1878.04656716418" calcext:value-type="float">
            <text:p>1878.0465671642</text:p>
          </table:table-cell>
          <table:table-cell table:formula="of:=[.D531]-[.D530]" office:value-type="float" office:value="0.051116943359375" calcext:value-type="float">
            <text:p>0.0511169434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5642822.6378" calcext:value-type="float">
            <text:p>1455642822.6378</text:p>
          </table:table-cell>
          <table:table-cell office:value-type="float" office:value="96" calcext:value-type="float">
            <text:p>96</text:p>
          </table:table-cell>
          <table:table-cell table:formula="of:=[.B532]-[.B$2]" office:value-type="float" office:value="26.5047247409821" calcext:value-type="float">
            <text:p>26.504724741</text:p>
          </table:table-cell>
          <table:table-cell table:formula="of:=[.C532]/([.D532]-[.D531])" office:value-type="float" office:value="1876.68107160834" calcext:value-type="float">
            <text:p>1876.6810716084</text:p>
          </table:table-cell>
          <table:table-cell table:formula="of:=[.D532]-[.D531]" office:value-type="float" office:value="0.0511541366577148" calcext:value-type="float">
            <text:p>0.051154136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5642822.68339" calcext:value-type="float">
            <text:p>1455642822.68339</text:p>
          </table:table-cell>
          <table:table-cell office:value-type="float" office:value="96" calcext:value-type="float">
            <text:p>96</text:p>
          </table:table-cell>
          <table:table-cell table:formula="of:=[.B533]-[.B$2]" office:value-type="float" office:value="26.5503091812134" calcext:value-type="float">
            <text:p>26.5503091812</text:p>
          </table:table-cell>
          <table:table-cell table:formula="of:=[.C533]/([.D533]-[.D532])" office:value-type="float" office:value="2105.98176730563" calcext:value-type="float">
            <text:p>2105.9817673056</text:p>
          </table:table-cell>
          <table:table-cell table:formula="of:=[.D533]-[.D532]" office:value-type="float" office:value="0.0455844402313232" calcext:value-type="float">
            <text:p>0.0455844402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5642822.73326" calcext:value-type="float">
            <text:p>1455642822.73326</text:p>
          </table:table-cell>
          <table:table-cell office:value-type="float" office:value="96" calcext:value-type="float">
            <text:p>96</text:p>
          </table:table-cell>
          <table:table-cell table:formula="of:=[.B534]-[.B$2]" office:value-type="float" office:value="26.6001844406128" calcext:value-type="float">
            <text:p>26.6001844406</text:p>
          </table:table-cell>
          <table:table-cell table:formula="of:=[.C534]/([.D534]-[.D533])" office:value-type="float" office:value="1924.80201919767" calcext:value-type="float">
            <text:p>1924.8020191977</text:p>
          </table:table-cell>
          <table:table-cell table:formula="of:=[.D534]-[.D533]" office:value-type="float" office:value="0.0498752593994141" calcext:value-type="float">
            <text:p>0.0498752594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5642822.78298" calcext:value-type="float">
            <text:p>1455642822.78298</text:p>
          </table:table-cell>
          <table:table-cell office:value-type="float" office:value="96" calcext:value-type="float">
            <text:p>96</text:p>
          </table:table-cell>
          <table:table-cell table:formula="of:=[.B535]-[.B$2]" office:value-type="float" office:value="26.6498980522156" calcext:value-type="float">
            <text:p>26.6498980522</text:p>
          </table:table-cell>
          <table:table-cell table:formula="of:=[.C535]/([.D535]-[.D534])" office:value-type="float" office:value="1931.06066738924" calcext:value-type="float">
            <text:p>1931.0606673892</text:p>
          </table:table-cell>
          <table:table-cell table:formula="of:=[.D535]-[.D534]" office:value-type="float" office:value="0.0497136116027832" calcext:value-type="float">
            <text:p>0.0497136116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5642822.83388" calcext:value-type="float">
            <text:p>1455642822.83388</text:p>
          </table:table-cell>
          <table:table-cell office:value-type="float" office:value="96" calcext:value-type="float">
            <text:p>96</text:p>
          </table:table-cell>
          <table:table-cell table:formula="of:=[.B536]-[.B$2]" office:value-type="float" office:value="26.7008061408997" calcext:value-type="float">
            <text:p>26.7008061409</text:p>
          </table:table-cell>
          <table:table-cell table:formula="of:=[.C536]/([.D536]-[.D535])" office:value-type="float" office:value="1885.7514096776" calcext:value-type="float">
            <text:p>1885.7514096776</text:p>
          </table:table-cell>
          <table:table-cell table:formula="of:=[.D536]-[.D535]" office:value-type="float" office:value="0.050908088684082" calcext:value-type="float">
            <text:p>0.050908088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5642822.88385" calcext:value-type="float">
            <text:p>1455642822.88385</text:p>
          </table:table-cell>
          <table:table-cell office:value-type="float" office:value="96" calcext:value-type="float">
            <text:p>96</text:p>
          </table:table-cell>
          <table:table-cell table:formula="of:=[.B537]-[.B$2]" office:value-type="float" office:value="26.7507693767548" calcext:value-type="float">
            <text:p>26.7507693768</text:p>
          </table:table-cell>
          <table:table-cell table:formula="of:=[.C537]/([.D537]-[.D536])" office:value-type="float" office:value="1921.41278195848" calcext:value-type="float">
            <text:p>1921.4127819585</text:p>
          </table:table-cell>
          <table:table-cell table:formula="of:=[.D537]-[.D536]" office:value-type="float" office:value="0.0499632358551025" calcext:value-type="float">
            <text:p>0.0499632359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5642822.93403" calcext:value-type="float">
            <text:p>1455642822.93403</text:p>
          </table:table-cell>
          <table:table-cell office:value-type="float" office:value="96" calcext:value-type="float">
            <text:p>96</text:p>
          </table:table-cell>
          <table:table-cell table:formula="of:=[.B538]-[.B$2]" office:value-type="float" office:value="26.8009541034698" calcext:value-type="float">
            <text:p>26.8009541035</text:p>
          </table:table-cell>
          <table:table-cell table:formula="of:=[.C538]/([.D538]-[.D537])" office:value-type="float" office:value="1912.93260487434" calcext:value-type="float">
            <text:p>1912.9326048743</text:p>
          </table:table-cell>
          <table:table-cell table:formula="of:=[.D538]-[.D537]" office:value-type="float" office:value="0.0501847267150879" calcext:value-type="float">
            <text:p>0.050184726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5642822.9858" calcext:value-type="float">
            <text:p>1455642822.9858</text:p>
          </table:table-cell>
          <table:table-cell office:value-type="float" office:value="96" calcext:value-type="float">
            <text:p>96</text:p>
          </table:table-cell>
          <table:table-cell table:formula="of:=[.B539]-[.B$2]" office:value-type="float" office:value="26.8527231216431" calcext:value-type="float">
            <text:p>26.8527231216</text:p>
          </table:table-cell>
          <table:table-cell table:formula="of:=[.C539]/([.D539]-[.D538])" office:value-type="float" office:value="1854.39097335759" calcext:value-type="float">
            <text:p>1854.3909733576</text:p>
          </table:table-cell>
          <table:table-cell table:formula="of:=[.D539]-[.D538]" office:value-type="float" office:value="0.0517690181732178" calcext:value-type="float">
            <text:p>0.0517690182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5642823.03383" calcext:value-type="float">
            <text:p>1455642823.03383</text:p>
          </table:table-cell>
          <table:table-cell office:value-type="float" office:value="96" calcext:value-type="float">
            <text:p>96</text:p>
          </table:table-cell>
          <table:table-cell table:formula="of:=[.B540]-[.B$2]" office:value-type="float" office:value="26.9007523059845" calcext:value-type="float">
            <text:p>26.900752306</text:p>
          </table:table-cell>
          <table:table-cell table:formula="of:=[.C540]/([.D540]-[.D539])" office:value-type="float" office:value="1998.78472466977" calcext:value-type="float">
            <text:p>1998.7847246698</text:p>
          </table:table-cell>
          <table:table-cell table:formula="of:=[.D540]-[.D539]" office:value-type="float" office:value="0.0480291843414307" calcext:value-type="float">
            <text:p>0.048029184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5642823.08637" calcext:value-type="float">
            <text:p>1455642823.08637</text:p>
          </table:table-cell>
          <table:table-cell office:value-type="float" office:value="96" calcext:value-type="float">
            <text:p>96</text:p>
          </table:table-cell>
          <table:table-cell table:formula="of:=[.B541]-[.B$2]" office:value-type="float" office:value="26.9532921314239" calcext:value-type="float">
            <text:p>26.9532921314</text:p>
          </table:table-cell>
          <table:table-cell table:formula="of:=[.C541]/([.D541]-[.D540])" office:value-type="float" office:value="1827.18536266609" calcext:value-type="float">
            <text:p>1827.1853626661</text:p>
          </table:table-cell>
          <table:table-cell table:formula="of:=[.D541]-[.D540]" office:value-type="float" office:value="0.0525398254394531" calcext:value-type="float">
            <text:p>0.0525398254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5642823.13488" calcext:value-type="float">
            <text:p>1455642823.13488</text:p>
          </table:table-cell>
          <table:table-cell office:value-type="float" office:value="96" calcext:value-type="float">
            <text:p>96</text:p>
          </table:table-cell>
          <table:table-cell table:formula="of:=[.B542]-[.B$2]" office:value-type="float" office:value="27.0018038749695" calcext:value-type="float">
            <text:p>27.001803875</text:p>
          </table:table-cell>
          <table:table-cell table:formula="of:=[.C542]/([.D542]-[.D541])" office:value-type="float" office:value="1978.90228187524" calcext:value-type="float">
            <text:p>1978.9022818752</text:p>
          </table:table-cell>
          <table:table-cell table:formula="of:=[.D542]-[.D541]" office:value-type="float" office:value="0.0485117435455322" calcext:value-type="float">
            <text:p>0.0485117435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5642823.18388" calcext:value-type="float">
            <text:p>1455642823.18388</text:p>
          </table:table-cell>
          <table:table-cell office:value-type="float" office:value="96" calcext:value-type="float">
            <text:p>96</text:p>
          </table:table-cell>
          <table:table-cell table:formula="of:=[.B543]-[.B$2]" office:value-type="float" office:value="27.0508017539978" calcext:value-type="float">
            <text:p>27.050801754</text:p>
          </table:table-cell>
          <table:table-cell table:formula="of:=[.C543]/([.D543]-[.D542])" office:value-type="float" office:value="1959.26848067266" calcext:value-type="float">
            <text:p>1959.2684806727</text:p>
          </table:table-cell>
          <table:table-cell table:formula="of:=[.D543]-[.D542]" office:value-type="float" office:value="0.0489978790283203" calcext:value-type="float">
            <text:p>0.048997879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5642823.2346" calcext:value-type="float">
            <text:p>1455642823.2346</text:p>
          </table:table-cell>
          <table:table-cell office:value-type="float" office:value="96" calcext:value-type="float">
            <text:p>96</text:p>
          </table:table-cell>
          <table:table-cell table:formula="of:=[.B544]-[.B$2]" office:value-type="float" office:value="27.1015179157257" calcext:value-type="float">
            <text:p>27.1015179157</text:p>
          </table:table-cell>
          <table:table-cell table:formula="of:=[.C544]/([.D544]-[.D543])" office:value-type="float" office:value="1892.88772512093" calcext:value-type="float">
            <text:p>1892.8877251209</text:p>
          </table:table-cell>
          <table:table-cell table:formula="of:=[.D544]-[.D543]" office:value-type="float" office:value="0.0507161617279053" calcext:value-type="float">
            <text:p>0.050716161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5642823.28347" calcext:value-type="float">
            <text:p>1455642823.28347</text:p>
          </table:table-cell>
          <table:table-cell office:value-type="float" office:value="96" calcext:value-type="float">
            <text:p>96</text:p>
          </table:table-cell>
          <table:table-cell table:formula="of:=[.B545]-[.B$2]" office:value-type="float" office:value="27.1503903865814" calcext:value-type="float">
            <text:p>27.1503903866</text:p>
          </table:table-cell>
          <table:table-cell table:formula="of:=[.C545]/([.D545]-[.D544])" office:value-type="float" office:value="1964.29602021601" calcext:value-type="float">
            <text:p>1964.296020216</text:p>
          </table:table-cell>
          <table:table-cell table:formula="of:=[.D545]-[.D544]" office:value-type="float" office:value="0.0488724708557129" calcext:value-type="float">
            <text:p>0.0488724709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5642823.33385" calcext:value-type="float">
            <text:p>1455642823.33385</text:p>
          </table:table-cell>
          <table:table-cell office:value-type="float" office:value="96" calcext:value-type="float">
            <text:p>96</text:p>
          </table:table-cell>
          <table:table-cell table:formula="of:=[.B546]-[.B$2]" office:value-type="float" office:value="27.2007746696472" calcext:value-type="float">
            <text:p>27.2007746696</text:p>
          </table:table-cell>
          <table:table-cell table:formula="of:=[.C546]/([.D546]-[.D545])" office:value-type="float" office:value="1905.35607849447" calcext:value-type="float">
            <text:p>1905.3560784945</text:p>
          </table:table-cell>
          <table:table-cell table:formula="of:=[.D546]-[.D545]" office:value-type="float" office:value="0.0503842830657959" calcext:value-type="float">
            <text:p>0.0503842831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5642823.38379" calcext:value-type="float">
            <text:p>1455642823.38379</text:p>
          </table:table-cell>
          <table:table-cell office:value-type="float" office:value="96" calcext:value-type="float">
            <text:p>96</text:p>
          </table:table-cell>
          <table:table-cell table:formula="of:=[.B547]-[.B$2]" office:value-type="float" office:value="27.2507126331329" calcext:value-type="float">
            <text:p>27.2507126331</text:p>
          </table:table-cell>
          <table:table-cell table:formula="of:=[.C547]/([.D547]-[.D546])" office:value-type="float" office:value="1922.38516149054" calcext:value-type="float">
            <text:p>1922.3851614905</text:p>
          </table:table-cell>
          <table:table-cell table:formula="of:=[.D547]-[.D546]" office:value-type="float" office:value="0.0499379634857178" calcext:value-type="float">
            <text:p>0.049937963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5642823.43553" calcext:value-type="float">
            <text:p>1455642823.43553</text:p>
          </table:table-cell>
          <table:table-cell office:value-type="float" office:value="96" calcext:value-type="float">
            <text:p>96</text:p>
          </table:table-cell>
          <table:table-cell table:formula="of:=[.B548]-[.B$2]" office:value-type="float" office:value="27.3024532794952" calcext:value-type="float">
            <text:p>27.3024532795</text:p>
          </table:table-cell>
          <table:table-cell table:formula="of:=[.C548]/([.D548]-[.D547])" office:value-type="float" office:value="1855.4078224647" calcext:value-type="float">
            <text:p>1855.4078224647</text:p>
          </table:table-cell>
          <table:table-cell table:formula="of:=[.D548]-[.D547]" office:value-type="float" office:value="0.0517406463623047" calcext:value-type="float">
            <text:p>0.0517406464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5642823.48319" calcext:value-type="float">
            <text:p>1455642823.48319</text:p>
          </table:table-cell>
          <table:table-cell office:value-type="float" office:value="96" calcext:value-type="float">
            <text:p>96</text:p>
          </table:table-cell>
          <table:table-cell table:formula="of:=[.B549]-[.B$2]" office:value-type="float" office:value="27.3501143455505" calcext:value-type="float">
            <text:p>27.3501143456</text:p>
          </table:table-cell>
          <table:table-cell table:formula="of:=[.C549]/([.D549]-[.D548])" office:value-type="float" office:value="2014.22267577099" calcext:value-type="float">
            <text:p>2014.222675771</text:p>
          </table:table-cell>
          <table:table-cell table:formula="of:=[.D549]-[.D548]" office:value-type="float" office:value="0.0476610660552979" calcext:value-type="float">
            <text:p>0.0476610661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5642823.53672" calcext:value-type="float">
            <text:p>1455642823.53672</text:p>
          </table:table-cell>
          <table:table-cell office:value-type="float" office:value="96" calcext:value-type="float">
            <text:p>96</text:p>
          </table:table-cell>
          <table:table-cell table:formula="of:=[.B550]-[.B$2]" office:value-type="float" office:value="27.4036471843719" calcext:value-type="float">
            <text:p>27.4036471844</text:p>
          </table:table-cell>
          <table:table-cell table:formula="of:=[.C550]/([.D550]-[.D549])" office:value-type="float" office:value="1793.29178339041" calcext:value-type="float">
            <text:p>1793.2917833904</text:p>
          </table:table-cell>
          <table:table-cell table:formula="of:=[.D550]-[.D549]" office:value-type="float" office:value="0.0535328388214111" calcext:value-type="float">
            <text:p>0.0535328388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5642823.58362" calcext:value-type="float">
            <text:p>1455642823.58362</text:p>
          </table:table-cell>
          <table:table-cell office:value-type="float" office:value="96" calcext:value-type="float">
            <text:p>96</text:p>
          </table:table-cell>
          <table:table-cell table:formula="of:=[.B551]-[.B$2]" office:value-type="float" office:value="27.450544834137" calcext:value-type="float">
            <text:p>27.4505448341</text:p>
          </table:table-cell>
          <table:table-cell table:formula="of:=[.C551]/([.D551]-[.D550])" office:value-type="float" office:value="2047.01089459744" calcext:value-type="float">
            <text:p>2047.0108945974</text:p>
          </table:table-cell>
          <table:table-cell table:formula="of:=[.D551]-[.D550]" office:value-type="float" office:value="0.0468976497650147" calcext:value-type="float">
            <text:p>0.046897649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5642823.63349" calcext:value-type="float">
            <text:p>1455642823.63349</text:p>
          </table:table-cell>
          <table:table-cell office:value-type="float" office:value="96" calcext:value-type="float">
            <text:p>96</text:p>
          </table:table-cell>
          <table:table-cell table:formula="of:=[.B552]-[.B$2]" office:value-type="float" office:value="27.5004081726074" calcext:value-type="float">
            <text:p>27.5004081726</text:p>
          </table:table-cell>
          <table:table-cell table:formula="of:=[.C552]/([.D552]-[.D551])" office:value-type="float" office:value="1925.26218550076" calcext:value-type="float">
            <text:p>1925.2621855008</text:p>
          </table:table-cell>
          <table:table-cell table:formula="of:=[.D552]-[.D551]" office:value-type="float" office:value="0.049863338470459" calcext:value-type="float">
            <text:p>0.049863338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5642823.68321" calcext:value-type="float">
            <text:p>1455642823.68321</text:p>
          </table:table-cell>
          <table:table-cell office:value-type="float" office:value="96" calcext:value-type="float">
            <text:p>96</text:p>
          </table:table-cell>
          <table:table-cell table:formula="of:=[.B553]-[.B$2]" office:value-type="float" office:value="27.5501329898834" calcext:value-type="float">
            <text:p>27.5501329899</text:p>
          </table:table-cell>
          <table:table-cell table:formula="of:=[.C553]/([.D553]-[.D552])" office:value-type="float" office:value="1930.62549565834" calcext:value-type="float">
            <text:p>1930.6254956584</text:p>
          </table:table-cell>
          <table:table-cell table:formula="of:=[.D553]-[.D552]" office:value-type="float" office:value="0.049724817276001" calcext:value-type="float">
            <text:p>0.049724817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5642823.73329" calcext:value-type="float">
            <text:p>1455642823.73329</text:p>
          </table:table-cell>
          <table:table-cell office:value-type="float" office:value="96" calcext:value-type="float">
            <text:p>96</text:p>
          </table:table-cell>
          <table:table-cell table:formula="of:=[.B554]-[.B$2]" office:value-type="float" office:value="27.6002099514008" calcext:value-type="float">
            <text:p>27.6002099514</text:p>
          </table:table-cell>
          <table:table-cell table:formula="of:=[.C554]/([.D554]-[.D553])" office:value-type="float" office:value="1917.04921966501" calcext:value-type="float">
            <text:p>1917.049219665</text:p>
          </table:table-cell>
          <table:table-cell table:formula="of:=[.D554]-[.D553]" office:value-type="float" office:value="0.050076961517334" calcext:value-type="float">
            <text:p>0.050076961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5642823.78307" calcext:value-type="float">
            <text:p>1455642823.78307</text:p>
          </table:table-cell>
          <table:table-cell office:value-type="float" office:value="96" calcext:value-type="float">
            <text:p>96</text:p>
          </table:table-cell>
          <table:table-cell table:formula="of:=[.B555]-[.B$2]" office:value-type="float" office:value="27.6499946117401" calcext:value-type="float">
            <text:p>27.6499946117</text:p>
          </table:table-cell>
          <table:table-cell table:formula="of:=[.C555]/([.D555]-[.D554])" office:value-type="float" office:value="1928.30481006839" calcext:value-type="float">
            <text:p>1928.3048100684</text:p>
          </table:table-cell>
          <table:table-cell table:formula="of:=[.D555]-[.D554]" office:value-type="float" office:value="0.0497846603393555" calcext:value-type="float">
            <text:p>0.049784660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5642823.83408" calcext:value-type="float">
            <text:p>1455642823.83408</text:p>
          </table:table-cell>
          <table:table-cell office:value-type="float" office:value="96" calcext:value-type="float">
            <text:p>96</text:p>
          </table:table-cell>
          <table:table-cell table:formula="of:=[.B556]-[.B$2]" office:value-type="float" office:value="27.7010059356689" calcext:value-type="float">
            <text:p>27.7010059357</text:p>
          </table:table-cell>
          <table:table-cell table:formula="of:=[.C556]/([.D556]-[.D555])" office:value-type="float" office:value="1881.93508041335" calcext:value-type="float">
            <text:p>1881.9350804134</text:p>
          </table:table-cell>
          <table:table-cell table:formula="of:=[.D556]-[.D555]" office:value-type="float" office:value="0.051011323928833" calcext:value-type="float">
            <text:p>0.0510113239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5642823.88378" calcext:value-type="float">
            <text:p>1455642823.88378</text:p>
          </table:table-cell>
          <table:table-cell office:value-type="float" office:value="96" calcext:value-type="float">
            <text:p>96</text:p>
          </table:table-cell>
          <table:table-cell table:formula="of:=[.B557]-[.B$2]" office:value-type="float" office:value="27.7507021427155" calcext:value-type="float">
            <text:p>27.7507021427</text:p>
          </table:table-cell>
          <table:table-cell table:formula="of:=[.C557]/([.D557]-[.D556])" office:value-type="float" office:value="1931.73696153828" calcext:value-type="float">
            <text:p>1931.7369615383</text:p>
          </table:table-cell>
          <table:table-cell table:formula="of:=[.D557]-[.D556]" office:value-type="float" office:value="0.0496962070465088" calcext:value-type="float">
            <text:p>0.04969620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5642823.93359" calcext:value-type="float">
            <text:p>1455642823.93359</text:p>
          </table:table-cell>
          <table:table-cell office:value-type="float" office:value="96" calcext:value-type="float">
            <text:p>96</text:p>
          </table:table-cell>
          <table:table-cell table:formula="of:=[.B558]-[.B$2]" office:value-type="float" office:value="27.80051445961" calcext:value-type="float">
            <text:p>27.8005144596</text:p>
          </table:table-cell>
          <table:table-cell table:formula="of:=[.C558]/([.D558]-[.D557])" office:value-type="float" office:value="1927.23418593965" calcext:value-type="float">
            <text:p>1927.2341859397</text:p>
          </table:table-cell>
          <table:table-cell table:formula="of:=[.D558]-[.D557]" office:value-type="float" office:value="0.0498123168945313" calcext:value-type="float">
            <text:p>0.0498123169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5642823.98361" calcext:value-type="float">
            <text:p>1455642823.98361</text:p>
          </table:table-cell>
          <table:table-cell office:value-type="float" office:value="96" calcext:value-type="float">
            <text:p>96</text:p>
          </table:table-cell>
          <table:table-cell table:formula="of:=[.B559]-[.B$2]" office:value-type="float" office:value="27.8505318164825" calcext:value-type="float">
            <text:p>27.8505318165</text:p>
          </table:table-cell>
          <table:table-cell table:formula="of:=[.C559]/([.D559]-[.D558])" office:value-type="float" office:value="1919.33372738193" calcext:value-type="float">
            <text:p>1919.3337273819</text:p>
          </table:table-cell>
          <table:table-cell table:formula="of:=[.D559]-[.D558]" office:value-type="float" office:value="0.0500173568725586" calcext:value-type="float">
            <text:p>0.0500173569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5642824.03423" calcext:value-type="float">
            <text:p>1455642824.03423</text:p>
          </table:table-cell>
          <table:table-cell office:value-type="float" office:value="96" calcext:value-type="float">
            <text:p>96</text:p>
          </table:table-cell>
          <table:table-cell table:formula="of:=[.B560]-[.B$2]" office:value-type="float" office:value="27.9011569023132" calcext:value-type="float">
            <text:p>27.9011569023</text:p>
          </table:table-cell>
          <table:table-cell table:formula="of:=[.C560]/([.D560]-[.D559])" office:value-type="float" office:value="1896.29308128117" calcext:value-type="float">
            <text:p>1896.2930812812</text:p>
          </table:table-cell>
          <table:table-cell table:formula="of:=[.D560]-[.D559]" office:value-type="float" office:value="0.0506250858306885" calcext:value-type="float">
            <text:p>0.0506250858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5642824.08304" calcext:value-type="float">
            <text:p>1455642824.08304</text:p>
          </table:table-cell>
          <table:table-cell office:value-type="float" office:value="96" calcext:value-type="float">
            <text:p>96</text:p>
          </table:table-cell>
          <table:table-cell table:formula="of:=[.B561]-[.B$2]" office:value-type="float" office:value="27.9499592781067" calcext:value-type="float">
            <text:p>27.9499592781</text:p>
          </table:table-cell>
          <table:table-cell table:formula="of:=[.C561]/([.D561]-[.D560])" office:value-type="float" office:value="1967.11734703848" calcext:value-type="float">
            <text:p>1967.1173470385</text:p>
          </table:table-cell>
          <table:table-cell table:formula="of:=[.D561]-[.D560]" office:value-type="float" office:value="0.048802375793457" calcext:value-type="float">
            <text:p>0.0488023758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5642824.13465" calcext:value-type="float">
            <text:p>1455642824.13465</text:p>
          </table:table-cell>
          <table:table-cell office:value-type="float" office:value="96" calcext:value-type="float">
            <text:p>96</text:p>
          </table:table-cell>
          <table:table-cell table:formula="of:=[.B562]-[.B$2]" office:value-type="float" office:value="28.0015728473663" calcext:value-type="float">
            <text:p>28.0015728474</text:p>
          </table:table-cell>
          <table:table-cell table:formula="of:=[.C562]/([.D562]-[.D561])" office:value-type="float" office:value="1859.97599811533" calcext:value-type="float">
            <text:p>1859.9759981153</text:p>
          </table:table-cell>
          <table:table-cell table:formula="of:=[.D562]-[.D561]" office:value-type="float" office:value="0.0516135692596436" calcext:value-type="float">
            <text:p>0.051613569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5642824.18598" calcext:value-type="float">
            <text:p>1455642824.18598</text:p>
          </table:table-cell>
          <table:table-cell office:value-type="float" office:value="96" calcext:value-type="float">
            <text:p>96</text:p>
          </table:table-cell>
          <table:table-cell table:formula="of:=[.B563]-[.B$2]" office:value-type="float" office:value="28.0529017448425" calcext:value-type="float">
            <text:p>28.0529017448</text:p>
          </table:table-cell>
          <table:table-cell table:formula="of:=[.C563]/([.D563]-[.D562])" office:value-type="float" office:value="1870.29148725666" calcext:value-type="float">
            <text:p>1870.2914872567</text:p>
          </table:table-cell>
          <table:table-cell table:formula="of:=[.D563]-[.D562]" office:value-type="float" office:value="0.0513288974761963" calcext:value-type="float">
            <text:p>0.0513288975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5642824.23544" calcext:value-type="float">
            <text:p>1455642824.23544</text:p>
          </table:table-cell>
          <table:table-cell office:value-type="float" office:value="96" calcext:value-type="float">
            <text:p>96</text:p>
          </table:table-cell>
          <table:table-cell table:formula="of:=[.B564]-[.B$2]" office:value-type="float" office:value="28.102365732193" calcext:value-type="float">
            <text:p>28.1023657322</text:p>
          </table:table-cell>
          <table:table-cell table:formula="of:=[.C564]/([.D564]-[.D563])" office:value-type="float" office:value="1940.80593058173" calcext:value-type="float">
            <text:p>1940.8059305817</text:p>
          </table:table-cell>
          <table:table-cell table:formula="of:=[.D564]-[.D563]" office:value-type="float" office:value="0.0494639873504639" calcext:value-type="float">
            <text:p>0.0494639874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5642824.28579" calcext:value-type="float">
            <text:p>1455642824.28579</text:p>
          </table:table-cell>
          <table:table-cell office:value-type="float" office:value="96" calcext:value-type="float">
            <text:p>96</text:p>
          </table:table-cell>
          <table:table-cell table:formula="of:=[.B565]-[.B$2]" office:value-type="float" office:value="28.1527121067047" calcext:value-type="float">
            <text:p>28.1527121067</text:p>
          </table:table-cell>
          <table:table-cell table:formula="of:=[.C565]/([.D565]-[.D564])" office:value-type="float" office:value="1906.79072586756" calcext:value-type="float">
            <text:p>1906.7907258676</text:p>
          </table:table-cell>
          <table:table-cell table:formula="of:=[.D565]-[.D564]" office:value-type="float" office:value="0.0503463745117188" calcext:value-type="float">
            <text:p>0.050346374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5642824.33494" calcext:value-type="float">
            <text:p>1455642824.33494</text:p>
          </table:table-cell>
          <table:table-cell office:value-type="float" office:value="96" calcext:value-type="float">
            <text:p>96</text:p>
          </table:table-cell>
          <table:table-cell table:formula="of:=[.B566]-[.B$2]" office:value-type="float" office:value="28.2018609046936" calcext:value-type="float">
            <text:p>28.2018609047</text:p>
          </table:table-cell>
          <table:table-cell table:formula="of:=[.C566]/([.D566]-[.D565])" office:value-type="float" office:value="1953.25224477916" calcext:value-type="float">
            <text:p>1953.2522447792</text:p>
          </table:table-cell>
          <table:table-cell table:formula="of:=[.D566]-[.D565]" office:value-type="float" office:value="0.0491487979888916" calcext:value-type="float">
            <text:p>0.04914879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5642824.3856" calcext:value-type="float">
            <text:p>1455642824.3856</text:p>
          </table:table-cell>
          <table:table-cell office:value-type="float" office:value="96" calcext:value-type="float">
            <text:p>96</text:p>
          </table:table-cell>
          <table:table-cell table:formula="of:=[.B567]-[.B$2]" office:value-type="float" office:value="28.2525246143341" calcext:value-type="float">
            <text:p>28.2525246143</text:p>
          </table:table-cell>
          <table:table-cell table:formula="of:=[.C567]/([.D567]-[.D566])" office:value-type="float" office:value="1894.84742987026" calcext:value-type="float">
            <text:p>1894.8474298703</text:p>
          </table:table-cell>
          <table:table-cell table:formula="of:=[.D567]-[.D566]" office:value-type="float" office:value="0.0506637096405029" calcext:value-type="float">
            <text:p>0.0506637096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5642824.43495" calcext:value-type="float">
            <text:p>1455642824.43495</text:p>
          </table:table-cell>
          <table:table-cell office:value-type="float" office:value="96" calcext:value-type="float">
            <text:p>96</text:p>
          </table:table-cell>
          <table:table-cell table:formula="of:=[.B568]-[.B$2]" office:value-type="float" office:value="28.3018760681152" calcext:value-type="float">
            <text:p>28.3018760681</text:p>
          </table:table-cell>
          <table:table-cell table:formula="of:=[.C568]/([.D568]-[.D567])" office:value-type="float" office:value="1945.23145003503" calcext:value-type="float">
            <text:p>1945.231450035</text:p>
          </table:table-cell>
          <table:table-cell table:formula="of:=[.D568]-[.D567]" office:value-type="float" office:value="0.0493514537811279" calcext:value-type="float">
            <text:p>0.049351453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5642824.48444" calcext:value-type="float">
            <text:p>1455642824.48444</text:p>
          </table:table-cell>
          <table:table-cell office:value-type="float" office:value="96" calcext:value-type="float">
            <text:p>96</text:p>
          </table:table-cell>
          <table:table-cell table:formula="of:=[.B569]-[.B$2]" office:value-type="float" office:value="28.3513672351837" calcext:value-type="float">
            <text:p>28.3513672352</text:p>
          </table:table-cell>
          <table:table-cell table:formula="of:=[.C569]/([.D569]-[.D568])" office:value-type="float" office:value="1939.74007254999" calcext:value-type="float">
            <text:p>1939.74007255</text:p>
          </table:table-cell>
          <table:table-cell table:formula="of:=[.D569]-[.D568]" office:value-type="float" office:value="0.0494911670684814" calcext:value-type="float">
            <text:p>0.0494911671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5642824.53539" calcext:value-type="float">
            <text:p>1455642824.53539</text:p>
          </table:table-cell>
          <table:table-cell office:value-type="float" office:value="96" calcext:value-type="float">
            <text:p>96</text:p>
          </table:table-cell>
          <table:table-cell table:formula="of:=[.B570]-[.B$2]" office:value-type="float" office:value="28.4023089408875" calcext:value-type="float">
            <text:p>28.4023089409</text:p>
          </table:table-cell>
          <table:table-cell table:formula="of:=[.C570]/([.D570]-[.D569])" office:value-type="float" office:value="1884.50698055367" calcext:value-type="float">
            <text:p>1884.5069805537</text:p>
          </table:table-cell>
          <table:table-cell table:formula="of:=[.D570]-[.D569]" office:value-type="float" office:value="0.0509417057037354" calcext:value-type="float">
            <text:p>0.0509417057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5642824.58533" calcext:value-type="float">
            <text:p>1455642824.58533</text:p>
          </table:table-cell>
          <table:table-cell office:value-type="float" office:value="96" calcext:value-type="float">
            <text:p>96</text:p>
          </table:table-cell>
          <table:table-cell table:formula="of:=[.B571]-[.B$2]" office:value-type="float" office:value="28.452253818512" calcext:value-type="float">
            <text:p>28.4522538185</text:p>
          </table:table-cell>
          <table:table-cell table:formula="of:=[.C571]/([.D571]-[.D570])" office:value-type="float" office:value="1922.11903534399" calcext:value-type="float">
            <text:p>1922.119035344</text:p>
          </table:table-cell>
          <table:table-cell table:formula="of:=[.D571]-[.D570]" office:value-type="float" office:value="0.0499448776245117" calcext:value-type="float">
            <text:p>0.0499448776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5642824.63608" calcext:value-type="float">
            <text:p>1455642824.63608</text:p>
          </table:table-cell>
          <table:table-cell office:value-type="float" office:value="96" calcext:value-type="float">
            <text:p>96</text:p>
          </table:table-cell>
          <table:table-cell table:formula="of:=[.B572]-[.B$2]" office:value-type="float" office:value="28.5030038356781" calcext:value-type="float">
            <text:p>28.5030038357</text:p>
          </table:table-cell>
          <table:table-cell table:formula="of:=[.C572]/([.D572]-[.D571])" office:value-type="float" office:value="1891.62497592326" calcext:value-type="float">
            <text:p>1891.6249759233</text:p>
          </table:table-cell>
          <table:table-cell table:formula="of:=[.D572]-[.D571]" office:value-type="float" office:value="0.0507500171661377" calcext:value-type="float">
            <text:p>0.0507500172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5642824.68522" calcext:value-type="float">
            <text:p>1455642824.68522</text:p>
          </table:table-cell>
          <table:table-cell office:value-type="float" office:value="96" calcext:value-type="float">
            <text:p>96</text:p>
          </table:table-cell>
          <table:table-cell table:formula="of:=[.B573]-[.B$2]" office:value-type="float" office:value="28.5521459579468" calcext:value-type="float">
            <text:p>28.5521459579</text:p>
          </table:table-cell>
          <table:table-cell table:formula="of:=[.C573]/([.D573]-[.D572])" office:value-type="float" office:value="1953.51758467278" calcext:value-type="float">
            <text:p>1953.5175846728</text:p>
          </table:table-cell>
          <table:table-cell table:formula="of:=[.D573]-[.D572]" office:value-type="float" office:value="0.0491421222686768" calcext:value-type="float">
            <text:p>0.049142122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5642824.73579" calcext:value-type="float">
            <text:p>1455642824.73579</text:p>
          </table:table-cell>
          <table:table-cell office:value-type="float" office:value="96" calcext:value-type="float">
            <text:p>96</text:p>
          </table:table-cell>
          <table:table-cell table:formula="of:=[.B574]-[.B$2]" office:value-type="float" office:value="28.6027140617371" calcext:value-type="float">
            <text:p>28.6027140617</text:p>
          </table:table-cell>
          <table:table-cell table:formula="of:=[.C574]/([.D574]-[.D573])" office:value-type="float" office:value="1898.42989561429" calcext:value-type="float">
            <text:p>1898.4298956143</text:p>
          </table:table-cell>
          <table:table-cell table:formula="of:=[.D574]-[.D573]" office:value-type="float" office:value="0.0505681037902832" calcext:value-type="float">
            <text:p>0.050568103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5642824.78632" calcext:value-type="float">
            <text:p>1455642824.78632</text:p>
          </table:table-cell>
          <table:table-cell office:value-type="float" office:value="96" calcext:value-type="float">
            <text:p>96</text:p>
          </table:table-cell>
          <table:table-cell table:formula="of:=[.B575]-[.B$2]" office:value-type="float" office:value="28.6532430648804" calcext:value-type="float">
            <text:p>28.6532430649</text:p>
          </table:table-cell>
          <table:table-cell table:formula="of:=[.C575]/([.D575]-[.D574])" office:value-type="float" office:value="1899.89894967301" calcext:value-type="float">
            <text:p>1899.898949673</text:p>
          </table:table-cell>
          <table:table-cell table:formula="of:=[.D575]-[.D574]" office:value-type="float" office:value="0.0505290031433106" calcext:value-type="float">
            <text:p>0.0505290031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5642824.83515" calcext:value-type="float">
            <text:p>1455642824.83515</text:p>
          </table:table-cell>
          <table:table-cell office:value-type="float" office:value="96" calcext:value-type="float">
            <text:p>96</text:p>
          </table:table-cell>
          <table:table-cell table:formula="of:=[.B576]-[.B$2]" office:value-type="float" office:value="28.7020695209503" calcext:value-type="float">
            <text:p>28.702069521</text:p>
          </table:table-cell>
          <table:table-cell table:formula="of:=[.C576]/([.D576]-[.D575])" office:value-type="float" office:value="1966.14720229695" calcext:value-type="float">
            <text:p>1966.147202297</text:p>
          </table:table-cell>
          <table:table-cell table:formula="of:=[.D576]-[.D575]" office:value-type="float" office:value="0.0488264560699463" calcext:value-type="float">
            <text:p>0.0488264561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5642824.88566" calcext:value-type="float">
            <text:p>1455642824.88566</text:p>
          </table:table-cell>
          <table:table-cell office:value-type="float" office:value="96" calcext:value-type="float">
            <text:p>96</text:p>
          </table:table-cell>
          <table:table-cell table:formula="of:=[.B577]-[.B$2]" office:value-type="float" office:value="28.7525804042816" calcext:value-type="float">
            <text:p>28.7525804043</text:p>
          </table:table-cell>
          <table:table-cell table:formula="of:=[.C577]/([.D577]-[.D576])" office:value-type="float" office:value="1900.58050203438" calcext:value-type="float">
            <text:p>1900.5805020344</text:p>
          </table:table-cell>
          <table:table-cell table:formula="of:=[.D577]-[.D576]" office:value-type="float" office:value="0.0505108833312988" calcext:value-type="float">
            <text:p>0.0505108833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5642824.93513" calcext:value-type="float">
            <text:p>1455642824.93513</text:p>
          </table:table-cell>
          <table:table-cell office:value-type="float" office:value="96" calcext:value-type="float">
            <text:p>96</text:p>
          </table:table-cell>
          <table:table-cell table:formula="of:=[.B578]-[.B$2]" office:value-type="float" office:value="28.8020482063293" calcext:value-type="float">
            <text:p>28.8020482063</text:p>
          </table:table-cell>
          <table:table-cell table:formula="of:=[.C578]/([.D578]-[.D577])" office:value-type="float" office:value="1940.65626581455" calcext:value-type="float">
            <text:p>1940.6562658146</text:p>
          </table:table-cell>
          <table:table-cell table:formula="of:=[.D578]-[.D577]" office:value-type="float" office:value="0.0494678020477295" calcext:value-type="float">
            <text:p>0.049467802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5642824.98556" calcext:value-type="float">
            <text:p>1455642824.98556</text:p>
          </table:table-cell>
          <table:table-cell office:value-type="float" office:value="96" calcext:value-type="float">
            <text:p>96</text:p>
          </table:table-cell>
          <table:table-cell table:formula="of:=[.B579]-[.B$2]" office:value-type="float" office:value="28.8524873256683" calcext:value-type="float">
            <text:p>28.8524873257</text:p>
          </table:table-cell>
          <table:table-cell table:formula="of:=[.C579]/([.D579]-[.D578])" office:value-type="float" office:value="1903.28461832981" calcext:value-type="float">
            <text:p>1903.2846183298</text:p>
          </table:table-cell>
          <table:table-cell table:formula="of:=[.D579]-[.D578]" office:value-type="float" office:value="0.0504391193389893" calcext:value-type="float">
            <text:p>0.0504391193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5642825.03507" calcext:value-type="float">
            <text:p>1455642825.03507</text:p>
          </table:table-cell>
          <table:table-cell office:value-type="float" office:value="96" calcext:value-type="float">
            <text:p>96</text:p>
          </table:table-cell>
          <table:table-cell table:formula="of:=[.B580]-[.B$2]" office:value-type="float" office:value="28.9019923210144" calcext:value-type="float">
            <text:p>28.901992321</text:p>
          </table:table-cell>
          <table:table-cell table:formula="of:=[.C580]/([.D580]-[.D579])" office:value-type="float" office:value="1939.19824310462" calcext:value-type="float">
            <text:p>1939.1982431046</text:p>
          </table:table-cell>
          <table:table-cell table:formula="of:=[.D580]-[.D579]" office:value-type="float" office:value="0.0495049953460693" calcext:value-type="float">
            <text:p>0.049504995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5642825.08602" calcext:value-type="float">
            <text:p>1455642825.08602</text:p>
          </table:table-cell>
          <table:table-cell office:value-type="float" office:value="96" calcext:value-type="float">
            <text:p>96</text:p>
          </table:table-cell>
          <table:table-cell table:formula="of:=[.B581]-[.B$2]" office:value-type="float" office:value="28.9529464244843" calcext:value-type="float">
            <text:p>28.9529464245</text:p>
          </table:table-cell>
          <table:table-cell table:formula="of:=[.C581]/([.D581]-[.D580])" office:value-type="float" office:value="1884.04845660383" calcext:value-type="float">
            <text:p>1884.0484566038</text:p>
          </table:table-cell>
          <table:table-cell table:formula="of:=[.D581]-[.D580]" office:value-type="float" office:value="0.0509541034698486" calcext:value-type="float">
            <text:p>0.050954103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5642825.13552" calcext:value-type="float">
            <text:p>1455642825.13552</text:p>
          </table:table-cell>
          <table:table-cell office:value-type="float" office:value="96" calcext:value-type="float">
            <text:p>96</text:p>
          </table:table-cell>
          <table:table-cell table:formula="of:=[.B582]-[.B$2]" office:value-type="float" office:value="29.0024378299713" calcext:value-type="float">
            <text:p>29.00243783</text:p>
          </table:table-cell>
          <table:table-cell table:formula="of:=[.C582]/([.D582]-[.D581])" office:value-type="float" office:value="1939.73072809781" calcext:value-type="float">
            <text:p>1939.7307280978</text:p>
          </table:table-cell>
          <table:table-cell table:formula="of:=[.D582]-[.D581]" office:value-type="float" office:value="0.0494914054870606" calcext:value-type="float">
            <text:p>0.0494914055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5642825.18563" calcext:value-type="float">
            <text:p>1455642825.18563</text:p>
          </table:table-cell>
          <table:table-cell office:value-type="float" office:value="96" calcext:value-type="float">
            <text:p>96</text:p>
          </table:table-cell>
          <table:table-cell table:formula="of:=[.B583]-[.B$2]" office:value-type="float" office:value="29.0525493621826" calcext:value-type="float">
            <text:p>29.0525493622</text:p>
          </table:table-cell>
          <table:table-cell table:formula="of:=[.C583]/([.D583]-[.D582])" office:value-type="float" office:value="1915.72669530837" calcext:value-type="float">
            <text:p>1915.7266953084</text:p>
          </table:table-cell>
          <table:table-cell table:formula="of:=[.D583]-[.D582]" office:value-type="float" office:value="0.0501115322113037" calcext:value-type="float">
            <text:p>0.0501115322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5642825.23333" calcext:value-type="float">
            <text:p>1455642825.23333</text:p>
          </table:table-cell>
          <table:table-cell office:value-type="float" office:value="96" calcext:value-type="float">
            <text:p>96</text:p>
          </table:table-cell>
          <table:table-cell table:formula="of:=[.B584]-[.B$2]" office:value-type="float" office:value="29.1002550125122" calcext:value-type="float">
            <text:p>29.1002550125</text:p>
          </table:table-cell>
          <table:table-cell table:formula="of:=[.C584]/([.D584]-[.D583])" office:value-type="float" office:value="2012.340243488" calcext:value-type="float">
            <text:p>2012.340243488</text:p>
          </table:table-cell>
          <table:table-cell table:formula="of:=[.D584]-[.D583]" office:value-type="float" office:value="0.0477056503295898" calcext:value-type="float">
            <text:p>0.047705650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5642825.28522" calcext:value-type="float">
            <text:p>1455642825.28522</text:p>
          </table:table-cell>
          <table:table-cell office:value-type="float" office:value="96" calcext:value-type="float">
            <text:p>96</text:p>
          </table:table-cell>
          <table:table-cell table:formula="of:=[.B585]-[.B$2]" office:value-type="float" office:value="29.1521446704864" calcext:value-type="float">
            <text:p>29.1521446705</text:p>
          </table:table-cell>
          <table:table-cell table:formula="of:=[.C585]/([.D585]-[.D584])" office:value-type="float" office:value="1850.07964491985" calcext:value-type="float">
            <text:p>1850.0796449199</text:p>
          </table:table-cell>
          <table:table-cell table:formula="of:=[.D585]-[.D584]" office:value-type="float" office:value="0.0518896579742432" calcext:value-type="float">
            <text:p>0.05188965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5642825.33519" calcext:value-type="float">
            <text:p>1455642825.33519</text:p>
          </table:table-cell>
          <table:table-cell office:value-type="float" office:value="96" calcext:value-type="float">
            <text:p>96</text:p>
          </table:table-cell>
          <table:table-cell table:formula="of:=[.B586]-[.B$2]" office:value-type="float" office:value="29.2021105289459" calcext:value-type="float">
            <text:p>29.2021105289</text:p>
          </table:table-cell>
          <table:table-cell table:formula="of:=[.C586]/([.D586]-[.D585])" office:value-type="float" office:value="1921.31193098315" calcext:value-type="float">
            <text:p>1921.3119309832</text:p>
          </table:table-cell>
          <table:table-cell table:formula="of:=[.D586]-[.D585]" office:value-type="float" office:value="0.0499658584594727" calcext:value-type="float">
            <text:p>0.049965858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5642825.3846" calcext:value-type="float">
            <text:p>1455642825.3846</text:p>
          </table:table-cell>
          <table:table-cell office:value-type="float" office:value="96" calcext:value-type="float">
            <text:p>96</text:p>
          </table:table-cell>
          <table:table-cell table:formula="of:=[.B587]-[.B$2]" office:value-type="float" office:value="29.2515223026276" calcext:value-type="float">
            <text:p>29.2515223026</text:p>
          </table:table-cell>
          <table:table-cell table:formula="of:=[.C587]/([.D587]-[.D586])" office:value-type="float" office:value="1942.85678993283" calcext:value-type="float">
            <text:p>1942.8567899328</text:p>
          </table:table-cell>
          <table:table-cell table:formula="of:=[.D587]-[.D586]" office:value-type="float" office:value="0.0494117736816406" calcext:value-type="float">
            <text:p>0.0494117737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5642825.43595" calcext:value-type="float">
            <text:p>1455642825.43595</text:p>
          </table:table-cell>
          <table:table-cell office:value-type="float" office:value="96" calcext:value-type="float">
            <text:p>96</text:p>
          </table:table-cell>
          <table:table-cell table:formula="of:=[.B588]-[.B$2]" office:value-type="float" office:value="29.3028702735901" calcext:value-type="float">
            <text:p>29.3028702736</text:p>
          </table:table-cell>
          <table:table-cell table:formula="of:=[.C588]/([.D588]-[.D587])" office:value-type="float" office:value="1869.59675719347" calcext:value-type="float">
            <text:p>1869.5967571935</text:p>
          </table:table-cell>
          <table:table-cell table:formula="of:=[.D588]-[.D587]" office:value-type="float" office:value="0.0513479709625244" calcext:value-type="float">
            <text:p>0.05134797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5642825.48554" calcext:value-type="float">
            <text:p>1455642825.48554</text:p>
          </table:table-cell>
          <table:table-cell office:value-type="float" office:value="96" calcext:value-type="float">
            <text:p>96</text:p>
          </table:table-cell>
          <table:table-cell table:formula="of:=[.B589]-[.B$2]" office:value-type="float" office:value="29.3524622917175" calcext:value-type="float">
            <text:p>29.3524622917</text:p>
          </table:table-cell>
          <table:table-cell table:formula="of:=[.C589]/([.D589]-[.D588])" office:value-type="float" office:value="1935.79538855022" calcext:value-type="float">
            <text:p>1935.7953885502</text:p>
          </table:table-cell>
          <table:table-cell table:formula="of:=[.D589]-[.D588]" office:value-type="float" office:value="0.0495920181274414" calcext:value-type="float">
            <text:p>0.049592018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5642825.53585" calcext:value-type="float">
            <text:p>1455642825.53585</text:p>
          </table:table-cell>
          <table:table-cell office:value-type="float" office:value="96" calcext:value-type="float">
            <text:p>96</text:p>
          </table:table-cell>
          <table:table-cell table:formula="of:=[.B590]-[.B$2]" office:value-type="float" office:value="29.4027740955353" calcext:value-type="float">
            <text:p>29.4027740955</text:p>
          </table:table-cell>
          <table:table-cell table:formula="of:=[.C590]/([.D590]-[.D589])" office:value-type="float" office:value="1908.1009368647" calcext:value-type="float">
            <text:p>1908.1009368647</text:p>
          </table:table-cell>
          <table:table-cell table:formula="of:=[.D590]-[.D589]" office:value-type="float" office:value="0.050311803817749" calcext:value-type="float">
            <text:p>0.050311803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5642825.58362" calcext:value-type="float">
            <text:p>1455642825.58362</text:p>
          </table:table-cell>
          <table:table-cell office:value-type="float" office:value="96" calcext:value-type="float">
            <text:p>96</text:p>
          </table:table-cell>
          <table:table-cell table:formula="of:=[.B591]-[.B$2]" office:value-type="float" office:value="29.4505391120911" calcext:value-type="float">
            <text:p>29.4505391121</text:p>
          </table:table-cell>
          <table:table-cell table:formula="of:=[.C591]/([.D591]-[.D590])" office:value-type="float" office:value="2009.83914425904" calcext:value-type="float">
            <text:p>2009.839144259</text:p>
          </table:table-cell>
          <table:table-cell table:formula="of:=[.D591]-[.D590]" office:value-type="float" office:value="0.0477650165557861" calcext:value-type="float">
            <text:p>0.0477650166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5642825.6363" calcext:value-type="float">
            <text:p>1455642825.6363</text:p>
          </table:table-cell>
          <table:table-cell office:value-type="float" office:value="96" calcext:value-type="float">
            <text:p>96</text:p>
          </table:table-cell>
          <table:table-cell table:formula="of:=[.B592]-[.B$2]" office:value-type="float" office:value="29.5032269954681" calcext:value-type="float">
            <text:p>29.5032269955</text:p>
          </table:table-cell>
          <table:table-cell table:formula="of:=[.C592]/([.D592]-[.D591])" office:value-type="float" office:value="1822.05079890854" calcext:value-type="float">
            <text:p>1822.0507989086</text:p>
          </table:table-cell>
          <table:table-cell table:formula="of:=[.D592]-[.D591]" office:value-type="float" office:value="0.0526878833770752" calcext:value-type="float">
            <text:p>0.0526878834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5642825.68537" calcext:value-type="float">
            <text:p>1455642825.68537</text:p>
          </table:table-cell>
          <table:table-cell office:value-type="float" office:value="96" calcext:value-type="float">
            <text:p>96</text:p>
          </table:table-cell>
          <table:table-cell table:formula="of:=[.B593]-[.B$2]" office:value-type="float" office:value="29.5522894859314" calcext:value-type="float">
            <text:p>29.5522894859</text:p>
          </table:table-cell>
          <table:table-cell table:formula="of:=[.C593]/([.D593]-[.D592])" office:value-type="float" office:value="1956.68827842922" calcext:value-type="float">
            <text:p>1956.6882784292</text:p>
          </table:table-cell>
          <table:table-cell table:formula="of:=[.D593]-[.D592]" office:value-type="float" office:value="0.0490624904632568" calcext:value-type="float">
            <text:p>0.0490624905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5642825.73442" calcext:value-type="float">
            <text:p>1455642825.73442</text:p>
          </table:table-cell>
          <table:table-cell office:value-type="float" office:value="96" calcext:value-type="float">
            <text:p>96</text:p>
          </table:table-cell>
          <table:table-cell table:formula="of:=[.B594]-[.B$2]" office:value-type="float" office:value="29.6013445854187" calcext:value-type="float">
            <text:p>29.6013445854</text:p>
          </table:table-cell>
          <table:table-cell table:formula="of:=[.C594]/([.D594]-[.D593])" office:value-type="float" office:value="1956.98308643415" calcext:value-type="float">
            <text:p>1956.9830864342</text:p>
          </table:table-cell>
          <table:table-cell table:formula="of:=[.D594]-[.D593]" office:value-type="float" office:value="0.0490550994873047" calcext:value-type="float">
            <text:p>0.049055099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5642825.78574" calcext:value-type="float">
            <text:p>1455642825.78574</text:p>
          </table:table-cell>
          <table:table-cell office:value-type="float" office:value="96" calcext:value-type="float">
            <text:p>96</text:p>
          </table:table-cell>
          <table:table-cell table:formula="of:=[.B595]-[.B$2]" office:value-type="float" office:value="29.652658700943" calcext:value-type="float">
            <text:p>29.6526587009</text:p>
          </table:table-cell>
          <table:table-cell table:formula="of:=[.C595]/([.D595]-[.D594])" office:value-type="float" office:value="1870.83025828544" calcext:value-type="float">
            <text:p>1870.8302582854</text:p>
          </table:table-cell>
          <table:table-cell table:formula="of:=[.D595]-[.D594]" office:value-type="float" office:value="0.051314115524292" calcext:value-type="float">
            <text:p>0.051314115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5642825.83353" calcext:value-type="float">
            <text:p>1455642825.83353</text:p>
          </table:table-cell>
          <table:table-cell office:value-type="float" office:value="96" calcext:value-type="float">
            <text:p>96</text:p>
          </table:table-cell>
          <table:table-cell table:formula="of:=[.B596]-[.B$2]" office:value-type="float" office:value="29.7004539966583" calcext:value-type="float">
            <text:p>29.7004539967</text:p>
          </table:table-cell>
          <table:table-cell table:formula="of:=[.C596]/([.D596]-[.D595])" office:value-type="float" office:value="2008.56587585051" calcext:value-type="float">
            <text:p>2008.5658758505</text:p>
          </table:table-cell>
          <table:table-cell table:formula="of:=[.D596]-[.D595]" office:value-type="float" office:value="0.047795295715332" calcext:value-type="float">
            <text:p>0.0477952957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5642825.88596" calcext:value-type="float">
            <text:p>1455642825.88596</text:p>
          </table:table-cell>
          <table:table-cell office:value-type="float" office:value="96" calcext:value-type="float">
            <text:p>96</text:p>
          </table:table-cell>
          <table:table-cell table:formula="of:=[.B597]-[.B$2]" office:value-type="float" office:value="29.7528834342957" calcext:value-type="float">
            <text:p>29.7528834343</text:p>
          </table:table-cell>
          <table:table-cell table:formula="of:=[.C597]/([.D597]-[.D596])" office:value-type="float" office:value="1831.03241854437" calcext:value-type="float">
            <text:p>1831.0324185444</text:p>
          </table:table-cell>
          <table:table-cell table:formula="of:=[.D597]-[.D596]" office:value-type="float" office:value="0.0524294376373291" calcext:value-type="float">
            <text:p>0.0524294376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5642825.93544" calcext:value-type="float">
            <text:p>1455642825.93544</text:p>
          </table:table-cell>
          <table:table-cell office:value-type="float" office:value="96" calcext:value-type="float">
            <text:p>96</text:p>
          </table:table-cell>
          <table:table-cell table:formula="of:=[.B598]-[.B$2]" office:value-type="float" office:value="29.8023624420166" calcext:value-type="float">
            <text:p>29.802362442</text:p>
          </table:table-cell>
          <table:table-cell table:formula="of:=[.C598]/([.D598]-[.D597])" office:value-type="float" office:value="1940.21675902279" calcext:value-type="float">
            <text:p>1940.2167590228</text:p>
          </table:table-cell>
          <table:table-cell table:formula="of:=[.D598]-[.D597]" office:value-type="float" office:value="0.0494790077209473" calcext:value-type="float">
            <text:p>0.049479007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5642825.98646" calcext:value-type="float">
            <text:p>1455642825.98646</text:p>
          </table:table-cell>
          <table:table-cell office:value-type="float" office:value="96" calcext:value-type="float">
            <text:p>96</text:p>
          </table:table-cell>
          <table:table-cell table:formula="of:=[.B599]-[.B$2]" office:value-type="float" office:value="29.8533790111542" calcext:value-type="float">
            <text:p>29.8533790112</text:p>
          </table:table-cell>
          <table:table-cell table:formula="of:=[.C599]/([.D599]-[.D598])" office:value-type="float" office:value="1881.74159146458" calcext:value-type="float">
            <text:p>1881.7415914646</text:p>
          </table:table-cell>
          <table:table-cell table:formula="of:=[.D599]-[.D598]" office:value-type="float" office:value="0.0510165691375732" calcext:value-type="float">
            <text:p>0.0510165691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5642826.03565" calcext:value-type="float">
            <text:p>1455642826.03565</text:p>
          </table:table-cell>
          <table:table-cell office:value-type="float" office:value="96" calcext:value-type="float">
            <text:p>96</text:p>
          </table:table-cell>
          <table:table-cell table:formula="of:=[.B600]-[.B$2]" office:value-type="float" office:value="29.9025716781616" calcext:value-type="float">
            <text:p>29.9025716782</text:p>
          </table:table-cell>
          <table:table-cell table:formula="of:=[.C600]/([.D600]-[.D599])" office:value-type="float" office:value="1951.51037420818" calcext:value-type="float">
            <text:p>1951.5103742082</text:p>
          </table:table-cell>
          <table:table-cell table:formula="of:=[.D600]-[.D599]" office:value-type="float" office:value="0.0491926670074463" calcext:value-type="float">
            <text:p>0.04919266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5642826.08601" calcext:value-type="float">
            <text:p>1455642826.08601</text:p>
          </table:table-cell>
          <table:table-cell office:value-type="float" office:value="96" calcext:value-type="float">
            <text:p>96</text:p>
          </table:table-cell>
          <table:table-cell table:formula="of:=[.B601]-[.B$2]" office:value-type="float" office:value="29.9529342651367" calcext:value-type="float">
            <text:p>29.9529342651</text:p>
          </table:table-cell>
          <table:table-cell table:formula="of:=[.C601]/([.D601]-[.D600])" office:value-type="float" office:value="1906.17690166449" calcext:value-type="float">
            <text:p>1906.1769016645</text:p>
          </table:table-cell>
          <table:table-cell table:formula="of:=[.D601]-[.D600]" office:value-type="float" office:value="0.0503625869750977" calcext:value-type="float">
            <text:p>0.05036258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5642826.13554" calcext:value-type="float">
            <text:p>1455642826.13554</text:p>
          </table:table-cell>
          <table:table-cell office:value-type="float" office:value="96" calcext:value-type="float">
            <text:p>96</text:p>
          </table:table-cell>
          <table:table-cell table:formula="of:=[.B602]-[.B$2]" office:value-type="float" office:value="30.002464056015" calcext:value-type="float">
            <text:p>30.002464056</text:p>
          </table:table-cell>
          <table:table-cell table:formula="of:=[.C602]/([.D602]-[.D601])" office:value-type="float" office:value="1938.2274444867" calcext:value-type="float">
            <text:p>1938.2274444867</text:p>
          </table:table-cell>
          <table:table-cell table:formula="of:=[.D602]-[.D601]" office:value-type="float" office:value="0.0495297908782959" calcext:value-type="float">
            <text:p>0.0495297909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5642826.18579" calcext:value-type="float">
            <text:p>1455642826.18579</text:p>
          </table:table-cell>
          <table:table-cell office:value-type="float" office:value="96" calcext:value-type="float">
            <text:p>96</text:p>
          </table:table-cell>
          <table:table-cell table:formula="of:=[.B603]-[.B$2]" office:value-type="float" office:value="30.0527167320251" calcext:value-type="float">
            <text:p>30.052716732</text:p>
          </table:table-cell>
          <table:table-cell table:formula="of:=[.C603]/([.D603]-[.D602])" office:value-type="float" office:value="1910.34602775471" calcext:value-type="float">
            <text:p>1910.3460277547</text:p>
          </table:table-cell>
          <table:table-cell table:formula="of:=[.D603]-[.D602]" office:value-type="float" office:value="0.0502526760101318" calcext:value-type="float">
            <text:p>0.050252676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5642826.23545" calcext:value-type="float">
            <text:p>1455642826.23545</text:p>
          </table:table-cell>
          <table:table-cell office:value-type="float" office:value="96" calcext:value-type="float">
            <text:p>96</text:p>
          </table:table-cell>
          <table:table-cell table:formula="of:=[.B604]-[.B$2]" office:value-type="float" office:value="30.1023755073547" calcext:value-type="float">
            <text:p>30.1023755074</text:p>
          </table:table-cell>
          <table:table-cell table:formula="of:=[.C604]/([.D604]-[.D603])" office:value-type="float" office:value="1933.19306331739" calcext:value-type="float">
            <text:p>1933.1930633174</text:p>
          </table:table-cell>
          <table:table-cell table:formula="of:=[.D604]-[.D603]" office:value-type="float" office:value="0.0496587753295898" calcext:value-type="float">
            <text:p>0.049658775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5642826.28521" calcext:value-type="float">
            <text:p>1455642826.28521</text:p>
          </table:table-cell>
          <table:table-cell office:value-type="float" office:value="96" calcext:value-type="float">
            <text:p>96</text:p>
          </table:table-cell>
          <table:table-cell table:formula="of:=[.B605]-[.B$2]" office:value-type="float" office:value="30.1521277427673" calcext:value-type="float">
            <text:p>30.1521277428</text:p>
          </table:table-cell>
          <table:table-cell table:formula="of:=[.C605]/([.D605]-[.D604])" office:value-type="float" office:value="1929.56154037839" calcext:value-type="float">
            <text:p>1929.5615403784</text:p>
          </table:table-cell>
          <table:table-cell table:formula="of:=[.D605]-[.D604]" office:value-type="float" office:value="0.0497522354125977" calcext:value-type="float">
            <text:p>0.0497522354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5642826.3358" calcext:value-type="float">
            <text:p>1455642826.3358</text:p>
          </table:table-cell>
          <table:table-cell office:value-type="float" office:value="96" calcext:value-type="float">
            <text:p>96</text:p>
          </table:table-cell>
          <table:table-cell table:formula="of:=[.B606]-[.B$2]" office:value-type="float" office:value="30.2027230262756" calcext:value-type="float">
            <text:p>30.2027230263</text:p>
          </table:table-cell>
          <table:table-cell table:formula="of:=[.C606]/([.D606]-[.D605])" office:value-type="float" office:value="1897.41006163648" calcext:value-type="float">
            <text:p>1897.4100616365</text:p>
          </table:table-cell>
          <table:table-cell table:formula="of:=[.D606]-[.D605]" office:value-type="float" office:value="0.0505952835083008" calcext:value-type="float">
            <text:p>0.050595283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5642826.38517" calcext:value-type="float">
            <text:p>1455642826.38517</text:p>
          </table:table-cell>
          <table:table-cell office:value-type="float" office:value="96" calcext:value-type="float">
            <text:p>96</text:p>
          </table:table-cell>
          <table:table-cell table:formula="of:=[.B607]-[.B$2]" office:value-type="float" office:value="30.2520897388458" calcext:value-type="float">
            <text:p>30.2520897388</text:p>
          </table:table-cell>
          <table:table-cell table:formula="of:=[.C607]/([.D607]-[.D606])" office:value-type="float" office:value="1944.63019719017" calcext:value-type="float">
            <text:p>1944.6301971902</text:p>
          </table:table-cell>
          <table:table-cell table:formula="of:=[.D607]-[.D606]" office:value-type="float" office:value="0.0493667125701904" calcext:value-type="float">
            <text:p>0.0493667126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5642826.43551" calcext:value-type="float">
            <text:p>1455642826.43551</text:p>
          </table:table-cell>
          <table:table-cell office:value-type="float" office:value="96" calcext:value-type="float">
            <text:p>96</text:p>
          </table:table-cell>
          <table:table-cell table:formula="of:=[.B608]-[.B$2]" office:value-type="float" office:value="30.302431344986" calcext:value-type="float">
            <text:p>30.302431345</text:p>
          </table:table-cell>
          <table:table-cell table:formula="of:=[.C608]/([.D608]-[.D607])" office:value-type="float" office:value="1906.97133763995" calcext:value-type="float">
            <text:p>1906.97133764</text:p>
          </table:table-cell>
          <table:table-cell table:formula="of:=[.D608]-[.D607]" office:value-type="float" office:value="0.0503416061401367" calcext:value-type="float">
            <text:p>0.0503416061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5642826.48325" calcext:value-type="float">
            <text:p>1455642826.48325</text:p>
          </table:table-cell>
          <table:table-cell office:value-type="float" office:value="96" calcext:value-type="float">
            <text:p>96</text:p>
          </table:table-cell>
          <table:table-cell table:formula="of:=[.B609]-[.B$2]" office:value-type="float" office:value="30.3501758575439" calcext:value-type="float">
            <text:p>30.3501758575</text:p>
          </table:table-cell>
          <table:table-cell table:formula="of:=[.C609]/([.D609]-[.D608])" office:value-type="float" office:value="2010.70227459989" calcext:value-type="float">
            <text:p>2010.7022745999</text:p>
          </table:table-cell>
          <table:table-cell table:formula="of:=[.D609]-[.D608]" office:value-type="float" office:value="0.0477445125579834" calcext:value-type="float">
            <text:p>0.0477445126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5642826.53548" calcext:value-type="float">
            <text:p>1455642826.53548</text:p>
          </table:table-cell>
          <table:table-cell office:value-type="float" office:value="96" calcext:value-type="float">
            <text:p>96</text:p>
          </table:table-cell>
          <table:table-cell table:formula="of:=[.B610]-[.B$2]" office:value-type="float" office:value="30.4024007320404" calcext:value-type="float">
            <text:p>30.402400732</text:p>
          </table:table-cell>
          <table:table-cell table:formula="of:=[.C610]/([.D610]-[.D609])" office:value-type="float" office:value="1838.20451318667" calcext:value-type="float">
            <text:p>1838.2045131867</text:p>
          </table:table-cell>
          <table:table-cell table:formula="of:=[.D610]-[.D609]" office:value-type="float" office:value="0.05222487449646" calcext:value-type="float">
            <text:p>0.0522248745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5642826.58534" calcext:value-type="float">
            <text:p>1455642826.58534</text:p>
          </table:table-cell>
          <table:table-cell office:value-type="float" office:value="96" calcext:value-type="float">
            <text:p>96</text:p>
          </table:table-cell>
          <table:table-cell table:formula="of:=[.B611]-[.B$2]" office:value-type="float" office:value="30.4522588253021" calcext:value-type="float">
            <text:p>30.4522588253</text:p>
          </table:table-cell>
          <table:table-cell table:formula="of:=[.C611]/([.D611]-[.D610])" office:value-type="float" office:value="1925.46472838562" calcext:value-type="float">
            <text:p>1925.4647283856</text:p>
          </table:table-cell>
          <table:table-cell table:formula="of:=[.D611]-[.D610]" office:value-type="float" office:value="0.0498580932617188" calcext:value-type="float">
            <text:p>0.049858093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5642826.63511" calcext:value-type="float">
            <text:p>1455642826.63511</text:p>
          </table:table-cell>
          <table:table-cell office:value-type="float" office:value="96" calcext:value-type="float">
            <text:p>96</text:p>
          </table:table-cell>
          <table:table-cell table:formula="of:=[.B612]-[.B$2]" office:value-type="float" office:value="30.5020279884338" calcext:value-type="float">
            <text:p>30.5020279884</text:p>
          </table:table-cell>
          <table:table-cell table:formula="of:=[.C612]/([.D612]-[.D611])" office:value-type="float" office:value="1928.90524893771" calcext:value-type="float">
            <text:p>1928.9052489377</text:p>
          </table:table-cell>
          <table:table-cell table:formula="of:=[.D612]-[.D611]" office:value-type="float" office:value="0.0497691631317139" calcext:value-type="float">
            <text:p>0.049769163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5642826.68283" calcext:value-type="float">
            <text:p>1455642826.68283</text:p>
          </table:table-cell>
          <table:table-cell office:value-type="float" office:value="96" calcext:value-type="float">
            <text:p>96</text:p>
          </table:table-cell>
          <table:table-cell table:formula="of:=[.B613]-[.B$2]" office:value-type="float" office:value="30.5497534275055" calcext:value-type="float">
            <text:p>30.5497534275</text:p>
          </table:table-cell>
          <table:table-cell table:formula="of:=[.C613]/([.D613]-[.D612])" office:value-type="float" office:value="2011.50585237917" calcext:value-type="float">
            <text:p>2011.5058523792</text:p>
          </table:table-cell>
          <table:table-cell table:formula="of:=[.D613]-[.D612]" office:value-type="float" office:value="0.0477254390716553" calcext:value-type="float">
            <text:p>0.0477254391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5642826.73527" calcext:value-type="float">
            <text:p>1455642826.73527</text:p>
          </table:table-cell>
          <table:table-cell office:value-type="float" office:value="96" calcext:value-type="float">
            <text:p>96</text:p>
          </table:table-cell>
          <table:table-cell table:formula="of:=[.B614]-[.B$2]" office:value-type="float" office:value="30.6021950244904" calcext:value-type="float">
            <text:p>30.6021950245</text:p>
          </table:table-cell>
          <table:table-cell table:formula="of:=[.C614]/([.D614]-[.D613])" office:value-type="float" office:value="1830.60786702795" calcext:value-type="float">
            <text:p>1830.607867028</text:p>
          </table:table-cell>
          <table:table-cell table:formula="of:=[.D614]-[.D613]" office:value-type="float" office:value="0.0524415969848633" calcext:value-type="float">
            <text:p>0.052441597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5642826.78558" calcext:value-type="float">
            <text:p>1455642826.78558</text:p>
          </table:table-cell>
          <table:table-cell office:value-type="float" office:value="96" calcext:value-type="float">
            <text:p>96</text:p>
          </table:table-cell>
          <table:table-cell table:formula="of:=[.B615]-[.B$2]" office:value-type="float" office:value="30.6525068283081" calcext:value-type="float">
            <text:p>30.6525068283</text:p>
          </table:table-cell>
          <table:table-cell table:formula="of:=[.C615]/([.D615]-[.D614])" office:value-type="float" office:value="1908.1009368647" calcext:value-type="float">
            <text:p>1908.1009368647</text:p>
          </table:table-cell>
          <table:table-cell table:formula="of:=[.D615]-[.D614]" office:value-type="float" office:value="0.050311803817749" calcext:value-type="float">
            <text:p>0.0503118038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5642826.83535" calcext:value-type="float">
            <text:p>1455642826.83535</text:p>
          </table:table-cell>
          <table:table-cell office:value-type="float" office:value="96" calcext:value-type="float">
            <text:p>96</text:p>
          </table:table-cell>
          <table:table-cell table:formula="of:=[.B616]-[.B$2]" office:value-type="float" office:value="30.7022712230682" calcext:value-type="float">
            <text:p>30.7022712231</text:p>
          </table:table-cell>
          <table:table-cell table:formula="of:=[.C616]/([.D616]-[.D615])" office:value-type="float" office:value="1929.09007459505" calcext:value-type="float">
            <text:p>1929.0900745951</text:p>
          </table:table-cell>
          <table:table-cell table:formula="of:=[.D616]-[.D615]" office:value-type="float" office:value="0.0497643947601318" calcext:value-type="float">
            <text:p>0.0497643948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5642826.88576" calcext:value-type="float">
            <text:p>1455642826.88576</text:p>
          </table:table-cell>
          <table:table-cell office:value-type="float" office:value="96" calcext:value-type="float">
            <text:p>96</text:p>
          </table:table-cell>
          <table:table-cell table:formula="of:=[.B617]-[.B$2]" office:value-type="float" office:value="30.7526843547821" calcext:value-type="float">
            <text:p>30.7526843548</text:p>
          </table:table-cell>
          <table:table-cell table:formula="of:=[.C617]/([.D617]-[.D616])" office:value-type="float" office:value="1904.26574855284" calcext:value-type="float">
            <text:p>1904.2657485528</text:p>
          </table:table-cell>
          <table:table-cell table:formula="of:=[.D617]-[.D616]" office:value-type="float" office:value="0.0504131317138672" calcext:value-type="float">
            <text:p>0.0504131317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5642826.93516" calcext:value-type="float">
            <text:p>1455642826.93516</text:p>
          </table:table-cell>
          <table:table-cell office:value-type="float" office:value="96" calcext:value-type="float">
            <text:p>96</text:p>
          </table:table-cell>
          <table:table-cell table:formula="of:=[.B618]-[.B$2]" office:value-type="float" office:value="30.8020868301392" calcext:value-type="float">
            <text:p>30.8020868301</text:p>
          </table:table-cell>
          <table:table-cell table:formula="of:=[.C618]/([.D618]-[.D617])" office:value-type="float" office:value="1943.22246620562" calcext:value-type="float">
            <text:p>1943.2224662056</text:p>
          </table:table-cell>
          <table:table-cell table:formula="of:=[.D618]-[.D617]" office:value-type="float" office:value="0.0494024753570557" calcext:value-type="float">
            <text:p>0.0494024754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5642826.98555" calcext:value-type="float">
            <text:p>1455642826.98555</text:p>
          </table:table-cell>
          <table:table-cell office:value-type="float" office:value="96" calcext:value-type="float">
            <text:p>96</text:p>
          </table:table-cell>
          <table:table-cell table:formula="of:=[.B619]-[.B$2]" office:value-type="float" office:value="30.852475643158" calcext:value-type="float">
            <text:p>30.8524756432</text:p>
          </table:table-cell>
          <table:table-cell table:formula="of:=[.C619]/([.D619]-[.D618])" office:value-type="float" office:value="1905.18478703169" calcext:value-type="float">
            <text:p>1905.1847870317</text:p>
          </table:table-cell>
          <table:table-cell table:formula="of:=[.D619]-[.D618]" office:value-type="float" office:value="0.0503888130187988" calcext:value-type="float">
            <text:p>0.050388813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5642827.03496" calcext:value-type="float">
            <text:p>1455642827.03496</text:p>
          </table:table-cell>
          <table:table-cell office:value-type="float" office:value="96" calcext:value-type="float">
            <text:p>96</text:p>
          </table:table-cell>
          <table:table-cell table:formula="of:=[.B620]-[.B$2]" office:value-type="float" office:value="30.9018847942352" calcext:value-type="float">
            <text:p>30.9018847942</text:p>
          </table:table-cell>
          <table:table-cell table:formula="of:=[.C620]/([.D620]-[.D619])" office:value-type="float" office:value="1942.95991545911" calcext:value-type="float">
            <text:p>1942.9599154591</text:p>
          </table:table-cell>
          <table:table-cell table:formula="of:=[.D620]-[.D619]" office:value-type="float" office:value="0.0494091510772705" calcext:value-type="float">
            <text:p>0.0494091511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5642827.0861" calcext:value-type="float">
            <text:p>1455642827.0861</text:p>
          </table:table-cell>
          <table:table-cell office:value-type="float" office:value="96" calcext:value-type="float">
            <text:p>96</text:p>
          </table:table-cell>
          <table:table-cell table:formula="of:=[.B621]-[.B$2]" office:value-type="float" office:value="30.9530265331268" calcext:value-type="float">
            <text:p>30.9530265331</text:p>
          </table:table-cell>
          <table:table-cell table:formula="of:=[.C621]/([.D621]-[.D620])" office:value-type="float" office:value="1877.13601611159" calcext:value-type="float">
            <text:p>1877.1360161116</text:p>
          </table:table-cell>
          <table:table-cell table:formula="of:=[.D621]-[.D620]" office:value-type="float" office:value="0.0511417388916016" calcext:value-type="float">
            <text:p>0.0511417389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5642827.13532" calcext:value-type="float">
            <text:p>1455642827.13532</text:p>
          </table:table-cell>
          <table:table-cell office:value-type="float" office:value="96" calcext:value-type="float">
            <text:p>96</text:p>
          </table:table-cell>
          <table:table-cell table:formula="of:=[.B622]-[.B$2]" office:value-type="float" office:value="31.002238035202" calcext:value-type="float">
            <text:p>31.0022380352</text:p>
          </table:table-cell>
          <table:table-cell table:formula="of:=[.C622]/([.D622]-[.D621])" office:value-type="float" office:value="1950.76345878067" calcext:value-type="float">
            <text:p>1950.7634587807</text:p>
          </table:table-cell>
          <table:table-cell table:formula="of:=[.D622]-[.D621]" office:value-type="float" office:value="0.0492115020751953" calcext:value-type="float">
            <text:p>0.0492115021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5642827.18577" calcext:value-type="float">
            <text:p>1455642827.18577</text:p>
          </table:table-cell>
          <table:table-cell office:value-type="float" office:value="96" calcext:value-type="float">
            <text:p>96</text:p>
          </table:table-cell>
          <table:table-cell table:formula="of:=[.B623]-[.B$2]" office:value-type="float" office:value="31.0526943206787" calcext:value-type="float">
            <text:p>31.0526943207</text:p>
          </table:table-cell>
          <table:table-cell table:formula="of:=[.C623]/([.D623]-[.D622])" office:value-type="float" office:value="1902.63708659966" calcext:value-type="float">
            <text:p>1902.6370865997</text:p>
          </table:table-cell>
          <table:table-cell table:formula="of:=[.D623]-[.D622]" office:value-type="float" office:value="0.0504562854766846" calcext:value-type="float">
            <text:p>0.050456285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5642827.23574" calcext:value-type="float">
            <text:p>1455642827.23574</text:p>
          </table:table-cell>
          <table:table-cell office:value-type="float" office:value="96" calcext:value-type="float">
            <text:p>96</text:p>
          </table:table-cell>
          <table:table-cell table:formula="of:=[.B624]-[.B$2]" office:value-type="float" office:value="31.1026668548584" calcext:value-type="float">
            <text:p>31.1026668549</text:p>
          </table:table-cell>
          <table:table-cell table:formula="of:=[.C624]/([.D624]-[.D623])" office:value-type="float" office:value="1921.05526717557" calcext:value-type="float">
            <text:p>1921.0552671756</text:p>
          </table:table-cell>
          <table:table-cell table:formula="of:=[.D624]-[.D623]" office:value-type="float" office:value="0.0499725341796875" calcext:value-type="float">
            <text:p>0.0499725342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5642827.28468" calcext:value-type="float">
            <text:p>1455642827.28468</text:p>
          </table:table-cell>
          <table:table-cell office:value-type="float" office:value="96" calcext:value-type="float">
            <text:p>96</text:p>
          </table:table-cell>
          <table:table-cell table:formula="of:=[.B625]-[.B$2]" office:value-type="float" office:value="31.1516003608704" calcext:value-type="float">
            <text:p>31.1516003609</text:p>
          </table:table-cell>
          <table:table-cell table:formula="of:=[.C625]/([.D625]-[.D624])" office:value-type="float" office:value="1961.84593796591" calcext:value-type="float">
            <text:p>1961.8459379659</text:p>
          </table:table-cell>
          <table:table-cell table:formula="of:=[.D625]-[.D624]" office:value-type="float" office:value="0.0489335060119629" calcext:value-type="float">
            <text:p>0.048933506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5642827.33557" calcext:value-type="float">
            <text:p>1455642827.33557</text:p>
          </table:table-cell>
          <table:table-cell office:value-type="float" office:value="96" calcext:value-type="float">
            <text:p>96</text:p>
          </table:table-cell>
          <table:table-cell table:formula="of:=[.B626]-[.B$2]" office:value-type="float" office:value="31.2024900913239" calcext:value-type="float">
            <text:p>31.2024900913</text:p>
          </table:table-cell>
          <table:table-cell table:formula="of:=[.C626]/([.D626]-[.D625])" office:value-type="float" office:value="1886.43168561751" calcext:value-type="float">
            <text:p>1886.4316856175</text:p>
          </table:table-cell>
          <table:table-cell table:formula="of:=[.D626]-[.D625]" office:value-type="float" office:value="0.0508897304534912" calcext:value-type="float">
            <text:p>0.050889730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5642827.38461" calcext:value-type="float">
            <text:p>1455642827.38461</text:p>
          </table:table-cell>
          <table:table-cell office:value-type="float" office:value="96" calcext:value-type="float">
            <text:p>96</text:p>
          </table:table-cell>
          <table:table-cell table:formula="of:=[.B627]-[.B$2]" office:value-type="float" office:value="31.2515325546265" calcext:value-type="float">
            <text:p>31.2515325546</text:p>
          </table:table-cell>
          <table:table-cell table:formula="of:=[.C627]/([.D627]-[.D626])" office:value-type="float" office:value="1957.48731884939" calcext:value-type="float">
            <text:p>1957.4873188494</text:p>
          </table:table-cell>
          <table:table-cell table:formula="of:=[.D627]-[.D626]" office:value-type="float" office:value="0.0490424633026123" calcext:value-type="float">
            <text:p>0.0490424633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5642827.43623" calcext:value-type="float">
            <text:p>1455642827.43623</text:p>
          </table:table-cell>
          <table:table-cell office:value-type="float" office:value="96" calcext:value-type="float">
            <text:p>96</text:p>
          </table:table-cell>
          <table:table-cell table:formula="of:=[.B628]-[.B$2]" office:value-type="float" office:value="31.3031506538391" calcext:value-type="float">
            <text:p>31.3031506538</text:p>
          </table:table-cell>
          <table:table-cell table:formula="of:=[.C628]/([.D628]-[.D627])" office:value-type="float" office:value="1859.81276847327" calcext:value-type="float">
            <text:p>1859.8127684733</text:p>
          </table:table-cell>
          <table:table-cell table:formula="of:=[.D628]-[.D627]" office:value-type="float" office:value="0.0516180992126465" calcext:value-type="float">
            <text:p>0.0516180992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5642827.48535" calcext:value-type="float">
            <text:p>1455642827.48535</text:p>
          </table:table-cell>
          <table:table-cell office:value-type="float" office:value="96" calcext:value-type="float">
            <text:p>96</text:p>
          </table:table-cell>
          <table:table-cell table:formula="of:=[.B629]-[.B$2]" office:value-type="float" office:value="31.3522753715515" calcext:value-type="float">
            <text:p>31.3522753716</text:p>
          </table:table-cell>
          <table:table-cell table:formula="of:=[.C629]/([.D629]-[.D628])" office:value-type="float" office:value="1954.20970278193" calcext:value-type="float">
            <text:p>1954.2097027819</text:p>
          </table:table-cell>
          <table:table-cell table:formula="of:=[.D629]-[.D628]" office:value-type="float" office:value="0.0491247177124023" calcext:value-type="float">
            <text:p>0.0491247177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5642827.53557" calcext:value-type="float">
            <text:p>1455642827.53557</text:p>
          </table:table-cell>
          <table:table-cell office:value-type="float" office:value="96" calcext:value-type="float">
            <text:p>96</text:p>
          </table:table-cell>
          <table:table-cell table:formula="of:=[.B630]-[.B$2]" office:value-type="float" office:value="31.402489900589" calcext:value-type="float">
            <text:p>31.4024899006</text:p>
          </table:table-cell>
          <table:table-cell table:formula="of:=[.C630]/([.D630]-[.D629])" office:value-type="float" office:value="1911.79727939605" calcext:value-type="float">
            <text:p>1911.7972793961</text:p>
          </table:table-cell>
          <table:table-cell table:formula="of:=[.D630]-[.D629]" office:value-type="float" office:value="0.0502145290374756" calcext:value-type="float">
            <text:p>0.050214529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5642827.58544" calcext:value-type="float">
            <text:p>1455642827.58544</text:p>
          </table:table-cell>
          <table:table-cell office:value-type="float" office:value="96" calcext:value-type="float">
            <text:p>96</text:p>
          </table:table-cell>
          <table:table-cell table:formula="of:=[.B631]-[.B$2]" office:value-type="float" office:value="31.4523618221283" calcext:value-type="float">
            <text:p>31.4523618221</text:p>
          </table:table-cell>
          <table:table-cell table:formula="of:=[.C631]/([.D631]-[.D630])" office:value-type="float" office:value="1924.93084358776" calcext:value-type="float">
            <text:p>1924.9308435878</text:p>
          </table:table-cell>
          <table:table-cell table:formula="of:=[.D631]-[.D630]" office:value-type="float" office:value="0.0498719215393066" calcext:value-type="float">
            <text:p>0.049871921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5642827.63477" calcext:value-type="float">
            <text:p>1455642827.63477</text:p>
          </table:table-cell>
          <table:table-cell office:value-type="float" office:value="96" calcext:value-type="float">
            <text:p>96</text:p>
          </table:table-cell>
          <table:table-cell table:formula="of:=[.B632]-[.B$2]" office:value-type="float" office:value="31.5016961097717" calcext:value-type="float">
            <text:p>31.5016961098</text:p>
          </table:table-cell>
          <table:table-cell table:formula="of:=[.C632]/([.D632]-[.D631])" office:value-type="float" office:value="1945.90830405513" calcext:value-type="float">
            <text:p>1945.9083040551</text:p>
          </table:table-cell>
          <table:table-cell table:formula="of:=[.D632]-[.D631]" office:value-type="float" office:value="0.0493342876434326" calcext:value-type="float">
            <text:p>0.0493342876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5642827.6838" calcext:value-type="float">
            <text:p>1455642827.6838</text:p>
          </table:table-cell>
          <table:table-cell office:value-type="float" office:value="96" calcext:value-type="float">
            <text:p>96</text:p>
          </table:table-cell>
          <table:table-cell table:formula="of:=[.B633]-[.B$2]" office:value-type="float" office:value="31.5507211685181" calcext:value-type="float">
            <text:p>31.5507211685</text:p>
          </table:table-cell>
          <table:table-cell table:formula="of:=[.C633]/([.D633]-[.D632])" office:value-type="float" office:value="1958.18225321701" calcext:value-type="float">
            <text:p>1958.182253217</text:p>
          </table:table-cell>
          <table:table-cell table:formula="of:=[.D633]-[.D632]" office:value-type="float" office:value="0.0490250587463379" calcext:value-type="float">
            <text:p>0.0490250587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5642827.73487" calcext:value-type="float">
            <text:p>1455642827.73487</text:p>
          </table:table-cell>
          <table:table-cell office:value-type="float" office:value="96" calcext:value-type="float">
            <text:p>96</text:p>
          </table:table-cell>
          <table:table-cell table:formula="of:=[.B634]-[.B$2]" office:value-type="float" office:value="31.6017897129059" calcext:value-type="float">
            <text:p>31.6017897129</text:p>
          </table:table-cell>
          <table:table-cell table:formula="of:=[.C634]/([.D634]-[.D633])" office:value-type="float" office:value="1879.82644014622" calcext:value-type="float">
            <text:p>1879.8264401462</text:p>
          </table:table-cell>
          <table:table-cell table:formula="of:=[.D634]-[.D633]" office:value-type="float" office:value="0.0510685443878174" calcext:value-type="float">
            <text:p>0.0510685444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5642827.78593" calcext:value-type="float">
            <text:p>1455642827.78593</text:p>
          </table:table-cell>
          <table:table-cell office:value-type="float" office:value="96" calcext:value-type="float">
            <text:p>96</text:p>
          </table:table-cell>
          <table:table-cell table:formula="of:=[.B635]-[.B$2]" office:value-type="float" office:value="31.6528549194336" calcext:value-type="float">
            <text:p>31.6528549194</text:p>
          </table:table-cell>
          <table:table-cell table:formula="of:=[.C635]/([.D635]-[.D634])" office:value-type="float" office:value="1879.94931437136" calcext:value-type="float">
            <text:p>1879.9493143714</text:p>
          </table:table-cell>
          <table:table-cell table:formula="of:=[.D635]-[.D634]" office:value-type="float" office:value="0.05106520652771" calcext:value-type="float">
            <text:p>0.0510652065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5642827.83561" calcext:value-type="float">
            <text:p>1455642827.83561</text:p>
          </table:table-cell>
          <table:table-cell office:value-type="float" office:value="96" calcext:value-type="float">
            <text:p>96</text:p>
          </table:table-cell>
          <table:table-cell table:formula="of:=[.B636]-[.B$2]" office:value-type="float" office:value="31.7025363445282" calcext:value-type="float">
            <text:p>31.7025363445</text:p>
          </table:table-cell>
          <table:table-cell table:formula="of:=[.C636]/([.D636]-[.D635])" office:value-type="float" office:value="1932.31172047087" calcext:value-type="float">
            <text:p>1932.3117204709</text:p>
          </table:table-cell>
          <table:table-cell table:formula="of:=[.D636]-[.D635]" office:value-type="float" office:value="0.0496814250946045" calcext:value-type="float">
            <text:p>0.0496814251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5642827.88581" calcext:value-type="float">
            <text:p>1455642827.88581</text:p>
          </table:table-cell>
          <table:table-cell office:value-type="float" office:value="96" calcext:value-type="float">
            <text:p>96</text:p>
          </table:table-cell>
          <table:table-cell table:formula="of:=[.B637]-[.B$2]" office:value-type="float" office:value="31.7527356147766" calcext:value-type="float">
            <text:p>31.7527356148</text:p>
          </table:table-cell>
          <table:table-cell table:formula="of:=[.C637]/([.D637]-[.D636])" office:value-type="float" office:value="1912.37839763288" calcext:value-type="float">
            <text:p>1912.3783976329</text:p>
          </table:table-cell>
          <table:table-cell table:formula="of:=[.D637]-[.D636]" office:value-type="float" office:value="0.0501992702484131" calcext:value-type="float">
            <text:p>0.0501992702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5642827.93537" calcext:value-type="float">
            <text:p>1455642827.93537</text:p>
          </table:table-cell>
          <table:table-cell office:value-type="float" office:value="96" calcext:value-type="float">
            <text:p>96</text:p>
          </table:table-cell>
          <table:table-cell table:formula="of:=[.B638]-[.B$2]" office:value-type="float" office:value="31.8022921085358" calcext:value-type="float">
            <text:p>31.8022921085</text:p>
          </table:table-cell>
          <table:table-cell table:formula="of:=[.C638]/([.D638]-[.D637])" office:value-type="float" office:value="1937.18305549542" calcext:value-type="float">
            <text:p>1937.1830554954</text:p>
          </table:table-cell>
          <table:table-cell table:formula="of:=[.D638]-[.D637]" office:value-type="float" office:value="0.0495564937591553" calcext:value-type="float">
            <text:p>0.0495564938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5642827.98479" calcext:value-type="float">
            <text:p>1455642827.98479</text:p>
          </table:table-cell>
          <table:table-cell office:value-type="float" office:value="96" calcext:value-type="float">
            <text:p>96</text:p>
          </table:table-cell>
          <table:table-cell table:formula="of:=[.B639]-[.B$2]" office:value-type="float" office:value="31.851710319519" calcext:value-type="float">
            <text:p>31.8517103195</text:p>
          </table:table-cell>
          <table:table-cell table:formula="of:=[.C639]/([.D639]-[.D638])" office:value-type="float" office:value="1942.60371004704" calcext:value-type="float">
            <text:p>1942.603710047</text:p>
          </table:table-cell>
          <table:table-cell table:formula="of:=[.D639]-[.D638]" office:value-type="float" office:value="0.0494182109832764" calcext:value-type="float">
            <text:p>0.049418211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5642828.03586" calcext:value-type="float">
            <text:p>1455642828.03586</text:p>
          </table:table-cell>
          <table:table-cell office:value-type="float" office:value="96" calcext:value-type="float">
            <text:p>96</text:p>
          </table:table-cell>
          <table:table-cell table:formula="of:=[.B640]-[.B$2]" office:value-type="float" office:value="31.9027836322784" calcext:value-type="float">
            <text:p>31.9027836323</text:p>
          </table:table-cell>
          <table:table-cell table:formula="of:=[.C640]/([.D640]-[.D639])" office:value-type="float" office:value="1879.65093339931" calcext:value-type="float">
            <text:p>1879.6509333993</text:p>
          </table:table-cell>
          <table:table-cell table:formula="of:=[.D640]-[.D639]" office:value-type="float" office:value="0.0510733127593994" calcext:value-type="float">
            <text:p>0.051073312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5642828.0847" calcext:value-type="float">
            <text:p>1455642828.0847</text:p>
          </table:table-cell>
          <table:table-cell office:value-type="float" office:value="96" calcext:value-type="float">
            <text:p>96</text:p>
          </table:table-cell>
          <table:table-cell table:formula="of:=[.B641]-[.B$2]" office:value-type="float" office:value="31.9516220092773" calcext:value-type="float">
            <text:p>31.9516220093</text:p>
          </table:table-cell>
          <table:table-cell table:formula="of:=[.C641]/([.D641]-[.D640])" office:value-type="float" office:value="1965.66728665368" calcext:value-type="float">
            <text:p>1965.6672866537</text:p>
          </table:table-cell>
          <table:table-cell table:formula="of:=[.D641]-[.D640]" office:value-type="float" office:value="0.0488383769989014" calcext:value-type="float">
            <text:p>0.048838377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5642828.13587" calcext:value-type="float">
            <text:p>1455642828.13587</text:p>
          </table:table-cell>
          <table:table-cell office:value-type="float" office:value="96" calcext:value-type="float">
            <text:p>96</text:p>
          </table:table-cell>
          <table:table-cell table:formula="of:=[.B642]-[.B$2]" office:value-type="float" office:value="32.0027928352356" calcext:value-type="float">
            <text:p>32.0027928352</text:p>
          </table:table-cell>
          <table:table-cell table:formula="of:=[.C642]/([.D642]-[.D641])" office:value-type="float" office:value="1876.06899443683" calcext:value-type="float">
            <text:p>1876.0689944368</text:p>
          </table:table-cell>
          <table:table-cell table:formula="of:=[.D642]-[.D641]" office:value-type="float" office:value="0.051170825958252" calcext:value-type="float">
            <text:p>0.051170826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5642828.18481" calcext:value-type="float">
            <text:p>1455642828.18481</text:p>
          </table:table-cell>
          <table:table-cell office:value-type="float" office:value="96" calcext:value-type="float">
            <text:p>96</text:p>
          </table:table-cell>
          <table:table-cell table:formula="of:=[.B643]-[.B$2]" office:value-type="float" office:value="32.0517275333405" calcext:value-type="float">
            <text:p>32.0517275333</text:p>
          </table:table-cell>
          <table:table-cell table:formula="of:=[.C643]/([.D643]-[.D642])" office:value-type="float" office:value="1961.7981456489" calcext:value-type="float">
            <text:p>1961.7981456489</text:p>
          </table:table-cell>
          <table:table-cell table:formula="of:=[.D643]-[.D642]" office:value-type="float" office:value="0.0489346981048584" calcext:value-type="float">
            <text:p>0.0489346981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5642828.2364" calcext:value-type="float">
            <text:p>1455642828.2364</text:p>
          </table:table-cell>
          <table:table-cell office:value-type="float" office:value="96" calcext:value-type="float">
            <text:p>96</text:p>
          </table:table-cell>
          <table:table-cell table:formula="of:=[.B644]-[.B$2]" office:value-type="float" office:value="32.1033184528351" calcext:value-type="float">
            <text:p>32.1033184528</text:p>
          </table:table-cell>
          <table:table-cell table:formula="of:=[.C644]/([.D644]-[.D643])" office:value-type="float" office:value="1860.79257629813" calcext:value-type="float">
            <text:p>1860.7925762981</text:p>
          </table:table-cell>
          <table:table-cell table:formula="of:=[.D644]-[.D643]" office:value-type="float" office:value="0.0515909194946289" calcext:value-type="float">
            <text:p>0.0515909195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5642828.28539" calcext:value-type="float">
            <text:p>1455642828.28539</text:p>
          </table:table-cell>
          <table:table-cell office:value-type="float" office:value="96" calcext:value-type="float">
            <text:p>96</text:p>
          </table:table-cell>
          <table:table-cell table:formula="of:=[.B645]-[.B$2]" office:value-type="float" office:value="32.1523156166077" calcext:value-type="float">
            <text:p>32.1523156166</text:p>
          </table:table-cell>
          <table:table-cell table:formula="of:=[.C645]/([.D645]-[.D644])" office:value-type="float" office:value="1959.29708187963" calcext:value-type="float">
            <text:p>1959.2970818796</text:p>
          </table:table-cell>
          <table:table-cell table:formula="of:=[.D645]-[.D644]" office:value-type="float" office:value="0.048997163772583" calcext:value-type="float">
            <text:p>0.0489971638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5642828.33562" calcext:value-type="float">
            <text:p>1455642828.33562</text:p>
          </table:table-cell>
          <table:table-cell office:value-type="float" office:value="96" calcext:value-type="float">
            <text:p>96</text:p>
          </table:table-cell>
          <table:table-cell table:formula="of:=[.B646]-[.B$2]" office:value-type="float" office:value="32.2025446891785" calcext:value-type="float">
            <text:p>32.2025446892</text:p>
          </table:table-cell>
          <table:table-cell table:formula="of:=[.C646]/([.D646]-[.D645])" office:value-type="float" office:value="1911.24372970818" calcext:value-type="float">
            <text:p>1911.2437297082</text:p>
          </table:table-cell>
          <table:table-cell table:formula="of:=[.D646]-[.D645]" office:value-type="float" office:value="0.0502290725708008" calcext:value-type="float">
            <text:p>0.050229072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5642828.38414" calcext:value-type="float">
            <text:p>1455642828.38414</text:p>
          </table:table-cell>
          <table:table-cell office:value-type="float" office:value="96" calcext:value-type="float">
            <text:p>96</text:p>
          </table:table-cell>
          <table:table-cell table:formula="of:=[.B647]-[.B$2]" office:value-type="float" office:value="32.2510614395142" calcext:value-type="float">
            <text:p>32.2510614395</text:p>
          </table:table-cell>
          <table:table-cell table:formula="of:=[.C647]/([.D647]-[.D646])" office:value-type="float" office:value="1978.69806480781" calcext:value-type="float">
            <text:p>1978.6980648078</text:p>
          </table:table-cell>
          <table:table-cell table:formula="of:=[.D647]-[.D646]" office:value-type="float" office:value="0.0485167503356934" calcext:value-type="float">
            <text:p>0.0485167503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5642828.43641" calcext:value-type="float">
            <text:p>1455642828.43641</text:p>
          </table:table-cell>
          <table:table-cell office:value-type="float" office:value="96" calcext:value-type="float">
            <text:p>96</text:p>
          </table:table-cell>
          <table:table-cell table:formula="of:=[.B648]-[.B$2]" office:value-type="float" office:value="32.3033337593079" calcext:value-type="float">
            <text:p>32.3033337593</text:p>
          </table:table-cell>
          <table:table-cell table:formula="of:=[.C648]/([.D648]-[.D647])" office:value-type="float" office:value="1836.53605538984" calcext:value-type="float">
            <text:p>1836.5360553898</text:p>
          </table:table-cell>
          <table:table-cell table:formula="of:=[.D648]-[.D647]" office:value-type="float" office:value="0.0522723197937012" calcext:value-type="float">
            <text:p>0.0522723198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5642828.48527" calcext:value-type="float">
            <text:p>1455642828.48527</text:p>
          </table:table-cell>
          <table:table-cell office:value-type="float" office:value="96" calcext:value-type="float">
            <text:p>96</text:p>
          </table:table-cell>
          <table:table-cell table:formula="of:=[.B649]-[.B$2]" office:value-type="float" office:value="32.3521928787231" calcext:value-type="float">
            <text:p>32.3521928787</text:p>
          </table:table-cell>
          <table:table-cell table:formula="of:=[.C649]/([.D649]-[.D648])" office:value-type="float" office:value="1964.83279168497" calcext:value-type="float">
            <text:p>1964.832791685</text:p>
          </table:table-cell>
          <table:table-cell table:formula="of:=[.D649]-[.D648]" office:value-type="float" office:value="0.0488591194152832" calcext:value-type="float">
            <text:p>0.0488591194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5642828.53548" calcext:value-type="float">
            <text:p>1455642828.53548</text:p>
          </table:table-cell>
          <table:table-cell office:value-type="float" office:value="96" calcext:value-type="float">
            <text:p>96</text:p>
          </table:table-cell>
          <table:table-cell table:formula="of:=[.B650]-[.B$2]" office:value-type="float" office:value="32.4024043083191" calcext:value-type="float">
            <text:p>32.4024043083</text:p>
          </table:table-cell>
          <table:table-cell table:formula="of:=[.C650]/([.D650]-[.D649])" office:value-type="float" office:value="1911.91529045308" calcext:value-type="float">
            <text:p>1911.9152904531</text:p>
          </table:table-cell>
          <table:table-cell table:formula="of:=[.D650]-[.D649]" office:value-type="float" office:value="0.0502114295959473" calcext:value-type="float">
            <text:p>0.0502114296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5642828.5861" calcext:value-type="float">
            <text:p>1455642828.5861</text:p>
          </table:table-cell>
          <table:table-cell office:value-type="float" office:value="96" calcext:value-type="float">
            <text:p>96</text:p>
          </table:table-cell>
          <table:table-cell table:formula="of:=[.B651]-[.B$2]" office:value-type="float" office:value="32.453022480011" calcext:value-type="float">
            <text:p>32.45302248</text:p>
          </table:table-cell>
          <table:table-cell table:formula="of:=[.C651]/([.D651]-[.D650])" office:value-type="float" office:value="1896.55210354768" calcext:value-type="float">
            <text:p>1896.5521035477</text:p>
          </table:table-cell>
          <table:table-cell table:formula="of:=[.D651]-[.D650]" office:value-type="float" office:value="0.0506181716918945" calcext:value-type="float">
            <text:p>0.050618171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5642828.6358" calcext:value-type="float">
            <text:p>1455642828.6358</text:p>
          </table:table-cell>
          <table:table-cell office:value-type="float" office:value="96" calcext:value-type="float">
            <text:p>96</text:p>
          </table:table-cell>
          <table:table-cell table:formula="of:=[.B652]-[.B$2]" office:value-type="float" office:value="32.502720117569" calcext:value-type="float">
            <text:p>32.5027201176</text:p>
          </table:table-cell>
          <table:table-cell table:formula="of:=[.C652]/([.D652]-[.D651])" office:value-type="float" office:value="1931.68135785116" calcext:value-type="float">
            <text:p>1931.6813578512</text:p>
          </table:table-cell>
          <table:table-cell table:formula="of:=[.D652]-[.D651]" office:value-type="float" office:value="0.0496976375579834" calcext:value-type="float">
            <text:p>0.0496976376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5642828.68371" calcext:value-type="float">
            <text:p>1455642828.68371</text:p>
          </table:table-cell>
          <table:table-cell office:value-type="float" office:value="96" calcext:value-type="float">
            <text:p>96</text:p>
          </table:table-cell>
          <table:table-cell table:formula="of:=[.B653]-[.B$2]" office:value-type="float" office:value="32.5506272315979" calcext:value-type="float">
            <text:p>32.5506272316</text:p>
          </table:table-cell>
          <table:table-cell table:formula="of:=[.C653]/([.D653]-[.D652])" office:value-type="float" office:value="2003.87775272847" calcext:value-type="float">
            <text:p>2003.8777527285</text:p>
          </table:table-cell>
          <table:table-cell table:formula="of:=[.D653]-[.D652]" office:value-type="float" office:value="0.0479071140289307" calcext:value-type="float">
            <text:p>0.047907114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5642828.73398" calcext:value-type="float">
            <text:p>1455642828.73398</text:p>
          </table:table-cell>
          <table:table-cell office:value-type="float" office:value="96" calcext:value-type="float">
            <text:p>96</text:p>
          </table:table-cell>
          <table:table-cell table:formula="of:=[.B654]-[.B$2]" office:value-type="float" office:value="32.60089802742" calcext:value-type="float">
            <text:p>32.6008980274</text:p>
          </table:table-cell>
          <table:table-cell table:formula="of:=[.C654]/([.D654]-[.D653])" office:value-type="float" office:value="1909.65745479035" calcext:value-type="float">
            <text:p>1909.6574547904</text:p>
          </table:table-cell>
          <table:table-cell table:formula="of:=[.D654]-[.D653]" office:value-type="float" office:value="0.0502707958221436" calcext:value-type="float">
            <text:p>0.0502707958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5642828.78339" calcext:value-type="float">
            <text:p>1455642828.78339</text:p>
          </table:table-cell>
          <table:table-cell office:value-type="float" office:value="96" calcext:value-type="float">
            <text:p>96</text:p>
          </table:table-cell>
          <table:table-cell table:formula="of:=[.B655]-[.B$2]" office:value-type="float" office:value="32.6503167152405" calcext:value-type="float">
            <text:p>32.6503167152</text:p>
          </table:table-cell>
          <table:table-cell table:formula="of:=[.C655]/([.D655]-[.D654])" office:value-type="float" office:value="1942.58496601167" calcext:value-type="float">
            <text:p>1942.5849660117</text:p>
          </table:table-cell>
          <table:table-cell table:formula="of:=[.D655]-[.D654]" office:value-type="float" office:value="0.0494186878204346" calcext:value-type="float">
            <text:p>0.0494186878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5642828.83304" calcext:value-type="float">
            <text:p>1455642828.83304</text:p>
          </table:table-cell>
          <table:table-cell office:value-type="float" office:value="96" calcext:value-type="float">
            <text:p>96</text:p>
          </table:table-cell>
          <table:table-cell table:formula="of:=[.B656]-[.B$2]" office:value-type="float" office:value="32.6999576091766" calcext:value-type="float">
            <text:p>32.6999576092</text:p>
          </table:table-cell>
          <table:table-cell table:formula="of:=[.C656]/([.D656]-[.D655])" office:value-type="float" office:value="1933.88942841088" calcext:value-type="float">
            <text:p>1933.8894284109</text:p>
          </table:table-cell>
          <table:table-cell table:formula="of:=[.D656]-[.D655]" office:value-type="float" office:value="0.0496408939361572" calcext:value-type="float">
            <text:p>0.0496408939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5642828.88369" calcext:value-type="float">
            <text:p>1455642828.88369</text:p>
          </table:table-cell>
          <table:table-cell office:value-type="float" office:value="96" calcext:value-type="float">
            <text:p>96</text:p>
          </table:table-cell>
          <table:table-cell table:formula="of:=[.B657]-[.B$2]" office:value-type="float" office:value="32.7506082057953" calcext:value-type="float">
            <text:p>32.7506082058</text:p>
          </table:table-cell>
          <table:table-cell table:formula="of:=[.C657]/([.D657]-[.D656])" office:value-type="float" office:value="1895.33799024684" calcext:value-type="float">
            <text:p>1895.3379902469</text:p>
          </table:table-cell>
          <table:table-cell table:formula="of:=[.D657]-[.D656]" office:value-type="float" office:value="0.0506505966186523" calcext:value-type="float">
            <text:p>0.0506505966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5642828.93368" calcext:value-type="float">
            <text:p>1455642828.93368</text:p>
          </table:table-cell>
          <table:table-cell office:value-type="float" office:value="96" calcext:value-type="float">
            <text:p>96</text:p>
          </table:table-cell>
          <table:table-cell table:formula="of:=[.B658]-[.B$2]" office:value-type="float" office:value="32.8005995750427" calcext:value-type="float">
            <text:p>32.800599575</text:p>
          </table:table-cell>
          <table:table-cell table:formula="of:=[.C658]/([.D658]-[.D657])" office:value-type="float" office:value="1920.33147811655" calcext:value-type="float">
            <text:p>1920.3314781166</text:p>
          </table:table-cell>
          <table:table-cell table:formula="of:=[.D658]-[.D657]" office:value-type="float" office:value="0.0499913692474365" calcext:value-type="float">
            <text:p>0.0499913692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5642828.98338" calcext:value-type="float">
            <text:p>1455642828.98338</text:p>
          </table:table-cell>
          <table:table-cell office:value-type="float" office:value="96" calcext:value-type="float">
            <text:p>96</text:p>
          </table:table-cell>
          <table:table-cell table:formula="of:=[.B659]-[.B$2]" office:value-type="float" office:value="32.8503005504608" calcext:value-type="float">
            <text:p>32.8503005505</text:p>
          </table:table-cell>
          <table:table-cell table:formula="of:=[.C659]/([.D659]-[.D658])" office:value-type="float" office:value="1931.55162836214" calcext:value-type="float">
            <text:p>1931.5516283621</text:p>
          </table:table-cell>
          <table:table-cell table:formula="of:=[.D659]-[.D658]" office:value-type="float" office:value="0.0497009754180908" calcext:value-type="float">
            <text:p>0.0497009754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5642829.03335" calcext:value-type="float">
            <text:p>1455642829.03335</text:p>
          </table:table-cell>
          <table:table-cell office:value-type="float" office:value="96" calcext:value-type="float">
            <text:p>96</text:p>
          </table:table-cell>
          <table:table-cell table:formula="of:=[.B660]-[.B$2]" office:value-type="float" office:value="32.9002721309662" calcext:value-type="float">
            <text:p>32.900272131</text:p>
          </table:table-cell>
          <table:table-cell table:formula="of:=[.C660]/([.D660]-[.D659])" office:value-type="float" office:value="1921.09192923529" calcext:value-type="float">
            <text:p>1921.0919292353</text:p>
          </table:table-cell>
          <table:table-cell table:formula="of:=[.D660]-[.D659]" office:value-type="float" office:value="0.0499715805053711" calcext:value-type="float">
            <text:p>0.0499715805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5642829.08502" calcext:value-type="float">
            <text:p>1455642829.08502</text:p>
          </table:table-cell>
          <table:table-cell office:value-type="float" office:value="96" calcext:value-type="float">
            <text:p>96</text:p>
          </table:table-cell>
          <table:table-cell table:formula="of:=[.B661]-[.B$2]" office:value-type="float" office:value="32.9519376754761" calcext:value-type="float">
            <text:p>32.9519376755</text:p>
          </table:table-cell>
          <table:table-cell table:formula="of:=[.C661]/([.D661]-[.D660])" office:value-type="float" office:value="1858.10487261249" calcext:value-type="float">
            <text:p>1858.1048726125</text:p>
          </table:table-cell>
          <table:table-cell table:formula="of:=[.D661]-[.D660]" office:value-type="float" office:value="0.0516655445098877" calcext:value-type="float">
            <text:p>0.051665544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5642829.134" calcext:value-type="float">
            <text:p>1455642829.134</text:p>
          </table:table-cell>
          <table:table-cell office:value-type="float" office:value="96" calcext:value-type="float">
            <text:p>96</text:p>
          </table:table-cell>
          <table:table-cell table:formula="of:=[.B662]-[.B$2]" office:value-type="float" office:value="33.0009253025055" calcext:value-type="float">
            <text:p>33.0009253025</text:p>
          </table:table-cell>
          <table:table-cell table:formula="of:=[.C662]/([.D662]-[.D661])" office:value-type="float" office:value="1959.6785111136" calcext:value-type="float">
            <text:p>1959.6785111136</text:p>
          </table:table-cell>
          <table:table-cell table:formula="of:=[.D662]-[.D661]" office:value-type="float" office:value="0.0489876270294189" calcext:value-type="float">
            <text:p>0.048987627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5642829.18585" calcext:value-type="float">
            <text:p>1455642829.18585</text:p>
          </table:table-cell>
          <table:table-cell office:value-type="float" office:value="96" calcext:value-type="float">
            <text:p>96</text:p>
          </table:table-cell>
          <table:table-cell table:formula="of:=[.B663]-[.B$2]" office:value-type="float" office:value="33.0527701377869" calcext:value-type="float">
            <text:p>33.0527701378</text:p>
          </table:table-cell>
          <table:table-cell table:formula="of:=[.C663]/([.D663]-[.D662])" office:value-type="float" office:value="1851.67913986011" calcext:value-type="float">
            <text:p>1851.6791398601</text:p>
          </table:table-cell>
          <table:table-cell table:formula="of:=[.D663]-[.D662]" office:value-type="float" office:value="0.0518448352813721" calcext:value-type="float">
            <text:p>0.0518448353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5642829.23546" calcext:value-type="float">
            <text:p>1455642829.23546</text:p>
          </table:table-cell>
          <table:table-cell office:value-type="float" office:value="96" calcext:value-type="float">
            <text:p>96</text:p>
          </table:table-cell>
          <table:table-cell table:formula="of:=[.B664]-[.B$2]" office:value-type="float" office:value="33.1023795604706" calcext:value-type="float">
            <text:p>33.1023795605</text:p>
          </table:table-cell>
          <table:table-cell table:formula="of:=[.C664]/([.D664]-[.D663])" office:value-type="float" office:value="1935.11625023429" calcext:value-type="float">
            <text:p>1935.1162502343</text:p>
          </table:table-cell>
          <table:table-cell table:formula="of:=[.D664]-[.D663]" office:value-type="float" office:value="0.0496094226837158" calcext:value-type="float">
            <text:p>0.0496094227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5642829.28337" calcext:value-type="float">
            <text:p>1455642829.28337</text:p>
          </table:table-cell>
          <table:table-cell office:value-type="float" office:value="96" calcext:value-type="float">
            <text:p>96</text:p>
          </table:table-cell>
          <table:table-cell table:formula="of:=[.B665]-[.B$2]" office:value-type="float" office:value="33.1502933502197" calcext:value-type="float">
            <text:p>33.1502933502</text:p>
          </table:table-cell>
          <table:table-cell table:formula="of:=[.C665]/([.D665]-[.D664])" office:value-type="float" office:value="2003.59855696266" calcext:value-type="float">
            <text:p>2003.5985569627</text:p>
          </table:table-cell>
          <table:table-cell table:formula="of:=[.D665]-[.D664]" office:value-type="float" office:value="0.0479137897491455" calcext:value-type="float">
            <text:p>0.047913789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5642829.33308" calcext:value-type="float">
            <text:p>1455642829.33308</text:p>
          </table:table-cell>
          <table:table-cell office:value-type="float" office:value="96" calcext:value-type="float">
            <text:p>96</text:p>
          </table:table-cell>
          <table:table-cell table:formula="of:=[.B666]-[.B$2]" office:value-type="float" office:value="33.2000050544739" calcext:value-type="float">
            <text:p>33.2000050545</text:p>
          </table:table-cell>
          <table:table-cell table:formula="of:=[.C666]/([.D666]-[.D665])" office:value-type="float" office:value="1931.13475871198" calcext:value-type="float">
            <text:p>1931.134758712</text:p>
          </table:table-cell>
          <table:table-cell table:formula="of:=[.D666]-[.D665]" office:value-type="float" office:value="0.0497117042541504" calcext:value-type="float">
            <text:p>0.0497117043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5642829.38336" calcext:value-type="float">
            <text:p>1455642829.38336</text:p>
          </table:table-cell>
          <table:table-cell office:value-type="float" office:value="96" calcext:value-type="float">
            <text:p>96</text:p>
          </table:table-cell>
          <table:table-cell table:formula="of:=[.B667]-[.B$2]" office:value-type="float" office:value="33.2502777576447" calcext:value-type="float">
            <text:p>33.2502777576</text:p>
          </table:table-cell>
          <table:table-cell table:formula="of:=[.C667]/([.D667]-[.D666])" office:value-type="float" office:value="1909.58500230012" calcext:value-type="float">
            <text:p>1909.5850023001</text:p>
          </table:table-cell>
          <table:table-cell table:formula="of:=[.D667]-[.D666]" office:value-type="float" office:value="0.0502727031707764" calcext:value-type="float">
            <text:p>0.0502727032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5642829.43317" calcext:value-type="float">
            <text:p>1455642829.43317</text:p>
          </table:table-cell>
          <table:table-cell office:value-type="float" office:value="96" calcext:value-type="float">
            <text:p>96</text:p>
          </table:table-cell>
          <table:table-cell table:formula="of:=[.B668]-[.B$2]" office:value-type="float" office:value="33.3000936508179" calcext:value-type="float">
            <text:p>33.3000936508</text:p>
          </table:table-cell>
          <table:table-cell table:formula="of:=[.C668]/([.D668]-[.D667])" office:value-type="float" office:value="1927.0958299632" calcext:value-type="float">
            <text:p>1927.0958299632</text:p>
          </table:table-cell>
          <table:table-cell table:formula="of:=[.D668]-[.D667]" office:value-type="float" office:value="0.0498158931732178" calcext:value-type="float">
            <text:p>0.0498158932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5642829.48316" calcext:value-type="float">
            <text:p>1455642829.48316</text:p>
          </table:table-cell>
          <table:table-cell office:value-type="float" office:value="96" calcext:value-type="float">
            <text:p>96</text:p>
          </table:table-cell>
          <table:table-cell table:formula="of:=[.B669]-[.B$2]" office:value-type="float" office:value="33.3500843048096" calcext:value-type="float">
            <text:p>33.3500843048</text:p>
          </table:table-cell>
          <table:table-cell table:formula="of:=[.C669]/([.D669]-[.D668])" office:value-type="float" office:value="1920.35895381446" calcext:value-type="float">
            <text:p>1920.3589538145</text:p>
          </table:table-cell>
          <table:table-cell table:formula="of:=[.D669]-[.D668]" office:value-type="float" office:value="0.0499906539916992" calcext:value-type="float">
            <text:p>0.049990654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5642829.53324" calcext:value-type="float">
            <text:p>1455642829.53324</text:p>
          </table:table-cell>
          <table:table-cell office:value-type="float" office:value="96" calcext:value-type="float">
            <text:p>96</text:p>
          </table:table-cell>
          <table:table-cell table:formula="of:=[.B670]-[.B$2]" office:value-type="float" office:value="33.4001615047455" calcext:value-type="float">
            <text:p>33.4001615047</text:p>
          </table:table-cell>
          <table:table-cell table:formula="of:=[.C670]/([.D670]-[.D669])" office:value-type="float" office:value="1917.04009255424" calcext:value-type="float">
            <text:p>1917.0400925542</text:p>
          </table:table-cell>
          <table:table-cell table:formula="of:=[.D670]-[.D669]" office:value-type="float" office:value="0.0500771999359131" calcext:value-type="float">
            <text:p>0.0500771999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5642829.58313" calcext:value-type="float">
            <text:p>1455642829.58313</text:p>
          </table:table-cell>
          <table:table-cell office:value-type="float" office:value="96" calcext:value-type="float">
            <text:p>96</text:p>
          </table:table-cell>
          <table:table-cell table:formula="of:=[.B671]-[.B$2]" office:value-type="float" office:value="33.4500570297241" calcext:value-type="float">
            <text:p>33.4500570297</text:p>
          </table:table-cell>
          <table:table-cell table:formula="of:=[.C671]/([.D671]-[.D670])" office:value-type="float" office:value="1924.02024111584" calcext:value-type="float">
            <text:p>1924.0202411159</text:p>
          </table:table-cell>
          <table:table-cell table:formula="of:=[.D671]-[.D670]" office:value-type="float" office:value="0.0498955249786377" calcext:value-type="float">
            <text:p>0.04989552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5642829.63368" calcext:value-type="float">
            <text:p>1455642829.63368</text:p>
          </table:table-cell>
          <table:table-cell office:value-type="float" office:value="96" calcext:value-type="float">
            <text:p>96</text:p>
          </table:table-cell>
          <table:table-cell table:formula="of:=[.B672]-[.B$2]" office:value-type="float" office:value="33.5006031990051" calcext:value-type="float">
            <text:p>33.500603199</text:p>
          </table:table-cell>
          <table:table-cell table:formula="of:=[.C672]/([.D672]-[.D671])" office:value-type="float" office:value="1899.25371923436" calcext:value-type="float">
            <text:p>1899.2537192344</text:p>
          </table:table-cell>
          <table:table-cell table:formula="of:=[.D672]-[.D671]" office:value-type="float" office:value="0.0505461692810059" calcext:value-type="float">
            <text:p>0.0505461693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5642829.68607" calcext:value-type="float">
            <text:p>1455642829.68607</text:p>
          </table:table-cell>
          <table:table-cell office:value-type="float" office:value="96" calcext:value-type="float">
            <text:p>96</text:p>
          </table:table-cell>
          <table:table-cell table:formula="of:=[.B673]-[.B$2]" office:value-type="float" office:value="33.552990436554" calcext:value-type="float">
            <text:p>33.5529904366</text:p>
          </table:table-cell>
          <table:table-cell table:formula="of:=[.C673]/([.D673]-[.D672])" office:value-type="float" office:value="1832.50739095609" calcext:value-type="float">
            <text:p>1832.5073909561</text:p>
          </table:table-cell>
          <table:table-cell table:formula="of:=[.D673]-[.D672]" office:value-type="float" office:value="0.0523872375488281" calcext:value-type="float">
            <text:p>0.0523872375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5642829.73279" calcext:value-type="float">
            <text:p>1455642829.73279</text:p>
          </table:table-cell>
          <table:table-cell office:value-type="float" office:value="96" calcext:value-type="float">
            <text:p>96</text:p>
          </table:table-cell>
          <table:table-cell table:formula="of:=[.B674]-[.B$2]" office:value-type="float" office:value="33.5997080802917" calcext:value-type="float">
            <text:p>33.5997080803</text:p>
          </table:table-cell>
          <table:table-cell table:formula="of:=[.C674]/([.D674]-[.D673])" office:value-type="float" office:value="2054.89815665381" calcext:value-type="float">
            <text:p>2054.8981566538</text:p>
          </table:table-cell>
          <table:table-cell table:formula="of:=[.D674]-[.D673]" office:value-type="float" office:value="0.046717643737793" calcext:value-type="float">
            <text:p>0.0467176437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5642829.78341" calcext:value-type="float">
            <text:p>1455642829.78341</text:p>
          </table:table-cell>
          <table:table-cell office:value-type="float" office:value="96" calcext:value-type="float">
            <text:p>96</text:p>
          </table:table-cell>
          <table:table-cell table:formula="of:=[.B675]-[.B$2]" office:value-type="float" office:value="33.6503276824951" calcext:value-type="float">
            <text:p>33.6503276825</text:p>
          </table:table-cell>
          <table:table-cell table:formula="of:=[.C675]/([.D675]-[.D674])" office:value-type="float" office:value="1896.49850692842" calcext:value-type="float">
            <text:p>1896.4985069284</text:p>
          </table:table-cell>
          <table:table-cell table:formula="of:=[.D675]-[.D674]" office:value-type="float" office:value="0.0506196022033691" calcext:value-type="float">
            <text:p>0.0506196022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5642829.83335" calcext:value-type="float">
            <text:p>1455642829.83335</text:p>
          </table:table-cell>
          <table:table-cell office:value-type="float" office:value="96" calcext:value-type="float">
            <text:p>96</text:p>
          </table:table-cell>
          <table:table-cell table:formula="of:=[.B676]-[.B$2]" office:value-type="float" office:value="33.7002694606781" calcext:value-type="float">
            <text:p>33.7002694607</text:p>
          </table:table-cell>
          <table:table-cell table:formula="of:=[.C676]/([.D676]-[.D675])" office:value-type="float" office:value="1922.23832415943" calcext:value-type="float">
            <text:p>1922.2383241594</text:p>
          </table:table-cell>
          <table:table-cell table:formula="of:=[.D676]-[.D675]" office:value-type="float" office:value="0.0499417781829834" calcext:value-type="float">
            <text:p>0.0499417782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5642829.88282" calcext:value-type="float">
            <text:p>1455642829.88282</text:p>
          </table:table-cell>
          <table:table-cell office:value-type="float" office:value="96" calcext:value-type="float">
            <text:p>96</text:p>
          </table:table-cell>
          <table:table-cell table:formula="of:=[.B677]-[.B$2]" office:value-type="float" office:value="33.7497382164001" calcext:value-type="float">
            <text:p>33.7497382164</text:p>
          </table:table-cell>
          <table:table-cell table:formula="of:=[.C677]/([.D677]-[.D676])" office:value-type="float" office:value="1940.61885322936" calcext:value-type="float">
            <text:p>1940.6188532294</text:p>
          </table:table-cell>
          <table:table-cell table:formula="of:=[.D677]-[.D676]" office:value-type="float" office:value="0.0494687557220459" calcext:value-type="float">
            <text:p>0.0494687557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5642829.93442" calcext:value-type="float">
            <text:p>1455642829.93442</text:p>
          </table:table-cell>
          <table:table-cell office:value-type="float" office:value="96" calcext:value-type="float">
            <text:p>96</text:p>
          </table:table-cell>
          <table:table-cell table:formula="of:=[.B678]-[.B$2]" office:value-type="float" office:value="33.8013391494751" calcext:value-type="float">
            <text:p>33.8013391495</text:p>
          </table:table-cell>
          <table:table-cell table:formula="of:=[.C678]/([.D678]-[.D677])" office:value-type="float" office:value="1860.43147437971" calcext:value-type="float">
            <text:p>1860.4314743797</text:p>
          </table:table-cell>
          <table:table-cell table:formula="of:=[.D678]-[.D677]" office:value-type="float" office:value="0.0516009330749512" calcext:value-type="float">
            <text:p>0.051600933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5642829.98311" calcext:value-type="float">
            <text:p>1455642829.98311</text:p>
          </table:table-cell>
          <table:table-cell office:value-type="float" office:value="96" calcext:value-type="float">
            <text:p>96</text:p>
          </table:table-cell>
          <table:table-cell table:formula="of:=[.B679]-[.B$2]" office:value-type="float" office:value="33.850031375885" calcext:value-type="float">
            <text:p>33.8500313759</text:p>
          </table:table-cell>
          <table:table-cell table:formula="of:=[.C679]/([.D679]-[.D678])" office:value-type="float" office:value="1971.56727219312" calcext:value-type="float">
            <text:p>1971.5672721931</text:p>
          </table:table-cell>
          <table:table-cell table:formula="of:=[.D679]-[.D678]" office:value-type="float" office:value="0.0486922264099121" calcext:value-type="float">
            <text:p>0.0486922264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5642830.03667" calcext:value-type="float">
            <text:p>1455642830.03667</text:p>
          </table:table-cell>
          <table:table-cell office:value-type="float" office:value="96" calcext:value-type="float">
            <text:p>96</text:p>
          </table:table-cell>
          <table:table-cell table:formula="of:=[.B680]-[.B$2]" office:value-type="float" office:value="33.9035882949829" calcext:value-type="float">
            <text:p>33.903588295</text:p>
          </table:table-cell>
          <table:table-cell table:formula="of:=[.C680]/([.D680]-[.D679])" office:value-type="float" office:value="1792.48548305243" calcext:value-type="float">
            <text:p>1792.4854830524</text:p>
          </table:table-cell>
          <table:table-cell table:formula="of:=[.D680]-[.D679]" office:value-type="float" office:value="0.0535569190979004" calcext:value-type="float">
            <text:p>0.053556919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5642830.08518" calcext:value-type="float">
            <text:p>1455642830.08518</text:p>
          </table:table-cell>
          <table:table-cell office:value-type="float" office:value="96" calcext:value-type="float">
            <text:p>96</text:p>
          </table:table-cell>
          <table:table-cell table:formula="of:=[.B681]-[.B$2]" office:value-type="float" office:value="33.9520978927612" calcext:value-type="float">
            <text:p>33.9520978928</text:p>
          </table:table-cell>
          <table:table-cell table:formula="of:=[.C681]/([.D681]-[.D680])" office:value-type="float" office:value="1978.98981638029" calcext:value-type="float">
            <text:p>1978.9898163803</text:p>
          </table:table-cell>
          <table:table-cell table:formula="of:=[.D681]-[.D680]" office:value-type="float" office:value="0.0485095977783203" calcext:value-type="float">
            <text:p>0.0485095978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5642830.13297" calcext:value-type="float">
            <text:p>1455642830.13297</text:p>
          </table:table-cell>
          <table:table-cell office:value-type="float" office:value="96" calcext:value-type="float">
            <text:p>96</text:p>
          </table:table-cell>
          <table:table-cell table:formula="of:=[.B682]-[.B$2]" office:value-type="float" office:value="33.9998877048492" calcext:value-type="float">
            <text:p>33.9998877048</text:p>
          </table:table-cell>
          <table:table-cell table:formula="of:=[.C682]/([.D682]-[.D681])" office:value-type="float" office:value="2008.79634812542" calcext:value-type="float">
            <text:p>2008.7963481254</text:p>
          </table:table-cell>
          <table:table-cell table:formula="of:=[.D682]-[.D681]" office:value-type="float" office:value="0.0477898120880127" calcext:value-type="float">
            <text:p>0.0477898121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5642830.18569" calcext:value-type="float">
            <text:p>1455642830.18569</text:p>
          </table:table-cell>
          <table:table-cell office:value-type="float" office:value="96" calcext:value-type="float">
            <text:p>96</text:p>
          </table:table-cell>
          <table:table-cell table:formula="of:=[.B683]-[.B$2]" office:value-type="float" office:value="34.0526168346405" calcext:value-type="float">
            <text:p>34.0526168346</text:p>
          </table:table-cell>
          <table:table-cell table:formula="of:=[.C683]/([.D683]-[.D682])" office:value-type="float" office:value="1820.62553241515" calcext:value-type="float">
            <text:p>1820.6255324152</text:p>
          </table:table-cell>
          <table:table-cell table:formula="of:=[.D683]-[.D682]" office:value-type="float" office:value="0.0527291297912598" calcext:value-type="float">
            <text:p>0.0527291298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5642830.23514" calcext:value-type="float">
            <text:p>1455642830.23514</text:p>
          </table:table-cell>
          <table:table-cell office:value-type="float" office:value="96" calcext:value-type="float">
            <text:p>96</text:p>
          </table:table-cell>
          <table:table-cell table:formula="of:=[.B684]-[.B$2]" office:value-type="float" office:value="34.1020667552948" calcext:value-type="float">
            <text:p>34.1020667553</text:p>
          </table:table-cell>
          <table:table-cell table:formula="of:=[.C684]/([.D684]-[.D683])" office:value-type="float" office:value="1941.35801897709" calcext:value-type="float">
            <text:p>1941.3580189771</text:p>
          </table:table-cell>
          <table:table-cell table:formula="of:=[.D684]-[.D683]" office:value-type="float" office:value="0.0494499206542969" calcext:value-type="float">
            <text:p>0.0494499207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5642830.28522" calcext:value-type="float">
            <text:p>1455642830.28522</text:p>
          </table:table-cell>
          <table:table-cell office:value-type="float" office:value="96" calcext:value-type="float">
            <text:p>96</text:p>
          </table:table-cell>
          <table:table-cell table:formula="of:=[.B685]-[.B$2]" office:value-type="float" office:value="34.1521425247192" calcext:value-type="float">
            <text:p>34.1521425247</text:p>
          </table:table-cell>
          <table:table-cell table:formula="of:=[.C685]/([.D685]-[.D684])" office:value-type="float" office:value="1917.09485652255" calcext:value-type="float">
            <text:p>1917.0948565226</text:p>
          </table:table-cell>
          <table:table-cell table:formula="of:=[.D685]-[.D684]" office:value-type="float" office:value="0.0500757694244385" calcext:value-type="float">
            <text:p>0.0500757694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5642830.33538" calcext:value-type="float">
            <text:p>1455642830.33538</text:p>
          </table:table-cell>
          <table:table-cell office:value-type="float" office:value="96" calcext:value-type="float">
            <text:p>96</text:p>
          </table:table-cell>
          <table:table-cell table:formula="of:=[.B686]-[.B$2]" office:value-type="float" office:value="34.202300786972" calcext:value-type="float">
            <text:p>34.202300787</text:p>
          </table:table-cell>
          <table:table-cell table:formula="of:=[.C686]/([.D686]-[.D685])" office:value-type="float" office:value="1913.94190484792" calcext:value-type="float">
            <text:p>1913.9419048479</text:p>
          </table:table-cell>
          <table:table-cell table:formula="of:=[.D686]-[.D685]" office:value-type="float" office:value="0.0501582622528076" calcext:value-type="float">
            <text:p>0.0501582623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5642830.38314" calcext:value-type="float">
            <text:p>1455642830.38314</text:p>
          </table:table-cell>
          <table:table-cell office:value-type="float" office:value="96" calcext:value-type="float">
            <text:p>96</text:p>
          </table:table-cell>
          <table:table-cell table:formula="of:=[.B687]-[.B$2]" office:value-type="float" office:value="34.2500655651093" calcext:value-type="float">
            <text:p>34.2500655651</text:p>
          </table:table-cell>
          <table:table-cell table:formula="of:=[.C687]/([.D687]-[.D686])" office:value-type="float" office:value="2009.84917640012" calcext:value-type="float">
            <text:p>2009.8491764001</text:p>
          </table:table-cell>
          <table:table-cell table:formula="of:=[.D687]-[.D686]" office:value-type="float" office:value="0.047764778137207" calcext:value-type="float">
            <text:p>0.0477647781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5642830.43345" calcext:value-type="float">
            <text:p>1455642830.43345</text:p>
          </table:table-cell>
          <table:table-cell office:value-type="float" office:value="96" calcext:value-type="float">
            <text:p>96</text:p>
          </table:table-cell>
          <table:table-cell table:formula="of:=[.B688]-[.B$2]" office:value-type="float" office:value="34.3003714084625" calcext:value-type="float">
            <text:p>34.3003714085</text:p>
          </table:table-cell>
          <table:table-cell table:formula="of:=[.C688]/([.D688]-[.D687])" office:value-type="float" office:value="1908.3270173177" calcext:value-type="float">
            <text:p>1908.3270173177</text:p>
          </table:table-cell>
          <table:table-cell table:formula="of:=[.D688]-[.D687]" office:value-type="float" office:value="0.0503058433532715" calcext:value-type="float">
            <text:p>0.0503058434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5642830.48334" calcext:value-type="float">
            <text:p>1455642830.48334</text:p>
          </table:table-cell>
          <table:table-cell office:value-type="float" office:value="96" calcext:value-type="float">
            <text:p>96</text:p>
          </table:table-cell>
          <table:table-cell table:formula="of:=[.B689]-[.B$2]" office:value-type="float" office:value="34.350261926651" calcext:value-type="float">
            <text:p>34.3502619267</text:p>
          </table:table-cell>
          <table:table-cell table:formula="of:=[.C689]/([.D689]-[.D688])" office:value-type="float" office:value="1924.21332721642" calcext:value-type="float">
            <text:p>1924.2133272164</text:p>
          </table:table-cell>
          <table:table-cell table:formula="of:=[.D689]-[.D688]" office:value-type="float" office:value="0.0498905181884766" calcext:value-type="float">
            <text:p>0.0498905182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5642830.53581" calcext:value-type="float">
            <text:p>1455642830.53581</text:p>
          </table:table-cell>
          <table:table-cell office:value-type="float" office:value="96" calcext:value-type="float">
            <text:p>96</text:p>
          </table:table-cell>
          <table:table-cell table:formula="of:=[.B690]-[.B$2]" office:value-type="float" office:value="34.4027333259582" calcext:value-type="float">
            <text:p>34.402733326</text:p>
          </table:table-cell>
          <table:table-cell table:formula="of:=[.C690]/([.D690]-[.D689])" office:value-type="float" office:value="1829.56813173332" calcext:value-type="float">
            <text:p>1829.5681317333</text:p>
          </table:table-cell>
          <table:table-cell table:formula="of:=[.D690]-[.D689]" office:value-type="float" office:value="0.052471399307251" calcext:value-type="float">
            <text:p>0.0524713993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5642830.58393" calcext:value-type="float">
            <text:p>1455642830.58393</text:p>
          </table:table-cell>
          <table:table-cell office:value-type="float" office:value="96" calcext:value-type="float">
            <text:p>96</text:p>
          </table:table-cell>
          <table:table-cell table:formula="of:=[.B691]-[.B$2]" office:value-type="float" office:value="34.4508521556854" calcext:value-type="float">
            <text:p>34.4508521557</text:p>
          </table:table-cell>
          <table:table-cell table:formula="of:=[.C691]/([.D691]-[.D690])" office:value-type="float" office:value="1995.06098848012" calcext:value-type="float">
            <text:p>1995.0609884801</text:p>
          </table:table-cell>
          <table:table-cell table:formula="of:=[.D691]-[.D690]" office:value-type="float" office:value="0.0481188297271729" calcext:value-type="float">
            <text:p>0.0481188297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5642830.63381" calcext:value-type="float">
            <text:p>1455642830.63381</text:p>
          </table:table-cell>
          <table:table-cell office:value-type="float" office:value="96" calcext:value-type="float">
            <text:p>96</text:p>
          </table:table-cell>
          <table:table-cell table:formula="of:=[.B692]-[.B$2]" office:value-type="float" office:value="34.5007281303406" calcext:value-type="float">
            <text:p>34.5007281303</text:p>
          </table:table-cell>
          <table:table-cell table:formula="of:=[.C692]/([.D692]-[.D691])" office:value-type="float" office:value="1924.77441621454" calcext:value-type="float">
            <text:p>1924.7744162145</text:p>
          </table:table-cell>
          <table:table-cell table:formula="of:=[.D692]-[.D691]" office:value-type="float" office:value="0.0498759746551514" calcext:value-type="float">
            <text:p>0.0498759747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5642830.68366" calcext:value-type="float">
            <text:p>1455642830.68366</text:p>
          </table:table-cell>
          <table:table-cell office:value-type="float" office:value="96" calcext:value-type="float">
            <text:p>96</text:p>
          </table:table-cell>
          <table:table-cell table:formula="of:=[.B693]-[.B$2]" office:value-type="float" office:value="34.5505826473236" calcext:value-type="float">
            <text:p>34.5505826473</text:p>
          </table:table-cell>
          <table:table-cell table:formula="of:=[.C693]/([.D693]-[.D692])" office:value-type="float" office:value="1925.6028502427" calcext:value-type="float">
            <text:p>1925.6028502427</text:p>
          </table:table-cell>
          <table:table-cell table:formula="of:=[.D693]-[.D692]" office:value-type="float" office:value="0.0498545169830322" calcext:value-type="float">
            <text:p>0.049854517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5642830.73361" calcext:value-type="float">
            <text:p>1455642830.73361</text:p>
          </table:table-cell>
          <table:table-cell office:value-type="float" office:value="96" calcext:value-type="float">
            <text:p>96</text:p>
          </table:table-cell>
          <table:table-cell table:formula="of:=[.B694]-[.B$2]" office:value-type="float" office:value="34.6005272865295" calcext:value-type="float">
            <text:p>34.6005272865</text:p>
          </table:table-cell>
          <table:table-cell table:formula="of:=[.C694]/([.D694]-[.D693])" office:value-type="float" office:value="1922.12821088107" calcext:value-type="float">
            <text:p>1922.1282108811</text:p>
          </table:table-cell>
          <table:table-cell table:formula="of:=[.D694]-[.D693]" office:value-type="float" office:value="0.0499446392059326" calcext:value-type="float">
            <text:p>0.0499446392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5642830.78326" calcext:value-type="float">
            <text:p>1455642830.78326</text:p>
          </table:table-cell>
          <table:table-cell office:value-type="float" office:value="96" calcext:value-type="float">
            <text:p>96</text:p>
          </table:table-cell>
          <table:table-cell table:formula="of:=[.B695]-[.B$2]" office:value-type="float" office:value="34.6501834392548" calcext:value-type="float">
            <text:p>34.6501834393</text:p>
          </table:table-cell>
          <table:table-cell table:formula="of:=[.C695]/([.D695]-[.D694])" office:value-type="float" office:value="1933.29516547992" calcext:value-type="float">
            <text:p>1933.2951654799</text:p>
          </table:table-cell>
          <table:table-cell table:formula="of:=[.D695]-[.D694]" office:value-type="float" office:value="0.0496561527252197" calcext:value-type="float">
            <text:p>0.0496561527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5642830.83311" calcext:value-type="float">
            <text:p>1455642830.83311</text:p>
          </table:table-cell>
          <table:table-cell office:value-type="float" office:value="96" calcext:value-type="float">
            <text:p>96</text:p>
          </table:table-cell>
          <table:table-cell table:formula="of:=[.B696]-[.B$2]" office:value-type="float" office:value="34.7000348567963" calcext:value-type="float">
            <text:p>34.7000348568</text:p>
          </table:table-cell>
          <table:table-cell table:formula="of:=[.C696]/([.D696]-[.D695])" office:value-type="float" office:value="1925.72257188223" calcext:value-type="float">
            <text:p>1925.7225718822</text:p>
          </table:table-cell>
          <table:table-cell table:formula="of:=[.D696]-[.D695]" office:value-type="float" office:value="0.0498514175415039" calcext:value-type="float">
            <text:p>0.049851417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5642830.88497" calcext:value-type="float">
            <text:p>1455642830.88497</text:p>
          </table:table-cell>
          <table:table-cell office:value-type="float" office:value="96" calcext:value-type="float">
            <text:p>96</text:p>
          </table:table-cell>
          <table:table-cell table:formula="of:=[.B697]-[.B$2]" office:value-type="float" office:value="34.7518956661224" calcext:value-type="float">
            <text:p>34.7518956661</text:p>
          </table:table-cell>
          <table:table-cell table:formula="of:=[.C697]/([.D697]-[.D696])" office:value-type="float" office:value="1851.10878999632" calcext:value-type="float">
            <text:p>1851.1087899963</text:p>
          </table:table-cell>
          <table:table-cell table:formula="of:=[.D697]-[.D696]" office:value-type="float" office:value="0.0518608093261719" calcext:value-type="float">
            <text:p>0.051860809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5642830.93393" calcext:value-type="float">
            <text:p>1455642830.93393</text:p>
          </table:table-cell>
          <table:table-cell office:value-type="float" office:value="96" calcext:value-type="float">
            <text:p>96</text:p>
          </table:table-cell>
          <table:table-cell table:formula="of:=[.B698]-[.B$2]" office:value-type="float" office:value="34.800853729248" calcext:value-type="float">
            <text:p>34.8008537292</text:p>
          </table:table-cell>
          <table:table-cell table:formula="of:=[.C698]/([.D698]-[.D697])" office:value-type="float" office:value="1960.86188609413" calcext:value-type="float">
            <text:p>1960.8618860941</text:p>
          </table:table-cell>
          <table:table-cell table:formula="of:=[.D698]-[.D697]" office:value-type="float" office:value="0.0489580631256104" calcext:value-type="float">
            <text:p>0.0489580631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5642830.9829" calcext:value-type="float">
            <text:p>1455642830.9829</text:p>
          </table:table-cell>
          <table:table-cell office:value-type="float" office:value="96" calcext:value-type="float">
            <text:p>96</text:p>
          </table:table-cell>
          <table:table-cell table:formula="of:=[.B699]-[.B$2]" office:value-type="float" office:value="34.8498253822327" calcext:value-type="float">
            <text:p>34.8498253822</text:p>
          </table:table-cell>
          <table:table-cell table:formula="of:=[.C699]/([.D699]-[.D698])" office:value-type="float" office:value="1960.31773789934" calcext:value-type="float">
            <text:p>1960.3177378993</text:p>
          </table:table-cell>
          <table:table-cell table:formula="of:=[.D699]-[.D698]" office:value-type="float" office:value="0.0489716529846191" calcext:value-type="float">
            <text:p>0.048971653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5642831.03381" calcext:value-type="float">
            <text:p>1455642831.03381</text:p>
          </table:table-cell>
          <table:table-cell office:value-type="float" office:value="96" calcext:value-type="float">
            <text:p>96</text:p>
          </table:table-cell>
          <table:table-cell table:formula="of:=[.B700]-[.B$2]" office:value-type="float" office:value="34.9007329940796" calcext:value-type="float">
            <text:p>34.9007329941</text:p>
          </table:table-cell>
          <table:table-cell table:formula="of:=[.C700]/([.D700]-[.D699])" office:value-type="float" office:value="1885.76907297609" calcext:value-type="float">
            <text:p>1885.7690729761</text:p>
          </table:table-cell>
          <table:table-cell table:formula="of:=[.D700]-[.D699]" office:value-type="float" office:value="0.0509076118469238" calcext:value-type="float">
            <text:p>0.0509076118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5642831.08557" calcext:value-type="float">
            <text:p>1455642831.08557</text:p>
          </table:table-cell>
          <table:table-cell office:value-type="float" office:value="96" calcext:value-type="float">
            <text:p>96</text:p>
          </table:table-cell>
          <table:table-cell table:formula="of:=[.B701]-[.B$2]" office:value-type="float" office:value="34.9524943828583" calcext:value-type="float">
            <text:p>34.9524943829</text:p>
          </table:table-cell>
          <table:table-cell table:formula="of:=[.C701]/([.D701]-[.D700])" office:value-type="float" office:value="1854.66430219757" calcext:value-type="float">
            <text:p>1854.6643021976</text:p>
          </table:table-cell>
          <table:table-cell table:formula="of:=[.D701]-[.D700]" office:value-type="float" office:value="0.0517613887786865" calcext:value-type="float">
            <text:p>0.051761388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5642831.13551" calcext:value-type="float">
            <text:p>1455642831.13551</text:p>
          </table:table-cell>
          <table:table-cell office:value-type="float" office:value="96" calcext:value-type="float">
            <text:p>96</text:p>
          </table:table-cell>
          <table:table-cell table:formula="of:=[.B702]-[.B$2]" office:value-type="float" office:value="35.0024363994598" calcext:value-type="float">
            <text:p>35.0024363995</text:p>
          </table:table-cell>
          <table:table-cell table:formula="of:=[.C702]/([.D702]-[.D701])" office:value-type="float" office:value="1922.22914757104" calcext:value-type="float">
            <text:p>1922.229147571</text:p>
          </table:table-cell>
          <table:table-cell table:formula="of:=[.D702]-[.D701]" office:value-type="float" office:value="0.0499420166015625" calcext:value-type="float">
            <text:p>0.0499420166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5642831.18577" calcext:value-type="float">
            <text:p>1455642831.18577</text:p>
          </table:table-cell>
          <table:table-cell office:value-type="float" office:value="96" calcext:value-type="float">
            <text:p>96</text:p>
          </table:table-cell>
          <table:table-cell table:formula="of:=[.B703]-[.B$2]" office:value-type="float" office:value="35.0526900291443" calcext:value-type="float">
            <text:p>35.0526900291</text:p>
          </table:table-cell>
          <table:table-cell table:formula="of:=[.C703]/([.D703]-[.D702])" office:value-type="float" office:value="1910.30977469292" calcext:value-type="float">
            <text:p>1910.3097746929</text:p>
          </table:table-cell>
          <table:table-cell table:formula="of:=[.D703]-[.D702]" office:value-type="float" office:value="0.0502536296844482" calcext:value-type="float">
            <text:p>0.050253629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5642831.23556" calcext:value-type="float">
            <text:p>1455642831.23556</text:p>
          </table:table-cell>
          <table:table-cell office:value-type="float" office:value="96" calcext:value-type="float">
            <text:p>96</text:p>
          </table:table-cell>
          <table:table-cell table:formula="of:=[.B704]-[.B$2]" office:value-type="float" office:value="35.102486371994" calcext:value-type="float">
            <text:p>35.102486372</text:p>
          </table:table-cell>
          <table:table-cell table:formula="of:=[.C704]/([.D704]-[.D703])" office:value-type="float" office:value="1927.85241859418" calcext:value-type="float">
            <text:p>1927.8524185942</text:p>
          </table:table-cell>
          <table:table-cell table:formula="of:=[.D704]-[.D703]" office:value-type="float" office:value="0.0497963428497314" calcext:value-type="float">
            <text:p>0.0497963428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5642831.28529" calcext:value-type="float">
            <text:p>1455642831.28529</text:p>
          </table:table-cell>
          <table:table-cell office:value-type="float" office:value="96" calcext:value-type="float">
            <text:p>96</text:p>
          </table:table-cell>
          <table:table-cell table:formula="of:=[.B705]-[.B$2]" office:value-type="float" office:value="35.1522114276886" calcext:value-type="float">
            <text:p>35.1522114277</text:p>
          </table:table-cell>
          <table:table-cell table:formula="of:=[.C705]/([.D705]-[.D704])" office:value-type="float" office:value="1930.61623881628" calcext:value-type="float">
            <text:p>1930.6162388163</text:p>
          </table:table-cell>
          <table:table-cell table:formula="of:=[.D705]-[.D704]" office:value-type="float" office:value="0.0497250556945801" calcext:value-type="float">
            <text:p>0.049725055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5642831.33478" calcext:value-type="float">
            <text:p>1455642831.33478</text:p>
          </table:table-cell>
          <table:table-cell office:value-type="float" office:value="96" calcext:value-type="float">
            <text:p>96</text:p>
          </table:table-cell>
          <table:table-cell table:formula="of:=[.B706]-[.B$2]" office:value-type="float" office:value="35.2017018795013" calcext:value-type="float">
            <text:p>35.2017018795</text:p>
          </table:table-cell>
          <table:table-cell table:formula="of:=[.C706]/([.D706]-[.D705])" office:value-type="float" office:value="1939.76810644673" calcext:value-type="float">
            <text:p>1939.7681064467</text:p>
          </table:table-cell>
          <table:table-cell table:formula="of:=[.D706]-[.D705]" office:value-type="float" office:value="0.0494904518127441" calcext:value-type="float">
            <text:p>0.0494904518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5642831.43125" calcext:value-type="float">
            <text:p>1455642831.43125</text:p>
          </table:table-cell>
          <table:table-cell office:value-type="float" office:value="96" calcext:value-type="float">
            <text:p>96</text:p>
          </table:table-cell>
          <table:table-cell table:formula="of:=[.B707]-[.B$2]" office:value-type="float" office:value="35.2981724739075" calcext:value-type="float">
            <text:p>35.2981724739</text:p>
          </table:table-cell>
          <table:table-cell table:formula="of:=[.C707]/([.D707]-[.D706])" office:value-type="float" office:value="995.121887565585" calcext:value-type="float">
            <text:p>995.1218875656</text:p>
          </table:table-cell>
          <table:table-cell table:formula="of:=[.D707]-[.D706]" office:value-type="float" office:value="0.0964705944061279" calcext:value-type="float">
            <text:p>0.0964705944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5642831.43394" calcext:value-type="float">
            <text:p>1455642831.43394</text:p>
          </table:table-cell>
          <table:table-cell office:value-type="float" office:value="96" calcext:value-type="float">
            <text:p>96</text:p>
          </table:table-cell>
          <table:table-cell table:formula="of:=[.B708]-[.B$2]" office:value-type="float" office:value="35.3008606433868" calcext:value-type="float">
            <text:p>35.3008606434</text:p>
          </table:table-cell>
          <table:table-cell table:formula="of:=[.C708]/([.D708]-[.D707])" office:value-type="float" office:value="35712.0340576497" calcext:value-type="float">
            <text:p>35712.0340576497</text:p>
          </table:table-cell>
          <table:table-cell table:formula="of:=[.D708]-[.D707]" office:value-type="float" office:value="0.00268816947937012" calcext:value-type="float">
            <text:p>0.0026881695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5642831.48637" calcext:value-type="float">
            <text:p>1455642831.48637</text:p>
          </table:table-cell>
          <table:table-cell office:value-type="float" office:value="96" calcext:value-type="float">
            <text:p>96</text:p>
          </table:table-cell>
          <table:table-cell table:formula="of:=[.B709]-[.B$2]" office:value-type="float" office:value="35.3532946109772" calcext:value-type="float">
            <text:p>35.353294611</text:p>
          </table:table-cell>
          <table:table-cell table:formula="of:=[.C709]/([.D709]-[.D708])" office:value-type="float" office:value="1830.87422927921" calcext:value-type="float">
            <text:p>1830.8742292792</text:p>
          </table:table-cell>
          <table:table-cell table:formula="of:=[.D709]-[.D708]" office:value-type="float" office:value="0.052433967590332" calcext:value-type="float">
            <text:p>0.0524339676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5642831.53558" calcext:value-type="float">
            <text:p>1455642831.53558</text:p>
          </table:table-cell>
          <table:table-cell office:value-type="float" office:value="96" calcext:value-type="float">
            <text:p>96</text:p>
          </table:table-cell>
          <table:table-cell table:formula="of:=[.B710]-[.B$2]" office:value-type="float" office:value="35.4024982452393" calcext:value-type="float">
            <text:p>35.4024982452</text:p>
          </table:table-cell>
          <table:table-cell table:formula="of:=[.C710]/([.D710]-[.D709])" office:value-type="float" office:value="1951.07539188371" calcext:value-type="float">
            <text:p>1951.0753918837</text:p>
          </table:table-cell>
          <table:table-cell table:formula="of:=[.D710]-[.D709]" office:value-type="float" office:value="0.049203634262085" calcext:value-type="float">
            <text:p>0.049203634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5642831.58394" calcext:value-type="float">
            <text:p>1455642831.58394</text:p>
          </table:table-cell>
          <table:table-cell office:value-type="float" office:value="96" calcext:value-type="float">
            <text:p>96</text:p>
          </table:table-cell>
          <table:table-cell table:formula="of:=[.B711]-[.B$2]" office:value-type="float" office:value="35.4508609771729" calcext:value-type="float">
            <text:p>35.4508609772</text:p>
          </table:table-cell>
          <table:table-cell table:formula="of:=[.C711]/([.D711]-[.D710])" office:value-type="float" office:value="1984.99952673923" calcext:value-type="float">
            <text:p>1984.9995267392</text:p>
          </table:table-cell>
          <table:table-cell table:formula="of:=[.D711]-[.D710]" office:value-type="float" office:value="0.0483627319335938" calcext:value-type="float">
            <text:p>0.0483627319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5642831.63362" calcext:value-type="float">
            <text:p>1455642831.63362</text:p>
          </table:table-cell>
          <table:table-cell office:value-type="float" office:value="96" calcext:value-type="float">
            <text:p>96</text:p>
          </table:table-cell>
          <table:table-cell table:formula="of:=[.B712]-[.B$2]" office:value-type="float" office:value="35.5005421638489" calcext:value-type="float">
            <text:p>35.5005421638</text:p>
          </table:table-cell>
          <table:table-cell table:formula="of:=[.C712]/([.D712]-[.D711])" office:value-type="float" office:value="1932.32099357898" calcext:value-type="float">
            <text:p>1932.320993579</text:p>
          </table:table-cell>
          <table:table-cell table:formula="of:=[.D712]-[.D711]" office:value-type="float" office:value="0.0496811866760254" calcext:value-type="float">
            <text:p>0.0496811867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5642831.68412" calcext:value-type="float">
            <text:p>1455642831.68412</text:p>
          </table:table-cell>
          <table:table-cell office:value-type="float" office:value="96" calcext:value-type="float">
            <text:p>96</text:p>
          </table:table-cell>
          <table:table-cell table:formula="of:=[.B713]-[.B$2]" office:value-type="float" office:value="35.5510404109955" calcext:value-type="float">
            <text:p>35.551040411</text:p>
          </table:table-cell>
          <table:table-cell table:formula="of:=[.C713]/([.D713]-[.D712])" office:value-type="float" office:value="1901.05608460612" calcext:value-type="float">
            <text:p>1901.0560846061</text:p>
          </table:table-cell>
          <table:table-cell table:formula="of:=[.D713]-[.D712]" office:value-type="float" office:value="0.0504982471466064" calcext:value-type="float">
            <text:p>0.0504982471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5642831.73286" calcext:value-type="float">
            <text:p>1455642831.73286</text:p>
          </table:table-cell>
          <table:table-cell office:value-type="float" office:value="96" calcext:value-type="float">
            <text:p>96</text:p>
          </table:table-cell>
          <table:table-cell table:formula="of:=[.B714]-[.B$2]" office:value-type="float" office:value="35.5997841358185" calcext:value-type="float">
            <text:p>35.5997841358</text:p>
          </table:table-cell>
          <table:table-cell table:formula="of:=[.C714]/([.D714]-[.D713])" office:value-type="float" office:value="1969.48428435871" calcext:value-type="float">
            <text:p>1969.4842843587</text:p>
          </table:table-cell>
          <table:table-cell table:formula="of:=[.D714]-[.D713]" office:value-type="float" office:value="0.0487437248229981" calcext:value-type="float">
            <text:p>0.0487437248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5642831.78346" calcext:value-type="float">
            <text:p>1455642831.78346</text:p>
          </table:table-cell>
          <table:table-cell office:value-type="float" office:value="96" calcext:value-type="float">
            <text:p>96</text:p>
          </table:table-cell>
          <table:table-cell table:formula="of:=[.B715]-[.B$2]" office:value-type="float" office:value="35.650383234024" calcext:value-type="float">
            <text:p>35.650383234</text:p>
          </table:table-cell>
          <table:table-cell table:formula="of:=[.C715]/([.D715]-[.D714])" office:value-type="float" office:value="1897.26701472002" calcext:value-type="float">
            <text:p>1897.26701472</text:p>
          </table:table-cell>
          <table:table-cell table:formula="of:=[.D715]-[.D714]" office:value-type="float" office:value="0.0505990982055664" calcext:value-type="float">
            <text:p>0.0505990982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5642831.83365" calcext:value-type="float">
            <text:p>1455642831.83365</text:p>
          </table:table-cell>
          <table:table-cell office:value-type="float" office:value="96" calcext:value-type="float">
            <text:p>96</text:p>
          </table:table-cell>
          <table:table-cell table:formula="of:=[.B716]-[.B$2]" office:value-type="float" office:value="35.7005741596222" calcext:value-type="float">
            <text:p>35.7005741596</text:p>
          </table:table-cell>
          <table:table-cell table:formula="of:=[.C716]/([.D716]-[.D715])" office:value-type="float" office:value="1912.69634612096" calcext:value-type="float">
            <text:p>1912.696346121</text:p>
          </table:table-cell>
          <table:table-cell table:formula="of:=[.D716]-[.D715]" office:value-type="float" office:value="0.0501909255981445" calcext:value-type="float">
            <text:p>0.0501909256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5642831.88316" calcext:value-type="float">
            <text:p>1455642831.88316</text:p>
          </table:table-cell>
          <table:table-cell office:value-type="float" office:value="96" calcext:value-type="float">
            <text:p>96</text:p>
          </table:table-cell>
          <table:table-cell table:formula="of:=[.B717]-[.B$2]" office:value-type="float" office:value="35.7500836849213" calcext:value-type="float">
            <text:p>35.7500836849</text:p>
          </table:table-cell>
          <table:table-cell table:formula="of:=[.C717]/([.D717]-[.D716])" office:value-type="float" office:value="1939.02081306764" calcext:value-type="float">
            <text:p>1939.0208130676</text:p>
          </table:table-cell>
          <table:table-cell table:formula="of:=[.D717]-[.D716]" office:value-type="float" office:value="0.0495095252990723" calcext:value-type="float">
            <text:p>0.0495095253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5642831.93396" calcext:value-type="float">
            <text:p>1455642831.93396</text:p>
          </table:table-cell>
          <table:table-cell office:value-type="float" office:value="96" calcext:value-type="float">
            <text:p>96</text:p>
          </table:table-cell>
          <table:table-cell table:formula="of:=[.B718]-[.B$2]" office:value-type="float" office:value="35.8008859157562" calcext:value-type="float">
            <text:p>35.8008859158</text:p>
          </table:table-cell>
          <table:table-cell table:formula="of:=[.C718]/([.D718]-[.D717])" office:value-type="float" office:value="1889.68079594519" calcext:value-type="float">
            <text:p>1889.6807959452</text:p>
          </table:table-cell>
          <table:table-cell table:formula="of:=[.D718]-[.D717]" office:value-type="float" office:value="0.0508022308349609" calcext:value-type="float">
            <text:p>0.0508022308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5642831.98293" calcext:value-type="float">
            <text:p>1455642831.98293</text:p>
          </table:table-cell>
          <table:table-cell office:value-type="float" office:value="96" calcext:value-type="float">
            <text:p>96</text:p>
          </table:table-cell>
          <table:table-cell table:formula="of:=[.B719]-[.B$2]" office:value-type="float" office:value="35.8498475551605" calcext:value-type="float">
            <text:p>35.8498475552</text:p>
          </table:table-cell>
          <table:table-cell table:formula="of:=[.C719]/([.D719]-[.D718])" office:value-type="float" office:value="1960.7186599143" calcext:value-type="float">
            <text:p>1960.7186599143</text:p>
          </table:table-cell>
          <table:table-cell table:formula="of:=[.D719]-[.D718]" office:value-type="float" office:value="0.0489616394042969" calcext:value-type="float">
            <text:p>0.0489616394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5642832.03358" calcext:value-type="float">
            <text:p>1455642832.03358</text:p>
          </table:table-cell>
          <table:table-cell office:value-type="float" office:value="96" calcext:value-type="float">
            <text:p>96</text:p>
          </table:table-cell>
          <table:table-cell table:formula="of:=[.B720]-[.B$2]" office:value-type="float" office:value="35.9005036354065" calcext:value-type="float">
            <text:p>35.9005036354</text:p>
          </table:table-cell>
          <table:table-cell table:formula="of:=[.C720]/([.D720]-[.D719])" office:value-type="float" office:value="1895.13281591965" calcext:value-type="float">
            <text:p>1895.1328159197</text:p>
          </table:table-cell>
          <table:table-cell table:formula="of:=[.D720]-[.D719]" office:value-type="float" office:value="0.0506560802459717" calcext:value-type="float">
            <text:p>0.0506560802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5642832.08349" calcext:value-type="float">
            <text:p>1455642832.08349</text:p>
          </table:table-cell>
          <table:table-cell office:value-type="float" office:value="96" calcext:value-type="float">
            <text:p>96</text:p>
          </table:table-cell>
          <table:table-cell table:formula="of:=[.B721]-[.B$2]" office:value-type="float" office:value="35.9504106044769" calcext:value-type="float">
            <text:p>35.9504106045</text:p>
          </table:table-cell>
          <table:table-cell table:formula="of:=[.C721]/([.D721]-[.D720])" office:value-type="float" office:value="1923.57904693658" calcext:value-type="float">
            <text:p>1923.5790469366</text:p>
          </table:table-cell>
          <table:table-cell table:formula="of:=[.D721]-[.D720]" office:value-type="float" office:value="0.0499069690704346" calcext:value-type="float">
            <text:p>0.0499069691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5642832.13567" calcext:value-type="float">
            <text:p>1455642832.13567</text:p>
          </table:table-cell>
          <table:table-cell office:value-type="float" office:value="96" calcext:value-type="float">
            <text:p>96</text:p>
          </table:table-cell>
          <table:table-cell table:formula="of:=[.B722]-[.B$2]" office:value-type="float" office:value="36.0025918483734" calcext:value-type="float">
            <text:p>36.0025918484</text:p>
          </table:table-cell>
          <table:table-cell table:formula="of:=[.C722]/([.D722]-[.D721])" office:value-type="float" office:value="1839.74150157175" calcext:value-type="float">
            <text:p>1839.7415015718</text:p>
          </table:table-cell>
          <table:table-cell table:formula="of:=[.D722]-[.D721]" office:value-type="float" office:value="0.0521812438964844" calcext:value-type="float">
            <text:p>0.0521812439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5642832.18357" calcext:value-type="float">
            <text:p>1455642832.18357</text:p>
          </table:table-cell>
          <table:table-cell office:value-type="float" office:value="96" calcext:value-type="float">
            <text:p>96</text:p>
          </table:table-cell>
          <table:table-cell table:formula="of:=[.B723]-[.B$2]" office:value-type="float" office:value="36.0504884719849" calcext:value-type="float">
            <text:p>36.050488472</text:p>
          </table:table-cell>
          <table:table-cell table:formula="of:=[.C723]/([.D723]-[.D722])" office:value-type="float" office:value="2004.31664617483" calcext:value-type="float">
            <text:p>2004.3166461748</text:p>
          </table:table-cell>
          <table:table-cell table:formula="of:=[.D723]-[.D722]" office:value-type="float" office:value="0.0478966236114502" calcext:value-type="float">
            <text:p>0.0478966236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5642832.2353" calcext:value-type="float">
            <text:p>1455642832.2353</text:p>
          </table:table-cell>
          <table:table-cell office:value-type="float" office:value="96" calcext:value-type="float">
            <text:p>96</text:p>
          </table:table-cell>
          <table:table-cell table:formula="of:=[.B724]-[.B$2]" office:value-type="float" office:value="36.1022179126739" calcext:value-type="float">
            <text:p>36.1022179127</text:p>
          </table:table-cell>
          <table:table-cell table:formula="of:=[.C724]/([.D724]-[.D723])" office:value-type="float" office:value="1855.8097424056" calcext:value-type="float">
            <text:p>1855.8097424056</text:p>
          </table:table-cell>
          <table:table-cell table:formula="of:=[.D724]-[.D723]" office:value-type="float" office:value="0.0517294406890869" calcext:value-type="float">
            <text:p>0.0517294407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5642832.28327" calcext:value-type="float">
            <text:p>1455642832.28327</text:p>
          </table:table-cell>
          <table:table-cell office:value-type="float" office:value="96" calcext:value-type="float">
            <text:p>96</text:p>
          </table:table-cell>
          <table:table-cell table:formula="of:=[.B725]-[.B$2]" office:value-type="float" office:value="36.1501879692078" calcext:value-type="float">
            <text:p>36.1501879692</text:p>
          </table:table-cell>
          <table:table-cell table:formula="of:=[.C725]/([.D725]-[.D724])" office:value-type="float" office:value="2001.24842321857" calcext:value-type="float">
            <text:p>2001.2484232186</text:p>
          </table:table-cell>
          <table:table-cell table:formula="of:=[.D725]-[.D724]" office:value-type="float" office:value="0.0479700565338135" calcext:value-type="float">
            <text:p>0.047970056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5642832.33295" calcext:value-type="float">
            <text:p>1455642832.33295</text:p>
          </table:table-cell>
          <table:table-cell office:value-type="float" office:value="96" calcext:value-type="float">
            <text:p>96</text:p>
          </table:table-cell>
          <table:table-cell table:formula="of:=[.B726]-[.B$2]" office:value-type="float" office:value="36.1998701095581" calcext:value-type="float">
            <text:p>36.1998701096</text:p>
          </table:table-cell>
          <table:table-cell table:formula="of:=[.C726]/([.D726]-[.D725])" office:value-type="float" office:value="1932.28390168057" calcext:value-type="float">
            <text:p>1932.2839016806</text:p>
          </table:table-cell>
          <table:table-cell table:formula="of:=[.D726]-[.D725]" office:value-type="float" office:value="0.0496821403503418" calcext:value-type="float">
            <text:p>0.0496821404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5642832.38382" calcext:value-type="float">
            <text:p>1455642832.38382</text:p>
          </table:table-cell>
          <table:table-cell office:value-type="float" office:value="96" calcext:value-type="float">
            <text:p>96</text:p>
          </table:table-cell>
          <table:table-cell table:formula="of:=[.B727]-[.B$2]" office:value-type="float" office:value="36.2507379055023" calcext:value-type="float">
            <text:p>36.2507379055</text:p>
          </table:table-cell>
          <table:table-cell table:formula="of:=[.C727]/([.D727]-[.D726])" office:value-type="float" office:value="1887.24512666682" calcext:value-type="float">
            <text:p>1887.2451266668</text:p>
          </table:table-cell>
          <table:table-cell table:formula="of:=[.D727]-[.D726]" office:value-type="float" office:value="0.0508677959442139" calcext:value-type="float">
            <text:p>0.0508677959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5642832.43624" calcext:value-type="float">
            <text:p>1455642832.43624</text:p>
          </table:table-cell>
          <table:table-cell office:value-type="float" office:value="96" calcext:value-type="float">
            <text:p>96</text:p>
          </table:table-cell>
          <table:table-cell table:formula="of:=[.B728]-[.B$2]" office:value-type="float" office:value="36.303159236908" calcext:value-type="float">
            <text:p>36.3031592369</text:p>
          </table:table-cell>
          <table:table-cell table:formula="of:=[.C728]/([.D728]-[.D727])" office:value-type="float" office:value="1831.31556230699" calcext:value-type="float">
            <text:p>1831.315562307</text:p>
          </table:table-cell>
          <table:table-cell table:formula="of:=[.D728]-[.D727]" office:value-type="float" office:value="0.0524213314056397" calcext:value-type="float">
            <text:p>0.0524213314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5642832.48279" calcext:value-type="float">
            <text:p>1455642832.48279</text:p>
          </table:table-cell>
          <table:table-cell office:value-type="float" office:value="96" calcext:value-type="float">
            <text:p>96</text:p>
          </table:table-cell>
          <table:table-cell table:formula="of:=[.B729]-[.B$2]" office:value-type="float" office:value="36.3497109413147" calcext:value-type="float">
            <text:p>36.3497109413</text:p>
          </table:table-cell>
          <table:table-cell table:formula="of:=[.C729]/([.D729]-[.D728])" office:value-type="float" office:value="2062.22309630631" calcext:value-type="float">
            <text:p>2062.2230963063</text:p>
          </table:table-cell>
          <table:table-cell table:formula="of:=[.D729]-[.D728]" office:value-type="float" office:value="0.0465517044067383" calcext:value-type="float">
            <text:p>0.0465517044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5642832.53392" calcext:value-type="float">
            <text:p>1455642832.53392</text:p>
          </table:table-cell>
          <table:table-cell office:value-type="float" office:value="96" calcext:value-type="float">
            <text:p>96</text:p>
          </table:table-cell>
          <table:table-cell table:formula="of:=[.B730]-[.B$2]" office:value-type="float" office:value="36.4008390903473" calcext:value-type="float">
            <text:p>36.4008390903</text:p>
          </table:table-cell>
          <table:table-cell table:formula="of:=[.C730]/([.D730]-[.D729])" office:value-type="float" office:value="1877.63495875438" calcext:value-type="float">
            <text:p>1877.6349587544</text:p>
          </table:table-cell>
          <table:table-cell table:formula="of:=[.D730]-[.D729]" office:value-type="float" office:value="0.0511281490325928" calcext:value-type="float">
            <text:p>0.051128149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5642832.58347" calcext:value-type="float">
            <text:p>1455642832.58347</text:p>
          </table:table-cell>
          <table:table-cell office:value-type="float" office:value="96" calcext:value-type="float">
            <text:p>96</text:p>
          </table:table-cell>
          <table:table-cell table:formula="of:=[.B731]-[.B$2]" office:value-type="float" office:value="36.450391292572" calcext:value-type="float">
            <text:p>36.4503912926</text:p>
          </table:table-cell>
          <table:table-cell table:formula="of:=[.C731]/([.D731]-[.D730])" office:value-type="float" office:value="1937.35082781218" calcext:value-type="float">
            <text:p>1937.3508278122</text:p>
          </table:table-cell>
          <table:table-cell table:formula="of:=[.D731]-[.D730]" office:value-type="float" office:value="0.0495522022247314" calcext:value-type="float">
            <text:p>0.0495522022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5642832.63344" calcext:value-type="float">
            <text:p>1455642832.63344</text:p>
          </table:table-cell>
          <table:table-cell office:value-type="float" office:value="96" calcext:value-type="float">
            <text:p>96</text:p>
          </table:table-cell>
          <table:table-cell table:formula="of:=[.B732]-[.B$2]" office:value-type="float" office:value="36.5003640651703" calcext:value-type="float">
            <text:p>36.5003640652</text:p>
          </table:table-cell>
          <table:table-cell table:formula="of:=[.C732]/([.D732]-[.D731])" office:value-type="float" office:value="1921.04610187928" calcext:value-type="float">
            <text:p>1921.0461018793</text:p>
          </table:table-cell>
          <table:table-cell table:formula="of:=[.D732]-[.D731]" office:value-type="float" office:value="0.0499727725982666" calcext:value-type="float">
            <text:p>0.0499727726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5642832.68333" calcext:value-type="float">
            <text:p>1455642832.68333</text:p>
          </table:table-cell>
          <table:table-cell office:value-type="float" office:value="96" calcext:value-type="float">
            <text:p>96</text:p>
          </table:table-cell>
          <table:table-cell table:formula="of:=[.B733]-[.B$2]" office:value-type="float" office:value="36.5502564907074" calcext:value-type="float">
            <text:p>36.5502564907</text:p>
          </table:table-cell>
          <table:table-cell table:formula="of:=[.C733]/([.D733]-[.D732])" office:value-type="float" office:value="1924.13976603716" calcext:value-type="float">
            <text:p>1924.1397660372</text:p>
          </table:table-cell>
          <table:table-cell table:formula="of:=[.D733]-[.D732]" office:value-type="float" office:value="0.0498924255371094" calcext:value-type="float">
            <text:p>0.0498924255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5642832.73326" calcext:value-type="float">
            <text:p>1455642832.73326</text:p>
          </table:table-cell>
          <table:table-cell office:value-type="float" office:value="96" calcext:value-type="float">
            <text:p>96</text:p>
          </table:table-cell>
          <table:table-cell table:formula="of:=[.B734]-[.B$2]" office:value-type="float" office:value="36.6001873016357" calcext:value-type="float">
            <text:p>36.6001873016</text:p>
          </table:table-cell>
          <table:table-cell table:formula="of:=[.C734]/([.D734]-[.D733])" office:value-type="float" office:value="1922.66054196013" calcext:value-type="float">
            <text:p>1922.6605419601</text:p>
          </table:table-cell>
          <table:table-cell table:formula="of:=[.D734]-[.D733]" office:value-type="float" office:value="0.0499308109283447" calcext:value-type="float">
            <text:p>0.0499308109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5642832.7828" calcext:value-type="float">
            <text:p>1455642832.7828</text:p>
          </table:table-cell>
          <table:table-cell office:value-type="float" office:value="96" calcext:value-type="float">
            <text:p>96</text:p>
          </table:table-cell>
          <table:table-cell table:formula="of:=[.B735]-[.B$2]" office:value-type="float" office:value="36.6497223377228" calcext:value-type="float">
            <text:p>36.6497223377</text:p>
          </table:table-cell>
          <table:table-cell table:formula="of:=[.C735]/([.D735]-[.D734])" office:value-type="float" office:value="1938.02220778283" calcext:value-type="float">
            <text:p>1938.0222077828</text:p>
          </table:table-cell>
          <table:table-cell table:formula="of:=[.D735]-[.D734]" office:value-type="float" office:value="0.0495350360870361" calcext:value-type="float">
            <text:p>0.0495350361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5642832.83371" calcext:value-type="float">
            <text:p>1455642832.83371</text:p>
          </table:table-cell>
          <table:table-cell office:value-type="float" office:value="96" calcext:value-type="float">
            <text:p>96</text:p>
          </table:table-cell>
          <table:table-cell table:formula="of:=[.B736]-[.B$2]" office:value-type="float" office:value="36.7006351947784" calcext:value-type="float">
            <text:p>36.7006351948</text:p>
          </table:table-cell>
          <table:table-cell table:formula="of:=[.C736]/([.D736]-[.D735])" office:value-type="float" office:value="1885.57479489005" calcext:value-type="float">
            <text:p>1885.5747948901</text:p>
          </table:table-cell>
          <table:table-cell table:formula="of:=[.D736]-[.D735]" office:value-type="float" office:value="0.0509128570556641" calcext:value-type="float">
            <text:p>0.0509128571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5642832.88291" calcext:value-type="float">
            <text:p>1455642832.88291</text:p>
          </table:table-cell>
          <table:table-cell office:value-type="float" office:value="96" calcext:value-type="float">
            <text:p>96</text:p>
          </table:table-cell>
          <table:table-cell table:formula="of:=[.B737]-[.B$2]" office:value-type="float" office:value="36.7498350143433" calcext:value-type="float">
            <text:p>36.7498350143</text:p>
          </table:table-cell>
          <table:table-cell table:formula="of:=[.C737]/([.D737]-[.D736])" office:value-type="float" office:value="1951.22666808814" calcext:value-type="float">
            <text:p>1951.2266680881</text:p>
          </table:table-cell>
          <table:table-cell table:formula="of:=[.D737]-[.D736]" office:value-type="float" office:value="0.0491998195648193" calcext:value-type="float">
            <text:p>0.0491998196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5642832.93356" calcext:value-type="float">
            <text:p>1455642832.93356</text:p>
          </table:table-cell>
          <table:table-cell office:value-type="float" office:value="96" calcext:value-type="float">
            <text:p>96</text:p>
          </table:table-cell>
          <table:table-cell table:formula="of:=[.B738]-[.B$2]" office:value-type="float" office:value="36.8004851341248" calcext:value-type="float">
            <text:p>36.8004851341</text:p>
          </table:table-cell>
          <table:table-cell table:formula="of:=[.C738]/([.D738]-[.D737])" office:value-type="float" office:value="1895.35583359223" calcext:value-type="float">
            <text:p>1895.3558335922</text:p>
          </table:table-cell>
          <table:table-cell table:formula="of:=[.D738]-[.D737]" office:value-type="float" office:value="0.0506501197814941" calcext:value-type="float">
            <text:p>0.0506501198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5642832.98297" calcext:value-type="float">
            <text:p>1455642832.98297</text:p>
          </table:table-cell>
          <table:table-cell office:value-type="float" office:value="96" calcext:value-type="float">
            <text:p>96</text:p>
          </table:table-cell>
          <table:table-cell table:formula="of:=[.B739]-[.B$2]" office:value-type="float" office:value="36.8498938083649" calcext:value-type="float">
            <text:p>36.8498938084</text:p>
          </table:table-cell>
          <table:table-cell table:formula="of:=[.C739]/([.D739]-[.D738])" office:value-type="float" office:value="1942.97866673101" calcext:value-type="float">
            <text:p>1942.978666731</text:p>
          </table:table-cell>
          <table:table-cell table:formula="of:=[.D739]-[.D738]" office:value-type="float" office:value="0.0494086742401123" calcext:value-type="float">
            <text:p>0.0494086742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5642833.0357" calcext:value-type="float">
            <text:p>1455642833.0357</text:p>
          </table:table-cell>
          <table:table-cell office:value-type="float" office:value="96" calcext:value-type="float">
            <text:p>96</text:p>
          </table:table-cell>
          <table:table-cell table:formula="of:=[.B740]-[.B$2]" office:value-type="float" office:value="36.9026238918304" calcext:value-type="float">
            <text:p>36.9026238918</text:p>
          </table:table-cell>
          <table:table-cell table:formula="of:=[.C740]/([.D740]-[.D739])" office:value-type="float" office:value="1820.5926046499" calcext:value-type="float">
            <text:p>1820.5926046499</text:p>
          </table:table-cell>
          <table:table-cell table:formula="of:=[.D740]-[.D739]" office:value-type="float" office:value="0.0527300834655762" calcext:value-type="float">
            <text:p>0.0527300835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5642833.08282" calcext:value-type="float">
            <text:p>1455642833.08282</text:p>
          </table:table-cell>
          <table:table-cell office:value-type="float" office:value="96" calcext:value-type="float">
            <text:p>96</text:p>
          </table:table-cell>
          <table:table-cell table:formula="of:=[.B741]-[.B$2]" office:value-type="float" office:value="36.9497382640839" calcext:value-type="float">
            <text:p>36.9497382641</text:p>
          </table:table-cell>
          <table:table-cell table:formula="of:=[.C741]/([.D741]-[.D740])" office:value-type="float" office:value="2037.59480193511" calcext:value-type="float">
            <text:p>2037.5948019351</text:p>
          </table:table-cell>
          <table:table-cell table:formula="of:=[.D741]-[.D740]" office:value-type="float" office:value="0.047114372253418" calcext:value-type="float">
            <text:p>0.0471143723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5642833.13521" calcext:value-type="float">
            <text:p>1455642833.13521</text:p>
          </table:table-cell>
          <table:table-cell office:value-type="float" office:value="96" calcext:value-type="float">
            <text:p>96</text:p>
          </table:table-cell>
          <table:table-cell table:formula="of:=[.B742]-[.B$2]" office:value-type="float" office:value="37.0021343231201" calcext:value-type="float">
            <text:p>37.0021343231</text:p>
          </table:table-cell>
          <table:table-cell table:formula="of:=[.C742]/([.D742]-[.D741])" office:value-type="float" office:value="1832.19886697154" calcext:value-type="float">
            <text:p>1832.1988669715</text:p>
          </table:table-cell>
          <table:table-cell table:formula="of:=[.D742]-[.D741]" office:value-type="float" office:value="0.0523960590362549" calcext:value-type="float">
            <text:p>0.052396059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5642833.18374" calcext:value-type="float">
            <text:p>1455642833.18374</text:p>
          </table:table-cell>
          <table:table-cell office:value-type="float" office:value="96" calcext:value-type="float">
            <text:p>96</text:p>
          </table:table-cell>
          <table:table-cell table:formula="of:=[.B743]-[.B$2]" office:value-type="float" office:value="37.0506591796875" calcext:value-type="float">
            <text:p>37.0506591797</text:p>
          </table:table-cell>
          <table:table-cell table:formula="of:=[.C743]/([.D743]-[.D742])" office:value-type="float" office:value="1978.36751700012" calcext:value-type="float">
            <text:p>1978.3675170001</text:p>
          </table:table-cell>
          <table:table-cell table:formula="of:=[.D743]-[.D742]" office:value-type="float" office:value="0.0485248565673828" calcext:value-type="float">
            <text:p>0.0485248566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5642833.23537" calcext:value-type="float">
            <text:p>1455642833.23537</text:p>
          </table:table-cell>
          <table:table-cell office:value-type="float" office:value="96" calcext:value-type="float">
            <text:p>96</text:p>
          </table:table-cell>
          <table:table-cell table:formula="of:=[.B744]-[.B$2]" office:value-type="float" office:value="37.1022968292236" calcext:value-type="float">
            <text:p>37.1022968292</text:p>
          </table:table-cell>
          <table:table-cell table:formula="of:=[.C744]/([.D744]-[.D743])" office:value-type="float" office:value="1859.1086322166" calcext:value-type="float">
            <text:p>1859.1086322166</text:p>
          </table:table-cell>
          <table:table-cell table:formula="of:=[.D744]-[.D743]" office:value-type="float" office:value="0.0516376495361328" calcext:value-type="float">
            <text:p>0.0516376495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5642833.28345" calcext:value-type="float">
            <text:p>1455642833.28345</text:p>
          </table:table-cell>
          <table:table-cell office:value-type="float" office:value="96" calcext:value-type="float">
            <text:p>96</text:p>
          </table:table-cell>
          <table:table-cell table:formula="of:=[.B745]-[.B$2]" office:value-type="float" office:value="37.1503682136536" calcext:value-type="float">
            <text:p>37.1503682137</text:p>
          </table:table-cell>
          <table:table-cell table:formula="of:=[.C745]/([.D745]-[.D744])" office:value-type="float" office:value="1997.03006556694" calcext:value-type="float">
            <text:p>1997.0300655669</text:p>
          </table:table-cell>
          <table:table-cell table:formula="of:=[.D745]-[.D744]" office:value-type="float" office:value="0.0480713844299316" calcext:value-type="float">
            <text:p>0.0480713844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5642833.33536" calcext:value-type="float">
            <text:p>1455642833.33536</text:p>
          </table:table-cell>
          <table:table-cell office:value-type="float" office:value="96" calcext:value-type="float">
            <text:p>96</text:p>
          </table:table-cell>
          <table:table-cell table:formula="of:=[.B746]-[.B$2]" office:value-type="float" office:value="37.2022829055786" calcext:value-type="float">
            <text:p>37.2022829056</text:p>
          </table:table-cell>
          <table:table-cell table:formula="of:=[.C746]/([.D746]-[.D745])" office:value-type="float" office:value="1849.18751205533" calcext:value-type="float">
            <text:p>1849.1875120553</text:p>
          </table:table-cell>
          <table:table-cell table:formula="of:=[.D746]-[.D745]" office:value-type="float" office:value="0.0519146919250488" calcext:value-type="float">
            <text:p>0.0519146919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5642833.38357" calcext:value-type="float">
            <text:p>1455642833.38357</text:p>
          </table:table-cell>
          <table:table-cell office:value-type="float" office:value="96" calcext:value-type="float">
            <text:p>96</text:p>
          </table:table-cell>
          <table:table-cell table:formula="of:=[.B747]-[.B$2]" office:value-type="float" office:value="37.2504963874817" calcext:value-type="float">
            <text:p>37.2504963875</text:p>
          </table:table-cell>
          <table:table-cell table:formula="of:=[.C747]/([.D747]-[.D746])" office:value-type="float" office:value="1991.14430675199" calcext:value-type="float">
            <text:p>1991.144306752</text:p>
          </table:table-cell>
          <table:table-cell table:formula="of:=[.D747]-[.D746]" office:value-type="float" office:value="0.0482134819030762" calcext:value-type="float">
            <text:p>0.0482134819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5642833.43338" calcext:value-type="float">
            <text:p>1455642833.43338</text:p>
          </table:table-cell>
          <table:table-cell office:value-type="float" office:value="96" calcext:value-type="float">
            <text:p>96</text:p>
          </table:table-cell>
          <table:table-cell table:formula="of:=[.B748]-[.B$2]" office:value-type="float" office:value="37.3003053665161" calcext:value-type="float">
            <text:p>37.3003053665</text:p>
          </table:table-cell>
          <table:table-cell table:formula="of:=[.C748]/([.D748]-[.D747])" office:value-type="float" office:value="1927.3633361096" calcext:value-type="float">
            <text:p>1927.3633361096</text:p>
          </table:table-cell>
          <table:table-cell table:formula="of:=[.D748]-[.D747]" office:value-type="float" office:value="0.0498089790344238" calcext:value-type="float">
            <text:p>0.049808979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5642833.48441" calcext:value-type="float">
            <text:p>1455642833.48441</text:p>
          </table:table-cell>
          <table:table-cell office:value-type="float" office:value="96" calcext:value-type="float">
            <text:p>96</text:p>
          </table:table-cell>
          <table:table-cell table:formula="of:=[.B749]-[.B$2]" office:value-type="float" office:value="37.3513283729553" calcext:value-type="float">
            <text:p>37.351328373</text:p>
          </table:table-cell>
          <table:table-cell table:formula="of:=[.C749]/([.D749]-[.D748])" office:value-type="float" office:value="1881.50418212573" calcext:value-type="float">
            <text:p>1881.5041821257</text:p>
          </table:table-cell>
          <table:table-cell table:formula="of:=[.D749]-[.D748]" office:value-type="float" office:value="0.051023006439209" calcext:value-type="float">
            <text:p>0.0510230064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5642833.53553" calcext:value-type="float">
            <text:p>1455642833.53553</text:p>
          </table:table-cell>
          <table:table-cell office:value-type="float" office:value="96" calcext:value-type="float">
            <text:p>96</text:p>
          </table:table-cell>
          <table:table-cell table:formula="of:=[.B750]-[.B$2]" office:value-type="float" office:value="37.4024531841278" calcext:value-type="float">
            <text:p>37.4024531841</text:p>
          </table:table-cell>
          <table:table-cell table:formula="of:=[.C750]/([.D750]-[.D749])" office:value-type="float" office:value="1877.75754664627" calcext:value-type="float">
            <text:p>1877.7575466463</text:p>
          </table:table-cell>
          <table:table-cell table:formula="of:=[.D750]-[.D749]" office:value-type="float" office:value="0.0511248111724854" calcext:value-type="float">
            <text:p>0.0511248112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5642833.58469" calcext:value-type="float">
            <text:p>1455642833.58469</text:p>
          </table:table-cell>
          <table:table-cell office:value-type="float" office:value="96" calcext:value-type="float">
            <text:p>96</text:p>
          </table:table-cell>
          <table:table-cell table:formula="of:=[.B751]-[.B$2]" office:value-type="float" office:value="37.4516093730927" calcext:value-type="float">
            <text:p>37.4516093731</text:p>
          </table:table-cell>
          <table:table-cell table:formula="of:=[.C751]/([.D751]-[.D750])" office:value-type="float" office:value="1952.95855967717" calcext:value-type="float">
            <text:p>1952.9585596772</text:p>
          </table:table-cell>
          <table:table-cell table:formula="of:=[.D751]-[.D750]" office:value-type="float" office:value="0.0491561889648438" calcext:value-type="float">
            <text:p>0.049156189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5642833.63583" calcext:value-type="float">
            <text:p>1455642833.63583</text:p>
          </table:table-cell>
          <table:table-cell office:value-type="float" office:value="96" calcext:value-type="float">
            <text:p>96</text:p>
          </table:table-cell>
          <table:table-cell table:formula="of:=[.B752]-[.B$2]" office:value-type="float" office:value="37.5027554035187" calcext:value-type="float">
            <text:p>37.5027554035</text:p>
          </table:table-cell>
          <table:table-cell table:formula="of:=[.C752]/([.D752]-[.D751])" office:value-type="float" office:value="1876.97851036257" calcext:value-type="float">
            <text:p>1876.9785103626</text:p>
          </table:table-cell>
          <table:table-cell table:formula="of:=[.D752]-[.D751]" office:value-type="float" office:value="0.0511460304260254" calcext:value-type="float">
            <text:p>0.0511460304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5642833.68522" calcext:value-type="float">
            <text:p>1455642833.68522</text:p>
          </table:table-cell>
          <table:table-cell office:value-type="float" office:value="96" calcext:value-type="float">
            <text:p>96</text:p>
          </table:table-cell>
          <table:table-cell table:formula="of:=[.B753]-[.B$2]" office:value-type="float" office:value="37.5521385669708" calcext:value-type="float">
            <text:p>37.552138567</text:p>
          </table:table-cell>
          <table:table-cell table:formula="of:=[.C753]/([.D753]-[.D752])" office:value-type="float" office:value="1943.98238770229" calcext:value-type="float">
            <text:p>1943.9823877023</text:p>
          </table:table-cell>
          <table:table-cell table:formula="of:=[.D753]-[.D752]" office:value-type="float" office:value="0.0493831634521484" calcext:value-type="float">
            <text:p>0.049383163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5642833.73472" calcext:value-type="float">
            <text:p>1455642833.73472</text:p>
          </table:table-cell>
          <table:table-cell office:value-type="float" office:value="96" calcext:value-type="float">
            <text:p>96</text:p>
          </table:table-cell>
          <table:table-cell table:formula="of:=[.B754]-[.B$2]" office:value-type="float" office:value="37.601639509201" calcext:value-type="float">
            <text:p>37.6016395092</text:p>
          </table:table-cell>
          <table:table-cell table:formula="of:=[.C754]/([.D754]-[.D753])" office:value-type="float" office:value="1939.35702382214" calcext:value-type="float">
            <text:p>1939.3570238221</text:p>
          </table:table-cell>
          <table:table-cell table:formula="of:=[.D754]-[.D753]" office:value-type="float" office:value="0.0495009422302246" calcext:value-type="float">
            <text:p>0.0495009422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5642833.78324" calcext:value-type="float">
            <text:p>1455642833.78324</text:p>
          </table:table-cell>
          <table:table-cell office:value-type="float" office:value="96" calcext:value-type="float">
            <text:p>96</text:p>
          </table:table-cell>
          <table:table-cell table:formula="of:=[.B755]-[.B$2]" office:value-type="float" office:value="37.6501662731171" calcext:value-type="float">
            <text:p>37.6501662731</text:p>
          </table:table-cell>
          <table:table-cell table:formula="of:=[.C755]/([.D755]-[.D754])" office:value-type="float" office:value="1978.28975709457" calcext:value-type="float">
            <text:p>1978.2897570946</text:p>
          </table:table-cell>
          <table:table-cell table:formula="of:=[.D755]-[.D754]" office:value-type="float" office:value="0.0485267639160156" calcext:value-type="float">
            <text:p>0.0485267639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5642833.83481" calcext:value-type="float">
            <text:p>1455642833.83481</text:p>
          </table:table-cell>
          <table:table-cell office:value-type="float" office:value="96" calcext:value-type="float">
            <text:p>96</text:p>
          </table:table-cell>
          <table:table-cell table:formula="of:=[.B756]-[.B$2]" office:value-type="float" office:value="37.7017302513123" calcext:value-type="float">
            <text:p>37.7017302513</text:p>
          </table:table-cell>
          <table:table-cell table:formula="of:=[.C756]/([.D756]-[.D755])" office:value-type="float" office:value="1861.76480869264" calcext:value-type="float">
            <text:p>1861.7648086926</text:p>
          </table:table-cell>
          <table:table-cell table:formula="of:=[.D756]-[.D755]" office:value-type="float" office:value="0.0515639781951904" calcext:value-type="float">
            <text:p>0.0515639782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5642833.88615" calcext:value-type="float">
            <text:p>1455642833.88615</text:p>
          </table:table-cell>
          <table:table-cell office:value-type="float" office:value="96" calcext:value-type="float">
            <text:p>96</text:p>
          </table:table-cell>
          <table:table-cell table:formula="of:=[.B757]-[.B$2]" office:value-type="float" office:value="37.7530696392059" calcext:value-type="float">
            <text:p>37.7530696392</text:p>
          </table:table-cell>
          <table:table-cell table:formula="of:=[.C757]/([.D757]-[.D756])" office:value-type="float" office:value="1869.90932184106" calcext:value-type="float">
            <text:p>1869.9093218411</text:p>
          </table:table-cell>
          <table:table-cell table:formula="of:=[.D757]-[.D756]" office:value-type="float" office:value="0.0513393878936768" calcext:value-type="float">
            <text:p>0.0513393879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5642833.937" calcext:value-type="float">
            <text:p>1455642833.937</text:p>
          </table:table-cell>
          <table:table-cell office:value-type="float" office:value="96" calcext:value-type="float">
            <text:p>96</text:p>
          </table:table-cell>
          <table:table-cell table:formula="of:=[.B758]-[.B$2]" office:value-type="float" office:value="37.8039269447327" calcext:value-type="float">
            <text:p>37.8039269447</text:p>
          </table:table-cell>
          <table:table-cell table:formula="of:=[.C758]/([.D758]-[.D757])" office:value-type="float" office:value="1887.63441172748" calcext:value-type="float">
            <text:p>1887.6344117275</text:p>
          </table:table-cell>
          <table:table-cell table:formula="of:=[.D758]-[.D757]" office:value-type="float" office:value="0.0508573055267334" calcext:value-type="float">
            <text:p>0.0508573055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5642833.98682" calcext:value-type="float">
            <text:p>1455642833.98682</text:p>
          </table:table-cell>
          <table:table-cell office:value-type="float" office:value="96" calcext:value-type="float">
            <text:p>96</text:p>
          </table:table-cell>
          <table:table-cell table:formula="of:=[.B759]-[.B$2]" office:value-type="float" office:value="37.8537456989288" calcext:value-type="float">
            <text:p>37.8537456989</text:p>
          </table:table-cell>
          <table:table-cell table:formula="of:=[.C759]/([.D759]-[.D758])" office:value-type="float" office:value="1926.9851594841" calcext:value-type="float">
            <text:p>1926.9851594841</text:p>
          </table:table-cell>
          <table:table-cell table:formula="of:=[.D759]-[.D758]" office:value-type="float" office:value="0.049818754196167" calcext:value-type="float">
            <text:p>0.0498187542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5642834.03707" calcext:value-type="float">
            <text:p>1455642834.03707</text:p>
          </table:table-cell>
          <table:table-cell office:value-type="float" office:value="96" calcext:value-type="float">
            <text:p>96</text:p>
          </table:table-cell>
          <table:table-cell table:formula="of:=[.B760]-[.B$2]" office:value-type="float" office:value="37.9039933681488" calcext:value-type="float">
            <text:p>37.9039933681</text:p>
          </table:table-cell>
          <table:table-cell table:formula="of:=[.C760]/([.D760]-[.D759])" office:value-type="float" office:value="1910.53637890621" calcext:value-type="float">
            <text:p>1910.5363789062</text:p>
          </table:table-cell>
          <table:table-cell table:formula="of:=[.D760]-[.D759]" office:value-type="float" office:value="0.0502476692199707" calcext:value-type="float">
            <text:p>0.0502476692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5642834.08696" calcext:value-type="float">
            <text:p>1455642834.08696</text:p>
          </table:table-cell>
          <table:table-cell office:value-type="float" office:value="96" calcext:value-type="float">
            <text:p>96</text:p>
          </table:table-cell>
          <table:table-cell table:formula="of:=[.B761]-[.B$2]" office:value-type="float" office:value="37.9538848400116" calcext:value-type="float">
            <text:p>37.95388484</text:p>
          </table:table-cell>
          <table:table-cell table:formula="of:=[.C761]/([.D761]-[.D760])" office:value-type="float" office:value="1924.17654592373" calcext:value-type="float">
            <text:p>1924.1765459237</text:p>
          </table:table-cell>
          <table:table-cell table:formula="of:=[.D761]-[.D760]" office:value-type="float" office:value="0.049891471862793" calcext:value-type="float">
            <text:p>0.0498914719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5642834.13687" calcext:value-type="float">
            <text:p>1455642834.13687</text:p>
          </table:table-cell>
          <table:table-cell office:value-type="float" office:value="96" calcext:value-type="float">
            <text:p>96</text:p>
          </table:table-cell>
          <table:table-cell table:formula="of:=[.B762]-[.B$2]" office:value-type="float" office:value="38.0037949085236" calcext:value-type="float">
            <text:p>38.0037949085</text:p>
          </table:table-cell>
          <table:table-cell table:formula="of:=[.C762]/([.D762]-[.D761])" office:value-type="float" office:value="1923.45959166515" calcext:value-type="float">
            <text:p>1923.4595916652</text:p>
          </table:table-cell>
          <table:table-cell table:formula="of:=[.D762]-[.D761]" office:value-type="float" office:value="0.0499100685119629" calcext:value-type="float">
            <text:p>0.0499100685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5642834.18692" calcext:value-type="float">
            <text:p>1455642834.18692</text:p>
          </table:table-cell>
          <table:table-cell office:value-type="float" office:value="96" calcext:value-type="float">
            <text:p>96</text:p>
          </table:table-cell>
          <table:table-cell table:formula="of:=[.B763]-[.B$2]" office:value-type="float" office:value="38.0538372993469" calcext:value-type="float">
            <text:p>38.0538372993</text:p>
          </table:table-cell>
          <table:table-cell table:formula="of:=[.C763]/([.D763]-[.D762])" office:value-type="float" office:value="1918.37357129585" calcext:value-type="float">
            <text:p>1918.3735712959</text:p>
          </table:table-cell>
          <table:table-cell table:formula="of:=[.D763]-[.D762]" office:value-type="float" office:value="0.0500423908233643" calcext:value-type="float">
            <text:p>0.0500423908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5642834.23867" calcext:value-type="float">
            <text:p>1455642834.23867</text:p>
          </table:table-cell>
          <table:table-cell office:value-type="float" office:value="96" calcext:value-type="float">
            <text:p>96</text:p>
          </table:table-cell>
          <table:table-cell table:formula="of:=[.B764]-[.B$2]" office:value-type="float" office:value="38.1055955886841" calcext:value-type="float">
            <text:p>38.1055955887</text:p>
          </table:table-cell>
          <table:table-cell table:formula="of:=[.C764]/([.D764]-[.D763])" office:value-type="float" office:value="1854.77536505597" calcext:value-type="float">
            <text:p>1854.775365056</text:p>
          </table:table-cell>
          <table:table-cell table:formula="of:=[.D764]-[.D763]" office:value-type="float" office:value="0.0517582893371582" calcext:value-type="float">
            <text:p>0.051758289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5642834.29172" calcext:value-type="float">
            <text:p>1455642834.29172</text:p>
          </table:table-cell>
          <table:table-cell office:value-type="float" office:value="96" calcext:value-type="float">
            <text:p>96</text:p>
          </table:table-cell>
          <table:table-cell table:formula="of:=[.B765]-[.B$2]" office:value-type="float" office:value="38.1586380004883" calcext:value-type="float">
            <text:p>38.1586380005</text:p>
          </table:table-cell>
          <table:table-cell table:formula="of:=[.C765]/([.D765]-[.D764])" office:value-type="float" office:value="1809.87245365792" calcext:value-type="float">
            <text:p>1809.8724536579</text:p>
          </table:table-cell>
          <table:table-cell table:formula="of:=[.D765]-[.D764]" office:value-type="float" office:value="0.0530424118041992" calcext:value-type="float">
            <text:p>0.0530424118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5642834.33733" calcext:value-type="float">
            <text:p>1455642834.33733</text:p>
          </table:table-cell>
          <table:table-cell office:value-type="float" office:value="96" calcext:value-type="float">
            <text:p>96</text:p>
          </table:table-cell>
          <table:table-cell table:formula="of:=[.B766]-[.B$2]" office:value-type="float" office:value="38.2042510509491" calcext:value-type="float">
            <text:p>38.2042510509</text:p>
          </table:table-cell>
          <table:table-cell table:formula="of:=[.C766]/([.D766]-[.D765])" office:value-type="float" office:value="2104.66081593184" calcext:value-type="float">
            <text:p>2104.6608159318</text:p>
          </table:table-cell>
          <table:table-cell table:formula="of:=[.D766]-[.D765]" office:value-type="float" office:value="0.0456130504608154" calcext:value-type="float">
            <text:p>0.0456130505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5642834.38634" calcext:value-type="float">
            <text:p>1455642834.38634</text:p>
          </table:table-cell>
          <table:table-cell office:value-type="float" office:value="96" calcext:value-type="float">
            <text:p>96</text:p>
          </table:table-cell>
          <table:table-cell table:formula="of:=[.B767]-[.B$2]" office:value-type="float" office:value="38.2532629966736" calcext:value-type="float">
            <text:p>38.2532629967</text:p>
          </table:table-cell>
          <table:table-cell table:formula="of:=[.C767]/([.D767]-[.D766])" office:value-type="float" office:value="1958.70615991555" calcext:value-type="float">
            <text:p>1958.7061599156</text:p>
          </table:table-cell>
          <table:table-cell table:formula="of:=[.D767]-[.D766]" office:value-type="float" office:value="0.0490119457244873" calcext:value-type="float">
            <text:p>0.049011945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5642834.43651" calcext:value-type="float">
            <text:p>1455642834.43651</text:p>
          </table:table-cell>
          <table:table-cell office:value-type="float" office:value="96" calcext:value-type="float">
            <text:p>96</text:p>
          </table:table-cell>
          <table:table-cell table:formula="of:=[.B768]-[.B$2]" office:value-type="float" office:value="38.3034341335297" calcext:value-type="float">
            <text:p>38.3034341335</text:p>
          </table:table-cell>
          <table:table-cell table:formula="of:=[.C768]/([.D768]-[.D767])" office:value-type="float" office:value="1913.45076104984" calcext:value-type="float">
            <text:p>1913.4507610498</text:p>
          </table:table-cell>
          <table:table-cell table:formula="of:=[.D768]-[.D767]" office:value-type="float" office:value="0.0501711368560791" calcext:value-type="float">
            <text:p>0.0501711369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5642834.48701" calcext:value-type="float">
            <text:p>1455642834.48701</text:p>
          </table:table-cell>
          <table:table-cell office:value-type="float" office:value="96" calcext:value-type="float">
            <text:p>96</text:p>
          </table:table-cell>
          <table:table-cell table:formula="of:=[.B769]-[.B$2]" office:value-type="float" office:value="38.3539350032806" calcext:value-type="float">
            <text:p>38.3539350033</text:p>
          </table:table-cell>
          <table:table-cell table:formula="of:=[.C769]/([.D769]-[.D768])" office:value-type="float" office:value="1900.95735921743" calcext:value-type="float">
            <text:p>1900.9573592174</text:p>
          </table:table-cell>
          <table:table-cell table:formula="of:=[.D769]-[.D768]" office:value-type="float" office:value="0.0505008697509766" calcext:value-type="float">
            <text:p>0.0505008698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5642834.53657" calcext:value-type="float">
            <text:p>1455642834.53657</text:p>
          </table:table-cell>
          <table:table-cell office:value-type="float" office:value="96" calcext:value-type="float">
            <text:p>96</text:p>
          </table:table-cell>
          <table:table-cell table:formula="of:=[.B770]-[.B$2]" office:value-type="float" office:value="38.4034955501556" calcext:value-type="float">
            <text:p>38.4034955502</text:p>
          </table:table-cell>
          <table:table-cell table:formula="of:=[.C770]/([.D770]-[.D769])" office:value-type="float" office:value="1937.02463054187" calcext:value-type="float">
            <text:p>1937.0246305419</text:p>
          </table:table-cell>
          <table:table-cell table:formula="of:=[.D770]-[.D769]" office:value-type="float" office:value="0.049560546875" calcext:value-type="float">
            <text:p>0.0495605469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5642834.58678" calcext:value-type="float">
            <text:p>1455642834.58678</text:p>
          </table:table-cell>
          <table:table-cell office:value-type="float" office:value="96" calcext:value-type="float">
            <text:p>96</text:p>
          </table:table-cell>
          <table:table-cell table:formula="of:=[.B771]-[.B$2]" office:value-type="float" office:value="38.4537003040314" calcext:value-type="float">
            <text:p>38.453700304</text:p>
          </table:table-cell>
          <table:table-cell table:formula="of:=[.C771]/([.D771]-[.D770])" office:value-type="float" office:value="1912.16951760426" calcext:value-type="float">
            <text:p>1912.1695176043</text:p>
          </table:table-cell>
          <table:table-cell table:formula="of:=[.D771]-[.D770]" office:value-type="float" office:value="0.0502047538757324" calcext:value-type="float">
            <text:p>0.0502047539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5642834.63705" calcext:value-type="float">
            <text:p>1455642834.63705</text:p>
          </table:table-cell>
          <table:table-cell office:value-type="float" office:value="96" calcext:value-type="float">
            <text:p>96</text:p>
          </table:table-cell>
          <table:table-cell table:formula="of:=[.B772]-[.B$2]" office:value-type="float" office:value="38.5039730072021" calcext:value-type="float">
            <text:p>38.5039730072</text:p>
          </table:table-cell>
          <table:table-cell table:formula="of:=[.C772]/([.D772]-[.D771])" office:value-type="float" office:value="1909.58500230012" calcext:value-type="float">
            <text:p>1909.5850023001</text:p>
          </table:table-cell>
          <table:table-cell table:formula="of:=[.D772]-[.D771]" office:value-type="float" office:value="0.0502727031707764" calcext:value-type="float">
            <text:p>0.0502727032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5642834.68633" calcext:value-type="float">
            <text:p>1455642834.68633</text:p>
          </table:table-cell>
          <table:table-cell office:value-type="float" office:value="96" calcext:value-type="float">
            <text:p>96</text:p>
          </table:table-cell>
          <table:table-cell table:formula="of:=[.B773]-[.B$2]" office:value-type="float" office:value="38.5532538890839" calcext:value-type="float">
            <text:p>38.5532538891</text:p>
          </table:table-cell>
          <table:table-cell table:formula="of:=[.C773]/([.D773]-[.D772])" office:value-type="float" office:value="1948.01708764919" calcext:value-type="float">
            <text:p>1948.0170876492</text:p>
          </table:table-cell>
          <table:table-cell table:formula="of:=[.D773]-[.D772]" office:value-type="float" office:value="0.0492808818817139" calcext:value-type="float">
            <text:p>0.0492808819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5642834.73969" calcext:value-type="float">
            <text:p>1455642834.73969</text:p>
          </table:table-cell>
          <table:table-cell office:value-type="float" office:value="96" calcext:value-type="float">
            <text:p>96</text:p>
          </table:table-cell>
          <table:table-cell table:formula="of:=[.B774]-[.B$2]" office:value-type="float" office:value="38.6066164970398" calcext:value-type="float">
            <text:p>38.606616497</text:p>
          </table:table-cell>
          <table:table-cell table:formula="of:=[.C774]/([.D774]-[.D773])" office:value-type="float" office:value="1799.0125235123" calcext:value-type="float">
            <text:p>1799.0125235123</text:p>
          </table:table-cell>
          <table:table-cell table:formula="of:=[.D774]-[.D773]" office:value-type="float" office:value="0.0533626079559326" calcext:value-type="float">
            <text:p>0.053362608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5642834.78668" calcext:value-type="float">
            <text:p>1455642834.78668</text:p>
          </table:table-cell>
          <table:table-cell office:value-type="float" office:value="96" calcext:value-type="float">
            <text:p>96</text:p>
          </table:table-cell>
          <table:table-cell table:formula="of:=[.B775]-[.B$2]" office:value-type="float" office:value="38.6536042690277" calcext:value-type="float">
            <text:p>38.653604269</text:p>
          </table:table-cell>
          <table:table-cell table:formula="of:=[.C775]/([.D775]-[.D774])" office:value-type="float" office:value="2043.08474180667" calcext:value-type="float">
            <text:p>2043.0847418067</text:p>
          </table:table-cell>
          <table:table-cell table:formula="of:=[.D775]-[.D774]" office:value-type="float" office:value="0.046987771987915" calcext:value-type="float">
            <text:p>0.046987772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5642834.8398" calcext:value-type="float">
            <text:p>1455642834.8398</text:p>
          </table:table-cell>
          <table:table-cell office:value-type="float" office:value="96" calcext:value-type="float">
            <text:p>96</text:p>
          </table:table-cell>
          <table:table-cell table:formula="of:=[.B776]-[.B$2]" office:value-type="float" office:value="38.7067205905914" calcext:value-type="float">
            <text:p>38.7067205906</text:p>
          </table:table-cell>
          <table:table-cell table:formula="of:=[.C776]/([.D776]-[.D775])" office:value-type="float" office:value="1807.35407072258" calcext:value-type="float">
            <text:p>1807.3540707226</text:p>
          </table:table-cell>
          <table:table-cell table:formula="of:=[.D776]-[.D775]" office:value-type="float" office:value="0.0531163215637207" calcext:value-type="float">
            <text:p>0.053116321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5642834.8864" calcext:value-type="float">
            <text:p>1455642834.8864</text:p>
          </table:table-cell>
          <table:table-cell office:value-type="float" office:value="96" calcext:value-type="float">
            <text:p>96</text:p>
          </table:table-cell>
          <table:table-cell table:formula="of:=[.B777]-[.B$2]" office:value-type="float" office:value="38.7533223628998" calcext:value-type="float">
            <text:p>38.7533223629</text:p>
          </table:table-cell>
          <table:table-cell table:formula="of:=[.C777]/([.D777]-[.D776])" office:value-type="float" office:value="2060.0074899469" calcext:value-type="float">
            <text:p>2060.0074899469</text:p>
          </table:table-cell>
          <table:table-cell table:formula="of:=[.D777]-[.D776]" office:value-type="float" office:value="0.0466017723083496" calcext:value-type="float">
            <text:p>0.0466017723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5642834.93985" calcext:value-type="float">
            <text:p>1455642834.93985</text:p>
          </table:table-cell>
          <table:table-cell office:value-type="float" office:value="96" calcext:value-type="float">
            <text:p>96</text:p>
          </table:table-cell>
          <table:table-cell table:formula="of:=[.B778]-[.B$2]" office:value-type="float" office:value="38.8067765235901" calcext:value-type="float">
            <text:p>38.8067765236</text:p>
          </table:table-cell>
          <table:table-cell table:formula="of:=[.C778]/([.D778]-[.D777])" office:value-type="float" office:value="1795.9312944073" calcext:value-type="float">
            <text:p>1795.9312944073</text:p>
          </table:table-cell>
          <table:table-cell table:formula="of:=[.D778]-[.D777]" office:value-type="float" office:value="0.0534541606903076" calcext:value-type="float">
            <text:p>0.0534541607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5642834.98669" calcext:value-type="float">
            <text:p>1455642834.98669</text:p>
          </table:table-cell>
          <table:table-cell office:value-type="float" office:value="96" calcext:value-type="float">
            <text:p>96</text:p>
          </table:table-cell>
          <table:table-cell table:formula="of:=[.B779]-[.B$2]" office:value-type="float" office:value="38.8536143302917" calcext:value-type="float">
            <text:p>38.8536143303</text:p>
          </table:table-cell>
          <table:table-cell table:formula="of:=[.C779]/([.D779]-[.D778])" office:value-type="float" office:value="2049.62629039155" calcext:value-type="float">
            <text:p>2049.6262903916</text:p>
          </table:table-cell>
          <table:table-cell table:formula="of:=[.D779]-[.D778]" office:value-type="float" office:value="0.0468378067016602" calcext:value-type="float">
            <text:p>0.0468378067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5642835.03625" calcext:value-type="float">
            <text:p>1455642835.03625</text:p>
          </table:table-cell>
          <table:table-cell office:value-type="float" office:value="96" calcext:value-type="float">
            <text:p>96</text:p>
          </table:table-cell>
          <table:table-cell table:formula="of:=[.B780]-[.B$2]" office:value-type="float" office:value="38.9031722545624" calcext:value-type="float">
            <text:p>38.9031722546</text:p>
          </table:table-cell>
          <table:table-cell table:formula="of:=[.C780]/([.D780]-[.D779])" office:value-type="float" office:value="1937.12713784693" calcext:value-type="float">
            <text:p>1937.1271378469</text:p>
          </table:table-cell>
          <table:table-cell table:formula="of:=[.D780]-[.D779]" office:value-type="float" office:value="0.0495579242706299" calcext:value-type="float">
            <text:p>0.0495579243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5642835.08966" calcext:value-type="float">
            <text:p>1455642835.08966</text:p>
          </table:table-cell>
          <table:table-cell office:value-type="float" office:value="96" calcext:value-type="float">
            <text:p>96</text:p>
          </table:table-cell>
          <table:table-cell table:formula="of:=[.B781]-[.B$2]" office:value-type="float" office:value="38.9565804004669" calcext:value-type="float">
            <text:p>38.9565804005</text:p>
          </table:table-cell>
          <table:table-cell table:formula="of:=[.C781]/([.D781]-[.D780])" office:value-type="float" office:value="1797.47861256194" calcext:value-type="float">
            <text:p>1797.4786125619</text:p>
          </table:table-cell>
          <table:table-cell table:formula="of:=[.D781]-[.D780]" office:value-type="float" office:value="0.053408145904541" calcext:value-type="float">
            <text:p>0.0534081459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5642835.13984" calcext:value-type="float">
            <text:p>1455642835.13984</text:p>
          </table:table-cell>
          <table:table-cell office:value-type="float" office:value="96" calcext:value-type="float">
            <text:p>96</text:p>
          </table:table-cell>
          <table:table-cell table:formula="of:=[.B782]-[.B$2]" office:value-type="float" office:value="39.006760597229" calcext:value-type="float">
            <text:p>39.0067605972</text:p>
          </table:table-cell>
          <table:table-cell table:formula="of:=[.C782]/([.D782]-[.D781])" office:value-type="float" office:value="1913.10529241558" calcext:value-type="float">
            <text:p>1913.1052924156</text:p>
          </table:table-cell>
          <table:table-cell table:formula="of:=[.D782]-[.D781]" office:value-type="float" office:value="0.050180196762085" calcext:value-type="float">
            <text:p>0.0501801968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5642835.18658" calcext:value-type="float">
            <text:p>1455642835.18658</text:p>
          </table:table-cell>
          <table:table-cell office:value-type="float" office:value="96" calcext:value-type="float">
            <text:p>96</text:p>
          </table:table-cell>
          <table:table-cell table:formula="of:=[.B783]-[.B$2]" office:value-type="float" office:value="39.0534980297089" calcext:value-type="float">
            <text:p>39.0534980297</text:p>
          </table:table-cell>
          <table:table-cell table:formula="of:=[.C783]/([.D783]-[.D782])" office:value-type="float" office:value="2054.02810779928" calcext:value-type="float">
            <text:p>2054.0281077993</text:p>
          </table:table-cell>
          <table:table-cell table:formula="of:=[.D783]-[.D782]" office:value-type="float" office:value="0.0467374324798584" calcext:value-type="float">
            <text:p>0.0467374325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5642835.23641" calcext:value-type="float">
            <text:p>1455642835.23641</text:p>
          </table:table-cell>
          <table:table-cell office:value-type="float" office:value="96" calcext:value-type="float">
            <text:p>96</text:p>
          </table:table-cell>
          <table:table-cell table:formula="of:=[.B784]-[.B$2]" office:value-type="float" office:value="39.1033329963684" calcext:value-type="float">
            <text:p>39.1033329964</text:p>
          </table:table-cell>
          <table:table-cell table:formula="of:=[.C784]/([.D784]-[.D783])" office:value-type="float" office:value="1926.35826679361" calcext:value-type="float">
            <text:p>1926.3582667936</text:p>
          </table:table-cell>
          <table:table-cell table:formula="of:=[.D784]-[.D783]" office:value-type="float" office:value="0.0498349666595459" calcext:value-type="float">
            <text:p>0.049834966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5642835.28711" calcext:value-type="float">
            <text:p>1455642835.28711</text:p>
          </table:table-cell>
          <table:table-cell office:value-type="float" office:value="96" calcext:value-type="float">
            <text:p>96</text:p>
          </table:table-cell>
          <table:table-cell table:formula="of:=[.B785]-[.B$2]" office:value-type="float" office:value="39.1540334224701" calcext:value-type="float">
            <text:p>39.1540334225</text:p>
          </table:table-cell>
          <table:table-cell table:formula="of:=[.C785]/([.D785]-[.D784])" office:value-type="float" office:value="1893.47521078941" calcext:value-type="float">
            <text:p>1893.4752107894</text:p>
          </table:table-cell>
          <table:table-cell table:formula="of:=[.D785]-[.D784]" office:value-type="float" office:value="0.0507004261016846" calcext:value-type="float">
            <text:p>0.0507004261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5642835.33656" calcext:value-type="float">
            <text:p>1455642835.33656</text:p>
          </table:table-cell>
          <table:table-cell office:value-type="float" office:value="96" calcext:value-type="float">
            <text:p>96</text:p>
          </table:table-cell>
          <table:table-cell table:formula="of:=[.B786]-[.B$2]" office:value-type="float" office:value="39.2034828662872" calcext:value-type="float">
            <text:p>39.2034828663</text:p>
          </table:table-cell>
          <table:table-cell table:formula="of:=[.C786]/([.D786]-[.D785])" office:value-type="float" office:value="1941.37673934216" calcext:value-type="float">
            <text:p>1941.3767393422</text:p>
          </table:table-cell>
          <table:table-cell table:formula="of:=[.D786]-[.D785]" office:value-type="float" office:value="0.0494494438171387" calcext:value-type="float">
            <text:p>0.0494494438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5642835.38947" calcext:value-type="float">
            <text:p>1455642835.38947</text:p>
          </table:table-cell>
          <table:table-cell office:value-type="float" office:value="96" calcext:value-type="float">
            <text:p>96</text:p>
          </table:table-cell>
          <table:table-cell table:formula="of:=[.B787]-[.B$2]" office:value-type="float" office:value="39.2563910484314" calcext:value-type="float">
            <text:p>39.2563910484</text:p>
          </table:table-cell>
          <table:table-cell table:formula="of:=[.C787]/([.D787]-[.D786])" office:value-type="float" office:value="1814.4641548715" calcext:value-type="float">
            <text:p>1814.4641548715</text:p>
          </table:table-cell>
          <table:table-cell table:formula="of:=[.D787]-[.D786]" office:value-type="float" office:value="0.052908182144165" calcext:value-type="float">
            <text:p>0.0529081821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5642835.43663" calcext:value-type="float">
            <text:p>1455642835.43663</text:p>
          </table:table-cell>
          <table:table-cell office:value-type="float" office:value="96" calcext:value-type="float">
            <text:p>96</text:p>
          </table:table-cell>
          <table:table-cell table:formula="of:=[.B788]-[.B$2]" office:value-type="float" office:value="39.3035509586334" calcext:value-type="float">
            <text:p>39.3035509586</text:p>
          </table:table-cell>
          <table:table-cell table:formula="of:=[.C788]/([.D788]-[.D787])" office:value-type="float" office:value="2035.62728573379" calcext:value-type="float">
            <text:p>2035.6272857338</text:p>
          </table:table-cell>
          <table:table-cell table:formula="of:=[.D788]-[.D787]" office:value-type="float" office:value="0.0471599102020264" calcext:value-type="float">
            <text:p>0.0471599102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5642835.48669" calcext:value-type="float">
            <text:p>1455642835.48669</text:p>
          </table:table-cell>
          <table:table-cell office:value-type="float" office:value="96" calcext:value-type="float">
            <text:p>96</text:p>
          </table:table-cell>
          <table:table-cell table:formula="of:=[.B789]-[.B$2]" office:value-type="float" office:value="39.3536145687103" calcext:value-type="float">
            <text:p>39.3536145687</text:p>
          </table:table-cell>
          <table:table-cell table:formula="of:=[.C789]/([.D789]-[.D788])" office:value-type="float" office:value="1917.56047661228" calcext:value-type="float">
            <text:p>1917.5604766123</text:p>
          </table:table-cell>
          <table:table-cell table:formula="of:=[.D789]-[.D788]" office:value-type="float" office:value="0.0500636100769043" calcext:value-type="float">
            <text:p>0.0500636101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5642835.5368" calcext:value-type="float">
            <text:p>1455642835.5368</text:p>
          </table:table-cell>
          <table:table-cell office:value-type="float" office:value="96" calcext:value-type="float">
            <text:p>96</text:p>
          </table:table-cell>
          <table:table-cell table:formula="of:=[.B790]-[.B$2]" office:value-type="float" office:value="39.4037191867828" calcext:value-type="float">
            <text:p>39.4037191868</text:p>
          </table:table-cell>
          <table:table-cell table:formula="of:=[.C790]/([.D790]-[.D789])" office:value-type="float" office:value="1915.99105417932" calcext:value-type="float">
            <text:p>1915.9910541793</text:p>
          </table:table-cell>
          <table:table-cell table:formula="of:=[.D790]-[.D789]" office:value-type="float" office:value="0.0501046180725098" calcext:value-type="float">
            <text:p>0.0501046181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5642835.58627" calcext:value-type="float">
            <text:p>1455642835.58627</text:p>
          </table:table-cell>
          <table:table-cell office:value-type="float" office:value="96" calcext:value-type="float">
            <text:p>96</text:p>
          </table:table-cell>
          <table:table-cell table:formula="of:=[.B791]-[.B$2]" office:value-type="float" office:value="39.4531903266907" calcext:value-type="float">
            <text:p>39.4531903267</text:p>
          </table:table-cell>
          <table:table-cell table:formula="of:=[.C791]/([.D791]-[.D790])" office:value-type="float" office:value="1940.52532807703" calcext:value-type="float">
            <text:p>1940.525328077</text:p>
          </table:table-cell>
          <table:table-cell table:formula="of:=[.D791]-[.D790]" office:value-type="float" office:value="0.0494711399078369" calcext:value-type="float">
            <text:p>0.0494711399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5642835.63694" calcext:value-type="float">
            <text:p>1455642835.63694</text:p>
          </table:table-cell>
          <table:table-cell office:value-type="float" office:value="96" calcext:value-type="float">
            <text:p>96</text:p>
          </table:table-cell>
          <table:table-cell table:formula="of:=[.B792]-[.B$2]" office:value-type="float" office:value="39.5038573741913" calcext:value-type="float">
            <text:p>39.5038573742</text:p>
          </table:table-cell>
          <table:table-cell table:formula="of:=[.C792]/([.D792]-[.D791])" office:value-type="float" office:value="1894.72260049973" calcext:value-type="float">
            <text:p>1894.7226004997</text:p>
          </table:table-cell>
          <table:table-cell table:formula="of:=[.D792]-[.D791]" office:value-type="float" office:value="0.0506670475006104" calcext:value-type="float">
            <text:p>0.0506670475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5642835.68673" calcext:value-type="float">
            <text:p>1455642835.68673</text:p>
          </table:table-cell>
          <table:table-cell office:value-type="float" office:value="96" calcext:value-type="float">
            <text:p>96</text:p>
          </table:table-cell>
          <table:table-cell table:formula="of:=[.B793]-[.B$2]" office:value-type="float" office:value="39.5536477565765" calcext:value-type="float">
            <text:p>39.5536477566</text:p>
          </table:table-cell>
          <table:table-cell table:formula="of:=[.C793]/([.D793]-[.D792])" office:value-type="float" office:value="1928.08320404528" calcext:value-type="float">
            <text:p>1928.0832040453</text:p>
          </table:table-cell>
          <table:table-cell table:formula="of:=[.D793]-[.D792]" office:value-type="float" office:value="0.0497903823852539" calcext:value-type="float">
            <text:p>0.049790382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5642835.73719" calcext:value-type="float">
            <text:p>1455642835.73719</text:p>
          </table:table-cell>
          <table:table-cell office:value-type="float" office:value="96" calcext:value-type="float">
            <text:p>96</text:p>
          </table:table-cell>
          <table:table-cell table:formula="of:=[.B794]-[.B$2]" office:value-type="float" office:value="39.6041095256805" calcext:value-type="float">
            <text:p>39.6041095257</text:p>
          </table:table-cell>
          <table:table-cell table:formula="of:=[.C794]/([.D794]-[.D793])" office:value-type="float" office:value="1902.43032903067" calcext:value-type="float">
            <text:p>1902.4303290307</text:p>
          </table:table-cell>
          <table:table-cell table:formula="of:=[.D794]-[.D793]" office:value-type="float" office:value="0.0504617691040039" calcext:value-type="float">
            <text:p>0.0504617691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5642835.78669" calcext:value-type="float">
            <text:p>1455642835.78669</text:p>
          </table:table-cell>
          <table:table-cell office:value-type="float" office:value="96" calcext:value-type="float">
            <text:p>96</text:p>
          </table:table-cell>
          <table:table-cell table:formula="of:=[.B795]-[.B$2]" office:value-type="float" office:value="39.6536135673523" calcext:value-type="float">
            <text:p>39.6536135674</text:p>
          </table:table-cell>
          <table:table-cell table:formula="of:=[.C795]/([.D795]-[.D794])" office:value-type="float" office:value="1939.23560093433" calcext:value-type="float">
            <text:p>1939.2356009343</text:p>
          </table:table-cell>
          <table:table-cell table:formula="of:=[.D795]-[.D794]" office:value-type="float" office:value="0.0495040416717529" calcext:value-type="float">
            <text:p>0.0495040417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5642835.83633" calcext:value-type="float">
            <text:p>1455642835.83633</text:p>
          </table:table-cell>
          <table:table-cell office:value-type="float" office:value="96" calcext:value-type="float">
            <text:p>96</text:p>
          </table:table-cell>
          <table:table-cell table:formula="of:=[.B796]-[.B$2]" office:value-type="float" office:value="39.7032518386841" calcext:value-type="float">
            <text:p>39.7032518387</text:p>
          </table:table-cell>
          <table:table-cell table:formula="of:=[.C796]/([.D796]-[.D795])" office:value-type="float" office:value="1933.99160414605" calcext:value-type="float">
            <text:p>1933.9916041461</text:p>
          </table:table-cell>
          <table:table-cell table:formula="of:=[.D796]-[.D795]" office:value-type="float" office:value="0.0496382713317871" calcext:value-type="float">
            <text:p>0.0496382713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5642835.88671" calcext:value-type="float">
            <text:p>1455642835.88671</text:p>
          </table:table-cell>
          <table:table-cell office:value-type="float" office:value="96" calcext:value-type="float">
            <text:p>96</text:p>
          </table:table-cell>
          <table:table-cell table:formula="of:=[.B797]-[.B$2]" office:value-type="float" office:value="39.7536373138428" calcext:value-type="float">
            <text:p>39.7536373138</text:p>
          </table:table-cell>
          <table:table-cell table:formula="of:=[.C797]/([.D797]-[.D796])" office:value-type="float" office:value="1905.31099880756" calcext:value-type="float">
            <text:p>1905.3109988076</text:p>
          </table:table-cell>
          <table:table-cell table:formula="of:=[.D797]-[.D796]" office:value-type="float" office:value="0.0503854751586914" calcext:value-type="float">
            <text:p>0.0503854752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5642835.93613" calcext:value-type="float">
            <text:p>1455642835.93613</text:p>
          </table:table-cell>
          <table:table-cell office:value-type="float" office:value="96" calcext:value-type="float">
            <text:p>96</text:p>
          </table:table-cell>
          <table:table-cell table:formula="of:=[.B798]-[.B$2]" office:value-type="float" office:value="39.8030519485474" calcext:value-type="float">
            <text:p>39.8030519485</text:p>
          </table:table-cell>
          <table:table-cell table:formula="of:=[.C798]/([.D798]-[.D797])" office:value-type="float" office:value="1942.7443018431" calcext:value-type="float">
            <text:p>1942.7443018431</text:p>
          </table:table-cell>
          <table:table-cell table:formula="of:=[.D798]-[.D797]" office:value-type="float" office:value="0.0494146347045898" calcext:value-type="float">
            <text:p>0.0494146347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5642835.98677" calcext:value-type="float">
            <text:p>1455642835.98677</text:p>
          </table:table-cell>
          <table:table-cell office:value-type="float" office:value="96" calcext:value-type="float">
            <text:p>96</text:p>
          </table:table-cell>
          <table:table-cell table:formula="of:=[.B799]-[.B$2]" office:value-type="float" office:value="39.853696346283" calcext:value-type="float">
            <text:p>39.8536963463</text:p>
          </table:table-cell>
          <table:table-cell table:formula="of:=[.C799]/([.D799]-[.D798])" office:value-type="float" office:value="1895.5699799452" calcext:value-type="float">
            <text:p>1895.5699799452</text:p>
          </table:table-cell>
          <table:table-cell table:formula="of:=[.D799]-[.D798]" office:value-type="float" office:value="0.0506443977355957" calcext:value-type="float">
            <text:p>0.050644397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5642836.03604" calcext:value-type="float">
            <text:p>1455642836.03604</text:p>
          </table:table-cell>
          <table:table-cell office:value-type="float" office:value="96" calcext:value-type="float">
            <text:p>96</text:p>
          </table:table-cell>
          <table:table-cell table:formula="of:=[.B800]-[.B$2]" office:value-type="float" office:value="39.9029586315155" calcext:value-type="float">
            <text:p>39.9029586315</text:p>
          </table:table-cell>
          <table:table-cell table:formula="of:=[.C800]/([.D800]-[.D799])" office:value-type="float" office:value="1948.75246949729" calcext:value-type="float">
            <text:p>1948.7524694973</text:p>
          </table:table-cell>
          <table:table-cell table:formula="of:=[.D800]-[.D799]" office:value-type="float" office:value="0.0492622852325439" calcext:value-type="float">
            <text:p>0.0492622852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5642836.08625" calcext:value-type="float">
            <text:p>1455642836.08625</text:p>
          </table:table-cell>
          <table:table-cell office:value-type="float" office:value="96" calcext:value-type="float">
            <text:p>96</text:p>
          </table:table-cell>
          <table:table-cell table:formula="of:=[.B801]-[.B$2]" office:value-type="float" office:value="39.9531724452972" calcext:value-type="float">
            <text:p>39.9531724453</text:p>
          </table:table-cell>
          <table:table-cell table:formula="of:=[.C801]/([.D801]-[.D800])" office:value-type="float" office:value="1911.82451142385" calcext:value-type="float">
            <text:p>1911.8245114239</text:p>
          </table:table-cell>
          <table:table-cell table:formula="of:=[.D801]-[.D800]" office:value-type="float" office:value="0.0502138137817383" calcext:value-type="float">
            <text:p>0.0502138138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5642836.13648" calcext:value-type="float">
            <text:p>1455642836.13648</text:p>
          </table:table-cell>
          <table:table-cell office:value-type="float" office:value="96" calcext:value-type="float">
            <text:p>96</text:p>
          </table:table-cell>
          <table:table-cell table:formula="of:=[.B802]-[.B$2]" office:value-type="float" office:value="40.0033981800079" calcext:value-type="float">
            <text:p>40.00339818</text:p>
          </table:table-cell>
          <table:table-cell table:formula="of:=[.C802]/([.D802]-[.D801])" office:value-type="float" office:value="1911.37074555449" calcext:value-type="float">
            <text:p>1911.3707455545</text:p>
          </table:table-cell>
          <table:table-cell table:formula="of:=[.D802]-[.D801]" office:value-type="float" office:value="0.0502257347106934" calcext:value-type="float">
            <text:p>0.0502257347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5642836.18572" calcext:value-type="float">
            <text:p>1455642836.18572</text:p>
          </table:table-cell>
          <table:table-cell office:value-type="float" office:value="96" calcext:value-type="float">
            <text:p>96</text:p>
          </table:table-cell>
          <table:table-cell table:formula="of:=[.B803]-[.B$2]" office:value-type="float" office:value="40.0526399612427" calcext:value-type="float">
            <text:p>40.0526399612</text:p>
          </table:table-cell>
          <table:table-cell table:formula="of:=[.C803]/([.D803]-[.D802])" office:value-type="float" office:value="1949.56391894836" calcext:value-type="float">
            <text:p>1949.5639189484</text:p>
          </table:table-cell>
          <table:table-cell table:formula="of:=[.D803]-[.D802]" office:value-type="float" office:value="0.0492417812347412" calcext:value-type="float">
            <text:p>0.0492417812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5642836.23358" calcext:value-type="float">
            <text:p>1455642836.23358</text:p>
          </table:table-cell>
          <table:table-cell office:value-type="float" office:value="96" calcext:value-type="float">
            <text:p>96</text:p>
          </table:table-cell>
          <table:table-cell table:formula="of:=[.B804]-[.B$2]" office:value-type="float" office:value="40.1004977226257" calcext:value-type="float">
            <text:p>40.1004977226</text:p>
          </table:table-cell>
          <table:table-cell table:formula="of:=[.C804]/([.D804]-[.D803])" office:value-type="float" office:value="2005.94422358392" calcext:value-type="float">
            <text:p>2005.9442235839</text:p>
          </table:table-cell>
          <table:table-cell table:formula="of:=[.D804]-[.D803]" office:value-type="float" office:value="0.0478577613830566" calcext:value-type="float">
            <text:p>0.0478577614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5642836.28323" calcext:value-type="float">
            <text:p>1455642836.28323</text:p>
          </table:table-cell>
          <table:table-cell office:value-type="float" office:value="96" calcext:value-type="float">
            <text:p>96</text:p>
          </table:table-cell>
          <table:table-cell table:formula="of:=[.B805]-[.B$2]" office:value-type="float" office:value="40.1501567363739" calcext:value-type="float">
            <text:p>40.1501567364</text:p>
          </table:table-cell>
          <table:table-cell table:formula="of:=[.C805]/([.D805]-[.D804])" office:value-type="float" office:value="1933.18378183739" calcext:value-type="float">
            <text:p>1933.1837818374</text:p>
          </table:table-cell>
          <table:table-cell table:formula="of:=[.D805]-[.D804]" office:value-type="float" office:value="0.0496590137481689" calcext:value-type="float">
            <text:p>0.0496590137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5642836.333" calcext:value-type="float">
            <text:p>1455642836.333</text:p>
          </table:table-cell>
          <table:table-cell office:value-type="float" office:value="96" calcext:value-type="float">
            <text:p>96</text:p>
          </table:table-cell>
          <table:table-cell table:formula="of:=[.B806]-[.B$2]" office:value-type="float" office:value="40.1999192237854" calcext:value-type="float">
            <text:p>40.1999192238</text:p>
          </table:table-cell>
          <table:table-cell table:formula="of:=[.C806]/([.D806]-[.D805])" office:value-type="float" office:value="1929.16401477585" calcext:value-type="float">
            <text:p>1929.1640147759</text:p>
          </table:table-cell>
          <table:table-cell table:formula="of:=[.D806]-[.D805]" office:value-type="float" office:value="0.049762487411499" calcext:value-type="float">
            <text:p>0.0497624874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5642836.39051" calcext:value-type="float">
            <text:p>1455642836.39051</text:p>
          </table:table-cell>
          <table:table-cell office:value-type="float" office:value="96" calcext:value-type="float">
            <text:p>96</text:p>
          </table:table-cell>
          <table:table-cell table:formula="of:=[.B807]-[.B$2]" office:value-type="float" office:value="40.2574326992035" calcext:value-type="float">
            <text:p>40.2574326992</text:p>
          </table:table-cell>
          <table:table-cell table:formula="of:=[.C807]/([.D807]-[.D806])" office:value-type="float" office:value="1669.17403794734" calcext:value-type="float">
            <text:p>1669.1740379474</text:p>
          </table:table-cell>
          <table:table-cell table:formula="of:=[.D807]-[.D806]" office:value-type="float" office:value="0.0575134754180908" calcext:value-type="float">
            <text:p>0.0575134754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5642836.43962" calcext:value-type="float">
            <text:p>1455642836.43962</text:p>
          </table:table-cell>
          <table:table-cell office:value-type="float" office:value="96" calcext:value-type="float">
            <text:p>96</text:p>
          </table:table-cell>
          <table:table-cell table:formula="of:=[.B808]-[.B$2]" office:value-type="float" office:value="40.3065390586853" calcext:value-type="float">
            <text:p>40.3065390587</text:p>
          </table:table-cell>
          <table:table-cell table:formula="of:=[.C808]/([.D808]-[.D807])" office:value-type="float" office:value="1954.94027684046" calcext:value-type="float">
            <text:p>1954.9402768405</text:p>
          </table:table-cell>
          <table:table-cell table:formula="of:=[.D808]-[.D807]" office:value-type="float" office:value="0.0491063594818115" calcext:value-type="float">
            <text:p>0.049106359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5642836.48727" calcext:value-type="float">
            <text:p>1455642836.48727</text:p>
          </table:table-cell>
          <table:table-cell office:value-type="float" office:value="96" calcext:value-type="float">
            <text:p>96</text:p>
          </table:table-cell>
          <table:table-cell table:formula="of:=[.B809]-[.B$2]" office:value-type="float" office:value="40.3541967868805" calcext:value-type="float">
            <text:p>40.3541967869</text:p>
          </table:table-cell>
          <table:table-cell table:formula="of:=[.C809]/([.D809]-[.D808])" office:value-type="float" office:value="2014.36374824279" calcext:value-type="float">
            <text:p>2014.3637482428</text:p>
          </table:table-cell>
          <table:table-cell table:formula="of:=[.D809]-[.D808]" office:value-type="float" office:value="0.0476577281951904" calcext:value-type="float">
            <text:p>0.0476577282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5642836.53656" calcext:value-type="float">
            <text:p>1455642836.53656</text:p>
          </table:table-cell>
          <table:table-cell office:value-type="float" office:value="96" calcext:value-type="float">
            <text:p>96</text:p>
          </table:table-cell>
          <table:table-cell table:formula="of:=[.B810]-[.B$2]" office:value-type="float" office:value="40.403480052948" calcext:value-type="float">
            <text:p>40.4034800529</text:p>
          </table:table-cell>
          <table:table-cell table:formula="of:=[.C810]/([.D810]-[.D809])" office:value-type="float" office:value="1947.92284806177" calcext:value-type="float">
            <text:p>1947.9228480618</text:p>
          </table:table-cell>
          <table:table-cell table:formula="of:=[.D810]-[.D809]" office:value-type="float" office:value="0.0492832660675049" calcext:value-type="float">
            <text:p>0.0492832661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5642836.58705" calcext:value-type="float">
            <text:p>1455642836.58705</text:p>
          </table:table-cell>
          <table:table-cell office:value-type="float" office:value="96" calcext:value-type="float">
            <text:p>96</text:p>
          </table:table-cell>
          <table:table-cell table:formula="of:=[.B811]-[.B$2]" office:value-type="float" office:value="40.4539701938629" calcext:value-type="float">
            <text:p>40.4539701939</text:p>
          </table:table-cell>
          <table:table-cell table:formula="of:=[.C811]/([.D811]-[.D810])" office:value-type="float" office:value="1901.36130065023" calcext:value-type="float">
            <text:p>1901.3613006502</text:p>
          </table:table-cell>
          <table:table-cell table:formula="of:=[.D811]-[.D810]" office:value-type="float" office:value="0.050490140914917" calcext:value-type="float">
            <text:p>0.0504901409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5642836.63654" calcext:value-type="float">
            <text:p>1455642836.63654</text:p>
          </table:table-cell>
          <table:table-cell office:value-type="float" office:value="96" calcext:value-type="float">
            <text:p>96</text:p>
          </table:table-cell>
          <table:table-cell table:formula="of:=[.B812]-[.B$2]" office:value-type="float" office:value="40.5034623146057" calcext:value-type="float">
            <text:p>40.5034623146</text:p>
          </table:table-cell>
          <table:table-cell table:formula="of:=[.C812]/([.D812]-[.D811])" office:value-type="float" office:value="1939.70269528145" calcext:value-type="float">
            <text:p>1939.7026952815</text:p>
          </table:table-cell>
          <table:table-cell table:formula="of:=[.D812]-[.D811]" office:value-type="float" office:value="0.0494921207427979" calcext:value-type="float">
            <text:p>0.0494921207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5642836.68726" calcext:value-type="float">
            <text:p>1455642836.68726</text:p>
          </table:table-cell>
          <table:table-cell office:value-type="float" office:value="96" calcext:value-type="float">
            <text:p>96</text:p>
          </table:table-cell>
          <table:table-cell table:formula="of:=[.B813]-[.B$2]" office:value-type="float" office:value="40.5541806221008" calcext:value-type="float">
            <text:p>40.5541806221</text:p>
          </table:table-cell>
          <table:table-cell table:formula="of:=[.C813]/([.D813]-[.D812])" office:value-type="float" office:value="1892.80764168328" calcext:value-type="float">
            <text:p>1892.8076416833</text:p>
          </table:table-cell>
          <table:table-cell table:formula="of:=[.D813]-[.D812]" office:value-type="float" office:value="0.0507183074951172" calcext:value-type="float">
            <text:p>0.050718307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5642836.73642" calcext:value-type="float">
            <text:p>1455642836.73642</text:p>
          </table:table-cell>
          <table:table-cell office:value-type="float" office:value="96" calcext:value-type="float">
            <text:p>96</text:p>
          </table:table-cell>
          <table:table-cell table:formula="of:=[.B814]-[.B$2]" office:value-type="float" office:value="40.6033458709717" calcext:value-type="float">
            <text:p>40.603345871</text:p>
          </table:table-cell>
          <table:table-cell table:formula="of:=[.C814]/([.D814]-[.D813])" office:value-type="float" office:value="1952.59867904216" calcext:value-type="float">
            <text:p>1952.5986790422</text:p>
          </table:table-cell>
          <table:table-cell table:formula="of:=[.D814]-[.D813]" office:value-type="float" office:value="0.0491652488708496" calcext:value-type="float">
            <text:p>0.0491652489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5642836.78663" calcext:value-type="float">
            <text:p>1455642836.78663</text:p>
          </table:table-cell>
          <table:table-cell office:value-type="float" office:value="96" calcext:value-type="float">
            <text:p>96</text:p>
          </table:table-cell>
          <table:table-cell table:formula="of:=[.B815]-[.B$2]" office:value-type="float" office:value="40.6535551548004" calcext:value-type="float">
            <text:p>40.6535551548</text:p>
          </table:table-cell>
          <table:table-cell table:formula="of:=[.C815]/([.D815]-[.D814])" office:value-type="float" office:value="1911.99699895058" calcext:value-type="float">
            <text:p>1911.9969989506</text:p>
          </table:table-cell>
          <table:table-cell table:formula="of:=[.D815]-[.D814]" office:value-type="float" office:value="0.0502092838287354" calcext:value-type="float">
            <text:p>0.0502092838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5642836.83938" calcext:value-type="float">
            <text:p>1455642836.83938</text:p>
          </table:table-cell>
          <table:table-cell office:value-type="float" office:value="96" calcext:value-type="float">
            <text:p>96</text:p>
          </table:table-cell>
          <table:table-cell table:formula="of:=[.B816]-[.B$2]" office:value-type="float" office:value="40.7063071727753" calcext:value-type="float">
            <text:p>40.7063071728</text:p>
          </table:table-cell>
          <table:table-cell table:formula="of:=[.C816]/([.D816]-[.D815])" office:value-type="float" office:value="1819.83559464517" calcext:value-type="float">
            <text:p>1819.8355946452</text:p>
          </table:table-cell>
          <table:table-cell table:formula="of:=[.D816]-[.D815]" office:value-type="float" office:value="0.0527520179748535" calcext:value-type="float">
            <text:p>0.052752018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5642836.89006" calcext:value-type="float">
            <text:p>1455642836.89006</text:p>
          </table:table-cell>
          <table:table-cell office:value-type="float" office:value="96" calcext:value-type="float">
            <text:p>96</text:p>
          </table:table-cell>
          <table:table-cell table:formula="of:=[.B817]-[.B$2]" office:value-type="float" office:value="40.7569849491119" calcext:value-type="float">
            <text:p>40.7569849491</text:p>
          </table:table-cell>
          <table:table-cell table:formula="of:=[.C817]/([.D817]-[.D816])" office:value-type="float" office:value="1894.32147460928" calcext:value-type="float">
            <text:p>1894.3214746093</text:p>
          </table:table-cell>
          <table:table-cell table:formula="of:=[.D817]-[.D816]" office:value-type="float" office:value="0.0506777763366699" calcext:value-type="float">
            <text:p>0.050677776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5642836.93996" calcext:value-type="float">
            <text:p>1455642836.93996</text:p>
          </table:table-cell>
          <table:table-cell office:value-type="float" office:value="96" calcext:value-type="float">
            <text:p>96</text:p>
          </table:table-cell>
          <table:table-cell table:formula="of:=[.B818]-[.B$2]" office:value-type="float" office:value="40.8068821430206" calcext:value-type="float">
            <text:p>40.806882143</text:p>
          </table:table-cell>
          <table:table-cell table:formula="of:=[.C818]/([.D818]-[.D817])" office:value-type="float" office:value="1923.95588769328" calcext:value-type="float">
            <text:p>1923.9558876933</text:p>
          </table:table-cell>
          <table:table-cell table:formula="of:=[.D818]-[.D817]" office:value-type="float" office:value="0.0498971939086914" calcext:value-type="float">
            <text:p>0.0498971939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5642836.98652" calcext:value-type="float">
            <text:p>1455642836.98652</text:p>
          </table:table-cell>
          <table:table-cell office:value-type="float" office:value="96" calcext:value-type="float">
            <text:p>96</text:p>
          </table:table-cell>
          <table:table-cell table:formula="of:=[.B819]-[.B$2]" office:value-type="float" office:value="40.853444814682" calcext:value-type="float">
            <text:p>40.8534448147</text:p>
          </table:table-cell>
          <table:table-cell table:formula="of:=[.C819]/([.D819]-[.D818])" office:value-type="float" office:value="2061.73736546201" calcext:value-type="float">
            <text:p>2061.737365462</text:p>
          </table:table-cell>
          <table:table-cell table:formula="of:=[.D819]-[.D818]" office:value-type="float" office:value="0.046562671661377" calcext:value-type="float">
            <text:p>0.0465626717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5642837.03712" calcext:value-type="float">
            <text:p>1455642837.03712</text:p>
          </table:table-cell>
          <table:table-cell office:value-type="float" office:value="96" calcext:value-type="float">
            <text:p>96</text:p>
          </table:table-cell>
          <table:table-cell table:formula="of:=[.B820]-[.B$2]" office:value-type="float" office:value="40.9040386676788" calcext:value-type="float">
            <text:p>40.9040386677</text:p>
          </table:table-cell>
          <table:table-cell table:formula="of:=[.C820]/([.D820]-[.D819])" office:value-type="float" office:value="1897.46370979143" calcext:value-type="float">
            <text:p>1897.4637097914</text:p>
          </table:table-cell>
          <table:table-cell table:formula="of:=[.D820]-[.D819]" office:value-type="float" office:value="0.0505938529968262" calcext:value-type="float">
            <text:p>0.050593853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5642837.08655" calcext:value-type="float">
            <text:p>1455642837.08655</text:p>
          </table:table-cell>
          <table:table-cell office:value-type="float" office:value="96" calcext:value-type="float">
            <text:p>96</text:p>
          </table:table-cell>
          <table:table-cell table:formula="of:=[.B821]-[.B$2]" office:value-type="float" office:value="40.9534680843353" calcext:value-type="float">
            <text:p>40.9534680843</text:p>
          </table:table-cell>
          <table:table-cell table:formula="of:=[.C821]/([.D821]-[.D820])" office:value-type="float" office:value="1942.16332082461" calcext:value-type="float">
            <text:p>1942.1633208246</text:p>
          </table:table-cell>
          <table:table-cell table:formula="of:=[.D821]-[.D820]" office:value-type="float" office:value="0.0494294166564941" calcext:value-type="float">
            <text:p>0.049429416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5642837.13655" calcext:value-type="float">
            <text:p>1455642837.13655</text:p>
          </table:table-cell>
          <table:table-cell office:value-type="float" office:value="96" calcext:value-type="float">
            <text:p>96</text:p>
          </table:table-cell>
          <table:table-cell table:formula="of:=[.B822]-[.B$2]" office:value-type="float" office:value="41.0034689903259" calcext:value-type="float">
            <text:p>41.0034689903</text:p>
          </table:table-cell>
          <table:table-cell table:formula="of:=[.C822]/([.D822]-[.D821])" office:value-type="float" office:value="1919.96521059132" calcext:value-type="float">
            <text:p>1919.9652105913</text:p>
          </table:table-cell>
          <table:table-cell table:formula="of:=[.D822]-[.D821]" office:value-type="float" office:value="0.0500009059906006" calcext:value-type="float">
            <text:p>0.050000906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5642837.18738" calcext:value-type="float">
            <text:p>1455642837.18738</text:p>
          </table:table-cell>
          <table:table-cell office:value-type="float" office:value="96" calcext:value-type="float">
            <text:p>96</text:p>
          </table:table-cell>
          <table:table-cell table:formula="of:=[.B823]-[.B$2]" office:value-type="float" office:value="41.0543029308319" calcext:value-type="float">
            <text:p>41.0543029308</text:p>
          </table:table-cell>
          <table:table-cell table:formula="of:=[.C823]/([.D823]-[.D822])" office:value-type="float" office:value="1888.50203317809" calcext:value-type="float">
            <text:p>1888.5020331781</text:p>
          </table:table-cell>
          <table:table-cell table:formula="of:=[.D823]-[.D822]" office:value-type="float" office:value="0.0508339405059814" calcext:value-type="float">
            <text:p>0.0508339405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5642837.23648" calcext:value-type="float">
            <text:p>1455642837.23648</text:p>
          </table:table-cell>
          <table:table-cell office:value-type="float" office:value="96" calcext:value-type="float">
            <text:p>96</text:p>
          </table:table-cell>
          <table:table-cell table:formula="of:=[.B824]-[.B$2]" office:value-type="float" office:value="41.1034066677094" calcext:value-type="float">
            <text:p>41.1034066677</text:p>
          </table:table-cell>
          <table:table-cell table:formula="of:=[.C824]/([.D824]-[.D823])" office:value-type="float" office:value="1955.04468915691" calcext:value-type="float">
            <text:p>1955.0446891569</text:p>
          </table:table-cell>
          <table:table-cell table:formula="of:=[.D824]-[.D823]" office:value-type="float" office:value="0.0491037368774414" calcext:value-type="float">
            <text:p>0.0491037369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5642837.28629" calcext:value-type="float">
            <text:p>1455642837.28629</text:p>
          </table:table-cell>
          <table:table-cell office:value-type="float" office:value="96" calcext:value-type="float">
            <text:p>96</text:p>
          </table:table-cell>
          <table:table-cell table:formula="of:=[.B825]-[.B$2]" office:value-type="float" office:value="41.153213262558" calcext:value-type="float">
            <text:p>41.1532132626</text:p>
          </table:table-cell>
          <table:table-cell table:formula="of:=[.C825]/([.D825]-[.D824])" office:value-type="float" office:value="1927.45559682917" calcext:value-type="float">
            <text:p>1927.4555968292</text:p>
          </table:table-cell>
          <table:table-cell table:formula="of:=[.D825]-[.D824]" office:value-type="float" office:value="0.0498065948486328" calcext:value-type="float">
            <text:p>0.0498065948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5642837.33631" calcext:value-type="float">
            <text:p>1455642837.33631</text:p>
          </table:table-cell>
          <table:table-cell office:value-type="float" office:value="96" calcext:value-type="float">
            <text:p>96</text:p>
          </table:table-cell>
          <table:table-cell table:formula="of:=[.B826]-[.B$2]" office:value-type="float" office:value="41.2032310962677" calcext:value-type="float">
            <text:p>41.2032310963</text:p>
          </table:table-cell>
          <table:table-cell table:formula="of:=[.C826]/([.D826]-[.D825])" office:value-type="float" office:value="1919.31542971543" calcext:value-type="float">
            <text:p>1919.3154297154</text:p>
          </table:table-cell>
          <table:table-cell table:formula="of:=[.D826]-[.D825]" office:value-type="float" office:value="0.0500178337097168" calcext:value-type="float">
            <text:p>0.050017833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5642837.38949" calcext:value-type="float">
            <text:p>1455642837.38949</text:p>
          </table:table-cell>
          <table:table-cell office:value-type="float" office:value="96" calcext:value-type="float">
            <text:p>96</text:p>
          </table:table-cell>
          <table:table-cell table:formula="of:=[.B827]-[.B$2]" office:value-type="float" office:value="41.2564115524292" calcext:value-type="float">
            <text:p>41.2564115524</text:p>
          </table:table-cell>
          <table:table-cell table:formula="of:=[.C827]/([.D827]-[.D826])" office:value-type="float" office:value="1805.1744367981" calcext:value-type="float">
            <text:p>1805.1744367981</text:p>
          </table:table-cell>
          <table:table-cell table:formula="of:=[.D827]-[.D826]" office:value-type="float" office:value="0.053180456161499" calcext:value-type="float">
            <text:p>0.0531804562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5642837.43952" calcext:value-type="float">
            <text:p>1455642837.43952</text:p>
          </table:table-cell>
          <table:table-cell office:value-type="float" office:value="96" calcext:value-type="float">
            <text:p>96</text:p>
          </table:table-cell>
          <table:table-cell table:formula="of:=[.B828]-[.B$2]" office:value-type="float" office:value="41.3064415454865" calcext:value-type="float">
            <text:p>41.3064415455</text:p>
          </table:table-cell>
          <table:table-cell table:formula="of:=[.C828]/([.D828]-[.D827])" office:value-type="float" office:value="1918.84895706749" calcext:value-type="float">
            <text:p>1918.8489570675</text:p>
          </table:table-cell>
          <table:table-cell table:formula="of:=[.D828]-[.D827]" office:value-type="float" office:value="0.050029993057251" calcext:value-type="float">
            <text:p>0.0500299931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5642837.48682" calcext:value-type="float">
            <text:p>1455642837.48682</text:p>
          </table:table-cell>
          <table:table-cell office:value-type="float" office:value="96" calcext:value-type="float">
            <text:p>96</text:p>
          </table:table-cell>
          <table:table-cell table:formula="of:=[.B829]-[.B$2]" office:value-type="float" office:value="41.3537375926971" calcext:value-type="float">
            <text:p>41.3537375927</text:p>
          </table:table-cell>
          <table:table-cell table:formula="of:=[.C829]/([.D829]-[.D828])" office:value-type="float" office:value="2029.76793329771" calcext:value-type="float">
            <text:p>2029.7679332977</text:p>
          </table:table-cell>
          <table:table-cell table:formula="of:=[.D829]-[.D828]" office:value-type="float" office:value="0.0472960472106934" calcext:value-type="float">
            <text:p>0.047296047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5642837.53999" calcext:value-type="float">
            <text:p>1455642837.53999</text:p>
          </table:table-cell>
          <table:table-cell office:value-type="float" office:value="96" calcext:value-type="float">
            <text:p>96</text:p>
          </table:table-cell>
          <table:table-cell table:formula="of:=[.B830]-[.B$2]" office:value-type="float" office:value="41.4069075584412" calcext:value-type="float">
            <text:p>41.4069075584</text:p>
          </table:table-cell>
          <table:table-cell table:formula="of:=[.C830]/([.D830]-[.D829])" office:value-type="float" office:value="1805.53059714543" calcext:value-type="float">
            <text:p>1805.5305971454</text:p>
          </table:table-cell>
          <table:table-cell table:formula="of:=[.D830]-[.D829]" office:value-type="float" office:value="0.0531699657440186" calcext:value-type="float">
            <text:p>0.053169965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5642837.5866" calcext:value-type="float">
            <text:p>1455642837.5866</text:p>
          </table:table-cell>
          <table:table-cell office:value-type="float" office:value="96" calcext:value-type="float">
            <text:p>96</text:p>
          </table:table-cell>
          <table:table-cell table:formula="of:=[.B831]-[.B$2]" office:value-type="float" office:value="41.4535253047943" calcext:value-type="float">
            <text:p>41.4535253048</text:p>
          </table:table-cell>
          <table:table-cell table:formula="of:=[.C831]/([.D831]-[.D830])" office:value-type="float" office:value="2059.30160743419" calcext:value-type="float">
            <text:p>2059.3016074342</text:p>
          </table:table-cell>
          <table:table-cell table:formula="of:=[.D831]-[.D830]" office:value-type="float" office:value="0.0466177463531494" calcext:value-type="float">
            <text:p>0.0466177464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5642837.63574" calcext:value-type="float">
            <text:p>1455642837.63574</text:p>
          </table:table-cell>
          <table:table-cell office:value-type="float" office:value="96" calcext:value-type="float">
            <text:p>96</text:p>
          </table:table-cell>
          <table:table-cell table:formula="of:=[.B832]-[.B$2]" office:value-type="float" office:value="41.5026655197144" calcext:value-type="float">
            <text:p>41.5026655197</text:p>
          </table:table-cell>
          <table:table-cell table:formula="of:=[.C832]/([.D832]-[.D831])" office:value-type="float" office:value="1953.59340931255" calcext:value-type="float">
            <text:p>1953.5934093126</text:p>
          </table:table-cell>
          <table:table-cell table:formula="of:=[.D832]-[.D831]" office:value-type="float" office:value="0.0491402149200439" calcext:value-type="float">
            <text:p>0.0491402149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5642837.68576" calcext:value-type="float">
            <text:p>1455642837.68576</text:p>
          </table:table-cell>
          <table:table-cell office:value-type="float" office:value="96" calcext:value-type="float">
            <text:p>96</text:p>
          </table:table-cell>
          <table:table-cell table:formula="of:=[.B833]-[.B$2]" office:value-type="float" office:value="41.5526773929596" calcext:value-type="float">
            <text:p>41.552677393</text:p>
          </table:table-cell>
          <table:table-cell table:formula="of:=[.C833]/([.D833]-[.D832])" office:value-type="float" office:value="1919.5441756251" calcext:value-type="float">
            <text:p>1919.5441756251</text:p>
          </table:table-cell>
          <table:table-cell table:formula="of:=[.D833]-[.D832]" office:value-type="float" office:value="0.0500118732452393" calcext:value-type="float">
            <text:p>0.0500118732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5642837.73611" calcext:value-type="float">
            <text:p>1455642837.73611</text:p>
          </table:table-cell>
          <table:table-cell office:value-type="float" office:value="96" calcext:value-type="float">
            <text:p>96</text:p>
          </table:table-cell>
          <table:table-cell table:formula="of:=[.B834]-[.B$2]" office:value-type="float" office:value="41.6030371189117" calcext:value-type="float">
            <text:p>41.6030371189</text:p>
          </table:table-cell>
          <table:table-cell table:formula="of:=[.C834]/([.D834]-[.D833])" office:value-type="float" office:value="1906.28519486422" calcext:value-type="float">
            <text:p>1906.2851948642</text:p>
          </table:table-cell>
          <table:table-cell table:formula="of:=[.D834]-[.D833]" office:value-type="float" office:value="0.0503597259521484" calcext:value-type="float">
            <text:p>0.050359726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5642837.78719" calcext:value-type="float">
            <text:p>1455642837.78719</text:p>
          </table:table-cell>
          <table:table-cell office:value-type="float" office:value="96" calcext:value-type="float">
            <text:p>96</text:p>
          </table:table-cell>
          <table:table-cell table:formula="of:=[.B835]-[.B$2]" office:value-type="float" office:value="41.6541092395782" calcext:value-type="float">
            <text:p>41.6541092396</text:p>
          </table:table-cell>
          <table:table-cell table:formula="of:=[.C835]/([.D835]-[.D834])" office:value-type="float" office:value="1879.69480701361" calcext:value-type="float">
            <text:p>1879.6948070136</text:p>
          </table:table-cell>
          <table:table-cell table:formula="of:=[.D835]-[.D834]" office:value-type="float" office:value="0.0510721206665039" calcext:value-type="float">
            <text:p>0.0510721207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5642837.83383" calcext:value-type="float">
            <text:p>1455642837.83383</text:p>
          </table:table-cell>
          <table:table-cell office:value-type="float" office:value="96" calcext:value-type="float">
            <text:p>96</text:p>
          </table:table-cell>
          <table:table-cell table:formula="of:=[.B836]-[.B$2]" office:value-type="float" office:value="41.7007572650909" calcext:value-type="float">
            <text:p>41.7007572651</text:p>
          </table:table-cell>
          <table:table-cell table:formula="of:=[.C836]/([.D836]-[.D835])" office:value-type="float" office:value="2057.96491801938" calcext:value-type="float">
            <text:p>2057.9649180194</text:p>
          </table:table-cell>
          <table:table-cell table:formula="of:=[.D836]-[.D835]" office:value-type="float" office:value="0.0466480255126953" calcext:value-type="float">
            <text:p>0.0466480255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5642837.88322" calcext:value-type="float">
            <text:p>1455642837.88322</text:p>
          </table:table-cell>
          <table:table-cell office:value-type="float" office:value="96" calcext:value-type="float">
            <text:p>96</text:p>
          </table:table-cell>
          <table:table-cell table:formula="of:=[.B837]-[.B$2]" office:value-type="float" office:value="41.7501466274261" calcext:value-type="float">
            <text:p>41.7501466274</text:p>
          </table:table-cell>
          <table:table-cell table:formula="of:=[.C837]/([.D837]-[.D836])" office:value-type="float" office:value="1943.73839752069" calcext:value-type="float">
            <text:p>1943.7383975207</text:p>
          </table:table-cell>
          <table:table-cell table:formula="of:=[.D837]-[.D836]" office:value-type="float" office:value="0.0493893623352051" calcext:value-type="float">
            <text:p>0.0493893623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5642837.93284" calcext:value-type="float">
            <text:p>1455642837.93284</text:p>
          </table:table-cell>
          <table:table-cell office:value-type="float" office:value="96" calcext:value-type="float">
            <text:p>96</text:p>
          </table:table-cell>
          <table:table-cell table:formula="of:=[.B838]-[.B$2]" office:value-type="float" office:value="41.7997577190399" calcext:value-type="float">
            <text:p>41.799757719</text:p>
          </table:table-cell>
          <table:table-cell table:formula="of:=[.C838]/([.D838]-[.D837])" office:value-type="float" office:value="1935.05115241922" calcext:value-type="float">
            <text:p>1935.0511524192</text:p>
          </table:table-cell>
          <table:table-cell table:formula="of:=[.D838]-[.D837]" office:value-type="float" office:value="0.0496110916137695" calcext:value-type="float">
            <text:p>0.0496110916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5642837.98353" calcext:value-type="float">
            <text:p>1455642837.98353</text:p>
          </table:table-cell>
          <table:table-cell office:value-type="float" office:value="96" calcext:value-type="float">
            <text:p>96</text:p>
          </table:table-cell>
          <table:table-cell table:formula="of:=[.B839]-[.B$2]" office:value-type="float" office:value="41.8504559993744" calcext:value-type="float">
            <text:p>41.8504559994</text:p>
          </table:table-cell>
          <table:table-cell table:formula="of:=[.C839]/([.D839]-[.D838])" office:value-type="float" office:value="1893.55535072704" calcext:value-type="float">
            <text:p>1893.555350727</text:p>
          </table:table-cell>
          <table:table-cell table:formula="of:=[.D839]-[.D838]" office:value-type="float" office:value="0.0506982803344727" calcext:value-type="float">
            <text:p>0.0506982803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5642838.03537" calcext:value-type="float">
            <text:p>1455642838.03537</text:p>
          </table:table-cell>
          <table:table-cell office:value-type="float" office:value="96" calcext:value-type="float">
            <text:p>96</text:p>
          </table:table-cell>
          <table:table-cell table:formula="of:=[.B840]-[.B$2]" office:value-type="float" office:value="41.9022960662842" calcext:value-type="float">
            <text:p>41.9022960663</text:p>
          </table:table-cell>
          <table:table-cell table:formula="of:=[.C840]/([.D840]-[.D839])" office:value-type="float" office:value="1851.84946167325" calcext:value-type="float">
            <text:p>1851.8494616733</text:p>
          </table:table-cell>
          <table:table-cell table:formula="of:=[.D840]-[.D839]" office:value-type="float" office:value="0.05184006690979" calcext:value-type="float">
            <text:p>0.0518400669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5642838.08713" calcext:value-type="float">
            <text:p>1455642838.08713</text:p>
          </table:table-cell>
          <table:table-cell office:value-type="float" office:value="96" calcext:value-type="float">
            <text:p>96</text:p>
          </table:table-cell>
          <table:table-cell table:formula="of:=[.B841]-[.B$2]" office:value-type="float" office:value="41.9540483951569" calcext:value-type="float">
            <text:p>41.9540483952</text:p>
          </table:table-cell>
          <table:table-cell table:formula="of:=[.C841]/([.D841]-[.D840])" office:value-type="float" office:value="1854.98898486628" calcext:value-type="float">
            <text:p>1854.9889848663</text:p>
          </table:table-cell>
          <table:table-cell table:formula="of:=[.D841]-[.D840]" office:value-type="float" office:value="0.0517523288726807" calcext:value-type="float">
            <text:p>0.051752328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5642838.13642" calcext:value-type="float">
            <text:p>1455642838.13642</text:p>
          </table:table-cell>
          <table:table-cell office:value-type="float" office:value="96" calcext:value-type="float">
            <text:p>96</text:p>
          </table:table-cell>
          <table:table-cell table:formula="of:=[.B842]-[.B$2]" office:value-type="float" office:value="42.003345489502" calcext:value-type="float">
            <text:p>42.0033454895</text:p>
          </table:table-cell>
          <table:table-cell table:formula="of:=[.C842]/([.D842]-[.D841])" office:value-type="float" office:value="1947.37643821306" calcext:value-type="float">
            <text:p>1947.3764382131</text:p>
          </table:table-cell>
          <table:table-cell table:formula="of:=[.D842]-[.D841]" office:value-type="float" office:value="0.0492970943450928" calcext:value-type="float">
            <text:p>0.049297094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5642838.18702" calcext:value-type="float">
            <text:p>1455642838.18702</text:p>
          </table:table-cell>
          <table:table-cell office:value-type="float" office:value="96" calcext:value-type="float">
            <text:p>96</text:p>
          </table:table-cell>
          <table:table-cell table:formula="of:=[.B843]-[.B$2]" office:value-type="float" office:value="42.053941488266" calcext:value-type="float">
            <text:p>42.0539414883</text:p>
          </table:table-cell>
          <table:table-cell table:formula="of:=[.C843]/([.D843]-[.D842])" office:value-type="float" office:value="1897.3832386966" calcext:value-type="float">
            <text:p>1897.3832386966</text:p>
          </table:table-cell>
          <table:table-cell table:formula="of:=[.D843]-[.D842]" office:value-type="float" office:value="0.0505959987640381" calcext:value-type="float">
            <text:p>0.0505959988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5642838.23691" calcext:value-type="float">
            <text:p>1455642838.23691</text:p>
          </table:table-cell>
          <table:table-cell office:value-type="float" office:value="96" calcext:value-type="float">
            <text:p>96</text:p>
          </table:table-cell>
          <table:table-cell table:formula="of:=[.B844]-[.B$2]" office:value-type="float" office:value="42.1038298606873" calcext:value-type="float">
            <text:p>42.1038298607</text:p>
          </table:table-cell>
          <table:table-cell table:formula="of:=[.C844]/([.D844]-[.D843])" office:value-type="float" office:value="1924.29609026653" calcext:value-type="float">
            <text:p>1924.2960902665</text:p>
          </table:table-cell>
          <table:table-cell table:formula="of:=[.D844]-[.D843]" office:value-type="float" office:value="0.0498883724212647" calcext:value-type="float">
            <text:p>0.0498883724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5642838.28361" calcext:value-type="float">
            <text:p>1455642838.28361</text:p>
          </table:table-cell>
          <table:table-cell office:value-type="float" office:value="96" calcext:value-type="float">
            <text:p>96</text:p>
          </table:table-cell>
          <table:table-cell table:formula="of:=[.B845]-[.B$2]" office:value-type="float" office:value="42.1505336761475" calcext:value-type="float">
            <text:p>42.1505336761</text:p>
          </table:table-cell>
          <table:table-cell table:formula="of:=[.C845]/([.D845]-[.D844])" office:value-type="float" office:value="2055.50658022359" calcext:value-type="float">
            <text:p>2055.5065802236</text:p>
          </table:table-cell>
          <table:table-cell table:formula="of:=[.D845]-[.D844]" office:value-type="float" office:value="0.0467038154602051" calcext:value-type="float">
            <text:p>0.0467038155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5642838.33349" calcext:value-type="float">
            <text:p>1455642838.33349</text:p>
          </table:table-cell>
          <table:table-cell office:value-type="float" office:value="96" calcext:value-type="float">
            <text:p>96</text:p>
          </table:table-cell>
          <table:table-cell table:formula="of:=[.B846]-[.B$2]" office:value-type="float" office:value="42.2004144191742" calcext:value-type="float">
            <text:p>42.2004144192</text:p>
          </table:table-cell>
          <table:table-cell table:formula="of:=[.C846]/([.D846]-[.D845])" office:value-type="float" office:value="1924.59041655713" calcext:value-type="float">
            <text:p>1924.5904165571</text:p>
          </table:table-cell>
          <table:table-cell table:formula="of:=[.D846]-[.D845]" office:value-type="float" office:value="0.0498807430267334" calcext:value-type="float">
            <text:p>0.049880743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5642838.38652" calcext:value-type="float">
            <text:p>1455642838.38652</text:p>
          </table:table-cell>
          <table:table-cell office:value-type="float" office:value="96" calcext:value-type="float">
            <text:p>96</text:p>
          </table:table-cell>
          <table:table-cell table:formula="of:=[.B847]-[.B$2]" office:value-type="float" office:value="42.253440618515" calcext:value-type="float">
            <text:p>42.2534406185</text:p>
          </table:table-cell>
          <table:table-cell table:formula="of:=[.C847]/([.D847]-[.D846])" office:value-type="float" office:value="1810.42581202115" calcext:value-type="float">
            <text:p>1810.4258120212</text:p>
          </table:table-cell>
          <table:table-cell table:formula="of:=[.D847]-[.D846]" office:value-type="float" office:value="0.0530261993408203" calcext:value-type="float">
            <text:p>0.0530261993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5642838.43324" calcext:value-type="float">
            <text:p>1455642838.43324</text:p>
          </table:table-cell>
          <table:table-cell office:value-type="float" office:value="96" calcext:value-type="float">
            <text:p>96</text:p>
          </table:table-cell>
          <table:table-cell table:formula="of:=[.B848]-[.B$2]" office:value-type="float" office:value="42.3001573085785" calcext:value-type="float">
            <text:p>42.3001573086</text:p>
          </table:table-cell>
          <table:table-cell table:formula="of:=[.C848]/([.D848]-[.D847])" office:value-type="float" office:value="2054.94010533622" calcext:value-type="float">
            <text:p>2054.9401053362</text:p>
          </table:table-cell>
          <table:table-cell table:formula="of:=[.D848]-[.D847]" office:value-type="float" office:value="0.0467166900634766" calcext:value-type="float">
            <text:p>0.0467166901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5642838.48279" calcext:value-type="float">
            <text:p>1455642838.48279</text:p>
          </table:table-cell>
          <table:table-cell office:value-type="float" office:value="96" calcext:value-type="float">
            <text:p>96</text:p>
          </table:table-cell>
          <table:table-cell table:formula="of:=[.B849]-[.B$2]" office:value-type="float" office:value="42.3497152328491" calcext:value-type="float">
            <text:p>42.3497152328</text:p>
          </table:table-cell>
          <table:table-cell table:formula="of:=[.C849]/([.D849]-[.D848])" office:value-type="float" office:value="1937.12713784693" calcext:value-type="float">
            <text:p>1937.1271378469</text:p>
          </table:table-cell>
          <table:table-cell table:formula="of:=[.D849]-[.D848]" office:value-type="float" office:value="0.0495579242706299" calcext:value-type="float">
            <text:p>0.049557924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5642838.5335" calcext:value-type="float">
            <text:p>1455642838.5335</text:p>
          </table:table-cell>
          <table:table-cell office:value-type="float" office:value="96" calcext:value-type="float">
            <text:p>96</text:p>
          </table:table-cell>
          <table:table-cell table:formula="of:=[.B850]-[.B$2]" office:value-type="float" office:value="42.4004271030426" calcext:value-type="float">
            <text:p>42.400427103</text:p>
          </table:table-cell>
          <table:table-cell table:formula="of:=[.C850]/([.D850]-[.D849])" office:value-type="float" office:value="1893.04791232763" calcext:value-type="float">
            <text:p>1893.0479123276</text:p>
          </table:table-cell>
          <table:table-cell table:formula="of:=[.D850]-[.D849]" office:value-type="float" office:value="0.0507118701934814" calcext:value-type="float">
            <text:p>0.0507118702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5642838.58332" calcext:value-type="float">
            <text:p>1455642838.58332</text:p>
          </table:table-cell>
          <table:table-cell office:value-type="float" office:value="96" calcext:value-type="float">
            <text:p>96</text:p>
          </table:table-cell>
          <table:table-cell table:formula="of:=[.B851]-[.B$2]" office:value-type="float" office:value="42.4502425193787" calcext:value-type="float">
            <text:p>42.4502425194</text:p>
          </table:table-cell>
          <table:table-cell table:formula="of:=[.C851]/([.D851]-[.D850])" office:value-type="float" office:value="1927.11427627895" calcext:value-type="float">
            <text:p>1927.114276279</text:p>
          </table:table-cell>
          <table:table-cell table:formula="of:=[.D851]-[.D850]" office:value-type="float" office:value="0.0498154163360596" calcext:value-type="float">
            <text:p>0.0498154163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5642838.63301" calcext:value-type="float">
            <text:p>1455642838.63301</text:p>
          </table:table-cell>
          <table:table-cell office:value-type="float" office:value="96" calcext:value-type="float">
            <text:p>96</text:p>
          </table:table-cell>
          <table:table-cell table:formula="of:=[.B852]-[.B$2]" office:value-type="float" office:value="42.4999306201935" calcext:value-type="float">
            <text:p>42.4999306202</text:p>
          </table:table-cell>
          <table:table-cell table:formula="of:=[.C852]/([.D852]-[.D851])" office:value-type="float" office:value="1932.05210957405" calcext:value-type="float">
            <text:p>1932.0521095741</text:p>
          </table:table-cell>
          <table:table-cell table:formula="of:=[.D852]-[.D851]" office:value-type="float" office:value="0.0496881008148193" calcext:value-type="float">
            <text:p>0.0496881008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5642838.68395" calcext:value-type="float">
            <text:p>1455642838.68395</text:p>
          </table:table-cell>
          <table:table-cell office:value-type="float" office:value="96" calcext:value-type="float">
            <text:p>96</text:p>
          </table:table-cell>
          <table:table-cell table:formula="of:=[.B853]-[.B$2]" office:value-type="float" office:value="42.5508711338043" calcext:value-type="float">
            <text:p>42.5508711338</text:p>
          </table:table-cell>
          <table:table-cell table:formula="of:=[.C853]/([.D853]-[.D852])" office:value-type="float" office:value="1884.55108115698" calcext:value-type="float">
            <text:p>1884.551081157</text:p>
          </table:table-cell>
          <table:table-cell table:formula="of:=[.D853]-[.D852]" office:value-type="float" office:value="0.0509405136108398" calcext:value-type="float">
            <text:p>0.0509405136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5642838.73347" calcext:value-type="float">
            <text:p>1455642838.73347</text:p>
          </table:table-cell>
          <table:table-cell office:value-type="float" office:value="96" calcext:value-type="float">
            <text:p>96</text:p>
          </table:table-cell>
          <table:table-cell table:formula="of:=[.B854]-[.B$2]" office:value-type="float" office:value="42.6003954410553" calcext:value-type="float">
            <text:p>42.6003954411</text:p>
          </table:table-cell>
          <table:table-cell table:formula="of:=[.C854]/([.D854]-[.D853])" office:value-type="float" office:value="1938.44205661467" calcext:value-type="float">
            <text:p>1938.4420566147</text:p>
          </table:table-cell>
          <table:table-cell table:formula="of:=[.D854]-[.D853]" office:value-type="float" office:value="0.0495243072509766" calcext:value-type="float">
            <text:p>0.0495243073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5642838.78594" calcext:value-type="float">
            <text:p>1455642838.78594</text:p>
          </table:table-cell>
          <table:table-cell office:value-type="float" office:value="96" calcext:value-type="float">
            <text:p>96</text:p>
          </table:table-cell>
          <table:table-cell table:formula="of:=[.B855]-[.B$2]" office:value-type="float" office:value="42.6528658866882" calcext:value-type="float">
            <text:p>42.6528658867</text:p>
          </table:table-cell>
          <table:table-cell table:formula="of:=[.C855]/([.D855]-[.D854])" office:value-type="float" office:value="1829.60138496981" calcext:value-type="float">
            <text:p>1829.6013849698</text:p>
          </table:table-cell>
          <table:table-cell table:formula="of:=[.D855]-[.D854]" office:value-type="float" office:value="0.0524704456329346" calcext:value-type="float">
            <text:p>0.0524704456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5642838.83331" calcext:value-type="float">
            <text:p>1455642838.83331</text:p>
          </table:table-cell>
          <table:table-cell office:value-type="float" office:value="96" calcext:value-type="float">
            <text:p>96</text:p>
          </table:table-cell>
          <table:table-cell table:formula="of:=[.B856]-[.B$2]" office:value-type="float" office:value="42.7002329826355" calcext:value-type="float">
            <text:p>42.7002329826</text:p>
          </table:table-cell>
          <table:table-cell table:formula="of:=[.C856]/([.D856]-[.D855])" office:value-type="float" office:value="2026.72336313119" calcext:value-type="float">
            <text:p>2026.7233631312</text:p>
          </table:table-cell>
          <table:table-cell table:formula="of:=[.D856]-[.D855]" office:value-type="float" office:value="0.0473670959472656" calcext:value-type="float">
            <text:p>0.0473670959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5642838.88372" calcext:value-type="float">
            <text:p>1455642838.88372</text:p>
          </table:table-cell>
          <table:table-cell office:value-type="float" office:value="96" calcext:value-type="float">
            <text:p>96</text:p>
          </table:table-cell>
          <table:table-cell table:formula="of:=[.B857]-[.B$2]" office:value-type="float" office:value="42.7506432533264" calcext:value-type="float">
            <text:p>42.7506432533</text:p>
          </table:table-cell>
          <table:table-cell table:formula="of:=[.C857]/([.D857]-[.D856])" office:value-type="float" office:value="1904.37382470346" calcext:value-type="float">
            <text:p>1904.3738247035</text:p>
          </table:table-cell>
          <table:table-cell table:formula="of:=[.D857]-[.D856]" office:value-type="float" office:value="0.050410270690918" calcext:value-type="float">
            <text:p>0.0504102707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5642838.93342" calcext:value-type="float">
            <text:p>1455642838.93342</text:p>
          </table:table-cell>
          <table:table-cell office:value-type="float" office:value="96" calcext:value-type="float">
            <text:p>96</text:p>
          </table:table-cell>
          <table:table-cell table:formula="of:=[.B858]-[.B$2]" office:value-type="float" office:value="42.8003432750702" calcext:value-type="float">
            <text:p>42.8003432751</text:p>
          </table:table-cell>
          <table:table-cell table:formula="of:=[.C858]/([.D858]-[.D857])" office:value-type="float" office:value="1931.58869215234" calcext:value-type="float">
            <text:p>1931.5886921523</text:p>
          </table:table-cell>
          <table:table-cell table:formula="of:=[.D858]-[.D857]" office:value-type="float" office:value="0.0497000217437744" calcext:value-type="float">
            <text:p>0.049700021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5642838.98312" calcext:value-type="float">
            <text:p>1455642838.98312</text:p>
          </table:table-cell>
          <table:table-cell office:value-type="float" office:value="96" calcext:value-type="float">
            <text:p>96</text:p>
          </table:table-cell>
          <table:table-cell table:formula="of:=[.B859]-[.B$2]" office:value-type="float" office:value="42.8500423431396" calcext:value-type="float">
            <text:p>42.8500423431</text:p>
          </table:table-cell>
          <table:table-cell table:formula="of:=[.C859]/([.D859]-[.D858])" office:value-type="float" office:value="1931.62575736497" calcext:value-type="float">
            <text:p>1931.625757365</text:p>
          </table:table-cell>
          <table:table-cell table:formula="of:=[.D859]-[.D858]" office:value-type="float" office:value="0.049699068069458" calcext:value-type="float">
            <text:p>0.049699068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5642839.0368" calcext:value-type="float">
            <text:p>1455642839.0368</text:p>
          </table:table-cell>
          <table:table-cell office:value-type="float" office:value="96" calcext:value-type="float">
            <text:p>96</text:p>
          </table:table-cell>
          <table:table-cell table:formula="of:=[.B860]-[.B$2]" office:value-type="float" office:value="42.9037175178528" calcext:value-type="float">
            <text:p>42.9037175179</text:p>
          </table:table-cell>
          <table:table-cell table:formula="of:=[.C860]/([.D860]-[.D859])" office:value-type="float" office:value="1788.53633012038" calcext:value-type="float">
            <text:p>1788.5363301204</text:p>
          </table:table-cell>
          <table:table-cell table:formula="of:=[.D860]-[.D859]" office:value-type="float" office:value="0.0536751747131348" calcext:value-type="float">
            <text:p>0.0536751747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5642839.08687" calcext:value-type="float">
            <text:p>1455642839.08687</text:p>
          </table:table-cell>
          <table:table-cell office:value-type="float" office:value="96" calcext:value-type="float">
            <text:p>96</text:p>
          </table:table-cell>
          <table:table-cell table:formula="of:=[.B861]-[.B$2]" office:value-type="float" office:value="42.95378947258" calcext:value-type="float">
            <text:p>42.9537894726</text:p>
          </table:table-cell>
          <table:table-cell table:formula="of:=[.C861]/([.D861]-[.D860])" office:value-type="float" office:value="1917.24090906927" calcext:value-type="float">
            <text:p>1917.2409090693</text:p>
          </table:table-cell>
          <table:table-cell table:formula="of:=[.D861]-[.D860]" office:value-type="float" office:value="0.0500719547271729" calcext:value-type="float">
            <text:p>0.0500719547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5642839.14013" calcext:value-type="float">
            <text:p>1455642839.14013</text:p>
          </table:table-cell>
          <table:table-cell office:value-type="float" office:value="96" calcext:value-type="float">
            <text:p>96</text:p>
          </table:table-cell>
          <table:table-cell table:formula="of:=[.B862]-[.B$2]" office:value-type="float" office:value="43.0070512294769" calcext:value-type="float">
            <text:p>43.0070512295</text:p>
          </table:table-cell>
          <table:table-cell table:formula="of:=[.C862]/([.D862]-[.D861])" office:value-type="float" office:value="1802.41895110029" calcext:value-type="float">
            <text:p>1802.4189511003</text:p>
          </table:table-cell>
          <table:table-cell table:formula="of:=[.D862]-[.D861]" office:value-type="float" office:value="0.0532617568969727" calcext:value-type="float">
            <text:p>0.0532617569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5642839.1864" calcext:value-type="float">
            <text:p>1455642839.1864</text:p>
          </table:table-cell>
          <table:table-cell office:value-type="float" office:value="96" calcext:value-type="float">
            <text:p>96</text:p>
          </table:table-cell>
          <table:table-cell table:formula="of:=[.B863]-[.B$2]" office:value-type="float" office:value="43.0533239841461" calcext:value-type="float">
            <text:p>43.0533239841</text:p>
          </table:table-cell>
          <table:table-cell table:formula="of:=[.C863]/([.D863]-[.D862])" office:value-type="float" office:value="2074.65496027452" calcext:value-type="float">
            <text:p>2074.6549602745</text:p>
          </table:table-cell>
          <table:table-cell table:formula="of:=[.D863]-[.D862]" office:value-type="float" office:value="0.0462727546691895" calcext:value-type="float">
            <text:p>0.0462727547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5642839.24047" calcext:value-type="float">
            <text:p>1455642839.24047</text:p>
          </table:table-cell>
          <table:table-cell office:value-type="float" office:value="96" calcext:value-type="float">
            <text:p>96</text:p>
          </table:table-cell>
          <table:table-cell table:formula="of:=[.B864]-[.B$2]" office:value-type="float" office:value="43.1073920726776" calcext:value-type="float">
            <text:p>43.1073920727</text:p>
          </table:table-cell>
          <table:table-cell table:formula="of:=[.C864]/([.D864]-[.D863])" office:value-type="float" office:value="1775.53900290152" calcext:value-type="float">
            <text:p>1775.5390029015</text:p>
          </table:table-cell>
          <table:table-cell table:formula="of:=[.D864]-[.D863]" office:value-type="float" office:value="0.0540680885314941" calcext:value-type="float">
            <text:p>0.0540680885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5642839.28693" calcext:value-type="float">
            <text:p>1455642839.28693</text:p>
          </table:table-cell>
          <table:table-cell office:value-type="float" office:value="96" calcext:value-type="float">
            <text:p>96</text:p>
          </table:table-cell>
          <table:table-cell table:formula="of:=[.B865]-[.B$2]" office:value-type="float" office:value="43.1538534164429" calcext:value-type="float">
            <text:p>43.1538534164</text:p>
          </table:table-cell>
          <table:table-cell table:formula="of:=[.C865]/([.D865]-[.D864])" office:value-type="float" office:value="2066.2338240803" calcext:value-type="float">
            <text:p>2066.2338240803</text:p>
          </table:table-cell>
          <table:table-cell table:formula="of:=[.D865]-[.D864]" office:value-type="float" office:value="0.0464613437652588" calcext:value-type="float">
            <text:p>0.0464613438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5642839.33369" calcext:value-type="float">
            <text:p>1455642839.33369</text:p>
          </table:table-cell>
          <table:table-cell office:value-type="float" office:value="96" calcext:value-type="float">
            <text:p>96</text:p>
          </table:table-cell>
          <table:table-cell table:formula="of:=[.B866]-[.B$2]" office:value-type="float" office:value="43.2006075382233" calcext:value-type="float">
            <text:p>43.2006075382</text:p>
          </table:table-cell>
          <table:table-cell table:formula="of:=[.C866]/([.D866]-[.D865])" office:value-type="float" office:value="2053.29490415653" calcext:value-type="float">
            <text:p>2053.2949041565</text:p>
          </table:table-cell>
          <table:table-cell table:formula="of:=[.D866]-[.D865]" office:value-type="float" office:value="0.0467541217803955" calcext:value-type="float">
            <text:p>0.0467541218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5642839.38364" calcext:value-type="float">
            <text:p>1455642839.38364</text:p>
          </table:table-cell>
          <table:table-cell office:value-type="float" office:value="96" calcext:value-type="float">
            <text:p>96</text:p>
          </table:table-cell>
          <table:table-cell table:formula="of:=[.B867]-[.B$2]" office:value-type="float" office:value="43.250565290451" calcext:value-type="float">
            <text:p>43.2505652905</text:p>
          </table:table-cell>
          <table:table-cell table:formula="of:=[.C867]/([.D867]-[.D866])" office:value-type="float" office:value="1921.62368639579" calcext:value-type="float">
            <text:p>1921.6236863958</text:p>
          </table:table-cell>
          <table:table-cell table:formula="of:=[.D867]-[.D866]" office:value-type="float" office:value="0.0499577522277832" calcext:value-type="float">
            <text:p>0.0499577522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5642839.43333" calcext:value-type="float">
            <text:p>1455642839.43333</text:p>
          </table:table-cell>
          <table:table-cell office:value-type="float" office:value="96" calcext:value-type="float">
            <text:p>96</text:p>
          </table:table-cell>
          <table:table-cell table:formula="of:=[.B868]-[.B$2]" office:value-type="float" office:value="43.3002507686615" calcext:value-type="float">
            <text:p>43.3002507687</text:p>
          </table:table-cell>
          <table:table-cell table:formula="of:=[.C868]/([.D868]-[.D867])" office:value-type="float" office:value="1932.15409124935" calcext:value-type="float">
            <text:p>1932.1540912494</text:p>
          </table:table-cell>
          <table:table-cell table:formula="of:=[.D868]-[.D867]" office:value-type="float" office:value="0.0496854782104492" calcext:value-type="float">
            <text:p>0.0496854782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5642839.48331" calcext:value-type="float">
            <text:p>1455642839.48331</text:p>
          </table:table-cell>
          <table:table-cell office:value-type="float" office:value="96" calcext:value-type="float">
            <text:p>96</text:p>
          </table:table-cell>
          <table:table-cell table:formula="of:=[.B869]-[.B$2]" office:value-type="float" office:value="43.3502316474915" calcext:value-type="float">
            <text:p>43.3502316475</text:p>
          </table:table-cell>
          <table:table-cell table:formula="of:=[.C869]/([.D869]-[.D868])" office:value-type="float" office:value="1920.73453383261" calcext:value-type="float">
            <text:p>1920.7345338326</text:p>
          </table:table-cell>
          <table:table-cell table:formula="of:=[.D869]-[.D868]" office:value-type="float" office:value="0.0499808788299561" calcext:value-type="float">
            <text:p>0.0499808788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5642839.53285" calcext:value-type="float">
            <text:p>1455642839.53285</text:p>
          </table:table-cell>
          <table:table-cell office:value-type="float" office:value="96" calcext:value-type="float">
            <text:p>96</text:p>
          </table:table-cell>
          <table:table-cell table:formula="of:=[.B870]-[.B$2]" office:value-type="float" office:value="43.399772644043" calcext:value-type="float">
            <text:p>43.399772644</text:p>
          </table:table-cell>
          <table:table-cell table:formula="of:=[.C870]/([.D870]-[.D869])" office:value-type="float" office:value="1937.78903700852" calcext:value-type="float">
            <text:p>1937.7890370085</text:p>
          </table:table-cell>
          <table:table-cell table:formula="of:=[.D870]-[.D869]" office:value-type="float" office:value="0.0495409965515137" calcext:value-type="float">
            <text:p>0.0495409966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5642839.58411" calcext:value-type="float">
            <text:p>1455642839.58411</text:p>
          </table:table-cell>
          <table:table-cell office:value-type="float" office:value="96" calcext:value-type="float">
            <text:p>96</text:p>
          </table:table-cell>
          <table:table-cell table:formula="of:=[.B871]-[.B$2]" office:value-type="float" office:value="43.4510350227356" calcext:value-type="float">
            <text:p>43.4510350227</text:p>
          </table:table-cell>
          <table:table-cell table:formula="of:=[.C871]/([.D871]-[.D870])" office:value-type="float" office:value="1872.71840379517" calcext:value-type="float">
            <text:p>1872.7184037952</text:p>
          </table:table-cell>
          <table:table-cell table:formula="of:=[.D871]-[.D870]" office:value-type="float" office:value="0.051262378692627" calcext:value-type="float">
            <text:p>0.051262378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5642839.63388" calcext:value-type="float">
            <text:p>1455642839.63388</text:p>
          </table:table-cell>
          <table:table-cell office:value-type="float" office:value="96" calcext:value-type="float">
            <text:p>96</text:p>
          </table:table-cell>
          <table:table-cell table:formula="of:=[.B872]-[.B$2]" office:value-type="float" office:value="43.5008039474487" calcext:value-type="float">
            <text:p>43.5008039474</text:p>
          </table:table-cell>
          <table:table-cell table:formula="of:=[.C872]/([.D872]-[.D871])" office:value-type="float" office:value="1928.91448937944" calcext:value-type="float">
            <text:p>1928.9144893794</text:p>
          </table:table-cell>
          <table:table-cell table:formula="of:=[.D872]-[.D871]" office:value-type="float" office:value="0.0497689247131348" calcext:value-type="float">
            <text:p>0.0497689247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5642839.68298" calcext:value-type="float">
            <text:p>1455642839.68298</text:p>
          </table:table-cell>
          <table:table-cell office:value-type="float" office:value="96" calcext:value-type="float">
            <text:p>96</text:p>
          </table:table-cell>
          <table:table-cell table:formula="of:=[.B873]-[.B$2]" office:value-type="float" office:value="43.5499002933502" calcext:value-type="float">
            <text:p>43.5499002934</text:p>
          </table:table-cell>
          <table:table-cell table:formula="of:=[.C873]/([.D873]-[.D872])" office:value-type="float" office:value="1955.33900206386" calcext:value-type="float">
            <text:p>1955.3390020639</text:p>
          </table:table-cell>
          <table:table-cell table:formula="of:=[.D873]-[.D872]" office:value-type="float" office:value="0.0490963459014893" calcext:value-type="float">
            <text:p>0.0490963459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5642839.73361" calcext:value-type="float">
            <text:p>1455642839.73361</text:p>
          </table:table-cell>
          <table:table-cell office:value-type="float" office:value="96" calcext:value-type="float">
            <text:p>96</text:p>
          </table:table-cell>
          <table:table-cell table:formula="of:=[.B874]-[.B$2]" office:value-type="float" office:value="43.600528717041" calcext:value-type="float">
            <text:p>43.600528717</text:p>
          </table:table-cell>
          <table:table-cell table:formula="of:=[.C874]/([.D874]-[.D873])" office:value-type="float" office:value="1896.16806137009" calcext:value-type="float">
            <text:p>1896.1680613701</text:p>
          </table:table-cell>
          <table:table-cell table:formula="of:=[.D874]-[.D873]" office:value-type="float" office:value="0.0506284236907959" calcext:value-type="float">
            <text:p>0.0506284237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5642839.78311" calcext:value-type="float">
            <text:p>1455642839.78311</text:p>
          </table:table-cell>
          <table:table-cell office:value-type="float" office:value="96" calcext:value-type="float">
            <text:p>96</text:p>
          </table:table-cell>
          <table:table-cell table:formula="of:=[.B875]-[.B$2]" office:value-type="float" office:value="43.65003657341" calcext:value-type="float">
            <text:p>43.6500365734</text:p>
          </table:table-cell>
          <table:table-cell table:formula="of:=[.C875]/([.D875]-[.D874])" office:value-type="float" office:value="1939.08617825101" calcext:value-type="float">
            <text:p>1939.086178251</text:p>
          </table:table-cell>
          <table:table-cell table:formula="of:=[.D875]-[.D874]" office:value-type="float" office:value="0.0495078563690186" calcext:value-type="float">
            <text:p>0.0495078564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5642839.83356" calcext:value-type="float">
            <text:p>1455642839.83356</text:p>
          </table:table-cell>
          <table:table-cell office:value-type="float" office:value="96" calcext:value-type="float">
            <text:p>96</text:p>
          </table:table-cell>
          <table:table-cell table:formula="of:=[.B876]-[.B$2]" office:value-type="float" office:value="43.7004833221436" calcext:value-type="float">
            <text:p>43.7004833221</text:p>
          </table:table-cell>
          <table:table-cell table:formula="of:=[.C876]/([.D876]-[.D875])" office:value-type="float" office:value="1902.99677204392" calcext:value-type="float">
            <text:p>1902.9967720439</text:p>
          </table:table-cell>
          <table:table-cell table:formula="of:=[.D876]-[.D875]" office:value-type="float" office:value="0.0504467487335205" calcext:value-type="float">
            <text:p>0.0504467487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5642839.88563" calcext:value-type="float">
            <text:p>1455642839.88563</text:p>
          </table:table-cell>
          <table:table-cell office:value-type="float" office:value="96" calcext:value-type="float">
            <text:p>96</text:p>
          </table:table-cell>
          <table:table-cell table:formula="of:=[.B877]-[.B$2]" office:value-type="float" office:value="43.752552986145" calcext:value-type="float">
            <text:p>43.7525529861</text:p>
          </table:table-cell>
          <table:table-cell table:formula="of:=[.C877]/([.D877]-[.D876])" office:value-type="float" office:value="1843.68387699408" calcext:value-type="float">
            <text:p>1843.6838769941</text:p>
          </table:table-cell>
          <table:table-cell table:formula="of:=[.D877]-[.D876]" office:value-type="float" office:value="0.0520696640014648" calcext:value-type="float">
            <text:p>0.052069664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5642839.93391" calcext:value-type="float">
            <text:p>1455642839.93391</text:p>
          </table:table-cell>
          <table:table-cell office:value-type="float" office:value="96" calcext:value-type="float">
            <text:p>96</text:p>
          </table:table-cell>
          <table:table-cell table:formula="of:=[.B878]-[.B$2]" office:value-type="float" office:value="43.8008358478546" calcext:value-type="float">
            <text:p>43.8008358479</text:p>
          </table:table-cell>
          <table:table-cell table:formula="of:=[.C878]/([.D878]-[.D877])" office:value-type="float" office:value="1988.28314231679" calcext:value-type="float">
            <text:p>1988.2831423168</text:p>
          </table:table-cell>
          <table:table-cell table:formula="of:=[.D878]-[.D877]" office:value-type="float" office:value="0.0482828617095947" calcext:value-type="float">
            <text:p>0.0482828617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5642839.98337" calcext:value-type="float">
            <text:p>1455642839.98337</text:p>
          </table:table-cell>
          <table:table-cell office:value-type="float" office:value="96" calcext:value-type="float">
            <text:p>96</text:p>
          </table:table-cell>
          <table:table-cell table:formula="of:=[.B879]-[.B$2]" office:value-type="float" office:value="43.8502969741821" calcext:value-type="float">
            <text:p>43.8502969742</text:p>
          </table:table-cell>
          <table:table-cell table:formula="of:=[.C879]/([.D879]-[.D878])" office:value-type="float" office:value="1940.9181943072" calcext:value-type="float">
            <text:p>1940.9181943072</text:p>
          </table:table-cell>
          <table:table-cell table:formula="of:=[.D879]-[.D878]" office:value-type="float" office:value="0.0494611263275147" calcext:value-type="float">
            <text:p>0.0494611263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5642840.03734" calcext:value-type="float">
            <text:p>1455642840.03734</text:p>
          </table:table-cell>
          <table:table-cell office:value-type="float" office:value="96" calcext:value-type="float">
            <text:p>96</text:p>
          </table:table-cell>
          <table:table-cell table:formula="of:=[.B880]-[.B$2]" office:value-type="float" office:value="43.9042603969574" calcext:value-type="float">
            <text:p>43.904260397</text:p>
          </table:table-cell>
          <table:table-cell table:formula="of:=[.C880]/([.D880]-[.D879])" office:value-type="float" office:value="1778.98278246347" calcext:value-type="float">
            <text:p>1778.9827824635</text:p>
          </table:table-cell>
          <table:table-cell table:formula="of:=[.D880]-[.D879]" office:value-type="float" office:value="0.0539634227752686" calcext:value-type="float">
            <text:p>0.0539634228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55642840.09046" calcext:value-type="float">
            <text:p>1455642840.09046</text:p>
          </table:table-cell>
          <table:table-cell office:value-type="float" office:value="96" calcext:value-type="float">
            <text:p>96</text:p>
          </table:table-cell>
          <table:table-cell table:formula="of:=[.B881]-[.B$2]" office:value-type="float" office:value="43.9573791027069" calcext:value-type="float">
            <text:p>43.9573791027</text:p>
          </table:table-cell>
          <table:table-cell table:formula="of:=[.C881]/([.D881]-[.D880])" office:value-type="float" office:value="1807.27294924505" calcext:value-type="float">
            <text:p>1807.2729492451</text:p>
          </table:table-cell>
          <table:table-cell table:formula="of:=[.D881]-[.D880]" office:value-type="float" office:value="0.0531187057495117" calcext:value-type="float">
            <text:p>0.0531187057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55642840.14005" calcext:value-type="float">
            <text:p>1455642840.14005</text:p>
          </table:table-cell>
          <table:table-cell office:value-type="float" office:value="96" calcext:value-type="float">
            <text:p>96</text:p>
          </table:table-cell>
          <table:table-cell table:formula="of:=[.B882]-[.B$2]" office:value-type="float" office:value="44.006974697113" calcext:value-type="float">
            <text:p>44.0069746971</text:p>
          </table:table-cell>
          <table:table-cell table:formula="of:=[.C882]/([.D882]-[.D881])" office:value-type="float" office:value="1935.65580067205" calcext:value-type="float">
            <text:p>1935.6558006721</text:p>
          </table:table-cell>
          <table:table-cell table:formula="of:=[.D882]-[.D881]" office:value-type="float" office:value="0.0495955944061279" calcext:value-type="float">
            <text:p>0.0495955944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55642840.18632" calcext:value-type="float">
            <text:p>1455642840.18632</text:p>
          </table:table-cell>
          <table:table-cell office:value-type="float" office:value="96" calcext:value-type="float">
            <text:p>96</text:p>
          </table:table-cell>
          <table:table-cell table:formula="of:=[.B883]-[.B$2]" office:value-type="float" office:value="44.0532400608063" calcext:value-type="float">
            <text:p>44.0532400608</text:p>
          </table:table-cell>
          <table:table-cell table:formula="of:=[.C883]/([.D883]-[.D882])" office:value-type="float" office:value="2074.98639017578" calcext:value-type="float">
            <text:p>2074.9863901758</text:p>
          </table:table-cell>
          <table:table-cell table:formula="of:=[.D883]-[.D882]" office:value-type="float" office:value="0.0462653636932373" calcext:value-type="float">
            <text:p>0.0462653637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55642840.23723" calcext:value-type="float">
            <text:p>1455642840.23723</text:p>
          </table:table-cell>
          <table:table-cell office:value-type="float" office:value="96" calcext:value-type="float">
            <text:p>96</text:p>
          </table:table-cell>
          <table:table-cell table:formula="of:=[.B884]-[.B$2]" office:value-type="float" office:value="44.1041567325592" calcext:value-type="float">
            <text:p>44.1041567326</text:p>
          </table:table-cell>
          <table:table-cell table:formula="of:=[.C884]/([.D884]-[.D883])" office:value-type="float" office:value="1885.43352687769" calcext:value-type="float">
            <text:p>1885.4335268777</text:p>
          </table:table-cell>
          <table:table-cell table:formula="of:=[.D884]-[.D883]" office:value-type="float" office:value="0.0509166717529297" calcext:value-type="float">
            <text:p>0.0509166718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55642840.28689" calcext:value-type="float">
            <text:p>1455642840.28689</text:p>
          </table:table-cell>
          <table:table-cell office:value-type="float" office:value="96" calcext:value-type="float">
            <text:p>96</text:p>
          </table:table-cell>
          <table:table-cell table:formula="of:=[.B885]-[.B$2]" office:value-type="float" office:value="44.1538074016571" calcext:value-type="float">
            <text:p>44.1538074017</text:p>
          </table:table-cell>
          <table:table-cell table:formula="of:=[.C885]/([.D885]-[.D884])" office:value-type="float" office:value="1933.50868667467" calcext:value-type="float">
            <text:p>1933.5086866747</text:p>
          </table:table-cell>
          <table:table-cell table:formula="of:=[.D885]-[.D884]" office:value-type="float" office:value="0.0496506690979004" calcext:value-type="float">
            <text:p>0.0496506691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55642840.34027" calcext:value-type="float">
            <text:p>1455642840.34027</text:p>
          </table:table-cell>
          <table:table-cell office:value-type="float" office:value="96" calcext:value-type="float">
            <text:p>96</text:p>
          </table:table-cell>
          <table:table-cell table:formula="of:=[.B886]-[.B$2]" office:value-type="float" office:value="44.2071912288666" calcext:value-type="float">
            <text:p>44.2071912289</text:p>
          </table:table-cell>
          <table:table-cell table:formula="of:=[.C886]/([.D886]-[.D885])" office:value-type="float" office:value="1798.2974435929" calcext:value-type="float">
            <text:p>1798.2974435929</text:p>
          </table:table-cell>
          <table:table-cell table:formula="of:=[.D886]-[.D885]" office:value-type="float" office:value="0.0533838272094727" calcext:value-type="float">
            <text:p>0.0533838272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55642840.38661" calcext:value-type="float">
            <text:p>1455642840.38661</text:p>
          </table:table-cell>
          <table:table-cell office:value-type="float" office:value="96" calcext:value-type="float">
            <text:p>96</text:p>
          </table:table-cell>
          <table:table-cell table:formula="of:=[.B887]-[.B$2]" office:value-type="float" office:value="44.2535328865051" calcext:value-type="float">
            <text:p>44.2535328865</text:p>
          </table:table-cell>
          <table:table-cell table:formula="of:=[.C887]/([.D887]-[.D886])" office:value-type="float" office:value="2071.57026511156" calcext:value-type="float">
            <text:p>2071.5702651116</text:p>
          </table:table-cell>
          <table:table-cell table:formula="of:=[.D887]-[.D886]" office:value-type="float" office:value="0.0463416576385498" calcext:value-type="float">
            <text:p>0.0463416576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55642840.4374" calcext:value-type="float">
            <text:p>1455642840.4374</text:p>
          </table:table-cell>
          <table:table-cell office:value-type="float" office:value="96" calcext:value-type="float">
            <text:p>96</text:p>
          </table:table-cell>
          <table:table-cell table:formula="of:=[.B888]-[.B$2]" office:value-type="float" office:value="44.3043270111084" calcext:value-type="float">
            <text:p>44.3043270111</text:p>
          </table:table-cell>
          <table:table-cell table:formula="of:=[.C888]/([.D888]-[.D887])" office:value-type="float" office:value="1889.9823700046" calcext:value-type="float">
            <text:p>1889.9823700046</text:p>
          </table:table-cell>
          <table:table-cell table:formula="of:=[.D888]-[.D887]" office:value-type="float" office:value="0.0507941246032715" calcext:value-type="float">
            <text:p>0.0507941246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55642840.48691" calcext:value-type="float">
            <text:p>1455642840.48691</text:p>
          </table:table-cell>
          <table:table-cell office:value-type="float" office:value="96" calcext:value-type="float">
            <text:p>96</text:p>
          </table:table-cell>
          <table:table-cell table:formula="of:=[.B889]-[.B$2]" office:value-type="float" office:value="44.3538365364075" calcext:value-type="float">
            <text:p>44.3538365364</text:p>
          </table:table-cell>
          <table:table-cell table:formula="of:=[.C889]/([.D889]-[.D888])" office:value-type="float" office:value="1939.02081306764" calcext:value-type="float">
            <text:p>1939.0208130676</text:p>
          </table:table-cell>
          <table:table-cell table:formula="of:=[.D889]-[.D888]" office:value-type="float" office:value="0.0495095252990723" calcext:value-type="float">
            <text:p>0.0495095253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55642840.53765" calcext:value-type="float">
            <text:p>1455642840.53765</text:p>
          </table:table-cell>
          <table:table-cell office:value-type="float" office:value="96" calcext:value-type="float">
            <text:p>96</text:p>
          </table:table-cell>
          <table:table-cell table:formula="of:=[.B890]-[.B$2]" office:value-type="float" office:value="44.4045770168304" calcext:value-type="float">
            <text:p>44.4045770168</text:p>
          </table:table-cell>
          <table:table-cell table:formula="of:=[.C890]/([.D890]-[.D889])" office:value-type="float" office:value="1891.98050944221" calcext:value-type="float">
            <text:p>1891.9805094422</text:p>
          </table:table-cell>
          <table:table-cell table:formula="of:=[.D890]-[.D889]" office:value-type="float" office:value="0.0507404804229736" calcext:value-type="float">
            <text:p>0.0507404804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55642840.58275" calcext:value-type="float">
            <text:p>1455642840.58275</text:p>
          </table:table-cell>
          <table:table-cell office:value-type="float" office:value="96" calcext:value-type="float">
            <text:p>96</text:p>
          </table:table-cell>
          <table:table-cell table:formula="of:=[.B891]-[.B$2]" office:value-type="float" office:value="44.449672460556" calcext:value-type="float">
            <text:p>44.4496724606</text:p>
          </table:table-cell>
          <table:table-cell table:formula="of:=[.C891]/([.D891]-[.D890])" office:value-type="float" office:value="2128.81817028296" calcext:value-type="float">
            <text:p>2128.818170283</text:p>
          </table:table-cell>
          <table:table-cell table:formula="of:=[.D891]-[.D890]" office:value-type="float" office:value="0.0450954437255859" calcext:value-type="float">
            <text:p>0.0450954437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55642840.6337" calcext:value-type="float">
            <text:p>1455642840.6337</text:p>
          </table:table-cell>
          <table:table-cell office:value-type="float" office:value="96" calcext:value-type="float">
            <text:p>96</text:p>
          </table:table-cell>
          <table:table-cell table:formula="of:=[.B892]-[.B$2]" office:value-type="float" office:value="44.5006175041199" calcext:value-type="float">
            <text:p>44.5006175041</text:p>
          </table:table-cell>
          <table:table-cell table:formula="of:=[.C892]/([.D892]-[.D891])" office:value-type="float" office:value="1884.38350984421" calcext:value-type="float">
            <text:p>1884.3835098442</text:p>
          </table:table-cell>
          <table:table-cell table:formula="of:=[.D892]-[.D891]" office:value-type="float" office:value="0.0509450435638428" calcext:value-type="float">
            <text:p>0.0509450436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55642840.68329" calcext:value-type="float">
            <text:p>1455642840.68329</text:p>
          </table:table-cell>
          <table:table-cell office:value-type="float" office:value="96" calcext:value-type="float">
            <text:p>96</text:p>
          </table:table-cell>
          <table:table-cell table:formula="of:=[.B893]-[.B$2]" office:value-type="float" office:value="44.5502078533173" calcext:value-type="float">
            <text:p>44.5502078533</text:p>
          </table:table-cell>
          <table:table-cell table:formula="of:=[.C893]/([.D893]-[.D892])" office:value-type="float" office:value="1935.86053645005" calcext:value-type="float">
            <text:p>1935.8605364501</text:p>
          </table:table-cell>
          <table:table-cell table:formula="of:=[.D893]-[.D892]" office:value-type="float" office:value="0.0495903491973877" calcext:value-type="float">
            <text:p>0.0495903492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55642840.73337" calcext:value-type="float">
            <text:p>1455642840.73337</text:p>
          </table:table-cell>
          <table:table-cell office:value-type="float" office:value="96" calcext:value-type="float">
            <text:p>96</text:p>
          </table:table-cell>
          <table:table-cell table:formula="of:=[.B894]-[.B$2]" office:value-type="float" office:value="44.6002902984619" calcext:value-type="float">
            <text:p>44.6002902985</text:p>
          </table:table-cell>
          <table:table-cell table:formula="of:=[.C894]/([.D894]-[.D893])" office:value-type="float" office:value="1916.83931810284" calcext:value-type="float">
            <text:p>1916.8393181028</text:p>
          </table:table-cell>
          <table:table-cell table:formula="of:=[.D894]-[.D893]" office:value-type="float" office:value="0.0500824451446533" calcext:value-type="float">
            <text:p>0.0500824451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55642840.78308" calcext:value-type="float">
            <text:p>1455642840.78308</text:p>
          </table:table-cell>
          <table:table-cell office:value-type="float" office:value="96" calcext:value-type="float">
            <text:p>96</text:p>
          </table:table-cell>
          <table:table-cell table:formula="of:=[.B895]-[.B$2]" office:value-type="float" office:value="44.650004863739" calcext:value-type="float">
            <text:p>44.6500048637</text:p>
          </table:table-cell>
          <table:table-cell table:formula="of:=[.C895]/([.D895]-[.D894])" office:value-type="float" office:value="1931.02362385981" calcext:value-type="float">
            <text:p>1931.0236238598</text:p>
          </table:table-cell>
          <table:table-cell table:formula="of:=[.D895]-[.D894]" office:value-type="float" office:value="0.0497145652770996" calcext:value-type="float">
            <text:p>0.0497145653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55642840.83302" calcext:value-type="float">
            <text:p>1455642840.83302</text:p>
          </table:table-cell>
          <table:table-cell office:value-type="float" office:value="96" calcext:value-type="float">
            <text:p>96</text:p>
          </table:table-cell>
          <table:table-cell table:formula="of:=[.B896]-[.B$2]" office:value-type="float" office:value="44.6999425888062" calcext:value-type="float">
            <text:p>44.6999425888</text:p>
          </table:table-cell>
          <table:table-cell table:formula="of:=[.C896]/([.D896]-[.D895])" office:value-type="float" office:value="1922.39433956859" calcext:value-type="float">
            <text:p>1922.3943395686</text:p>
          </table:table-cell>
          <table:table-cell table:formula="of:=[.D896]-[.D895]" office:value-type="float" office:value="0.0499377250671387" calcext:value-type="float">
            <text:p>0.0499377251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55642840.88382" calcext:value-type="float">
            <text:p>1455642840.88382</text:p>
          </table:table-cell>
          <table:table-cell office:value-type="float" office:value="96" calcext:value-type="float">
            <text:p>96</text:p>
          </table:table-cell>
          <table:table-cell table:formula="of:=[.B897]-[.B$2]" office:value-type="float" office:value="44.750739812851" calcext:value-type="float">
            <text:p>44.7507398129</text:p>
          </table:table-cell>
          <table:table-cell table:formula="of:=[.C897]/([.D897]-[.D896])" office:value-type="float" office:value="1889.86705091078" calcext:value-type="float">
            <text:p>1889.8670509108</text:p>
          </table:table-cell>
          <table:table-cell table:formula="of:=[.D897]-[.D896]" office:value-type="float" office:value="0.0507972240447998" calcext:value-type="float">
            <text:p>0.050797224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55642840.93376" calcext:value-type="float">
            <text:p>1455642840.93376</text:p>
          </table:table-cell>
          <table:table-cell office:value-type="float" office:value="96" calcext:value-type="float">
            <text:p>96</text:p>
          </table:table-cell>
          <table:table-cell table:formula="of:=[.B898]-[.B$2]" office:value-type="float" office:value="44.8006789684296" calcext:value-type="float">
            <text:p>44.8006789684</text:p>
          </table:table-cell>
          <table:table-cell table:formula="of:=[.C898]/([.D898]-[.D897])" office:value-type="float" office:value="1922.33927241478" calcext:value-type="float">
            <text:p>1922.3392724148</text:p>
          </table:table-cell>
          <table:table-cell table:formula="of:=[.D898]-[.D897]" office:value-type="float" office:value="0.0499391555786133" calcext:value-type="float">
            <text:p>0.0499391556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55642840.98338" calcext:value-type="float">
            <text:p>1455642840.98338</text:p>
          </table:table-cell>
          <table:table-cell office:value-type="float" office:value="96" calcext:value-type="float">
            <text:p>96</text:p>
          </table:table-cell>
          <table:table-cell table:formula="of:=[.B899]-[.B$2]" office:value-type="float" office:value="44.850302696228" calcext:value-type="float">
            <text:p>44.8503026962</text:p>
          </table:table-cell>
          <table:table-cell table:formula="of:=[.C899]/([.D899]-[.D898])" office:value-type="float" office:value="1934.55841104657" calcext:value-type="float">
            <text:p>1934.5584110466</text:p>
          </table:table-cell>
          <table:table-cell table:formula="of:=[.D899]-[.D898]" office:value-type="float" office:value="0.0496237277984619" calcext:value-type="float">
            <text:p>0.0496237278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55642841.0369" calcext:value-type="float">
            <text:p>1455642841.0369</text:p>
          </table:table-cell>
          <table:table-cell office:value-type="float" office:value="96" calcext:value-type="float">
            <text:p>96</text:p>
          </table:table-cell>
          <table:table-cell table:formula="of:=[.B900]-[.B$2]" office:value-type="float" office:value="44.9038224220276" calcext:value-type="float">
            <text:p>44.903822422</text:p>
          </table:table-cell>
          <table:table-cell table:formula="of:=[.C900]/([.D900]-[.D899])" office:value-type="float" office:value="1793.73116296475" calcext:value-type="float">
            <text:p>1793.7311629648</text:p>
          </table:table-cell>
          <table:table-cell table:formula="of:=[.D900]-[.D899]" office:value-type="float" office:value="0.0535197257995606" calcext:value-type="float">
            <text:p>0.0535197258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55642841.08599" calcext:value-type="float">
            <text:p>1455642841.08599</text:p>
          </table:table-cell>
          <table:table-cell office:value-type="float" office:value="96" calcext:value-type="float">
            <text:p>96</text:p>
          </table:table-cell>
          <table:table-cell table:formula="of:=[.B901]-[.B$2]" office:value-type="float" office:value="44.9529128074646" calcext:value-type="float">
            <text:p>44.9529128075</text:p>
          </table:table-cell>
          <table:table-cell table:formula="of:=[.C901]/([.D901]-[.D900])" office:value-type="float" office:value="1955.57641573579" calcext:value-type="float">
            <text:p>1955.5764157358</text:p>
          </table:table-cell>
          <table:table-cell table:formula="of:=[.D901]-[.D900]" office:value-type="float" office:value="0.0490903854370117" calcext:value-type="float">
            <text:p>0.0490903854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55642841.13628" calcext:value-type="float">
            <text:p>1455642841.13628</text:p>
          </table:table-cell>
          <table:table-cell office:value-type="float" office:value="96" calcext:value-type="float">
            <text:p>96</text:p>
          </table:table-cell>
          <table:table-cell table:formula="of:=[.B902]-[.B$2]" office:value-type="float" office:value="45.0032026767731" calcext:value-type="float">
            <text:p>45.0032026768</text:p>
          </table:table-cell>
          <table:table-cell table:formula="of:=[.C902]/([.D902]-[.D901])" office:value-type="float" office:value="1908.93317720013" calcext:value-type="float">
            <text:p>1908.9331772001</text:p>
          </table:table-cell>
          <table:table-cell table:formula="of:=[.D902]-[.D901]" office:value-type="float" office:value="0.0502898693084717" calcext:value-type="float">
            <text:p>0.0502898693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55642841.18752" calcext:value-type="float">
            <text:p>1455642841.18752</text:p>
          </table:table-cell>
          <table:table-cell office:value-type="float" office:value="96" calcext:value-type="float">
            <text:p>96</text:p>
          </table:table-cell>
          <table:table-cell table:formula="of:=[.B903]-[.B$2]" office:value-type="float" office:value="45.0544466972351" calcext:value-type="float">
            <text:p>45.0544466972</text:p>
          </table:table-cell>
          <table:table-cell table:formula="of:=[.C903]/([.D903]-[.D902])" office:value-type="float" office:value="1873.38930736555" calcext:value-type="float">
            <text:p>1873.3893073656</text:p>
          </table:table-cell>
          <table:table-cell table:formula="of:=[.D903]-[.D902]" office:value-type="float" office:value="0.0512440204620361" calcext:value-type="float">
            <text:p>0.0512440205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5642841.23692" calcext:value-type="float">
            <text:p>1455642841.23692</text:p>
          </table:table-cell>
          <table:table-cell office:value-type="float" office:value="96" calcext:value-type="float">
            <text:p>96</text:p>
          </table:table-cell>
          <table:table-cell table:formula="of:=[.B904]-[.B$2]" office:value-type="float" office:value="45.1038374900818" calcext:value-type="float">
            <text:p>45.1038374901</text:p>
          </table:table-cell>
          <table:table-cell table:formula="of:=[.C904]/([.D904]-[.D903])" office:value-type="float" office:value="1943.68210079166" calcext:value-type="float">
            <text:p>1943.6821007917</text:p>
          </table:table-cell>
          <table:table-cell table:formula="of:=[.D904]-[.D903]" office:value-type="float" office:value="0.0493907928466797" calcext:value-type="float">
            <text:p>0.0493907928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55642841.28733" calcext:value-type="float">
            <text:p>1455642841.28733</text:p>
          </table:table-cell>
          <table:table-cell office:value-type="float" office:value="96" calcext:value-type="float">
            <text:p>96</text:p>
          </table:table-cell>
          <table:table-cell table:formula="of:=[.B905]-[.B$2]" office:value-type="float" office:value="45.1542510986328" calcext:value-type="float">
            <text:p>45.1542510986</text:p>
          </table:table-cell>
          <table:table-cell table:formula="of:=[.C905]/([.D905]-[.D904])" office:value-type="float" office:value="1904.24773705368" calcext:value-type="float">
            <text:p>1904.2477370537</text:p>
          </table:table-cell>
          <table:table-cell table:formula="of:=[.D905]-[.D904]" office:value-type="float" office:value="0.0504136085510254" calcext:value-type="float">
            <text:p>0.0504136086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55642841.33658" calcext:value-type="float">
            <text:p>1455642841.33658</text:p>
          </table:table-cell>
          <table:table-cell office:value-type="float" office:value="96" calcext:value-type="float">
            <text:p>96</text:p>
          </table:table-cell>
          <table:table-cell table:formula="of:=[.B906]-[.B$2]" office:value-type="float" office:value="45.2035021781921" calcext:value-type="float">
            <text:p>45.2035021782</text:p>
          </table:table-cell>
          <table:table-cell table:formula="of:=[.C906]/([.D906]-[.D905])" office:value-type="float" office:value="1949.19585233379" calcext:value-type="float">
            <text:p>1949.1958523338</text:p>
          </table:table-cell>
          <table:table-cell table:formula="of:=[.D906]-[.D905]" office:value-type="float" office:value="0.0492510795593262" calcext:value-type="float">
            <text:p>0.049251079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55642841.38963" calcext:value-type="float">
            <text:p>1455642841.38963</text:p>
          </table:table-cell>
          <table:table-cell office:value-type="float" office:value="96" calcext:value-type="float">
            <text:p>96</text:p>
          </table:table-cell>
          <table:table-cell table:formula="of:=[.B907]-[.B$2]" office:value-type="float" office:value="45.2565507888794" calcext:value-type="float">
            <text:p>45.2565507889</text:p>
          </table:table-cell>
          <table:table-cell table:formula="of:=[.C907]/([.D907]-[.D906])" office:value-type="float" office:value="1809.66096484526" calcext:value-type="float">
            <text:p>1809.6609648453</text:p>
          </table:table-cell>
          <table:table-cell table:formula="of:=[.D907]-[.D906]" office:value-type="float" office:value="0.0530486106872559" calcext:value-type="float">
            <text:p>0.053048610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55642841.43655" calcext:value-type="float">
            <text:p>1455642841.43655</text:p>
          </table:table-cell>
          <table:table-cell office:value-type="float" office:value="96" calcext:value-type="float">
            <text:p>96</text:p>
          </table:table-cell>
          <table:table-cell table:formula="of:=[.B908]-[.B$2]" office:value-type="float" office:value="45.3034722805023" calcext:value-type="float">
            <text:p>45.3034722805</text:p>
          </table:table-cell>
          <table:table-cell table:formula="of:=[.C908]/([.D908]-[.D907])" office:value-type="float" office:value="2045.97076264081" calcext:value-type="float">
            <text:p>2045.9707626408</text:p>
          </table:table-cell>
          <table:table-cell table:formula="of:=[.D908]-[.D907]" office:value-type="float" office:value="0.0469214916229248" calcext:value-type="float">
            <text:p>0.0469214916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55642841.48315" calcext:value-type="float">
            <text:p>1455642841.48315</text:p>
          </table:table-cell>
          <table:table-cell office:value-type="float" office:value="96" calcext:value-type="float">
            <text:p>96</text:p>
          </table:table-cell>
          <table:table-cell table:formula="of:=[.B909]-[.B$2]" office:value-type="float" office:value="45.3500726222992" calcext:value-type="float">
            <text:p>45.3500726223</text:p>
          </table:table-cell>
          <table:table-cell table:formula="of:=[.C909]/([.D909]-[.D908])" office:value-type="float" office:value="2060.07072691552" calcext:value-type="float">
            <text:p>2060.0707269155</text:p>
          </table:table-cell>
          <table:table-cell table:formula="of:=[.D909]-[.D908]" office:value-type="float" office:value="0.046600341796875" calcext:value-type="float">
            <text:p>0.0466003418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55642841.53595" calcext:value-type="float">
            <text:p>1455642841.53595</text:p>
          </table:table-cell>
          <table:table-cell office:value-type="float" office:value="96" calcext:value-type="float">
            <text:p>96</text:p>
          </table:table-cell>
          <table:table-cell table:formula="of:=[.B910]-[.B$2]" office:value-type="float" office:value="45.4028673171997" calcext:value-type="float">
            <text:p>45.4028673172</text:p>
          </table:table-cell>
          <table:table-cell table:formula="of:=[.C910]/([.D910]-[.D909])" office:value-type="float" office:value="1818.36451902799" calcext:value-type="float">
            <text:p>1818.364519028</text:p>
          </table:table-cell>
          <table:table-cell table:formula="of:=[.D910]-[.D909]" office:value-type="float" office:value="0.0527946949005127" calcext:value-type="float">
            <text:p>0.0527946949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55642841.58383" calcext:value-type="float">
            <text:p>1455642841.58383</text:p>
          </table:table-cell>
          <table:table-cell office:value-type="float" office:value="96" calcext:value-type="float">
            <text:p>96</text:p>
          </table:table-cell>
          <table:table-cell table:formula="of:=[.B911]-[.B$2]" office:value-type="float" office:value="45.4507493972778" calcext:value-type="float">
            <text:p>45.4507493973</text:p>
          </table:table-cell>
          <table:table-cell table:formula="of:=[.C911]/([.D911]-[.D910])" office:value-type="float" office:value="2004.92543021032" calcext:value-type="float">
            <text:p>2004.9254302103</text:p>
          </table:table-cell>
          <table:table-cell table:formula="of:=[.D911]-[.D910]" office:value-type="float" office:value="0.047882080078125" calcext:value-type="float">
            <text:p>0.0478820801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55642841.63372" calcext:value-type="float">
            <text:p>1455642841.63372</text:p>
          </table:table-cell>
          <table:table-cell office:value-type="float" office:value="96" calcext:value-type="float">
            <text:p>96</text:p>
          </table:table-cell>
          <table:table-cell table:formula="of:=[.B912]-[.B$2]" office:value-type="float" office:value="45.5006387233734" calcext:value-type="float">
            <text:p>45.5006387234</text:p>
          </table:table-cell>
          <table:table-cell table:formula="of:=[.C912]/([.D912]-[.D911])" office:value-type="float" office:value="1924.25930580977" calcext:value-type="float">
            <text:p>1924.2593058098</text:p>
          </table:table-cell>
          <table:table-cell table:formula="of:=[.D912]-[.D911]" office:value-type="float" office:value="0.0498893260955811" calcext:value-type="float">
            <text:p>0.0498893261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55642841.68608" calcext:value-type="float">
            <text:p>1455642841.68608</text:p>
          </table:table-cell>
          <table:table-cell office:value-type="float" office:value="96" calcext:value-type="float">
            <text:p>96</text:p>
          </table:table-cell>
          <table:table-cell table:formula="of:=[.B913]-[.B$2]" office:value-type="float" office:value="45.5530047416687" calcext:value-type="float">
            <text:p>45.5530047417</text:p>
          </table:table-cell>
          <table:table-cell table:formula="of:=[.C913]/([.D913]-[.D912])" office:value-type="float" office:value="1833.2499419502" calcext:value-type="float">
            <text:p>1833.2499419502</text:p>
          </table:table-cell>
          <table:table-cell table:formula="of:=[.D913]-[.D912]" office:value-type="float" office:value="0.0523660182952881" calcext:value-type="float">
            <text:p>0.0523660183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55642841.73413" calcext:value-type="float">
            <text:p>1455642841.73413</text:p>
          </table:table-cell>
          <table:table-cell office:value-type="float" office:value="96" calcext:value-type="float">
            <text:p>96</text:p>
          </table:table-cell>
          <table:table-cell table:formula="of:=[.B914]-[.B$2]" office:value-type="float" office:value="45.6010518074036" calcext:value-type="float">
            <text:p>45.6010518074</text:p>
          </table:table-cell>
          <table:table-cell table:formula="of:=[.C914]/([.D914]-[.D913])" office:value-type="float" office:value="1998.04084873266" calcext:value-type="float">
            <text:p>1998.0408487327</text:p>
          </table:table-cell>
          <table:table-cell table:formula="of:=[.D914]-[.D913]" office:value-type="float" office:value="0.0480470657348633" calcext:value-type="float">
            <text:p>0.0480470657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55642841.78377" calcext:value-type="float">
            <text:p>1455642841.78377</text:p>
          </table:table-cell>
          <table:table-cell office:value-type="float" office:value="96" calcext:value-type="float">
            <text:p>96</text:p>
          </table:table-cell>
          <table:table-cell table:formula="of:=[.B915]-[.B$2]" office:value-type="float" office:value="45.6506905555725" calcext:value-type="float">
            <text:p>45.6506905556</text:p>
          </table:table-cell>
          <table:table-cell table:formula="of:=[.C915]/([.D915]-[.D914])" office:value-type="float" office:value="1933.9730259366" calcext:value-type="float">
            <text:p>1933.9730259366</text:p>
          </table:table-cell>
          <table:table-cell table:formula="of:=[.D915]-[.D914]" office:value-type="float" office:value="0.0496387481689453" calcext:value-type="float">
            <text:p>0.0496387482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55642841.8357" calcext:value-type="float">
            <text:p>1455642841.8357</text:p>
          </table:table-cell>
          <table:table-cell office:value-type="float" office:value="96" calcext:value-type="float">
            <text:p>96</text:p>
          </table:table-cell>
          <table:table-cell table:formula="of:=[.B916]-[.B$2]" office:value-type="float" office:value="45.7026224136353" calcext:value-type="float">
            <text:p>45.7026224136</text:p>
          </table:table-cell>
          <table:table-cell table:formula="of:=[.C916]/([.D916]-[.D915])" office:value-type="float" office:value="1848.57626091508" calcext:value-type="float">
            <text:p>1848.5762609151</text:p>
          </table:table-cell>
          <table:table-cell table:formula="of:=[.D916]-[.D915]" office:value-type="float" office:value="0.0519318580627441" calcext:value-type="float">
            <text:p>0.0519318581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55642841.88348" calcext:value-type="float">
            <text:p>1455642841.88348</text:p>
          </table:table-cell>
          <table:table-cell office:value-type="float" office:value="96" calcext:value-type="float">
            <text:p>96</text:p>
          </table:table-cell>
          <table:table-cell table:formula="of:=[.B917]-[.B$2]" office:value-type="float" office:value="45.7503983974457" calcext:value-type="float">
            <text:p>45.7503983974</text:p>
          </table:table-cell>
          <table:table-cell table:formula="of:=[.C917]/([.D917]-[.D916])" office:value-type="float" office:value="2009.3777740073" calcext:value-type="float">
            <text:p>2009.3777740073</text:p>
          </table:table-cell>
          <table:table-cell table:formula="of:=[.D917]-[.D916]" office:value-type="float" office:value="0.0477759838104248" calcext:value-type="float">
            <text:p>0.0477759838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5642841.93308" calcext:value-type="float">
            <text:p>1455642841.93308</text:p>
          </table:table-cell>
          <table:table-cell office:value-type="float" office:value="96" calcext:value-type="float">
            <text:p>96</text:p>
          </table:table-cell>
          <table:table-cell table:formula="of:=[.B918]-[.B$2]" office:value-type="float" office:value="45.8000001907349" calcext:value-type="float">
            <text:p>45.8000001907</text:p>
          </table:table-cell>
          <table:table-cell table:formula="of:=[.C918]/([.D918]-[.D917])" office:value-type="float" office:value="1935.41389603211" calcext:value-type="float">
            <text:p>1935.4138960321</text:p>
          </table:table-cell>
          <table:table-cell table:formula="of:=[.D918]-[.D917]" office:value-type="float" office:value="0.0496017932891846" calcext:value-type="float">
            <text:p>0.049601793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5642841.98271" calcext:value-type="float">
            <text:p>1455642841.98271</text:p>
          </table:table-cell>
          <table:table-cell office:value-type="float" office:value="96" calcext:value-type="float">
            <text:p>96</text:p>
          </table:table-cell>
          <table:table-cell table:formula="of:=[.B919]-[.B$2]" office:value-type="float" office:value="45.8496346473694" calcext:value-type="float">
            <text:p>45.8496346474</text:p>
          </table:table-cell>
          <table:table-cell table:formula="of:=[.C919]/([.D919]-[.D918])" office:value-type="float" office:value="1934.14024267228" calcext:value-type="float">
            <text:p>1934.1402426723</text:p>
          </table:table-cell>
          <table:table-cell table:formula="of:=[.D919]-[.D918]" office:value-type="float" office:value="0.0496344566345215" calcext:value-type="float">
            <text:p>0.0496344566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5642842.03352" calcext:value-type="float">
            <text:p>1455642842.03352</text:p>
          </table:table-cell>
          <table:table-cell office:value-type="float" office:value="96" calcext:value-type="float">
            <text:p>96</text:p>
          </table:table-cell>
          <table:table-cell table:formula="of:=[.B920]-[.B$2]" office:value-type="float" office:value="45.9004428386688" calcext:value-type="float">
            <text:p>45.9004428387</text:p>
          </table:table-cell>
          <table:table-cell table:formula="of:=[.C920]/([.D920]-[.D919])" office:value-type="float" office:value="1889.4591117055" calcext:value-type="float">
            <text:p>1889.4591117055</text:p>
          </table:table-cell>
          <table:table-cell table:formula="of:=[.D920]-[.D919]" office:value-type="float" office:value="0.0508081912994385" calcext:value-type="float">
            <text:p>0.0508081913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5642842.08663" calcext:value-type="float">
            <text:p>1455642842.08663</text:p>
          </table:table-cell>
          <table:table-cell office:value-type="float" office:value="96" calcext:value-type="float">
            <text:p>96</text:p>
          </table:table-cell>
          <table:table-cell table:formula="of:=[.B921]-[.B$2]" office:value-type="float" office:value="45.9535508155823" calcext:value-type="float">
            <text:p>45.9535508156</text:p>
          </table:table-cell>
          <table:table-cell table:formula="of:=[.C921]/([.D921]-[.D920])" office:value-type="float" office:value="1807.63805325229" calcext:value-type="float">
            <text:p>1807.6380532523</text:p>
          </table:table-cell>
          <table:table-cell table:formula="of:=[.D921]-[.D920]" office:value-type="float" office:value="0.0531079769134522" calcext:value-type="float">
            <text:p>0.0531079769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5642842.13642" calcext:value-type="float">
            <text:p>1455642842.13642</text:p>
          </table:table-cell>
          <table:table-cell office:value-type="float" office:value="96" calcext:value-type="float">
            <text:p>96</text:p>
          </table:table-cell>
          <table:table-cell table:formula="of:=[.B922]-[.B$2]" office:value-type="float" office:value="46.003338098526" calcext:value-type="float">
            <text:p>46.0033380985</text:p>
          </table:table-cell>
          <table:table-cell table:formula="of:=[.C922]/([.D922]-[.D921])" office:value-type="float" office:value="1928.20323431806" calcext:value-type="float">
            <text:p>1928.2032343181</text:p>
          </table:table-cell>
          <table:table-cell table:formula="of:=[.D922]-[.D921]" office:value-type="float" office:value="0.0497872829437256" calcext:value-type="float">
            <text:p>0.0497872829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5642842.18671" calcext:value-type="float">
            <text:p>1455642842.18671</text:p>
          </table:table-cell>
          <table:table-cell office:value-type="float" office:value="96" calcext:value-type="float">
            <text:p>96</text:p>
          </table:table-cell>
          <table:table-cell table:formula="of:=[.B923]-[.B$2]" office:value-type="float" office:value="46.0536324977875" calcext:value-type="float">
            <text:p>46.0536324978</text:p>
          </table:table-cell>
          <table:table-cell table:formula="of:=[.C923]/([.D923]-[.D922])" office:value-type="float" office:value="1908.76124200047" calcext:value-type="float">
            <text:p>1908.7612420005</text:p>
          </table:table-cell>
          <table:table-cell table:formula="of:=[.D923]-[.D922]" office:value-type="float" office:value="0.0502943992614746" calcext:value-type="float">
            <text:p>0.050294399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55642842.23628" calcext:value-type="float">
            <text:p>1455642842.23628</text:p>
          </table:table-cell>
          <table:table-cell office:value-type="float" office:value="96" calcext:value-type="float">
            <text:p>96</text:p>
          </table:table-cell>
          <table:table-cell table:formula="of:=[.B924]-[.B$2]" office:value-type="float" office:value="46.1032037734985" calcext:value-type="float">
            <text:p>46.1032037735</text:p>
          </table:table-cell>
          <table:table-cell table:formula="of:=[.C924]/([.D924]-[.D923])" office:value-type="float" office:value="1936.60539542221" calcext:value-type="float">
            <text:p>1936.6053954222</text:p>
          </table:table-cell>
          <table:table-cell table:formula="of:=[.D924]-[.D923]" office:value-type="float" office:value="0.0495712757110596" calcext:value-type="float">
            <text:p>0.0495712757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55642842.28668" calcext:value-type="float">
            <text:p>1455642842.28668</text:p>
          </table:table-cell>
          <table:table-cell office:value-type="float" office:value="96" calcext:value-type="float">
            <text:p>96</text:p>
          </table:table-cell>
          <table:table-cell table:formula="of:=[.B925]-[.B$2]" office:value-type="float" office:value="46.1535980701447" calcext:value-type="float">
            <text:p>46.1535980701</text:p>
          </table:table-cell>
          <table:table-cell table:formula="of:=[.C925]/([.D925]-[.D924])" office:value-type="float" office:value="1904.9774754103" calcext:value-type="float">
            <text:p>1904.9774754103</text:p>
          </table:table-cell>
          <table:table-cell table:formula="of:=[.D925]-[.D924]" office:value-type="float" office:value="0.0503942966461182" calcext:value-type="float">
            <text:p>0.0503942966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55642842.33625" calcext:value-type="float">
            <text:p>1455642842.33625</text:p>
          </table:table-cell>
          <table:table-cell office:value-type="float" office:value="96" calcext:value-type="float">
            <text:p>96</text:p>
          </table:table-cell>
          <table:table-cell table:formula="of:=[.B926]-[.B$2]" office:value-type="float" office:value="46.2031726837158" calcext:value-type="float">
            <text:p>46.2031726837</text:p>
          </table:table-cell>
          <table:table-cell table:formula="of:=[.C926]/([.D926]-[.D925])" office:value-type="float" office:value="1936.4750037272" calcext:value-type="float">
            <text:p>1936.4750037272</text:p>
          </table:table-cell>
          <table:table-cell table:formula="of:=[.D926]-[.D925]" office:value-type="float" office:value="0.049574613571167" calcext:value-type="float">
            <text:p>0.0495746136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55642842.38555" calcext:value-type="float">
            <text:p>1455642842.38555</text:p>
          </table:table-cell>
          <table:table-cell office:value-type="float" office:value="96" calcext:value-type="float">
            <text:p>96</text:p>
          </table:table-cell>
          <table:table-cell table:formula="of:=[.B927]-[.B$2]" office:value-type="float" office:value="46.2524693012238" calcext:value-type="float">
            <text:p>46.2524693012</text:p>
          </table:table-cell>
          <table:table-cell table:formula="of:=[.C927]/([.D927]-[.D926])" office:value-type="float" office:value="1947.39527482891" calcext:value-type="float">
            <text:p>1947.3952748289</text:p>
          </table:table-cell>
          <table:table-cell table:formula="of:=[.D927]-[.D926]" office:value-type="float" office:value="0.0492966175079346" calcext:value-type="float">
            <text:p>0.0492966175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55642842.43672" calcext:value-type="float">
            <text:p>1455642842.43672</text:p>
          </table:table-cell>
          <table:table-cell office:value-type="float" office:value="96" calcext:value-type="float">
            <text:p>96</text:p>
          </table:table-cell>
          <table:table-cell table:formula="of:=[.B928]-[.B$2]" office:value-type="float" office:value="46.3036451339722" calcext:value-type="float">
            <text:p>46.303645134</text:p>
          </table:table-cell>
          <table:table-cell table:formula="of:=[.C928]/([.D928]-[.D927])" office:value-type="float" office:value="1875.88544913276" calcext:value-type="float">
            <text:p>1875.8854491328</text:p>
          </table:table-cell>
          <table:table-cell table:formula="of:=[.D928]-[.D927]" office:value-type="float" office:value="0.0511758327484131" calcext:value-type="float">
            <text:p>0.0511758327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55642842.48705" calcext:value-type="float">
            <text:p>1455642842.48705</text:p>
          </table:table-cell>
          <table:table-cell office:value-type="float" office:value="96" calcext:value-type="float">
            <text:p>96</text:p>
          </table:table-cell>
          <table:table-cell table:formula="of:=[.B929]-[.B$2]" office:value-type="float" office:value="46.3539707660675" calcext:value-type="float">
            <text:p>46.3539707661</text:p>
          </table:table-cell>
          <table:table-cell table:formula="of:=[.C929]/([.D929]-[.D928])" office:value-type="float" office:value="1907.57663645709" calcext:value-type="float">
            <text:p>1907.5766364571</text:p>
          </table:table-cell>
          <table:table-cell table:formula="of:=[.D929]-[.D928]" office:value-type="float" office:value="0.0503256320953369" calcext:value-type="float">
            <text:p>0.0503256321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55642842.53643" calcext:value-type="float">
            <text:p>1455642842.53643</text:p>
          </table:table-cell>
          <table:table-cell office:value-type="float" office:value="96" calcext:value-type="float">
            <text:p>96</text:p>
          </table:table-cell>
          <table:table-cell table:formula="of:=[.B930]-[.B$2]" office:value-type="float" office:value="46.4033560752869" calcext:value-type="float">
            <text:p>46.4033560753</text:p>
          </table:table-cell>
          <table:table-cell table:formula="of:=[.C930]/([.D930]-[.D929])" office:value-type="float" office:value="1943.89792263092" calcext:value-type="float">
            <text:p>1943.8979226309</text:p>
          </table:table-cell>
          <table:table-cell table:formula="of:=[.D930]-[.D929]" office:value-type="float" office:value="0.0493853092193604" calcext:value-type="float">
            <text:p>0.0493853092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55642842.58627" calcext:value-type="float">
            <text:p>1455642842.58627</text:p>
          </table:table-cell>
          <table:table-cell office:value-type="float" office:value="96" calcext:value-type="float">
            <text:p>96</text:p>
          </table:table-cell>
          <table:table-cell table:formula="of:=[.B931]-[.B$2]" office:value-type="float" office:value="46.4531960487366" calcext:value-type="float">
            <text:p>46.4531960487</text:p>
          </table:table-cell>
          <table:table-cell table:formula="of:=[.C931]/([.D931]-[.D930])" office:value-type="float" office:value="1926.16475000478" calcext:value-type="float">
            <text:p>1926.1647500048</text:p>
          </table:table-cell>
          <table:table-cell table:formula="of:=[.D931]-[.D930]" office:value-type="float" office:value="0.049839973449707" calcext:value-type="float">
            <text:p>0.0498399734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55642842.63637" calcext:value-type="float">
            <text:p>1455642842.63637</text:p>
          </table:table-cell>
          <table:table-cell office:value-type="float" office:value="96" calcext:value-type="float">
            <text:p>96</text:p>
          </table:table-cell>
          <table:table-cell table:formula="of:=[.B932]-[.B$2]" office:value-type="float" office:value="46.5032935142517" calcext:value-type="float">
            <text:p>46.5032935143</text:p>
          </table:table-cell>
          <table:table-cell table:formula="of:=[.C932]/([.D932]-[.D931])" office:value-type="float" office:value="1916.26460566142" calcext:value-type="float">
            <text:p>1916.2646056614</text:p>
          </table:table-cell>
          <table:table-cell table:formula="of:=[.D932]-[.D931]" office:value-type="float" office:value="0.0500974655151367" calcext:value-type="float">
            <text:p>0.0500974655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55642842.68684" calcext:value-type="float">
            <text:p>1455642842.68684</text:p>
          </table:table-cell>
          <table:table-cell office:value-type="float" office:value="96" calcext:value-type="float">
            <text:p>96</text:p>
          </table:table-cell>
          <table:table-cell table:formula="of:=[.B933]-[.B$2]" office:value-type="float" office:value="46.5537612438202" calcext:value-type="float">
            <text:p>46.5537612438</text:p>
          </table:table-cell>
          <table:table-cell table:formula="of:=[.C933]/([.D933]-[.D932])" office:value-type="float" office:value="1902.20564350402" calcext:value-type="float">
            <text:p>1902.205643504</text:p>
          </table:table-cell>
          <table:table-cell table:formula="of:=[.D933]-[.D932]" office:value-type="float" office:value="0.0504677295684814" calcext:value-type="float">
            <text:p>0.0504677296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55642842.73668" calcext:value-type="float">
            <text:p>1455642842.73668</text:p>
          </table:table-cell>
          <table:table-cell office:value-type="float" office:value="96" calcext:value-type="float">
            <text:p>96</text:p>
          </table:table-cell>
          <table:table-cell table:formula="of:=[.B934]-[.B$2]" office:value-type="float" office:value="46.6036007404327" calcext:value-type="float">
            <text:p>46.6036007404</text:p>
          </table:table-cell>
          <table:table-cell table:formula="of:=[.C934]/([.D934]-[.D933])" office:value-type="float" office:value="1926.18317850001" calcext:value-type="float">
            <text:p>1926.1831785</text:p>
          </table:table-cell>
          <table:table-cell table:formula="of:=[.D934]-[.D933]" office:value-type="float" office:value="0.0498394966125488" calcext:value-type="float">
            <text:p>0.0498394966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55642842.78928" calcext:value-type="float">
            <text:p>1455642842.78928</text:p>
          </table:table-cell>
          <table:table-cell office:value-type="float" office:value="96" calcext:value-type="float">
            <text:p>96</text:p>
          </table:table-cell>
          <table:table-cell table:formula="of:=[.B935]-[.B$2]" office:value-type="float" office:value="46.6562061309814" calcext:value-type="float">
            <text:p>46.656206131</text:p>
          </table:table-cell>
          <table:table-cell table:formula="of:=[.C935]/([.D935]-[.D934])" office:value-type="float" office:value="1824.90803696469" calcext:value-type="float">
            <text:p>1824.9080369647</text:p>
          </table:table-cell>
          <table:table-cell table:formula="of:=[.D935]-[.D934]" office:value-type="float" office:value="0.0526053905487061" calcext:value-type="float">
            <text:p>0.0526053905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5642842.83665" calcext:value-type="float">
            <text:p>1455642842.83665</text:p>
          </table:table-cell>
          <table:table-cell office:value-type="float" office:value="96" calcext:value-type="float">
            <text:p>96</text:p>
          </table:table-cell>
          <table:table-cell table:formula="of:=[.B936]-[.B$2]" office:value-type="float" office:value="46.7035746574402" calcext:value-type="float">
            <text:p>46.7035746574</text:p>
          </table:table-cell>
          <table:table-cell table:formula="of:=[.C936]/([.D936]-[.D935])" office:value-type="float" office:value="2026.66215685682" calcext:value-type="float">
            <text:p>2026.6621568568</text:p>
          </table:table-cell>
          <table:table-cell table:formula="of:=[.D936]-[.D935]" office:value-type="float" office:value="0.0473685264587402" calcext:value-type="float">
            <text:p>0.047368526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55642842.88636" calcext:value-type="float">
            <text:p>1455642842.88636</text:p>
          </table:table-cell>
          <table:table-cell office:value-type="float" office:value="96" calcext:value-type="float">
            <text:p>96</text:p>
          </table:table-cell>
          <table:table-cell table:formula="of:=[.B937]-[.B$2]" office:value-type="float" office:value="46.753279209137" calcext:value-type="float">
            <text:p>46.7532792091</text:p>
          </table:table-cell>
          <table:table-cell table:formula="of:=[.C937]/([.D937]-[.D936])" office:value-type="float" office:value="1931.41265181604" calcext:value-type="float">
            <text:p>1931.412651816</text:p>
          </table:table-cell>
          <table:table-cell table:formula="of:=[.D937]-[.D936]" office:value-type="float" office:value="0.0497045516967773" calcext:value-type="float">
            <text:p>0.0497045517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55642842.93699" calcext:value-type="float">
            <text:p>1455642842.93699</text:p>
          </table:table-cell>
          <table:table-cell office:value-type="float" office:value="96" calcext:value-type="float">
            <text:p>96</text:p>
          </table:table-cell>
          <table:table-cell table:formula="of:=[.B938]-[.B$2]" office:value-type="float" office:value="46.8039155006409" calcext:value-type="float">
            <text:p>46.8039155006</text:p>
          </table:table-cell>
          <table:table-cell table:formula="of:=[.C938]/([.D938]-[.D937])" office:value-type="float" office:value="1895.87343679373" calcext:value-type="float">
            <text:p>1895.8734367937</text:p>
          </table:table-cell>
          <table:table-cell table:formula="of:=[.D938]-[.D937]" office:value-type="float" office:value="0.0506362915039063" calcext:value-type="float">
            <text:p>0.0506362915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55642842.98677" calcext:value-type="float">
            <text:p>1455642842.98677</text:p>
          </table:table-cell>
          <table:table-cell office:value-type="float" office:value="96" calcext:value-type="float">
            <text:p>96</text:p>
          </table:table-cell>
          <table:table-cell table:formula="of:=[.B939]-[.B$2]" office:value-type="float" office:value="46.8536877632141" calcext:value-type="float">
            <text:p>46.8536877632</text:p>
          </table:table-cell>
          <table:table-cell table:formula="of:=[.C939]/([.D939]-[.D938])" office:value-type="float" office:value="1928.7851312512" calcext:value-type="float">
            <text:p>1928.7851312512</text:p>
          </table:table-cell>
          <table:table-cell table:formula="of:=[.D939]-[.D938]" office:value-type="float" office:value="0.0497722625732422" calcext:value-type="float">
            <text:p>0.0497722626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55642843.03662" calcext:value-type="float">
            <text:p>1455642843.03662</text:p>
          </table:table-cell>
          <table:table-cell office:value-type="float" office:value="96" calcext:value-type="float">
            <text:p>96</text:p>
          </table:table-cell>
          <table:table-cell table:formula="of:=[.B940]-[.B$2]" office:value-type="float" office:value="46.9035382270813" calcext:value-type="float">
            <text:p>46.9035382271</text:p>
          </table:table-cell>
          <table:table-cell table:formula="of:=[.C940]/([.D940]-[.D939])" office:value-type="float" office:value="1925.75941230487" calcext:value-type="float">
            <text:p>1925.7594123049</text:p>
          </table:table-cell>
          <table:table-cell table:formula="of:=[.D940]-[.D939]" office:value-type="float" office:value="0.0498504638671875" calcext:value-type="float">
            <text:p>0.0498504639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55642843.087" calcext:value-type="float">
            <text:p>1455642843.087</text:p>
          </table:table-cell>
          <table:table-cell office:value-type="float" office:value="96" calcext:value-type="float">
            <text:p>96</text:p>
          </table:table-cell>
          <table:table-cell table:formula="of:=[.B941]-[.B$2]" office:value-type="float" office:value="46.9539213180542" calcext:value-type="float">
            <text:p>46.9539213181</text:p>
          </table:table-cell>
          <table:table-cell table:formula="of:=[.C941]/([.D941]-[.D940])" office:value-type="float" office:value="1905.40116031459" calcext:value-type="float">
            <text:p>1905.4011603146</text:p>
          </table:table-cell>
          <table:table-cell table:formula="of:=[.D941]-[.D940]" office:value-type="float" office:value="0.0503830909729004" calcext:value-type="float">
            <text:p>0.05038309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55642843.13683" calcext:value-type="float">
            <text:p>1455642843.13683</text:p>
          </table:table-cell>
          <table:table-cell office:value-type="float" office:value="96" calcext:value-type="float">
            <text:p>96</text:p>
          </table:table-cell>
          <table:table-cell table:formula="of:=[.B942]-[.B$2]" office:value-type="float" office:value="47.0037481784821" calcext:value-type="float">
            <text:p>47.0037481785</text:p>
          </table:table-cell>
          <table:table-cell table:formula="of:=[.C942]/([.D942]-[.D941])" office:value-type="float" office:value="1926.6716621449" calcext:value-type="float">
            <text:p>1926.6716621449</text:p>
          </table:table-cell>
          <table:table-cell table:formula="of:=[.D942]-[.D941]" office:value-type="float" office:value="0.0498268604278564" calcext:value-type="float">
            <text:p>0.0498268604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55642843.18712" calcext:value-type="float">
            <text:p>1455642843.18712</text:p>
          </table:table-cell>
          <table:table-cell office:value-type="float" office:value="96" calcext:value-type="float">
            <text:p>96</text:p>
          </table:table-cell>
          <table:table-cell table:formula="of:=[.B943]-[.B$2]" office:value-type="float" office:value="47.0540380477905" calcext:value-type="float">
            <text:p>47.0540380478</text:p>
          </table:table-cell>
          <table:table-cell table:formula="of:=[.C943]/([.D943]-[.D942])" office:value-type="float" office:value="1908.93317720013" calcext:value-type="float">
            <text:p>1908.9331772001</text:p>
          </table:table-cell>
          <table:table-cell table:formula="of:=[.D943]-[.D942]" office:value-type="float" office:value="0.0502898693084717" calcext:value-type="float">
            <text:p>0.0502898693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55642843.23621" calcext:value-type="float">
            <text:p>1455642843.23621</text:p>
          </table:table-cell>
          <table:table-cell office:value-type="float" office:value="96" calcext:value-type="float">
            <text:p>96</text:p>
          </table:table-cell>
          <table:table-cell table:formula="of:=[.B944]-[.B$2]" office:value-type="float" office:value="47.1031301021576" calcext:value-type="float">
            <text:p>47.1031301022</text:p>
          </table:table-cell>
          <table:table-cell table:formula="of:=[.C944]/([.D944]-[.D943])" office:value-type="float" office:value="1955.50993409646" calcext:value-type="float">
            <text:p>1955.5099340965</text:p>
          </table:table-cell>
          <table:table-cell table:formula="of:=[.D944]-[.D943]" office:value-type="float" office:value="0.0490920543670654" calcext:value-type="float">
            <text:p>0.0490920544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55642843.28691" calcext:value-type="float">
            <text:p>1455642843.28691</text:p>
          </table:table-cell>
          <table:table-cell office:value-type="float" office:value="96" calcext:value-type="float">
            <text:p>96</text:p>
          </table:table-cell>
          <table:table-cell table:formula="of:=[.B945]-[.B$2]" office:value-type="float" office:value="47.1538288593292" calcext:value-type="float">
            <text:p>47.1538288593</text:p>
          </table:table-cell>
          <table:table-cell table:formula="of:=[.C945]/([.D945]-[.D944])" office:value-type="float" office:value="1893.53754126577" calcext:value-type="float">
            <text:p>1893.5375412658</text:p>
          </table:table-cell>
          <table:table-cell table:formula="of:=[.D945]-[.D944]" office:value-type="float" office:value="0.0506987571716309" calcext:value-type="float">
            <text:p>0.0506987572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55642843.33647" calcext:value-type="float">
            <text:p>1455642843.33647</text:p>
          </table:table-cell>
          <table:table-cell office:value-type="float" office:value="96" calcext:value-type="float">
            <text:p>96</text:p>
          </table:table-cell>
          <table:table-cell table:formula="of:=[.B946]-[.B$2]" office:value-type="float" office:value="47.20339012146" calcext:value-type="float">
            <text:p>47.2033901215</text:p>
          </table:table-cell>
          <table:table-cell table:formula="of:=[.C946]/([.D946]-[.D945])" office:value-type="float" office:value="1936.99667588695" calcext:value-type="float">
            <text:p>1936.996675887</text:p>
          </table:table-cell>
          <table:table-cell table:formula="of:=[.D946]-[.D945]" office:value-type="float" office:value="0.0495612621307373" calcext:value-type="float">
            <text:p>0.0495612621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55642843.3864" calcext:value-type="float">
            <text:p>1455642843.3864</text:p>
          </table:table-cell>
          <table:table-cell office:value-type="float" office:value="96" calcext:value-type="float">
            <text:p>96</text:p>
          </table:table-cell>
          <table:table-cell table:formula="of:=[.B947]-[.B$2]" office:value-type="float" office:value="47.2533235549927" calcext:value-type="float">
            <text:p>47.253323555</text:p>
          </table:table-cell>
          <table:table-cell table:formula="of:=[.C947]/([.D947]-[.D946])" office:value-type="float" office:value="1922.55955996104" calcext:value-type="float">
            <text:p>1922.559559961</text:p>
          </table:table-cell>
          <table:table-cell table:formula="of:=[.D947]-[.D946]" office:value-type="float" office:value="0.0499334335327148" calcext:value-type="float">
            <text:p>0.0499334335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55642843.43568" calcext:value-type="float">
            <text:p>1455642843.43568</text:p>
          </table:table-cell>
          <table:table-cell office:value-type="float" office:value="96" calcext:value-type="float">
            <text:p>96</text:p>
          </table:table-cell>
          <table:table-cell table:formula="of:=[.B948]-[.B$2]" office:value-type="float" office:value="47.3025996685028" calcext:value-type="float">
            <text:p>47.3025996685</text:p>
          </table:table-cell>
          <table:table-cell table:formula="of:=[.C948]/([.D948]-[.D947])" office:value-type="float" office:value="1948.20559418228" calcext:value-type="float">
            <text:p>1948.2055941823</text:p>
          </table:table-cell>
          <table:table-cell table:formula="of:=[.D948]-[.D947]" office:value-type="float" office:value="0.0492761135101318" calcext:value-type="float">
            <text:p>0.049276113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55642843.48605" calcext:value-type="float">
            <text:p>1455642843.48605</text:p>
          </table:table-cell>
          <table:table-cell office:value-type="float" office:value="96" calcext:value-type="float">
            <text:p>96</text:p>
          </table:table-cell>
          <table:table-cell table:formula="of:=[.B949]-[.B$2]" office:value-type="float" office:value="47.3529770374298" calcext:value-type="float">
            <text:p>47.3529770374</text:p>
          </table:table-cell>
          <table:table-cell table:formula="of:=[.C949]/([.D949]-[.D948])" office:value-type="float" office:value="1905.61758275043" calcext:value-type="float">
            <text:p>1905.6175827504</text:p>
          </table:table-cell>
          <table:table-cell table:formula="of:=[.D949]-[.D948]" office:value-type="float" office:value="0.050377368927002" calcext:value-type="float">
            <text:p>0.0503773689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55642843.53701" calcext:value-type="float">
            <text:p>1455642843.53701</text:p>
          </table:table-cell>
          <table:table-cell office:value-type="float" office:value="96" calcext:value-type="float">
            <text:p>96</text:p>
          </table:table-cell>
          <table:table-cell table:formula="of:=[.B950]-[.B$2]" office:value-type="float" office:value="47.4039354324341" calcext:value-type="float">
            <text:p>47.4039354324</text:p>
          </table:table-cell>
          <table:table-cell table:formula="of:=[.C950]/([.D950]-[.D949])" office:value-type="float" office:value="1883.88978875711" calcext:value-type="float">
            <text:p>1883.8897887571</text:p>
          </table:table-cell>
          <table:table-cell table:formula="of:=[.D950]-[.D949]" office:value-type="float" office:value="0.0509583950042725" calcext:value-type="float">
            <text:p>0.05095839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55642843.58671" calcext:value-type="float">
            <text:p>1455642843.58671</text:p>
          </table:table-cell>
          <table:table-cell office:value-type="float" office:value="96" calcext:value-type="float">
            <text:p>96</text:p>
          </table:table-cell>
          <table:table-cell table:formula="of:=[.B951]-[.B$2]" office:value-type="float" office:value="47.4536335468292" calcext:value-type="float">
            <text:p>47.4536335468</text:p>
          </table:table-cell>
          <table:table-cell table:formula="of:=[.C951]/([.D951]-[.D950])" office:value-type="float" office:value="1931.66282400012" calcext:value-type="float">
            <text:p>1931.6628240001</text:p>
          </table:table-cell>
          <table:table-cell table:formula="of:=[.D951]-[.D950]" office:value-type="float" office:value="0.0496981143951416" calcext:value-type="float">
            <text:p>0.0496981144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55642843.63586" calcext:value-type="float">
            <text:p>1455642843.63586</text:p>
          </table:table-cell>
          <table:table-cell office:value-type="float" office:value="96" calcext:value-type="float">
            <text:p>96</text:p>
          </table:table-cell>
          <table:table-cell table:formula="of:=[.B952]-[.B$2]" office:value-type="float" office:value="47.5027811527252" calcext:value-type="float">
            <text:p>47.5027811527</text:p>
          </table:table-cell>
          <table:table-cell table:formula="of:=[.C952]/([.D952]-[.D951])" office:value-type="float" office:value="1953.29962161638" calcext:value-type="float">
            <text:p>1953.2996216164</text:p>
          </table:table-cell>
          <table:table-cell table:formula="of:=[.D952]-[.D951]" office:value-type="float" office:value="0.0491476058959961" calcext:value-type="float">
            <text:p>0.0491476059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55642843.6846" calcext:value-type="float">
            <text:p>1455642843.6846</text:p>
          </table:table-cell>
          <table:table-cell office:value-type="float" office:value="96" calcext:value-type="float">
            <text:p>96</text:p>
          </table:table-cell>
          <table:table-cell table:formula="of:=[.B953]-[.B$2]" office:value-type="float" office:value="47.5515267848969" calcext:value-type="float">
            <text:p>47.5515267849</text:p>
          </table:table-cell>
          <table:table-cell table:formula="of:=[.C953]/([.D953]-[.D952])" office:value-type="float" office:value="1969.40722118423" calcext:value-type="float">
            <text:p>1969.4072211842</text:p>
          </table:table-cell>
          <table:table-cell table:formula="of:=[.D953]-[.D952]" office:value-type="float" office:value="0.0487456321716309" calcext:value-type="float">
            <text:p>0.0487456322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55642843.73669" calcext:value-type="float">
            <text:p>1455642843.73669</text:p>
          </table:table-cell>
          <table:table-cell office:value-type="float" office:value="96" calcext:value-type="float">
            <text:p>96</text:p>
          </table:table-cell>
          <table:table-cell table:formula="of:=[.B954]-[.B$2]" office:value-type="float" office:value="47.6036133766174" calcext:value-type="float">
            <text:p>47.6036133766</text:p>
          </table:table-cell>
          <table:table-cell table:formula="of:=[.C954]/([.D954]-[.D953])" office:value-type="float" office:value="1843.08469471362" calcext:value-type="float">
            <text:p>1843.0846947136</text:p>
          </table:table-cell>
          <table:table-cell table:formula="of:=[.D954]-[.D953]" office:value-type="float" office:value="0.0520865917205811" calcext:value-type="float">
            <text:p>0.0520865917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55642843.78669" calcext:value-type="float">
            <text:p>1455642843.78669</text:p>
          </table:table-cell>
          <table:table-cell office:value-type="float" office:value="96" calcext:value-type="float">
            <text:p>96</text:p>
          </table:table-cell>
          <table:table-cell table:formula="of:=[.B955]-[.B$2]" office:value-type="float" office:value="47.6536090373993" calcext:value-type="float">
            <text:p>47.6536090374</text:p>
          </table:table-cell>
          <table:table-cell table:formula="of:=[.C955]/([.D955]-[.D954])" office:value-type="float" office:value="1920.16664043835" calcext:value-type="float">
            <text:p>1920.1666404384</text:p>
          </table:table-cell>
          <table:table-cell table:formula="of:=[.D955]-[.D954]" office:value-type="float" office:value="0.0499956607818604" calcext:value-type="float">
            <text:p>0.0499956608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55642843.83708" calcext:value-type="float">
            <text:p>1455642843.83708</text:p>
          </table:table-cell>
          <table:table-cell office:value-type="float" office:value="96" calcext:value-type="float">
            <text:p>96</text:p>
          </table:table-cell>
          <table:table-cell table:formula="of:=[.B956]-[.B$2]" office:value-type="float" office:value="47.7040030956268" calcext:value-type="float">
            <text:p>47.7040030956</text:p>
          </table:table-cell>
          <table:table-cell table:formula="of:=[.C956]/([.D956]-[.D955])" office:value-type="float" office:value="1904.98648802089" calcext:value-type="float">
            <text:p>1904.9864880209</text:p>
          </table:table-cell>
          <table:table-cell table:formula="of:=[.D956]-[.D955]" office:value-type="float" office:value="0.0503940582275391" calcext:value-type="float">
            <text:p>0.0503940582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55642843.88765" calcext:value-type="float">
            <text:p>1455642843.88765</text:p>
          </table:table-cell>
          <table:table-cell office:value-type="float" office:value="96" calcext:value-type="float">
            <text:p>96</text:p>
          </table:table-cell>
          <table:table-cell table:formula="of:=[.B957]-[.B$2]" office:value-type="float" office:value="47.7545719146729" calcext:value-type="float">
            <text:p>47.7545719147</text:p>
          </table:table-cell>
          <table:table-cell table:formula="of:=[.C957]/([.D957]-[.D956])" office:value-type="float" office:value="1898.40304383289" calcext:value-type="float">
            <text:p>1898.4030438329</text:p>
          </table:table-cell>
          <table:table-cell table:formula="of:=[.D957]-[.D956]" office:value-type="float" office:value="0.0505688190460205" calcext:value-type="float">
            <text:p>0.050568819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55642843.93677" calcext:value-type="float">
            <text:p>1455642843.93677</text:p>
          </table:table-cell>
          <table:table-cell office:value-type="float" office:value="96" calcext:value-type="float">
            <text:p>96</text:p>
          </table:table-cell>
          <table:table-cell table:formula="of:=[.B958]-[.B$2]" office:value-type="float" office:value="47.8036897182465" calcext:value-type="float">
            <text:p>47.8036897182</text:p>
          </table:table-cell>
          <table:table-cell table:formula="of:=[.C958]/([.D958]-[.D957])" office:value-type="float" office:value="1954.48478994248" calcext:value-type="float">
            <text:p>1954.4847899425</text:p>
          </table:table-cell>
          <table:table-cell table:formula="of:=[.D958]-[.D957]" office:value-type="float" office:value="0.0491178035736084" calcext:value-type="float">
            <text:p>0.0491178036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55642843.98763" calcext:value-type="float">
            <text:p>1455642843.98763</text:p>
          </table:table-cell>
          <table:table-cell office:value-type="float" office:value="96" calcext:value-type="float">
            <text:p>96</text:p>
          </table:table-cell>
          <table:table-cell table:formula="of:=[.B959]-[.B$2]" office:value-type="float" office:value="47.8545558452606" calcext:value-type="float">
            <text:p>47.8545558453</text:p>
          </table:table-cell>
          <table:table-cell table:formula="of:=[.C959]/([.D959]-[.D958])" office:value-type="float" office:value="1887.30704764047" calcext:value-type="float">
            <text:p>1887.3070476405</text:p>
          </table:table-cell>
          <table:table-cell table:formula="of:=[.D959]-[.D958]" office:value-type="float" office:value="0.0508661270141602" calcext:value-type="float">
            <text:p>0.05086612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55642844.03656" calcext:value-type="float">
            <text:p>1455642844.03656</text:p>
          </table:table-cell>
          <table:table-cell office:value-type="float" office:value="96" calcext:value-type="float">
            <text:p>96</text:p>
          </table:table-cell>
          <table:table-cell table:formula="of:=[.B960]-[.B$2]" office:value-type="float" office:value="47.9034805297852" calcext:value-type="float">
            <text:p>47.9034805298</text:p>
          </table:table-cell>
          <table:table-cell table:formula="of:=[.C960]/([.D960]-[.D959])" office:value-type="float" office:value="1962.19967349723" calcext:value-type="float">
            <text:p>1962.1996734972</text:p>
          </table:table-cell>
          <table:table-cell table:formula="of:=[.D960]-[.D959]" office:value-type="float" office:value="0.0489246845245361" calcext:value-type="float">
            <text:p>0.0489246845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55642844.08293" calcext:value-type="float">
            <text:p>1455642844.08293</text:p>
          </table:table-cell>
          <table:table-cell office:value-type="float" office:value="96" calcext:value-type="float">
            <text:p>96</text:p>
          </table:table-cell>
          <table:table-cell table:formula="of:=[.B961]-[.B$2]" office:value-type="float" office:value="47.9498512744904" calcext:value-type="float">
            <text:p>47.9498512745</text:p>
          </table:table-cell>
          <table:table-cell table:formula="of:=[.C961]/([.D961]-[.D960])" office:value-type="float" office:value="2070.27082722771" calcext:value-type="float">
            <text:p>2070.2708272277</text:p>
          </table:table-cell>
          <table:table-cell table:formula="of:=[.D961]-[.D960]" office:value-type="float" office:value="0.0463707447052002" calcext:value-type="float">
            <text:p>0.0463707447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5642844.13669" calcext:value-type="float">
            <text:p>1455642844.13669</text:p>
          </table:table-cell>
          <table:table-cell office:value-type="float" office:value="96" calcext:value-type="float">
            <text:p>96</text:p>
          </table:table-cell>
          <table:table-cell table:formula="of:=[.B962]-[.B$2]" office:value-type="float" office:value="48.0036089420319" calcext:value-type="float">
            <text:p>48.003608942</text:p>
          </table:table-cell>
          <table:table-cell table:formula="of:=[.C962]/([.D962]-[.D961])" office:value-type="float" office:value="1785.7917649772" calcext:value-type="float">
            <text:p>1785.7917649772</text:p>
          </table:table-cell>
          <table:table-cell table:formula="of:=[.D962]-[.D961]" office:value-type="float" office:value="0.0537576675415039" calcext:value-type="float">
            <text:p>0.053757667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55642844.18989" calcext:value-type="float">
            <text:p>1455642844.18989</text:p>
          </table:table-cell>
          <table:table-cell office:value-type="float" office:value="96" calcext:value-type="float">
            <text:p>96</text:p>
          </table:table-cell>
          <table:table-cell table:formula="of:=[.B963]-[.B$2]" office:value-type="float" office:value="48.0568108558655" calcext:value-type="float">
            <text:p>48.0568108559</text:p>
          </table:table-cell>
          <table:table-cell table:formula="of:=[.C963]/([.D963]-[.D962])" office:value-type="float" office:value="1804.44636447153" calcext:value-type="float">
            <text:p>1804.4463644715</text:p>
          </table:table-cell>
          <table:table-cell table:formula="of:=[.D963]-[.D962]" office:value-type="float" office:value="0.0532019138336182" calcext:value-type="float">
            <text:p>0.0532019138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55642844.23645" calcext:value-type="float">
            <text:p>1455642844.23645</text:p>
          </table:table-cell>
          <table:table-cell office:value-type="float" office:value="96" calcext:value-type="float">
            <text:p>96</text:p>
          </table:table-cell>
          <table:table-cell table:formula="of:=[.B964]-[.B$2]" office:value-type="float" office:value="48.1033682823181" calcext:value-type="float">
            <text:p>48.1033682823</text:p>
          </table:table-cell>
          <table:table-cell table:formula="of:=[.C964]/([.D964]-[.D963])" office:value-type="float" office:value="2061.96964296688" calcext:value-type="float">
            <text:p>2061.9696429669</text:p>
          </table:table-cell>
          <table:table-cell table:formula="of:=[.D964]-[.D963]" office:value-type="float" office:value="0.0465574264526367" calcext:value-type="float">
            <text:p>0.0465574265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55642844.28739" calcext:value-type="float">
            <text:p>1455642844.28739</text:p>
          </table:table-cell>
          <table:table-cell office:value-type="float" office:value="96" calcext:value-type="float">
            <text:p>96</text:p>
          </table:table-cell>
          <table:table-cell table:formula="of:=[.B965]-[.B$2]" office:value-type="float" office:value="48.1543095111847" calcext:value-type="float">
            <text:p>48.1543095112</text:p>
          </table:table-cell>
          <table:table-cell table:formula="of:=[.C965]/([.D965]-[.D964])" office:value-type="float" office:value="1884.52462054731" calcext:value-type="float">
            <text:p>1884.5246205473</text:p>
          </table:table-cell>
          <table:table-cell table:formula="of:=[.D965]-[.D964]" office:value-type="float" office:value="0.0509412288665772" calcext:value-type="float">
            <text:p>0.0509412289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55642844.33728" calcext:value-type="float">
            <text:p>1455642844.33728</text:p>
          </table:table-cell>
          <table:table-cell office:value-type="float" office:value="96" calcext:value-type="float">
            <text:p>96</text:p>
          </table:table-cell>
          <table:table-cell table:formula="of:=[.B966]-[.B$2]" office:value-type="float" office:value="48.2041985988617" calcext:value-type="float">
            <text:p>48.2041985989</text:p>
          </table:table-cell>
          <table:table-cell table:formula="of:=[.C966]/([.D966]-[.D965])" office:value-type="float" office:value="1924.26850179211" calcext:value-type="float">
            <text:p>1924.2685017921</text:p>
          </table:table-cell>
          <table:table-cell table:formula="of:=[.D966]-[.D965]" office:value-type="float" office:value="0.049889087677002" calcext:value-type="float">
            <text:p>0.0498890877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55642844.38666" calcext:value-type="float">
            <text:p>1455642844.38666</text:p>
          </table:table-cell>
          <table:table-cell office:value-type="float" office:value="96" calcext:value-type="float">
            <text:p>96</text:p>
          </table:table-cell>
          <table:table-cell table:formula="of:=[.B967]-[.B$2]" office:value-type="float" office:value="48.2535812854767" calcext:value-type="float">
            <text:p>48.2535812855</text:p>
          </table:table-cell>
          <table:table-cell table:formula="of:=[.C967]/([.D967]-[.D966])" office:value-type="float" office:value="1944.00115871499" calcext:value-type="float">
            <text:p>1944.001158715</text:p>
          </table:table-cell>
          <table:table-cell table:formula="of:=[.D967]-[.D966]" office:value-type="float" office:value="0.0493826866149902" calcext:value-type="float">
            <text:p>0.0493826866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55642844.43668" calcext:value-type="float">
            <text:p>1455642844.43668</text:p>
          </table:table-cell>
          <table:table-cell office:value-type="float" office:value="96" calcext:value-type="float">
            <text:p>96</text:p>
          </table:table-cell>
          <table:table-cell table:formula="of:=[.B968]-[.B$2]" office:value-type="float" office:value="48.3036017417908" calcext:value-type="float">
            <text:p>48.3036017418</text:p>
          </table:table-cell>
          <table:table-cell table:formula="of:=[.C968]/([.D968]-[.D967])" office:value-type="float" office:value="1919.21479878552" calcext:value-type="float">
            <text:p>1919.2147987855</text:p>
          </table:table-cell>
          <table:table-cell table:formula="of:=[.D968]-[.D967]" office:value-type="float" office:value="0.0500204563140869" calcext:value-type="float">
            <text:p>0.0500204563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55642844.48703" calcext:value-type="float">
            <text:p>1455642844.48703</text:p>
          </table:table-cell>
          <table:table-cell office:value-type="float" office:value="96" calcext:value-type="float">
            <text:p>96</text:p>
          </table:table-cell>
          <table:table-cell table:formula="of:=[.B969]-[.B$2]" office:value-type="float" office:value="48.3539488315582" calcext:value-type="float">
            <text:p>48.3539488316</text:p>
          </table:table-cell>
          <table:table-cell table:formula="of:=[.C969]/([.D969]-[.D968])" office:value-type="float" office:value="1906.76363705244" calcext:value-type="float">
            <text:p>1906.7636370524</text:p>
          </table:table-cell>
          <table:table-cell table:formula="of:=[.D969]-[.D968]" office:value-type="float" office:value="0.0503470897674561" calcext:value-type="float">
            <text:p>0.0503470898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55642844.53717" calcext:value-type="float">
            <text:p>1455642844.53717</text:p>
          </table:table-cell>
          <table:table-cell office:value-type="float" office:value="96" calcext:value-type="float">
            <text:p>96</text:p>
          </table:table-cell>
          <table:table-cell table:formula="of:=[.B970]-[.B$2]" office:value-type="float" office:value="48.4040906429291" calcext:value-type="float">
            <text:p>48.4040906429</text:p>
          </table:table-cell>
          <table:table-cell table:formula="of:=[.C970]/([.D970]-[.D969])" office:value-type="float" office:value="1914.56984451524" calcext:value-type="float">
            <text:p>1914.5698445152</text:p>
          </table:table-cell>
          <table:table-cell table:formula="of:=[.D970]-[.D969]" office:value-type="float" office:value="0.0501418113708496" calcext:value-type="float">
            <text:p>0.0501418114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55642844.58705" calcext:value-type="float">
            <text:p>1455642844.58705</text:p>
          </table:table-cell>
          <table:table-cell office:value-type="float" office:value="96" calcext:value-type="float">
            <text:p>96</text:p>
          </table:table-cell>
          <table:table-cell table:formula="of:=[.B971]-[.B$2]" office:value-type="float" office:value="48.4539709091187" calcext:value-type="float">
            <text:p>48.4539709091</text:p>
          </table:table-cell>
          <table:table-cell table:formula="of:=[.C971]/([.D971]-[.D970])" office:value-type="float" office:value="1924.6088149398" calcext:value-type="float">
            <text:p>1924.6088149398</text:p>
          </table:table-cell>
          <table:table-cell table:formula="of:=[.D971]-[.D970]" office:value-type="float" office:value="0.0498802661895752" calcext:value-type="float">
            <text:p>0.0498802662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55642844.63985" calcext:value-type="float">
            <text:p>1455642844.63985</text:p>
          </table:table-cell>
          <table:table-cell office:value-type="float" office:value="96" calcext:value-type="float">
            <text:p>96</text:p>
          </table:table-cell>
          <table:table-cell table:formula="of:=[.B972]-[.B$2]" office:value-type="float" office:value="48.5067684650421" calcext:value-type="float">
            <text:p>48.506768465</text:p>
          </table:table-cell>
          <table:table-cell table:formula="of:=[.C972]/([.D972]-[.D971])" office:value-type="float" office:value="1818.26598449304" calcext:value-type="float">
            <text:p>1818.2659844931</text:p>
          </table:table-cell>
          <table:table-cell table:formula="of:=[.D972]-[.D971]" office:value-type="float" office:value="0.0527975559234619" calcext:value-type="float">
            <text:p>0.0527975559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55642844.687" calcext:value-type="float">
            <text:p>1455642844.687</text:p>
          </table:table-cell>
          <table:table-cell office:value-type="float" office:value="96" calcext:value-type="float">
            <text:p>96</text:p>
          </table:table-cell>
          <table:table-cell table:formula="of:=[.B973]-[.B$2]" office:value-type="float" office:value="48.5539257526398" calcext:value-type="float">
            <text:p>48.5539257526</text:p>
          </table:table-cell>
          <table:table-cell table:formula="of:=[.C973]/([.D973]-[.D972])" office:value-type="float" office:value="2035.74049506552" calcext:value-type="float">
            <text:p>2035.7404950655</text:p>
          </table:table-cell>
          <table:table-cell table:formula="of:=[.D973]-[.D972]" office:value-type="float" office:value="0.0471572875976563" calcext:value-type="float">
            <text:p>0.0471572876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55642844.73753" calcext:value-type="float">
            <text:p>1455642844.73753</text:p>
          </table:table-cell>
          <table:table-cell office:value-type="float" office:value="96" calcext:value-type="float">
            <text:p>96</text:p>
          </table:table-cell>
          <table:table-cell table:formula="of:=[.B974]-[.B$2]" office:value-type="float" office:value="48.6044478416443" calcext:value-type="float">
            <text:p>48.6044478416</text:p>
          </table:table-cell>
          <table:table-cell table:formula="of:=[.C974]/([.D974]-[.D973])" office:value-type="float" office:value="1900.15895802364" calcext:value-type="float">
            <text:p>1900.1589580237</text:p>
          </table:table-cell>
          <table:table-cell table:formula="of:=[.D974]-[.D973]" office:value-type="float" office:value="0.0505220890045166" calcext:value-type="float">
            <text:p>0.050522089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55642844.78688" calcext:value-type="float">
            <text:p>1455642844.78688</text:p>
          </table:table-cell>
          <table:table-cell office:value-type="float" office:value="96" calcext:value-type="float">
            <text:p>96</text:p>
          </table:table-cell>
          <table:table-cell table:formula="of:=[.B975]-[.B$2]" office:value-type="float" office:value="48.6538043022156" calcext:value-type="float">
            <text:p>48.6538043022</text:p>
          </table:table-cell>
          <table:table-cell table:formula="of:=[.C975]/([.D975]-[.D974])" office:value-type="float" office:value="1945.03412296634" calcext:value-type="float">
            <text:p>1945.0341229663</text:p>
          </table:table-cell>
          <table:table-cell table:formula="of:=[.D975]-[.D974]" office:value-type="float" office:value="0.0493564605712891" calcext:value-type="float">
            <text:p>0.0493564606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55642844.83636" calcext:value-type="float">
            <text:p>1455642844.83636</text:p>
          </table:table-cell>
          <table:table-cell office:value-type="float" office:value="96" calcext:value-type="float">
            <text:p>96</text:p>
          </table:table-cell>
          <table:table-cell table:formula="of:=[.B976]-[.B$2]" office:value-type="float" office:value="48.7032806873322" calcext:value-type="float">
            <text:p>48.7032806873</text:p>
          </table:table-cell>
          <table:table-cell table:formula="of:=[.C976]/([.D976]-[.D975])" office:value-type="float" office:value="1940.31960446995" calcext:value-type="float">
            <text:p>1940.31960447</text:p>
          </table:table-cell>
          <table:table-cell table:formula="of:=[.D976]-[.D975]" office:value-type="float" office:value="0.0494763851165772" calcext:value-type="float">
            <text:p>0.049476385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55642844.88677" calcext:value-type="float">
            <text:p>1455642844.88677</text:p>
          </table:table-cell>
          <table:table-cell office:value-type="float" office:value="96" calcext:value-type="float">
            <text:p>96</text:p>
          </table:table-cell>
          <table:table-cell table:formula="of:=[.B977]-[.B$2]" office:value-type="float" office:value="48.7536873817444" calcext:value-type="float">
            <text:p>48.7536873817</text:p>
          </table:table-cell>
          <table:table-cell table:formula="of:=[.C977]/([.D977]-[.D976])" office:value-type="float" office:value="1904.50893714437" calcext:value-type="float">
            <text:p>1904.5089371444</text:p>
          </table:table-cell>
          <table:table-cell table:formula="of:=[.D977]-[.D976]" office:value-type="float" office:value="0.0504066944122314" calcext:value-type="float">
            <text:p>0.050406694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55642844.93929" calcext:value-type="float">
            <text:p>1455642844.93929</text:p>
          </table:table-cell>
          <table:table-cell office:value-type="float" office:value="96" calcext:value-type="float">
            <text:p>96</text:p>
          </table:table-cell>
          <table:table-cell table:formula="of:=[.B978]-[.B$2]" office:value-type="float" office:value="48.8062093257904" calcext:value-type="float">
            <text:p>48.8062093258</text:p>
          </table:table-cell>
          <table:table-cell table:formula="of:=[.C978]/([.D978]-[.D977])" office:value-type="float" office:value="1827.80743827539" calcext:value-type="float">
            <text:p>1827.8074382754</text:p>
          </table:table-cell>
          <table:table-cell table:formula="of:=[.D978]-[.D977]" office:value-type="float" office:value="0.0525219440460205" calcext:value-type="float">
            <text:p>0.052521944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55642844.98653" calcext:value-type="float">
            <text:p>1455642844.98653</text:p>
          </table:table-cell>
          <table:table-cell office:value-type="float" office:value="96" calcext:value-type="float">
            <text:p>96</text:p>
          </table:table-cell>
          <table:table-cell table:formula="of:=[.B979]-[.B$2]" office:value-type="float" office:value="48.8534548282623" calcext:value-type="float">
            <text:p>48.8534548283</text:p>
          </table:table-cell>
          <table:table-cell table:formula="of:=[.C979]/([.D979]-[.D978])" office:value-type="float" office:value="2031.93944348563" calcext:value-type="float">
            <text:p>2031.9394434856</text:p>
          </table:table-cell>
          <table:table-cell table:formula="of:=[.D979]-[.D978]" office:value-type="float" office:value="0.0472455024719238" calcext:value-type="float">
            <text:p>0.0472455025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55642845.03678" calcext:value-type="float">
            <text:p>1455642845.03678</text:p>
          </table:table-cell>
          <table:table-cell office:value-type="float" office:value="96" calcext:value-type="float">
            <text:p>96</text:p>
          </table:table-cell>
          <table:table-cell table:formula="of:=[.B980]-[.B$2]" office:value-type="float" office:value="48.9037048816681" calcext:value-type="float">
            <text:p>48.9037048817</text:p>
          </table:table-cell>
          <table:table-cell table:formula="of:=[.C980]/([.D980]-[.D979])" office:value-type="float" office:value="1910.44573076996" calcext:value-type="float">
            <text:p>1910.44573077</text:p>
          </table:table-cell>
          <table:table-cell table:formula="of:=[.D980]-[.D979]" office:value-type="float" office:value="0.0502500534057617" calcext:value-type="float">
            <text:p>0.0502500534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55642845.08657" calcext:value-type="float">
            <text:p>1455642845.08657</text:p>
          </table:table-cell>
          <table:table-cell office:value-type="float" office:value="96" calcext:value-type="float">
            <text:p>96</text:p>
          </table:table-cell>
          <table:table-cell table:formula="of:=[.B981]-[.B$2]" office:value-type="float" office:value="48.9534900188446" calcext:value-type="float">
            <text:p>48.9534900188</text:p>
          </table:table-cell>
          <table:table-cell table:formula="of:=[.C981]/([.D981]-[.D980])" office:value-type="float" office:value="1928.28634095415" calcext:value-type="float">
            <text:p>1928.2863409542</text:p>
          </table:table-cell>
          <table:table-cell table:formula="of:=[.D981]-[.D980]" office:value-type="float" office:value="0.0497851371765137" calcext:value-type="float">
            <text:p>0.0497851372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5642845.13666" calcext:value-type="float">
            <text:p>1455642845.13666</text:p>
          </table:table-cell>
          <table:table-cell office:value-type="float" office:value="96" calcext:value-type="float">
            <text:p>96</text:p>
          </table:table-cell>
          <table:table-cell table:formula="of:=[.B982]-[.B$2]" office:value-type="float" office:value="49.0035786628723" calcext:value-type="float">
            <text:p>49.0035786629</text:p>
          </table:table-cell>
          <table:table-cell table:formula="of:=[.C982]/([.D982]-[.D981])" office:value-type="float" office:value="1916.60209341844" calcext:value-type="float">
            <text:p>1916.6020934184</text:p>
          </table:table-cell>
          <table:table-cell table:formula="of:=[.D982]-[.D981]" office:value-type="float" office:value="0.05008864402771" calcext:value-type="float">
            <text:p>0.050088644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55642845.18716" calcext:value-type="float">
            <text:p>1455642845.18716</text:p>
          </table:table-cell>
          <table:table-cell office:value-type="float" office:value="96" calcext:value-type="float">
            <text:p>96</text:p>
          </table:table-cell>
          <table:table-cell table:formula="of:=[.B983]-[.B$2]" office:value-type="float" office:value="49.0540852546692" calcext:value-type="float">
            <text:p>49.0540852547</text:p>
          </table:table-cell>
          <table:table-cell table:formula="of:=[.C983]/([.D983]-[.D982])" office:value-type="float" office:value="1900.7419939577" calcext:value-type="float">
            <text:p>1900.7419939577</text:p>
          </table:table-cell>
          <table:table-cell table:formula="of:=[.D983]-[.D982]" office:value-type="float" office:value="0.050506591796875" calcext:value-type="float">
            <text:p>0.0505065918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55642845.23677" calcext:value-type="float">
            <text:p>1455642845.23677</text:p>
          </table:table-cell>
          <table:table-cell office:value-type="float" office:value="96" calcext:value-type="float">
            <text:p>96</text:p>
          </table:table-cell>
          <table:table-cell table:formula="of:=[.B984]-[.B$2]" office:value-type="float" office:value="49.1036927700043" calcext:value-type="float">
            <text:p>49.10369277</text:p>
          </table:table-cell>
          <table:table-cell table:formula="of:=[.C984]/([.D984]-[.D983])" office:value-type="float" office:value="1935.19065310065" calcext:value-type="float">
            <text:p>1935.1906531007</text:p>
          </table:table-cell>
          <table:table-cell table:formula="of:=[.D984]-[.D983]" office:value-type="float" office:value="0.049607515335083" calcext:value-type="float">
            <text:p>0.049607515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55642845.28743" calcext:value-type="float">
            <text:p>1455642845.28743</text:p>
          </table:table-cell>
          <table:table-cell office:value-type="float" office:value="96" calcext:value-type="float">
            <text:p>96</text:p>
          </table:table-cell>
          <table:table-cell table:formula="of:=[.B985]-[.B$2]" office:value-type="float" office:value="49.1543507575989" calcext:value-type="float">
            <text:p>49.1543507576</text:p>
          </table:table-cell>
          <table:table-cell table:formula="of:=[.C985]/([.D985]-[.D984])" office:value-type="float" office:value="1895.06146134839" calcext:value-type="float">
            <text:p>1895.0614613484</text:p>
          </table:table-cell>
          <table:table-cell table:formula="of:=[.D985]-[.D984]" office:value-type="float" office:value="0.0506579875946045" calcext:value-type="float">
            <text:p>0.0506579876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55642845.33666" calcext:value-type="float">
            <text:p>1455642845.33666</text:p>
          </table:table-cell>
          <table:table-cell office:value-type="float" office:value="96" calcext:value-type="float">
            <text:p>96</text:p>
          </table:table-cell>
          <table:table-cell table:formula="of:=[.B986]-[.B$2]" office:value-type="float" office:value="49.2035820484161" calcext:value-type="float">
            <text:p>49.2035820484</text:p>
          </table:table-cell>
          <table:table-cell table:formula="of:=[.C986]/([.D986]-[.D985])" office:value-type="float" office:value="1949.97934050394" calcext:value-type="float">
            <text:p>1949.979340504</text:p>
          </table:table-cell>
          <table:table-cell table:formula="of:=[.D986]-[.D985]" office:value-type="float" office:value="0.0492312908172607" calcext:value-type="float">
            <text:p>0.0492312908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55642845.38626" calcext:value-type="float">
            <text:p>1455642845.38626</text:p>
          </table:table-cell>
          <table:table-cell office:value-type="float" office:value="96" calcext:value-type="float">
            <text:p>96</text:p>
          </table:table-cell>
          <table:table-cell table:formula="of:=[.B987]-[.B$2]" office:value-type="float" office:value="49.2531807422638" calcext:value-type="float">
            <text:p>49.2531807423</text:p>
          </table:table-cell>
          <table:table-cell table:formula="of:=[.C987]/([.D987]-[.D986])" office:value-type="float" office:value="1935.53484079372" calcext:value-type="float">
            <text:p>1935.5348407937</text:p>
          </table:table-cell>
          <table:table-cell table:formula="of:=[.D987]-[.D986]" office:value-type="float" office:value="0.0495986938476563" calcext:value-type="float">
            <text:p>0.0495986938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55642845.43665" calcext:value-type="float">
            <text:p>1455642845.43665</text:p>
          </table:table-cell>
          <table:table-cell office:value-type="float" office:value="96" calcext:value-type="float">
            <text:p>96</text:p>
          </table:table-cell>
          <table:table-cell table:formula="of:=[.B988]-[.B$2]" office:value-type="float" office:value="49.3035762310028" calcext:value-type="float">
            <text:p>49.303576231</text:p>
          </table:table-cell>
          <table:table-cell table:formula="of:=[.C988]/([.D988]-[.D987])" office:value-type="float" office:value="1904.93241363649" calcext:value-type="float">
            <text:p>1904.9324136365</text:p>
          </table:table-cell>
          <table:table-cell table:formula="of:=[.D988]-[.D987]" office:value-type="float" office:value="0.0503954887390137" calcext:value-type="float">
            <text:p>0.0503954887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55642845.48658" calcext:value-type="float">
            <text:p>1455642845.48658</text:p>
          </table:table-cell>
          <table:table-cell office:value-type="float" office:value="96" calcext:value-type="float">
            <text:p>96</text:p>
          </table:table-cell>
          <table:table-cell table:formula="of:=[.B989]-[.B$2]" office:value-type="float" office:value="49.3535003662109" calcext:value-type="float">
            <text:p>49.3535003662</text:p>
          </table:table-cell>
          <table:table-cell table:formula="of:=[.C989]/([.D989]-[.D988])" office:value-type="float" office:value="1922.91763492314" calcext:value-type="float">
            <text:p>1922.9176349231</text:p>
          </table:table-cell>
          <table:table-cell table:formula="of:=[.D989]-[.D988]" office:value-type="float" office:value="0.0499241352081299" calcext:value-type="float">
            <text:p>0.0499241352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55642845.5366" calcext:value-type="float">
            <text:p>1455642845.5366</text:p>
          </table:table-cell>
          <table:table-cell office:value-type="float" office:value="96" calcext:value-type="float">
            <text:p>96</text:p>
          </table:table-cell>
          <table:table-cell table:formula="of:=[.B990]-[.B$2]" office:value-type="float" office:value="49.4035220146179" calcext:value-type="float">
            <text:p>49.4035220146</text:p>
          </table:table-cell>
          <table:table-cell table:formula="of:=[.C990]/([.D990]-[.D989])" office:value-type="float" office:value="1919.16906094201" calcext:value-type="float">
            <text:p>1919.169060942</text:p>
          </table:table-cell>
          <table:table-cell table:formula="of:=[.D990]-[.D989]" office:value-type="float" office:value="0.0500216484069824" calcext:value-type="float">
            <text:p>0.0500216484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55642845.5875" calcext:value-type="float">
            <text:p>1455642845.5875</text:p>
          </table:table-cell>
          <table:table-cell office:value-type="float" office:value="96" calcext:value-type="float">
            <text:p>96</text:p>
          </table:table-cell>
          <table:table-cell table:formula="of:=[.B991]-[.B$2]" office:value-type="float" office:value="49.4544212818146" calcext:value-type="float">
            <text:p>49.4544212818</text:p>
          </table:table-cell>
          <table:table-cell table:formula="of:=[.C991]/([.D991]-[.D990])" office:value-type="float" office:value="1886.07823427188" calcext:value-type="float">
            <text:p>1886.0782342719</text:p>
          </table:table-cell>
          <table:table-cell table:formula="of:=[.D991]-[.D990]" office:value-type="float" office:value="0.0508992671966553" calcext:value-type="float">
            <text:p>0.0508992672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55642845.63694" calcext:value-type="float">
            <text:p>1455642845.63694</text:p>
          </table:table-cell>
          <table:table-cell office:value-type="float" office:value="96" calcext:value-type="float">
            <text:p>96</text:p>
          </table:table-cell>
          <table:table-cell table:formula="of:=[.B992]-[.B$2]" office:value-type="float" office:value="49.5038583278656" calcext:value-type="float">
            <text:p>49.5038583279</text:p>
          </table:table-cell>
          <table:table-cell table:formula="of:=[.C992]/([.D992]-[.D991])" office:value-type="float" office:value="1941.86359559015" calcext:value-type="float">
            <text:p>1941.8635955902</text:p>
          </table:table-cell>
          <table:table-cell table:formula="of:=[.D992]-[.D991]" office:value-type="float" office:value="0.0494370460510254" calcext:value-type="float">
            <text:p>0.0494370461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55642845.68693" calcext:value-type="float">
            <text:p>1455642845.68693</text:p>
          </table:table-cell>
          <table:table-cell office:value-type="float" office:value="96" calcext:value-type="float">
            <text:p>96</text:p>
          </table:table-cell>
          <table:table-cell table:formula="of:=[.B993]-[.B$2]" office:value-type="float" office:value="49.5538501739502" calcext:value-type="float">
            <text:p>49.553850174</text:p>
          </table:table-cell>
          <table:table-cell table:formula="of:=[.C993]/([.D993]-[.D992])" office:value-type="float" office:value="1920.3131614214" calcext:value-type="float">
            <text:p>1920.3131614214</text:p>
          </table:table-cell>
          <table:table-cell table:formula="of:=[.D993]-[.D992]" office:value-type="float" office:value="0.0499918460845947" calcext:value-type="float">
            <text:p>0.049991846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55642845.73634" calcext:value-type="float">
            <text:p>1455642845.73634</text:p>
          </table:table-cell>
          <table:table-cell office:value-type="float" office:value="96" calcext:value-type="float">
            <text:p>96</text:p>
          </table:table-cell>
          <table:table-cell table:formula="of:=[.B994]-[.B$2]" office:value-type="float" office:value="49.6032581329346" calcext:value-type="float">
            <text:p>49.6032581329</text:p>
          </table:table-cell>
          <table:table-cell table:formula="of:=[.C994]/([.D994]-[.D993])" office:value-type="float" office:value="1943.00679431748" calcext:value-type="float">
            <text:p>1943.0067943175</text:p>
          </table:table-cell>
          <table:table-cell table:formula="of:=[.D994]-[.D993]" office:value-type="float" office:value="0.049407958984375" calcext:value-type="float">
            <text:p>0.049407959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55642845.78726" calcext:value-type="float">
            <text:p>1455642845.78726</text:p>
          </table:table-cell>
          <table:table-cell office:value-type="float" office:value="96" calcext:value-type="float">
            <text:p>96</text:p>
          </table:table-cell>
          <table:table-cell table:formula="of:=[.B995]-[.B$2]" office:value-type="float" office:value="49.6541833877564" calcext:value-type="float">
            <text:p>49.6541833878</text:p>
          </table:table-cell>
          <table:table-cell table:formula="of:=[.C995]/([.D995]-[.D994])" office:value-type="float" office:value="1885.1157512313" calcext:value-type="float">
            <text:p>1885.1157512313</text:p>
          </table:table-cell>
          <table:table-cell table:formula="of:=[.D995]-[.D994]" office:value-type="float" office:value="0.0509252548217773" calcext:value-type="float">
            <text:p>0.0509252548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55642845.83663" calcext:value-type="float">
            <text:p>1455642845.83663</text:p>
          </table:table-cell>
          <table:table-cell office:value-type="float" office:value="96" calcext:value-type="float">
            <text:p>96</text:p>
          </table:table-cell>
          <table:table-cell table:formula="of:=[.B996]-[.B$2]" office:value-type="float" office:value="49.7035529613495" calcext:value-type="float">
            <text:p>49.7035529613</text:p>
          </table:table-cell>
          <table:table-cell table:formula="of:=[.C996]/([.D996]-[.D995])" office:value-type="float" office:value="1944.51750365817" calcext:value-type="float">
            <text:p>1944.5175036582</text:p>
          </table:table-cell>
          <table:table-cell table:formula="of:=[.D996]-[.D995]" office:value-type="float" office:value="0.0493695735931397" calcext:value-type="float">
            <text:p>0.0493695736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55642845.88721" calcext:value-type="float">
            <text:p>1455642845.88721</text:p>
          </table:table-cell>
          <table:table-cell office:value-type="float" office:value="96" calcext:value-type="float">
            <text:p>96</text:p>
          </table:table-cell>
          <table:table-cell table:formula="of:=[.B997]-[.B$2]" office:value-type="float" office:value="49.7541356086731" calcext:value-type="float">
            <text:p>49.7541356087</text:p>
          </table:table-cell>
          <table:table-cell table:formula="of:=[.C997]/([.D997]-[.D996])" office:value-type="float" office:value="1897.88405865412" calcext:value-type="float">
            <text:p>1897.8840586541</text:p>
          </table:table-cell>
          <table:table-cell table:formula="of:=[.D997]-[.D996]" office:value-type="float" office:value="0.0505826473236084" calcext:value-type="float">
            <text:p>0.0505826473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55642845.93654" calcext:value-type="float">
            <text:p>1455642845.93654</text:p>
          </table:table-cell>
          <table:table-cell office:value-type="float" office:value="96" calcext:value-type="float">
            <text:p>96</text:p>
          </table:table-cell>
          <table:table-cell table:formula="of:=[.B998]-[.B$2]" office:value-type="float" office:value="49.8034648895264" calcext:value-type="float">
            <text:p>49.8034648895</text:p>
          </table:table-cell>
          <table:table-cell table:formula="of:=[.C998]/([.D998]-[.D997])" office:value-type="float" office:value="1946.10580854704" calcext:value-type="float">
            <text:p>1946.1058085471</text:p>
          </table:table-cell>
          <table:table-cell table:formula="of:=[.D998]-[.D997]" office:value-type="float" office:value="0.0493292808532715" calcext:value-type="float">
            <text:p>0.0493292809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55642845.98598" calcext:value-type="float">
            <text:p>1455642845.98598</text:p>
          </table:table-cell>
          <table:table-cell office:value-type="float" office:value="96" calcext:value-type="float">
            <text:p>96</text:p>
          </table:table-cell>
          <table:table-cell table:formula="of:=[.B999]-[.B$2]" office:value-type="float" office:value="49.8529036045075" calcext:value-type="float">
            <text:p>49.8529036045</text:p>
          </table:table-cell>
          <table:table-cell table:formula="of:=[.C999]/([.D999]-[.D998])" office:value-type="float" office:value="1941.79804302641" calcext:value-type="float">
            <text:p>1941.7980430264</text:p>
          </table:table-cell>
          <table:table-cell table:formula="of:=[.D999]-[.D998]" office:value-type="float" office:value="0.0494387149810791" calcext:value-type="float">
            <text:p>0.049438715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55642846.03679" calcext:value-type="float">
            <text:p>1455642846.03679</text:p>
          </table:table-cell>
          <table:table-cell office:value-type="float" office:value="96" calcext:value-type="float">
            <text:p>96</text:p>
          </table:table-cell>
          <table:table-cell table:formula="of:=[.B1000]-[.B$2]" office:value-type="float" office:value="49.9037096500397" calcext:value-type="float">
            <text:p>49.90370965</text:p>
          </table:table-cell>
          <table:table-cell table:formula="of:=[.C1000]/([.D1000]-[.D999])" office:value-type="float" office:value="1889.53891203964" calcext:value-type="float">
            <text:p>1889.5389120397</text:p>
          </table:table-cell>
          <table:table-cell table:formula="of:=[.D1000]-[.D999]" office:value-type="float" office:value="0.0508060455322266" calcext:value-type="float">
            <text:p>0.050806045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55642846.08695" calcext:value-type="float">
            <text:p>1455642846.08695</text:p>
          </table:table-cell>
          <table:table-cell office:value-type="float" office:value="96" calcext:value-type="float">
            <text:p>96</text:p>
          </table:table-cell>
          <table:table-cell table:formula="of:=[.B1001]-[.B$2]" office:value-type="float" office:value="49.9538691043854" calcext:value-type="float">
            <text:p>49.9538691044</text:p>
          </table:table-cell>
          <table:table-cell table:formula="of:=[.C1001]/([.D1001]-[.D1000])" office:value-type="float" office:value="1913.89641797855" calcext:value-type="float">
            <text:p>1913.8964179786</text:p>
          </table:table-cell>
          <table:table-cell table:formula="of:=[.D1001]-[.D1000]" office:value-type="float" office:value="0.0501594543457031" calcext:value-type="float">
            <text:p>0.05015945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6T11:31:37.644965388</dc:date>
    <meta:editing-duration>PT11M23S</meta:editing-duration>
    <meta:editing-cycles>1</meta:editing-cycles>
    <meta:document-statistic meta:table-count="1" meta:cell-count="6008" meta:object-count="0"/>
    <meta:generator>LibreOffice/4.4.6.3$Linux_X86_64 LibreOffice_project/40m0$Build-3</meta:generator>
  </office:meta>
</office:document-meta>
</file>